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fo:language="en" fo:country="US"/>
    </style:style>
    <style:style style:name="P3" style:family="paragraph" style:parent-style-name="Heading_20_4">
      <style:text-properties fo:language="en" fo:country="US"/>
    </style:style>
    <style:style style:name="P4" style:family="paragraph" style:parent-style-name="Heading_20_5">
      <style:text-properties fo:language="en" fo:country="US"/>
    </style:style>
    <style:style style:name="P5" style:family="paragraph" style:parent-style-name="Heading_20_6">
      <style:text-properties fo:language="en" fo:country="US"/>
    </style:style>
    <style:style style:name="P6" style:family="paragraph" style:parent-style-name="Text_20_body">
      <style:text-properties fo:language="en" fo:country="US" officeooo:paragraph-rsid="1e1c2525"/>
    </style:style>
    <style:style style:name="P7" style:family="paragraph" style:parent-style-name="Text_20_body">
      <style:text-properties fo:language="en" fo:country="US" officeooo:paragraph-rsid="1e24c1ec"/>
    </style:style>
    <style:style style:name="P8" style:family="paragraph" style:parent-style-name="Footnote">
      <style:text-properties officeooo:rsid="1e2945a5" officeooo:paragraph-rsid="1e2945a5"/>
    </style:style>
    <style:style style:name="P9" style:family="paragraph" style:parent-style-name="Text_20_body">
      <style:text-properties fo:language="en" fo:country="US" officeooo:paragraph-rsid="1e3108b5"/>
    </style:style>
    <style:style style:name="P10" style:family="paragraph" style:parent-style-name="Text_20_body">
      <style:text-properties fo:language="en" fo:country="US" officeooo:paragraph-rsid="22d01313"/>
    </style:style>
    <style:style style:name="P11" style:family="paragraph" style:parent-style-name="Text_20_body">
      <style:text-properties fo:language="en" fo:country="US" officeooo:paragraph-rsid="1e31ec82"/>
    </style:style>
    <style:style style:name="P12" style:family="paragraph" style:parent-style-name="Text_20_body">
      <style:text-properties fo:language="en" fo:country="US" officeooo:paragraph-rsid="1e37ee7d"/>
    </style:style>
    <style:style style:name="P13" style:family="paragraph" style:parent-style-name="Text_20_body">
      <style:text-properties fo:language="en" fo:country="US" officeooo:paragraph-rsid="1e494ca2"/>
    </style:style>
    <style:style style:name="P14" style:family="paragraph" style:parent-style-name="Text_20_body">
      <style:text-properties fo:language="en" fo:country="US" officeooo:paragraph-rsid="1e4929b2"/>
    </style:style>
    <style:style style:name="P15" style:family="paragraph" style:parent-style-name="Text_20_body">
      <style:text-properties officeooo:paragraph-rsid="1e493f1f"/>
    </style:style>
    <style:style style:name="P16" style:family="paragraph" style:parent-style-name="Text_20_body">
      <style:text-properties fo:language="en" fo:country="US" officeooo:paragraph-rsid="1e493f1f"/>
    </style:style>
    <style:style style:name="P17" style:family="paragraph" style:parent-style-name="Text_20_body">
      <style:text-properties officeooo:paragraph-rsid="1e494ca2"/>
    </style:style>
    <style:style style:name="P18" style:family="paragraph" style:parent-style-name="Text_20_body">
      <style:text-properties fo:language="en" fo:country="US" officeooo:paragraph-rsid="1e51bb77"/>
    </style:style>
    <style:style style:name="P19" style:family="paragraph" style:parent-style-name="Text_20_body">
      <style:text-properties fo:language="en" fo:country="US" officeooo:paragraph-rsid="1e51ebc0"/>
    </style:style>
    <style:style style:name="P20" style:family="paragraph" style:parent-style-name="Text_20_body">
      <style:text-properties fo:language="en" fo:country="US" officeooo:paragraph-rsid="1e567680"/>
    </style:style>
    <style:style style:name="P21" style:family="paragraph" style:parent-style-name="Text_20_body">
      <style:text-properties officeooo:paragraph-rsid="1e57e600"/>
    </style:style>
    <style:style style:name="P22" style:family="paragraph" style:parent-style-name="Text_20_body">
      <style:text-properties fo:language="en" fo:country="US" officeooo:paragraph-rsid="1e5b6a5e"/>
    </style:style>
    <style:style style:name="P23" style:family="paragraph" style:parent-style-name="Text_20_body">
      <style:text-properties fo:language="en" fo:country="US" officeooo:paragraph-rsid="239c1a08"/>
    </style:style>
    <style:style style:name="P24" style:family="paragraph" style:parent-style-name="Text_20_body">
      <style:text-properties fo:language="en" fo:country="US" officeooo:paragraph-rsid="239dbf34"/>
    </style:style>
    <style:style style:name="P25" style:family="paragraph" style:parent-style-name="Text_20_body">
      <style:text-properties fo:language="en" fo:country="US" officeooo:paragraph-rsid="1e66a977"/>
    </style:style>
    <style:style style:name="P26" style:family="paragraph" style:parent-style-name="Text_20_body">
      <style:text-properties fo:language="en" fo:country="US" officeooo:paragraph-rsid="1e680131"/>
    </style:style>
    <style:style style:name="P27" style:family="paragraph" style:parent-style-name="Footnote">
      <style:text-properties officeooo:paragraph-rsid="1e6b76e6"/>
    </style:style>
    <style:style style:name="P28" style:family="paragraph" style:parent-style-name="Text_20_body">
      <style:text-properties fo:language="en" fo:country="US" officeooo:paragraph-rsid="1e6ce174"/>
    </style:style>
    <style:style style:name="P29" style:family="paragraph" style:parent-style-name="Text_20_body">
      <style:text-properties officeooo:paragraph-rsid="1e714a9e"/>
    </style:style>
    <style:style style:name="P30" style:family="paragraph" style:parent-style-name="Text_20_body">
      <style:text-properties officeooo:paragraph-rsid="1e72feb9"/>
    </style:style>
    <style:style style:name="P31" style:family="paragraph" style:parent-style-name="Text_20_body">
      <style:text-properties officeooo:paragraph-rsid="1e764b30"/>
    </style:style>
    <style:style style:name="P32" style:family="paragraph" style:parent-style-name="Text_20_body">
      <style:text-properties fo:language="en" fo:country="US" officeooo:paragraph-rsid="1e764b30"/>
    </style:style>
    <style:style style:name="P33" style:family="paragraph" style:parent-style-name="Ordered_5f_list_5f_jlq" style:list-style-name="L1"/>
    <style:style style:name="P34" style:family="paragraph" style:parent-style-name="Text_20_body">
      <style:text-properties fo:language="en" fo:country="US" officeooo:paragraph-rsid="1e7e0d82"/>
    </style:style>
    <style:style style:name="P35" style:family="paragraph" style:parent-style-name="Text_20_body">
      <style:text-properties fo:language="en" fo:country="US" officeooo:paragraph-rsid="1e82b6fb"/>
    </style:style>
    <style:style style:name="P36" style:family="paragraph" style:parent-style-name="Text_20_body">
      <style:text-properties officeooo:paragraph-rsid="1e85eb40"/>
    </style:style>
    <style:style style:name="P37" style:family="paragraph" style:parent-style-name="Text_20_body">
      <style:text-properties fo:language="en" fo:country="US" officeooo:paragraph-rsid="1e879b64"/>
    </style:style>
    <style:style style:name="P38" style:family="paragraph" style:parent-style-name="Standard">
      <style:text-properties fo:language="en" fo:country="US" officeooo:paragraph-rsid="1e892cb2"/>
    </style:style>
    <style:style style:name="P39" style:family="paragraph" style:parent-style-name="Text_20_body">
      <style:text-properties officeooo:paragraph-rsid="1e8c354f"/>
    </style:style>
    <style:style style:name="P40" style:family="paragraph" style:parent-style-name="Text_20_body">
      <style:text-properties officeooo:paragraph-rsid="1e8dfd60"/>
    </style:style>
    <style:style style:name="P41" style:family="paragraph" style:parent-style-name="Text_20_body">
      <style:text-properties fo:language="en" fo:country="US" officeooo:paragraph-rsid="1e8dfd60"/>
    </style:style>
    <style:style style:name="P42" style:family="paragraph" style:parent-style-name="Text_20_body">
      <style:text-properties officeooo:paragraph-rsid="1e8f9ac7"/>
    </style:style>
    <style:style style:name="P43" style:family="paragraph" style:parent-style-name="Text_20_body">
      <style:text-properties fo:language="en" fo:country="US" officeooo:paragraph-rsid="1e8f9ac7"/>
    </style:style>
    <style:style style:name="P44" style:family="paragraph" style:parent-style-name="Text_20_body">
      <style:text-properties fo:language="en" fo:country="US" officeooo:paragraph-rsid="1e928733"/>
    </style:style>
    <style:style style:name="P45" style:family="paragraph" style:parent-style-name="Text_20_body">
      <style:text-properties fo:language="en" fo:country="US" officeooo:paragraph-rsid="1e9ceafa"/>
    </style:style>
    <style:style style:name="P46" style:family="paragraph" style:parent-style-name="Text_20_body">
      <style:text-properties officeooo:paragraph-rsid="1e9ff3b5"/>
    </style:style>
    <style:style style:name="P47" style:family="paragraph" style:parent-style-name="Text_20_body">
      <style:text-properties fo:language="en" fo:country="US" officeooo:paragraph-rsid="1ea122f6"/>
    </style:style>
    <style:style style:name="P48" style:family="paragraph" style:parent-style-name="Text_20_body">
      <style:text-properties fo:language="en" fo:country="US" officeooo:paragraph-rsid="1ea2a51a"/>
    </style:style>
    <style:style style:name="P49" style:family="paragraph" style:parent-style-name="Text_20_body">
      <style:text-properties officeooo:paragraph-rsid="1ea4ebfa"/>
    </style:style>
    <style:style style:name="P50" style:family="paragraph" style:parent-style-name="Text_20_body">
      <style:text-properties fo:language="en" fo:country="US" officeooo:paragraph-rsid="1ea6e4d6"/>
    </style:style>
    <style:style style:name="P51" style:family="paragraph" style:parent-style-name="Text_20_body">
      <style:text-properties officeooo:paragraph-rsid="22ee17c8"/>
    </style:style>
    <style:style style:name="P52" style:family="paragraph" style:parent-style-name="Text_20_body">
      <style:text-properties fo:language="en" fo:country="US" officeooo:paragraph-rsid="1ea7ca62"/>
    </style:style>
    <style:style style:name="P53" style:family="paragraph" style:parent-style-name="Text_20_body">
      <style:text-properties fo:language="en" fo:country="US" officeooo:paragraph-rsid="1eacae32"/>
    </style:style>
    <style:style style:name="P54" style:family="paragraph" style:parent-style-name="Text_20_body">
      <style:text-properties fo:language="en" fo:country="US" officeooo:paragraph-rsid="1eb29801"/>
    </style:style>
    <style:style style:name="P55" style:family="paragraph" style:parent-style-name="Text_20_body">
      <style:text-properties fo:language="en" fo:country="US" officeooo:paragraph-rsid="1eb685bf"/>
    </style:style>
    <style:style style:name="P56" style:family="paragraph" style:parent-style-name="Footnote">
      <style:text-properties officeooo:rsid="1eba7dd4" officeooo:paragraph-rsid="1eba7dd4"/>
    </style:style>
    <style:style style:name="P57" style:family="paragraph" style:parent-style-name="Text_20_body">
      <style:text-properties fo:language="en" fo:country="US" officeooo:paragraph-rsid="1ec48208"/>
    </style:style>
    <style:style style:name="P58" style:family="paragraph" style:parent-style-name="Text_20_body">
      <style:text-properties fo:language="en" fo:country="US" officeooo:paragraph-rsid="1ed32a87"/>
    </style:style>
    <style:style style:name="P59" style:family="paragraph" style:parent-style-name="Text_20_body">
      <style:text-properties fo:language="en" fo:country="US" officeooo:paragraph-rsid="1ed58e11"/>
    </style:style>
    <style:style style:name="P60" style:family="paragraph" style:parent-style-name="Text_20_body">
      <style:text-properties fo:language="en" fo:country="US" officeooo:paragraph-rsid="1edb9d6f"/>
    </style:style>
    <style:style style:name="P61" style:family="paragraph" style:parent-style-name="Text_20_body">
      <style:text-properties fo:language="en" fo:country="US" officeooo:paragraph-rsid="22e54c03"/>
    </style:style>
    <style:style style:name="P62" style:family="paragraph" style:parent-style-name="Text_20_body">
      <style:text-properties fo:language="en" fo:country="US" officeooo:paragraph-rsid="1ee2158b"/>
    </style:style>
    <style:style style:name="P63" style:family="paragraph" style:parent-style-name="Text_20_body">
      <style:text-properties officeooo:paragraph-rsid="23a7fbca"/>
    </style:style>
    <style:style style:name="P64" style:family="paragraph" style:parent-style-name="Footnote">
      <style:text-properties officeooo:rsid="1ee5b815" officeooo:paragraph-rsid="1ee5b815"/>
    </style:style>
    <style:style style:name="P65" style:family="paragraph" style:parent-style-name="Text_20_body">
      <style:text-properties fo:language="en" fo:country="US" officeooo:paragraph-rsid="1ee7dbc7"/>
    </style:style>
    <style:style style:name="P66" style:family="paragraph" style:parent-style-name="Text_20_body">
      <style:text-properties officeooo:paragraph-rsid="2409a690"/>
    </style:style>
    <style:style style:name="P67" style:family="paragraph" style:parent-style-name="Text_20_body">
      <style:text-properties fo:language="en" fo:country="US" officeooo:paragraph-rsid="1ef0a281"/>
    </style:style>
    <style:style style:name="P68" style:family="paragraph" style:parent-style-name="Text_20_body">
      <style:text-properties fo:language="en" fo:country="US" officeooo:paragraph-rsid="23a9ea52"/>
    </style:style>
    <style:style style:name="P69" style:family="paragraph" style:parent-style-name="Text_20_body">
      <style:text-properties fo:language="en" fo:country="US" officeooo:paragraph-rsid="1ef53274"/>
    </style:style>
    <style:style style:name="P70" style:family="paragraph" style:parent-style-name="Text_20_body">
      <style:text-properties fo:language="en" fo:country="US" officeooo:paragraph-rsid="1efcc6b8"/>
    </style:style>
    <style:style style:name="P71" style:family="paragraph" style:parent-style-name="Text_20_body">
      <style:text-properties fo:language="en" fo:country="US" officeooo:paragraph-rsid="1efd9bed"/>
    </style:style>
    <style:style style:name="P72" style:family="paragraph" style:parent-style-name="Text_20_body">
      <style:text-properties fo:language="en" fo:country="US" officeooo:paragraph-rsid="1f004c8e"/>
    </style:style>
    <style:style style:name="P73" style:family="paragraph" style:parent-style-name="Text_20_body">
      <style:text-properties fo:language="en" fo:country="US" officeooo:paragraph-rsid="1f058284"/>
    </style:style>
    <style:style style:name="P74" style:family="paragraph" style:parent-style-name="Text_20_body">
      <style:text-properties fo:language="en" fo:country="US" officeooo:paragraph-rsid="1f0a2244"/>
    </style:style>
    <style:style style:name="T1" style:family="text">
      <style:text-properties officeooo:rsid="1e15dff9"/>
    </style:style>
    <style:style style:name="T2" style:family="text">
      <style:text-properties officeooo:rsid="2401855d"/>
    </style:style>
    <style:style style:name="T3" style:family="text">
      <style:text-properties officeooo:rsid="1e17c883"/>
    </style:style>
    <style:style style:name="T4" style:family="text">
      <style:text-properties officeooo:rsid="2396855d"/>
    </style:style>
    <style:style style:name="T5" style:family="text">
      <style:text-properties officeooo:rsid="1e186136"/>
    </style:style>
    <style:style style:name="T6" style:family="text">
      <style:text-properties officeooo:rsid="1e19236f"/>
    </style:style>
    <style:style style:name="T7" style:family="text">
      <style:text-properties officeooo:rsid="1e24343b"/>
    </style:style>
    <style:style style:name="T8" style:family="text">
      <style:text-properties fo:font-size="14pt" style:font-size-asian="10.5pt"/>
    </style:style>
    <style:style style:name="T9" style:family="text">
      <style:text-properties officeooo:rsid="1e18e3d3"/>
    </style:style>
    <style:style style:name="T10" style:family="text">
      <style:text-properties officeooo:rsid="22ccc58b"/>
    </style:style>
    <style:style style:name="T11" style:family="text">
      <style:text-properties officeooo:rsid="1e1a3e28"/>
    </style:style>
    <style:style style:name="T12" style:family="text">
      <style:text-properties officeooo:rsid="1e1b50d4"/>
    </style:style>
    <style:style style:name="T13" style:family="text">
      <style:text-properties officeooo:rsid="1e1c2525"/>
    </style:style>
    <style:style style:name="T14" style:family="text">
      <style:text-properties officeooo:rsid="22ccedc3"/>
    </style:style>
    <style:style style:name="T15" style:family="text">
      <style:text-properties officeooo:rsid="1e1e03df"/>
    </style:style>
    <style:style style:name="T16" style:family="text">
      <style:text-properties officeooo:rsid="22ce4ce5"/>
    </style:style>
    <style:style style:name="T17" style:family="text">
      <style:text-properties officeooo:rsid="1e1ed65f"/>
    </style:style>
    <style:style style:name="T18" style:family="text">
      <style:text-properties officeooo:rsid="1e2016ac"/>
    </style:style>
    <style:style style:name="T19" style:family="text">
      <style:text-properties officeooo:rsid="1e220057"/>
    </style:style>
    <style:style style:name="T20" style:family="text">
      <style:text-properties officeooo:rsid="239694db"/>
    </style:style>
    <style:style style:name="T21" style:family="text">
      <style:text-properties officeooo:rsid="1e24c1ec"/>
    </style:style>
    <style:style style:name="T22" style:family="text">
      <style:text-properties fo:language="en" fo:country="US"/>
    </style:style>
    <style:style style:name="T23" style:family="text">
      <style:text-properties officeooo:rsid="1e276402"/>
    </style:style>
    <style:style style:name="T24" style:family="text">
      <style:text-properties officeooo:rsid="1e2945a5"/>
    </style:style>
    <style:style style:name="T25" style:family="text">
      <style:text-properties officeooo:rsid="1e2b01cd"/>
    </style:style>
    <style:style style:name="T26" style:family="text">
      <style:text-properties officeooo:rsid="1e2b039c"/>
    </style:style>
    <style:style style:name="T27" style:family="text">
      <style:text-properties officeooo:rsid="1e2bb2bf"/>
    </style:style>
    <style:style style:name="T28" style:family="text">
      <style:text-properties officeooo:rsid="1e2bc01e"/>
    </style:style>
    <style:style style:name="T29" style:family="text">
      <style:text-properties officeooo:rsid="22ce7a50"/>
    </style:style>
    <style:style style:name="T30" style:family="text">
      <style:text-properties officeooo:rsid="1e304b00"/>
    </style:style>
    <style:style style:name="T31" style:family="text">
      <style:text-properties officeooo:rsid="1e3108b5"/>
    </style:style>
    <style:style style:name="T32" style:family="text">
      <style:text-properties officeooo:rsid="1e31997c"/>
    </style:style>
    <style:style style:name="T33" style:family="text">
      <style:text-properties officeooo:rsid="22d01313"/>
    </style:style>
    <style:style style:name="T34" style:family="text">
      <style:text-properties officeooo:rsid="1e31ec82"/>
    </style:style>
    <style:style style:name="T35" style:family="text">
      <style:text-properties officeooo:rsid="22d1e53a"/>
    </style:style>
    <style:style style:name="T36" style:family="text">
      <style:text-properties officeooo:rsid="1e32bb06"/>
    </style:style>
    <style:style style:name="T37" style:family="text">
      <style:text-properties officeooo:rsid="1e340387"/>
    </style:style>
    <style:style style:name="T38" style:family="text">
      <style:text-properties officeooo:rsid="1ddf479c"/>
    </style:style>
    <style:style style:name="T39" style:family="text">
      <style:text-properties fo:language="en" fo:country="US" officeooo:rsid="1ddf479c"/>
    </style:style>
    <style:style style:name="T40" style:family="text">
      <style:text-properties officeooo:rsid="1e35b669"/>
    </style:style>
    <style:style style:name="T41" style:family="text">
      <style:text-properties officeooo:rsid="23988dd9"/>
    </style:style>
    <style:style style:name="T42" style:family="text">
      <style:text-properties officeooo:rsid="1e37ee7d"/>
    </style:style>
    <style:style style:name="T43" style:family="text">
      <style:text-properties officeooo:rsid="1e392f25"/>
    </style:style>
    <style:style style:name="T44" style:family="text">
      <style:text-properties officeooo:rsid="1e3aaaf2"/>
    </style:style>
    <style:style style:name="T45" style:family="text">
      <style:text-properties officeooo:rsid="1e3cd4ae"/>
    </style:style>
    <style:style style:name="T46" style:family="text">
      <style:text-properties officeooo:rsid="1e3ec41b"/>
    </style:style>
    <style:style style:name="T47" style:family="text">
      <style:text-properties officeooo:rsid="1e41a76b"/>
    </style:style>
    <style:style style:name="T48" style:family="text">
      <style:text-properties fo:language="en" fo:country="US" officeooo:rsid="1e41a76b"/>
    </style:style>
    <style:style style:name="T49" style:family="text">
      <style:text-properties officeooo:rsid="22d2bea0"/>
    </style:style>
    <style:style style:name="T50" style:family="text">
      <style:text-properties fo:language="en" fo:country="US" officeooo:rsid="1e41c638"/>
    </style:style>
    <style:style style:name="T51" style:family="text">
      <style:text-properties officeooo:rsid="1e41c638"/>
    </style:style>
    <style:style style:name="T52" style:family="text">
      <style:text-properties officeooo:rsid="22d42755"/>
    </style:style>
    <style:style style:name="T53" style:family="text">
      <style:text-properties fo:language="en" fo:country="US" fo:font-style="italic" style:font-style-asian="italic" style:font-style-complex="italic"/>
    </style:style>
    <style:style style:name="T54" style:family="text">
      <style:text-properties officeooo:rsid="1e4234c2"/>
    </style:style>
    <style:style style:name="T55" style:family="text">
      <style:text-properties officeooo:rsid="22d475a4"/>
    </style:style>
    <style:style style:name="T56" style:family="text">
      <style:text-properties fo:language="en" fo:country="US" officeooo:rsid="1e4342f7"/>
    </style:style>
    <style:style style:name="T57" style:family="text">
      <style:text-properties fo:language="en" fo:country="US" officeooo:rsid="1e448939"/>
    </style:style>
    <style:style style:name="T58" style:family="text">
      <style:text-properties officeooo:rsid="1e45d6b1"/>
    </style:style>
    <style:style style:name="T59" style:family="text">
      <style:text-properties officeooo:rsid="240e6a70"/>
    </style:style>
    <style:style style:name="T60" style:family="text">
      <style:text-properties officeooo:rsid="1e47befc"/>
    </style:style>
    <style:style style:name="T61" style:family="text">
      <style:text-properties officeooo:rsid="1e494ca2"/>
    </style:style>
    <style:style style:name="T62" style:family="text">
      <style:text-properties officeooo:rsid="1e4929b2"/>
    </style:style>
    <style:style style:name="T63" style:family="text">
      <style:text-properties officeooo:rsid="2398c4c0"/>
    </style:style>
    <style:style style:name="T64" style:family="text">
      <style:text-properties officeooo:rsid="1e094ddd"/>
    </style:style>
    <style:style style:name="T65" style:family="text">
      <style:text-properties fo:language="en" fo:country="US" officeooo:rsid="1e094ddd"/>
    </style:style>
    <style:style style:name="T66" style:family="text">
      <style:text-properties fo:language="en" fo:country="US" officeooo:rsid="1e493f1f"/>
    </style:style>
    <style:style style:name="T67" style:family="text">
      <style:text-properties fo:language="en" fo:country="US" officeooo:rsid="1e494ca2"/>
    </style:style>
    <style:style style:name="T68" style:family="text">
      <style:text-properties fo:language="en" fo:country="US" officeooo:rsid="239ac1c0"/>
    </style:style>
    <style:style style:name="T69" style:family="text">
      <style:text-properties officeooo:rsid="2402d4cb"/>
    </style:style>
    <style:style style:name="T70" style:family="text">
      <style:text-properties officeooo:rsid="2403f679"/>
    </style:style>
    <style:style style:name="T71" style:family="text">
      <style:text-properties officeooo:rsid="240d0542"/>
    </style:style>
    <style:style style:name="T72" style:family="text">
      <style:text-properties fo:language="en" fo:country="US" officeooo:rsid="240d0542"/>
    </style:style>
    <style:style style:name="T73" style:family="text">
      <style:text-properties officeooo:rsid="1e4a7e54"/>
    </style:style>
    <style:style style:name="T74" style:family="text">
      <style:text-properties officeooo:rsid="1e4afc20"/>
    </style:style>
    <style:style style:name="T75" style:family="text">
      <style:text-properties officeooo:rsid="1e4c9f83"/>
    </style:style>
    <style:style style:name="T76" style:family="text">
      <style:text-properties officeooo:rsid="1e4c95fa"/>
    </style:style>
    <style:style style:name="T77" style:family="text">
      <style:text-properties officeooo:rsid="22d9cfd8"/>
    </style:style>
    <style:style style:name="T78" style:family="text">
      <style:text-properties officeooo:rsid="22d9768c"/>
    </style:style>
    <style:style style:name="T79" style:family="text">
      <style:text-properties officeooo:rsid="1e4d5671"/>
    </style:style>
    <style:style style:name="T80" style:family="text">
      <style:text-properties officeooo:rsid="1e4fb797"/>
    </style:style>
    <style:style style:name="T81" style:family="text">
      <style:text-properties officeooo:rsid="1e4ffe63"/>
    </style:style>
    <style:style style:name="T82" style:family="text">
      <style:text-properties officeooo:rsid="1e51bb77"/>
    </style:style>
    <style:style style:name="T83" style:family="text">
      <style:text-properties officeooo:rsid="1e51ebc0"/>
    </style:style>
    <style:style style:name="T84" style:family="text">
      <style:text-properties fo:language="en" fo:country="US" officeooo:rsid="1e545f95"/>
    </style:style>
    <style:style style:name="T85" style:family="text">
      <style:text-properties fo:language="en" fo:country="US" officeooo:rsid="1e5572b3"/>
    </style:style>
    <style:style style:name="T86" style:family="text">
      <style:text-properties fo:language="en" fo:country="US" officeooo:rsid="1e565f27"/>
    </style:style>
    <style:style style:name="T87" style:family="text">
      <style:text-properties officeooo:rsid="1e567680"/>
    </style:style>
    <style:style style:name="T88" style:family="text">
      <style:text-properties officeooo:rsid="1e57e600"/>
    </style:style>
    <style:style style:name="T89" style:family="text">
      <style:text-properties officeooo:rsid="1e574b26"/>
    </style:style>
    <style:style style:name="T90" style:family="text">
      <style:text-properties fo:language="en" fo:country="US" officeooo:rsid="1e567680"/>
    </style:style>
    <style:style style:name="T91" style:family="text">
      <style:text-properties fo:language="en" fo:country="US" officeooo:rsid="22dcd6f5"/>
    </style:style>
    <style:style style:name="T92" style:family="text">
      <style:text-properties fo:language="en" fo:country="US" officeooo:rsid="1e574b26"/>
    </style:style>
    <style:style style:name="T93" style:family="text">
      <style:text-properties fo:language="en" fo:country="US" officeooo:rsid="22de388a"/>
    </style:style>
    <style:style style:name="T94" style:family="text">
      <style:text-properties officeooo:rsid="1e59d282"/>
    </style:style>
    <style:style style:name="T95" style:family="text">
      <style:text-properties officeooo:rsid="22df648b"/>
    </style:style>
    <style:style style:name="T96" style:family="text">
      <style:text-properties officeooo:rsid="22e14756"/>
    </style:style>
    <style:style style:name="T97" style:family="text">
      <style:text-properties officeooo:rsid="1e5a107b"/>
    </style:style>
    <style:style style:name="T98" style:family="text">
      <style:text-properties officeooo:rsid="22e16390"/>
    </style:style>
    <style:style style:name="T99" style:family="text">
      <style:text-properties officeooo:rsid="22e4ab26"/>
    </style:style>
    <style:style style:name="T100" style:family="text">
      <style:text-properties officeooo:rsid="22e35370"/>
    </style:style>
    <style:style style:name="T101" style:family="text">
      <style:text-properties officeooo:rsid="1e5b6a5e"/>
    </style:style>
    <style:style style:name="T102" style:family="text">
      <style:text-properties officeooo:rsid="1e5c30de"/>
    </style:style>
    <style:style style:name="T103" style:family="text">
      <style:text-properties officeooo:rsid="1e5e4300"/>
    </style:style>
    <style:style style:name="T104" style:family="text">
      <style:text-properties officeooo:rsid="1e5ffce8"/>
    </style:style>
    <style:style style:name="T105" style:family="text">
      <style:text-properties officeooo:rsid="1e6252b8"/>
    </style:style>
    <style:style style:name="T106" style:family="text">
      <style:text-properties officeooo:rsid="1e6355e2"/>
    </style:style>
    <style:style style:name="T107" style:family="text">
      <style:text-properties officeooo:rsid="239c1a08"/>
    </style:style>
    <style:style style:name="T108" style:family="text">
      <style:text-properties officeooo:rsid="1e64d91c"/>
    </style:style>
    <style:style style:name="T109" style:family="text">
      <style:text-properties officeooo:rsid="1e65a687"/>
    </style:style>
    <style:style style:name="T110" style:family="text">
      <style:text-properties officeooo:rsid="239dbf34"/>
    </style:style>
    <style:style style:name="T111" style:family="text">
      <style:text-properties officeooo:rsid="1e66a977"/>
    </style:style>
    <style:style style:name="T112" style:family="text">
      <style:text-properties officeooo:rsid="1e67ac84"/>
    </style:style>
    <style:style style:name="T113" style:family="text">
      <style:text-properties officeooo:rsid="1e680131"/>
    </style:style>
    <style:style style:name="T114" style:family="text">
      <style:text-properties officeooo:rsid="1e685a1b"/>
    </style:style>
    <style:style style:name="T115" style:family="text">
      <style:text-properties officeooo:rsid="1e68b0f0"/>
    </style:style>
    <style:style style:name="T116" style:family="text">
      <style:text-properties officeooo:rsid="239ed318"/>
    </style:style>
    <style:style style:name="T117" style:family="text">
      <style:text-properties fo:language="en" fo:country="US" officeooo:rsid="1e6a76b4"/>
    </style:style>
    <style:style style:name="T118" style:family="text">
      <style:text-properties fo:language="en" fo:country="US" officeooo:rsid="1e6b76e6"/>
    </style:style>
    <style:style style:name="T119" style:family="text">
      <style:text-properties fo:language="en" fo:country="US" officeooo:rsid="1e6c768e"/>
    </style:style>
    <style:style style:name="T120" style:family="text">
      <style:text-properties officeooo:rsid="1e6c768e"/>
    </style:style>
    <style:style style:name="T121" style:family="text">
      <style:text-properties officeooo:rsid="1e6b76e6"/>
    </style:style>
    <style:style style:name="T122" style:family="text">
      <style:text-properties fo:language="en" fo:country="US" officeooo:rsid="22e57fe2"/>
    </style:style>
    <style:style style:name="T123" style:family="text">
      <style:text-properties officeooo:rsid="239f5a60"/>
    </style:style>
    <style:style style:name="T124" style:family="text">
      <style:text-properties officeooo:rsid="1e6ce174"/>
    </style:style>
    <style:style style:name="T125" style:family="text">
      <style:text-properties officeooo:rsid="1e764b30"/>
    </style:style>
    <style:style style:name="T126" style:family="text">
      <style:text-properties officeooo:rsid="1e6ef6ba"/>
    </style:style>
    <style:style style:name="T127" style:family="text">
      <style:text-properties officeooo:rsid="22e73d6a"/>
    </style:style>
    <style:style style:name="T128" style:family="text">
      <style:text-properties officeooo:rsid="1e6db6fb"/>
    </style:style>
    <style:style style:name="T129" style:family="text">
      <style:text-properties officeooo:rsid="22e88baa"/>
    </style:style>
    <style:style style:name="T130" style:family="text">
      <style:text-properties officeooo:rsid="22e87542"/>
    </style:style>
    <style:style style:name="T131" style:family="text">
      <style:text-properties officeooo:rsid="23a0aa3e"/>
    </style:style>
    <style:style style:name="T132" style:family="text">
      <style:text-properties fo:language="en" fo:country="US" officeooo:rsid="1e714a9e"/>
    </style:style>
    <style:style style:name="T133" style:family="text">
      <style:text-properties officeooo:rsid="1e714a9e"/>
    </style:style>
    <style:style style:name="T134" style:family="text">
      <style:text-properties fo:language="en" fo:country="US" officeooo:rsid="1e72feb9"/>
    </style:style>
    <style:style style:name="T135" style:family="text">
      <style:text-properties fo:language="en" fo:country="US" officeooo:rsid="1e764b30"/>
    </style:style>
    <style:style style:name="T136" style:family="text">
      <style:text-properties fo:language="en" fo:country="US" officeooo:rsid="1e74a586"/>
    </style:style>
    <style:style style:name="T137" style:family="text">
      <style:text-properties officeooo:rsid="1e771938"/>
    </style:style>
    <style:style style:name="T138" style:family="text">
      <style:text-properties officeooo:rsid="1e79c9dc"/>
    </style:style>
    <style:style style:name="T139" style:family="text">
      <style:text-properties officeooo:rsid="1e7b10e1"/>
    </style:style>
    <style:style style:name="T140" style:family="text">
      <style:text-properties officeooo:rsid="22ec8a6b"/>
    </style:style>
    <style:style style:name="T141" style:family="text">
      <style:text-properties officeooo:rsid="1e7d1799"/>
    </style:style>
    <style:style style:name="T142" style:family="text">
      <style:text-properties fo:language="en" fo:country="US" officeooo:rsid="1e7d1799"/>
    </style:style>
    <style:style style:name="T143" style:family="text">
      <style:text-properties officeooo:rsid="24084020"/>
    </style:style>
    <style:style style:name="T144" style:family="text">
      <style:text-properties officeooo:rsid="1e7dcb45"/>
    </style:style>
    <style:style style:name="T145" style:family="text">
      <style:text-properties officeooo:rsid="1e7e0d82"/>
    </style:style>
    <style:style style:name="T146" style:family="text">
      <style:text-properties officeooo:rsid="1e80bc76"/>
    </style:style>
    <style:style style:name="T147" style:family="text">
      <style:text-properties officeooo:rsid="1e7ee0c2"/>
    </style:style>
    <style:style style:name="T148" style:family="text">
      <style:text-properties officeooo:rsid="1e82b6fb"/>
    </style:style>
    <style:style style:name="T149" style:family="text">
      <style:text-properties officeooo:rsid="1df04052"/>
    </style:style>
    <style:style style:name="T150" style:family="text">
      <style:text-properties fo:language="en" fo:country="US" officeooo:rsid="1df04052"/>
    </style:style>
    <style:style style:name="T151" style:family="text">
      <style:text-properties fo:language="en" fo:country="US" officeooo:rsid="1df14fde"/>
    </style:style>
    <style:style style:name="T152" style:family="text">
      <style:text-properties officeooo:rsid="23a1edfb"/>
    </style:style>
    <style:style style:name="T153" style:family="text">
      <style:text-properties fo:language="en" fo:country="US" officeooo:rsid="1e83e769"/>
    </style:style>
    <style:style style:name="T154" style:family="text">
      <style:text-properties officeooo:rsid="1e85543d"/>
    </style:style>
    <style:style style:name="T155" style:family="text">
      <style:text-properties officeooo:rsid="1e857ff9"/>
    </style:style>
    <style:style style:name="T156" style:family="text">
      <style:text-properties fo:language="en" fo:country="US" officeooo:rsid="1e85dd02"/>
    </style:style>
    <style:style style:name="T157" style:family="text">
      <style:text-properties fo:language="en" fo:country="US" officeooo:rsid="1e85eb40"/>
    </style:style>
    <style:style style:name="T158" style:family="text">
      <style:text-properties fo:font-variant="small-caps" fo:language="en" fo:country="US"/>
    </style:style>
    <style:style style:name="T159" style:family="text">
      <style:text-properties officeooo:rsid="22ede9ba"/>
    </style:style>
    <style:style style:name="T160" style:family="text">
      <style:text-properties fo:language="en" fo:country="US" officeooo:rsid="1e879b64"/>
    </style:style>
    <style:style style:name="T161" style:family="text">
      <style:text-properties officeooo:rsid="1e879b64"/>
    </style:style>
    <style:style style:name="T162" style:family="text">
      <style:text-properties officeooo:rsid="1e892cb2"/>
    </style:style>
    <style:style style:name="T163" style:family="text">
      <style:text-properties fo:language="en" fo:country="US" officeooo:rsid="1e892cb2"/>
    </style:style>
    <style:style style:name="T164" style:family="text">
      <style:text-properties officeooo:rsid="1e8aad5d"/>
    </style:style>
    <style:style style:name="T165" style:family="text">
      <style:text-properties fo:language="en" fo:country="US" officeooo:rsid="1e8c354f"/>
    </style:style>
    <style:style style:name="T166" style:family="text">
      <style:text-properties fo:language="en" fo:country="US" officeooo:rsid="1e8dfd60"/>
    </style:style>
    <style:style style:name="T167" style:family="text">
      <style:text-properties officeooo:rsid="1e8dfd60"/>
    </style:style>
    <style:style style:name="T168" style:family="text">
      <style:text-properties fo:language="en" fo:country="US" officeooo:rsid="1e8f9ac7"/>
    </style:style>
    <style:style style:name="T169" style:family="text">
      <style:text-properties officeooo:rsid="1e8f9ac7"/>
    </style:style>
    <style:style style:name="T170" style:family="text">
      <style:text-properties officeooo:rsid="1ccaf49b"/>
    </style:style>
    <style:style style:name="T171" style:family="text">
      <style:text-properties officeooo:rsid="1ca39e8b"/>
    </style:style>
    <style:style style:name="T172" style:family="text">
      <style:text-properties fo:language="en" fo:country="US" officeooo:rsid="1e90b4f9"/>
    </style:style>
    <style:style style:name="T173" style:family="text">
      <style:text-properties officeooo:rsid="1e91d7c0"/>
    </style:style>
    <style:style style:name="T174" style:family="text">
      <style:text-properties officeooo:rsid="1e928733"/>
    </style:style>
    <style:style style:name="T175" style:family="text">
      <style:text-properties officeooo:rsid="1e942e2d"/>
    </style:style>
    <style:style style:name="T176" style:family="text">
      <style:text-properties fo:language="en" fo:country="US" officeooo:rsid="1e96a80c"/>
    </style:style>
    <style:style style:name="T177" style:family="text">
      <style:text-properties fo:language="en" fo:country="US" officeooo:rsid="1e975b8c"/>
    </style:style>
    <style:style style:name="T178" style:family="text">
      <style:text-properties fo:language="en" fo:country="US" officeooo:rsid="23a27209"/>
    </style:style>
    <style:style style:name="T179" style:family="text">
      <style:text-properties fo:language="en" fo:country="US" officeooo:rsid="1e9abf2d"/>
    </style:style>
    <style:style style:name="T180" style:family="text">
      <style:text-properties officeooo:rsid="1e9abf2d"/>
    </style:style>
    <style:style style:name="T181" style:family="text">
      <style:text-properties fo:language="en" fo:country="US" officeooo:rsid="2417aa14"/>
    </style:style>
    <style:style style:name="T182" style:family="text">
      <style:text-properties officeooo:rsid="23a27209"/>
    </style:style>
    <style:style style:name="T183" style:family="text">
      <style:text-properties officeooo:rsid="1e9c685c"/>
    </style:style>
    <style:style style:name="T184" style:family="text">
      <style:text-properties officeooo:rsid="1e9ceafa"/>
    </style:style>
    <style:style style:name="T185" style:family="text">
      <style:text-properties officeooo:rsid="23a2a15d"/>
    </style:style>
    <style:style style:name="T186" style:family="text">
      <style:text-properties fo:language="en" fo:country="US" officeooo:rsid="1e9ebbb2"/>
    </style:style>
    <style:style style:name="T187" style:family="text">
      <style:text-properties fo:language="en" fo:country="US" officeooo:rsid="1e9fca3e"/>
    </style:style>
    <style:style style:name="T188" style:family="text">
      <style:text-properties fo:language="en" fo:country="US" officeooo:rsid="1e9ff3b5"/>
    </style:style>
    <style:style style:name="T189" style:family="text">
      <style:text-properties officeooo:rsid="1ea122f6"/>
    </style:style>
    <style:style style:name="T190" style:family="text">
      <style:text-properties fo:language="en" fo:country="US" officeooo:rsid="1ea122f6"/>
    </style:style>
    <style:style style:name="T191" style:family="text">
      <style:text-properties officeooo:rsid="1ea2a51a"/>
    </style:style>
    <style:style style:name="T192" style:family="text">
      <style:text-properties fo:language="en" fo:country="US" officeooo:rsid="1ea2a51a"/>
    </style:style>
    <style:style style:name="T193" style:family="text">
      <style:text-properties officeooo:rsid="1ea452d4"/>
    </style:style>
    <style:style style:name="T194" style:family="text">
      <style:text-properties fo:language="en" fo:country="US" officeooo:rsid="1ea4ebfa"/>
    </style:style>
    <style:style style:name="T195" style:family="text">
      <style:text-properties fo:language="en" fo:country="US" officeooo:rsid="23a3b038"/>
    </style:style>
    <style:style style:name="T196" style:family="text">
      <style:text-properties fo:language="en" fo:country="US" officeooo:rsid="1ea6e4d6"/>
    </style:style>
    <style:style style:name="T197" style:family="text">
      <style:text-properties officeooo:rsid="1ea6e4d6"/>
    </style:style>
    <style:style style:name="T198" style:family="text">
      <style:text-properties officeooo:rsid="1ea7aa3d"/>
    </style:style>
    <style:style style:name="T199" style:family="text">
      <style:text-properties officeooo:rsid="22ee17c8"/>
    </style:style>
    <style:style style:name="T200" style:family="text">
      <style:text-properties officeooo:rsid="1ea7ca62"/>
    </style:style>
    <style:style style:name="T201" style:family="text">
      <style:text-properties officeooo:rsid="1e545f95"/>
    </style:style>
    <style:style style:name="T202" style:family="text">
      <style:text-properties officeooo:rsid="1e5572b3"/>
    </style:style>
    <style:style style:name="T203" style:family="text">
      <style:text-properties officeooo:rsid="1eab38f9"/>
    </style:style>
    <style:style style:name="T204" style:family="text">
      <style:text-properties officeooo:rsid="1ea97962"/>
    </style:style>
    <style:style style:name="T205" style:family="text">
      <style:text-properties fo:language="en" fo:country="US" officeooo:rsid="1eab38f9"/>
    </style:style>
    <style:style style:name="T206" style:family="text">
      <style:text-properties officeooo:rsid="1eabd26f"/>
    </style:style>
    <style:style style:name="T207" style:family="text">
      <style:text-properties fo:language="en" fo:country="US" officeooo:rsid="1eabd26f"/>
    </style:style>
    <style:style style:name="T208" style:family="text">
      <style:text-properties officeooo:rsid="1eacae32"/>
    </style:style>
    <style:style style:name="T209" style:family="text">
      <style:text-properties officeooo:rsid="1eae248a"/>
    </style:style>
    <style:style style:name="T210" style:family="text">
      <style:text-properties fo:language="en" fo:country="US" officeooo:rsid="1eae248a"/>
    </style:style>
    <style:style style:name="T211" style:family="text">
      <style:text-properties fo:language="en" fo:country="US" officeooo:rsid="1eb01302"/>
    </style:style>
    <style:style style:name="T212" style:family="text">
      <style:text-properties officeooo:rsid="1eb01302"/>
    </style:style>
    <style:style style:name="T213" style:family="text">
      <style:text-properties officeooo:rsid="1eb29801"/>
    </style:style>
    <style:style style:name="T214" style:family="text">
      <style:text-properties officeooo:rsid="1eb0df03"/>
    </style:style>
    <style:style style:name="T215" style:family="text">
      <style:text-properties fo:language="en" fo:country="US" officeooo:rsid="1eb3de37"/>
    </style:style>
    <style:style style:name="T216" style:family="text">
      <style:text-properties officeooo:rsid="1eb3de37"/>
    </style:style>
    <style:style style:name="T217" style:family="text">
      <style:text-properties officeooo:rsid="1eb45a63"/>
    </style:style>
    <style:style style:name="T218" style:family="text">
      <style:text-properties fo:language="en" fo:country="US" officeooo:rsid="1eb45a63"/>
    </style:style>
    <style:style style:name="T219" style:family="text">
      <style:text-properties officeooo:rsid="1eb685bf"/>
    </style:style>
    <style:style style:name="T220" style:family="text">
      <style:text-properties fo:language="en" fo:country="US" officeooo:rsid="1eb685bf"/>
    </style:style>
    <style:style style:name="T221" style:family="text">
      <style:text-properties fo:language="en" fo:country="US" officeooo:rsid="1eb80f6e"/>
    </style:style>
    <style:style style:name="T222" style:family="text">
      <style:text-properties officeooo:rsid="1eb80f6e"/>
    </style:style>
    <style:style style:name="T223" style:family="text">
      <style:text-properties officeooo:rsid="1eb97529"/>
    </style:style>
    <style:style style:name="T224" style:family="text">
      <style:text-properties fo:language="en" fo:country="US" officeooo:rsid="1eba7dd4"/>
    </style:style>
    <style:style style:name="T225" style:family="text">
      <style:text-properties fo:language="en" fo:country="US" officeooo:rsid="1ebbd928"/>
    </style:style>
    <style:style style:name="T226" style:family="text">
      <style:text-properties officeooo:rsid="1ebbd928"/>
    </style:style>
    <style:style style:name="T227" style:family="text">
      <style:text-properties officeooo:rsid="1ebed06f"/>
    </style:style>
    <style:style style:name="T228" style:family="text">
      <style:text-properties fo:language="en" fo:country="US" officeooo:rsid="1ebed06f"/>
    </style:style>
    <style:style style:name="T229" style:family="text">
      <style:text-properties officeooo:rsid="1ebfaece"/>
    </style:style>
    <style:style style:name="T230" style:family="text">
      <style:text-properties officeooo:rsid="1ebfd482"/>
    </style:style>
    <style:style style:name="T231" style:family="text">
      <style:text-properties officeooo:rsid="1ec1a283"/>
    </style:style>
    <style:style style:name="T232" style:family="text">
      <style:text-properties officeooo:rsid="22ef1c03"/>
    </style:style>
    <style:style style:name="T233" style:family="text">
      <style:text-properties officeooo:rsid="1ec38206"/>
    </style:style>
    <style:style style:name="T234" style:family="text">
      <style:text-properties officeooo:rsid="1ec48208"/>
    </style:style>
    <style:style style:name="T235" style:family="text">
      <style:text-properties fo:language="en" fo:country="US" officeooo:rsid="1ec5f82b"/>
    </style:style>
    <style:style style:name="T236" style:family="text">
      <style:text-properties officeooo:rsid="1ec6aa47"/>
    </style:style>
    <style:style style:name="T237" style:family="text">
      <style:text-properties fo:language="en" fo:country="US" officeooo:rsid="1ec6aa47"/>
    </style:style>
    <style:style style:name="T238" style:family="text">
      <style:text-properties officeooo:rsid="1ec9b431"/>
    </style:style>
    <style:style style:name="T239" style:family="text">
      <style:text-properties officeooo:rsid="1ecb16e3"/>
    </style:style>
    <style:style style:name="T240" style:family="text">
      <style:text-properties fo:language="en" fo:country="US" officeooo:rsid="1ecb16e3"/>
    </style:style>
    <style:style style:name="T241" style:family="text">
      <style:text-properties officeooo:rsid="1ecb6ace"/>
    </style:style>
    <style:style style:name="T242" style:family="text">
      <style:text-properties officeooo:rsid="1eccb0f4"/>
    </style:style>
    <style:style style:name="T243" style:family="text">
      <style:text-properties fo:language="en" fo:country="US" officeooo:rsid="1eccb0f4"/>
    </style:style>
    <style:style style:name="T244" style:family="text">
      <style:text-properties officeooo:rsid="1ed32a87"/>
    </style:style>
    <style:style style:name="T245" style:family="text">
      <style:text-properties officeooo:rsid="1ecd91cc"/>
    </style:style>
    <style:style style:name="T246" style:family="text">
      <style:text-properties officeooo:rsid="1eceb959"/>
    </style:style>
    <style:style style:name="T247" style:family="text">
      <style:text-properties officeooo:rsid="1ed07d62"/>
    </style:style>
    <style:style style:name="T248" style:family="text">
      <style:text-properties officeooo:rsid="1ed152ab"/>
    </style:style>
    <style:style style:name="T249" style:family="text">
      <style:text-properties officeooo:rsid="23a53d7d"/>
    </style:style>
    <style:style style:name="T250" style:family="text">
      <style:text-properties officeooo:rsid="1ed2277e"/>
    </style:style>
    <style:style style:name="T251" style:family="text">
      <style:text-properties officeooo:rsid="1ed30dd3"/>
    </style:style>
    <style:style style:name="T252" style:family="text">
      <style:text-properties fo:language="en" fo:country="US" officeooo:rsid="1ed32a87"/>
    </style:style>
    <style:style style:name="T253" style:family="text">
      <style:text-properties officeooo:rsid="1ed58e11"/>
    </style:style>
    <style:style style:name="T254" style:family="text">
      <style:text-properties fo:language="en" fo:country="US" officeooo:rsid="1ed58e11"/>
    </style:style>
    <style:style style:name="T255" style:family="text">
      <style:text-properties officeooo:rsid="1ed72560"/>
    </style:style>
    <style:style style:name="T256" style:family="text">
      <style:text-properties fo:language="en" fo:country="US" officeooo:rsid="1ed72560"/>
    </style:style>
    <style:style style:name="T257" style:family="text">
      <style:text-properties fo:language="en" fo:country="US" officeooo:rsid="1ed86f63"/>
    </style:style>
    <style:style style:name="T258" style:family="text">
      <style:text-properties officeooo:rsid="1ed91b0b"/>
    </style:style>
    <style:style style:name="T259" style:family="text">
      <style:text-properties fo:language="en" fo:country="US" officeooo:rsid="1ed91b0b"/>
    </style:style>
    <style:style style:name="T260" style:family="text">
      <style:text-properties officeooo:rsid="1eda4051"/>
    </style:style>
    <style:style style:name="T261" style:family="text">
      <style:text-properties fo:language="en" fo:country="US" officeooo:rsid="1eda4051"/>
    </style:style>
    <style:style style:name="T262" style:family="text">
      <style:text-properties officeooo:rsid="1edb9d6f"/>
    </style:style>
    <style:style style:name="T263" style:family="text">
      <style:text-properties fo:language="en" fo:country="US" officeooo:rsid="1edb9d6f"/>
    </style:style>
    <style:style style:name="T264" style:family="text">
      <style:text-properties officeooo:rsid="23a5bf94"/>
    </style:style>
    <style:style style:name="T265" style:family="text">
      <style:text-properties fo:language="en" fo:country="US" officeooo:rsid="1edbff22"/>
    </style:style>
    <style:style style:name="T266" style:family="text">
      <style:text-properties officeooo:rsid="1edbff22"/>
    </style:style>
    <style:style style:name="T267" style:family="text">
      <style:text-properties officeooo:rsid="1edcdbb6"/>
    </style:style>
    <style:style style:name="T268" style:family="text">
      <style:text-properties officeooo:rsid="1edeb0cc"/>
    </style:style>
    <style:style style:name="T269" style:family="text">
      <style:text-properties officeooo:rsid="22e5084b"/>
    </style:style>
    <style:style style:name="T270" style:family="text">
      <style:text-properties officeooo:rsid="21d95e6a"/>
    </style:style>
    <style:style style:name="T271" style:family="text">
      <style:text-properties officeooo:rsid="22e54c03"/>
    </style:style>
    <style:style style:name="T272" style:family="text">
      <style:text-properties fo:language="en" fo:country="US" officeooo:rsid="1ee0944f"/>
    </style:style>
    <style:style style:name="T273" style:family="text">
      <style:text-properties officeooo:rsid="1ee0944f"/>
    </style:style>
    <style:style style:name="T274" style:family="text">
      <style:text-properties officeooo:rsid="1ee2158b"/>
    </style:style>
    <style:style style:name="T275" style:family="text">
      <style:text-properties fo:language="en" fo:country="US" officeooo:rsid="1ee2158b"/>
    </style:style>
    <style:style style:name="T276" style:family="text">
      <style:text-properties officeooo:rsid="1ee23234"/>
    </style:style>
    <style:style style:name="T277" style:family="text">
      <style:text-properties fo:language="en" fo:country="US" officeooo:rsid="1ee23234"/>
    </style:style>
    <style:style style:name="T278" style:family="text">
      <style:text-properties officeooo:rsid="22ef2c5a"/>
    </style:style>
    <style:style style:name="T279" style:family="text">
      <style:text-properties officeooo:rsid="22f07426"/>
    </style:style>
    <style:style style:name="T280" style:family="text">
      <style:text-properties officeooo:rsid="1ee3e5fa"/>
    </style:style>
    <style:style style:name="T281" style:family="text">
      <style:text-properties fo:language="en" fo:country="US" officeooo:rsid="1ee3e5fa"/>
    </style:style>
    <style:style style:name="T282" style:family="text">
      <style:text-properties officeooo:rsid="1ee5b815"/>
    </style:style>
    <style:style style:name="T283" style:family="text">
      <style:text-properties officeooo:rsid="1ee68251"/>
    </style:style>
    <style:style style:name="T284" style:family="text">
      <style:text-properties officeooo:rsid="1ee6ee52"/>
    </style:style>
    <style:style style:name="T285" style:family="text">
      <style:text-properties officeooo:rsid="1ee7dbc7"/>
    </style:style>
    <style:style style:name="T286" style:family="text">
      <style:text-properties officeooo:rsid="1ee84c60"/>
    </style:style>
    <style:style style:name="T287" style:family="text">
      <style:text-properties officeooo:rsid="1eeaab2a"/>
    </style:style>
    <style:style style:name="T288" style:family="text">
      <style:text-properties officeooo:rsid="1ee9c2b1"/>
    </style:style>
    <style:style style:name="T289" style:family="text">
      <style:text-properties officeooo:rsid="1eea9596"/>
    </style:style>
    <style:style style:name="T290" style:family="text">
      <style:text-properties fo:language="en" fo:country="US" officeooo:rsid="2409a690"/>
    </style:style>
    <style:style style:name="T291" style:family="text">
      <style:text-properties officeooo:rsid="2409a690"/>
    </style:style>
    <style:style style:name="T292" style:family="text">
      <style:text-properties fo:language="en" fo:country="US" officeooo:rsid="1ccaf49b"/>
    </style:style>
    <style:style style:name="T293" style:family="text">
      <style:text-properties fo:language="en" fo:country="US" officeooo:rsid="1ca39e8b"/>
    </style:style>
    <style:style style:name="T294" style:family="text">
      <style:text-properties officeooo:rsid="214098ce"/>
    </style:style>
    <style:style style:name="T295" style:family="text">
      <style:text-properties officeooo:rsid="1eeb995e"/>
    </style:style>
    <style:style style:name="T296" style:family="text">
      <style:text-properties officeooo:rsid="1eebe9ab"/>
    </style:style>
    <style:style style:name="T297" style:family="text">
      <style:text-properties officeooo:rsid="240b1a7b"/>
    </style:style>
    <style:style style:name="T298" style:family="text">
      <style:text-properties officeooo:rsid="240bbcdc"/>
    </style:style>
    <style:style style:name="T299" style:family="text">
      <style:text-properties fo:language="en" fo:country="US" officeooo:rsid="1eed647a"/>
    </style:style>
    <style:style style:name="T300" style:family="text">
      <style:text-properties officeooo:rsid="1eee5bd4"/>
    </style:style>
    <style:style style:name="T301" style:family="text">
      <style:text-properties fo:language="en" fo:country="US" officeooo:rsid="1eef23ea"/>
    </style:style>
    <style:style style:name="T302" style:family="text">
      <style:text-properties officeooo:rsid="1eef23ea"/>
    </style:style>
    <style:style style:name="T303" style:family="text">
      <style:text-properties officeooo:rsid="1ef0a281"/>
    </style:style>
    <style:style style:name="T304" style:family="text">
      <style:text-properties officeooo:rsid="1ef20e57"/>
    </style:style>
    <style:style style:name="T305" style:family="text">
      <style:text-properties fo:language="en" fo:country="US" officeooo:rsid="1ef20e57"/>
    </style:style>
    <style:style style:name="T306" style:family="text">
      <style:text-properties officeooo:rsid="1ef3972b"/>
    </style:style>
    <style:style style:name="T307" style:family="text">
      <style:text-properties officeooo:rsid="1ef53274"/>
    </style:style>
    <style:style style:name="T308" style:family="text">
      <style:text-properties fo:language="en" fo:country="US" officeooo:rsid="1ef53274"/>
    </style:style>
    <style:style style:name="T309" style:family="text">
      <style:text-properties officeooo:rsid="23a9ea52"/>
    </style:style>
    <style:style style:name="T310" style:family="text">
      <style:text-properties officeooo:rsid="22f1e20b"/>
    </style:style>
    <style:style style:name="T311" style:family="text">
      <style:text-properties officeooo:rsid="1ef67560"/>
    </style:style>
    <style:style style:name="T312" style:family="text">
      <style:text-properties fo:language="en" fo:country="US" officeooo:rsid="1ef67560"/>
    </style:style>
    <style:style style:name="T313" style:family="text">
      <style:text-properties officeooo:rsid="23aad2e0"/>
    </style:style>
    <style:style style:name="T314" style:family="text">
      <style:text-properties officeooo:rsid="24065598"/>
    </style:style>
    <style:style style:name="T315" style:family="text">
      <style:text-properties officeooo:rsid="1ef81a73"/>
    </style:style>
    <style:style style:name="T316" style:family="text">
      <style:text-properties fo:language="en" fo:country="US" officeooo:rsid="1ef81a73"/>
    </style:style>
    <style:style style:name="T317" style:family="text">
      <style:text-properties officeooo:rsid="1efb2f81"/>
    </style:style>
    <style:style style:name="T318" style:family="text">
      <style:text-properties fo:language="en" fo:country="US" officeooo:rsid="1efb2f81"/>
    </style:style>
    <style:style style:name="T319" style:family="text">
      <style:text-properties officeooo:rsid="22f27e80"/>
    </style:style>
    <style:style style:name="T320" style:family="text">
      <style:text-properties officeooo:rsid="1efcc6b8"/>
    </style:style>
    <style:style style:name="T321" style:family="text">
      <style:text-properties officeooo:rsid="1efd9bed"/>
    </style:style>
    <style:style style:name="T322" style:family="text">
      <style:text-properties fo:language="en" fo:country="US" officeooo:rsid="1effdc29"/>
    </style:style>
    <style:style style:name="T323" style:family="text">
      <style:text-properties officeooo:rsid="1effdc29"/>
    </style:style>
    <style:style style:name="T324" style:family="text">
      <style:text-properties officeooo:rsid="1f004c8e"/>
    </style:style>
    <style:style style:name="T325" style:family="text">
      <style:text-properties fo:language="en" fo:country="US" officeooo:rsid="1f004c8e"/>
    </style:style>
    <style:style style:name="T326" style:family="text">
      <style:text-properties fo:language="en" fo:country="US" officeooo:rsid="1f01d89c"/>
    </style:style>
    <style:style style:name="T327" style:family="text">
      <style:text-properties officeooo:rsid="1f01d89c"/>
    </style:style>
    <style:style style:name="T328" style:family="text">
      <style:text-properties fo:language="en" fo:country="US" officeooo:rsid="1f058284"/>
    </style:style>
    <style:style style:name="T329" style:family="text">
      <style:text-properties officeooo:rsid="1f058284"/>
    </style:style>
    <style:style style:name="T330" style:family="text">
      <style:text-properties fo:language="en" fo:country="US" officeooo:rsid="1f0759d1"/>
    </style:style>
    <style:style style:name="T331" style:family="text">
      <style:text-properties fo:language="en" fo:country="US" officeooo:rsid="1f09c7ed"/>
    </style:style>
    <style:style style:name="T332" style:family="text">
      <style:text-properties officeooo:rsid="22f433e0"/>
    </style:style>
    <style:style style:name="T333" style:family="text">
      <style:text-properties officeooo:rsid="1f09c7ed"/>
    </style:style>
    <style:style style:name="T334" style:family="text">
      <style:text-properties officeooo:rsid="1f0a2244"/>
    </style:style>
    <style:style style:name="T335" style:family="text">
      <style:text-properties officeooo:rsid="1f0a7a7e"/>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4805_4173466481"/><text:span text:style-name="T1">All flesh</text:span>.<text:bookmark-end text:name="__RefHeading___Toc34805_4173466481"/></text:h>
      <text:p text:style-name="Text_20_body">By now it should be clear that, to the best of my knowledge, the bible teaches that, after the resurrection of the dead, when ALL dead <text:span text:style-name="T1">are</text:span> resurrected in a new PHYSICAL earth with a new PHYSICAL heaven, on this <text:span text:style-name="T1">very</text:span> planet, ALL, absolutely ALL risen will be able to confess with their mouth that Yeshua is Lord, and believe in their hearts that Yeshua was resurrected, they have <text:span text:style-name="T1">Him</text:span> right in front of them, and <text:span text:style-name="T1">t</text:span>herefore, <text:span text:style-name="T2">it may take a while, but sooner or later, </text:span>those who did not start before their physical death, will begin to be new creatures in Jesus Christ and <text:span text:style-name="T1">their </text:span>eternal Life will begin.</text:p>
      <text:p text:style-name="P2">One of the doctrines most rejected by most believers in Yeshua, in Jesus Christ, is the doctrine commonly known as “Christian universalism”. In this presentation it will be called simply “absolute reconciliation”.</text:p>
      <text:p text:style-name="P2">The way I understand the teachings of the <text:span text:style-name="T3">bible</text:span> is a way of absolute reconciliation. And since it generates so much rejection, and <text:span text:style-name="T4">it </text:span>is so emphatically pointed out by some as contrary to scripture, <text:span text:style-name="T3">I think </text:span><text:span text:style-name="T4">it </text:span><text:span text:style-name="T3">is</text:span> necessary to make an analysis of the reasons why I believe <text:span text:style-name="T3">that it</text:span> is exactly what the <text:span text:style-name="T3">bible</text:span> teaches.</text:p>
      <text:h text:style-name="P3" text:outline-level="4"><text:bookmark-start text:name="__RefHeading___Toc34807_4173466481"/>Hell.<text:bookmark-end text:name="__RefHeading___Toc34807_4173466481"/></text:h>
      <text:p text:style-name="Text_20_body">The word "hell" does not appear anywhere in the olde<text:span text:style-name="T5">st</text:span> manuscripts because these are written in <text:span text:style-name="T5">h</text:span>ebrew and <text:span text:style-name="T5">g</text:span>reek. <text:span text:style-name="T5">A</text:span>nd this word is neither <text:span text:style-name="T5">g</text:span>reek nor <text:span text:style-name="T5">h</text:span>ebrew.</text:p>
      <text:h text:style-name="P4"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6">Mr</text:span> James Strong.</text:p>
      <text:h text:style-name="P5" text:outline-level="6"><text:bookmark-start text:name="__RefHeading___Toc34811_4173466481"/><text:soft-page-break/>Hades. <text:span text:style-name="T7">Code</text:span> G86.<text:bookmark-end text:name="__RefHeading___Toc34811_4173466481"/></text:h>
      <text:p text:style-name="Text_20_body">The word G86 sounds "had<text:span text:style-name="T8">é</text:span>s", although many people pronounce it “h<text:span text:style-name="T8">á</text:span>des”, and refers to the place where the dead go. The translation to the greek of the old testament, of the Tanakh, of the <text:span text:style-name="T9">h</text:span>ebrew scriptures, known as the Septuagint, a translation made by <text:span text:style-name="T9">h</text:span>ebrews between 300 and 200 before Jesus Christ, uses this word, the "had<text:span text:style-name="T8">é</text:span>s", to translate the hebrew word “Sheol” into greek.</text:p>
      <text:p text:style-name="P2">The word "Sheol", the word H7585, means the place where the dead <text:span text:style-name="T10">people go</text:span>, <text:span text:style-name="T11">that is</text:span> the tomb, the sepulchre, the <text:span text:style-name="T12">grave, or the pit</text:span>.</text:p>
      <text:p text:style-name="P6">"<text:span text:style-name="T12">Grave</text:span>" or "<text:span text:style-name="T12">pit</text:span>" is precisely the most frequent translation into <text:span text:style-name="T13">english</text:span> in the <text:span text:style-name="T13">Geneva. </text:span><text:span text:style-name="T10">O</text:span>f the <text:span text:style-name="T13">60 ocurrences of the </text:span>word H7585 <text:span text:style-name="T13">in</text:span> the Tanakh, more than <text:span text:style-name="T13">37</text:span> occurrences <text:span text:style-name="T14">are </text:span>translated in this way. <text:span text:style-name="T15">Well, the actual translation is ‘graue’, with an ‘u’, because </text:span><text:span text:style-name="T16">it’</text:span><text:span text:style-name="T15">s old english. But you get the idea.</text:span></text:p>
      <text:p text:style-name="P2">Then the most appropriate translation of the greek word "Hades" would be the word: "<text:span text:style-name="T17">grave”</text:span>, unless you mean the pagan idea of the greeks of an underworld where the greek god Hades reigns, in <text:span text:style-name="T18">which</text:span> case, the ideal would be a transliteration of the word<text:span text:style-name="T19">.</text:span></text:p>
      <text:h text:style-name="P5" text:outline-level="6"><text:bookmark-start text:name="__RefHeading___Toc34813_4173466481"/>Ge-Henna. <text:span text:style-name="T7">Code</text:span> G1067.<text:bookmark-end text:name="__RefHeading___Toc34813_4173466481"/></text:h>
      <text:p text:style-name="Text_20_body">The greek word G1067 sounds "Ge-Henna" and is a transliteration of the hebrew “Ge Hinom” to greek. "Ge" means valley and "Hinom" is <text:span text:style-name="T7">a proper </text:span>name. According to <text:alphabetical-index-mark-start text:id="IMark94814894433920"/>2 Kings 23<text:alphabetical-index-mark-end text:id="IMark94814894433920"/> and Jeremiah 7, in the time of King Josiah, the <text:span text:style-name="T9">h</text:span>ebrews, the Israelites, came sacrificing their children in the valley of Hinnom passing them through fire to a certain god Moloch, and Josiah, who according to the bible was a good king, he finished the <text:span text:style-name="T7">problem</text:span>.</text:p>
      <text:p text:style-name="P2">Then the most appropriate translation of the greek word "Ge-Henna" would be the phrase: “Valley of Hinnom” <text:span text:style-name="T7">or just a transliteration of the word.</text:span></text:p>
      <text:h text:style-name="P3" text:outline-level="4"><text:bookmark-start text:name="__RefHeading___Toc34815_4173466481"/><text:soft-page-break/>Sheol. <text:span text:style-name="T7">Code</text:span> H7585.<text:bookmark-end text:name="__RefHeading___Toc34815_4173466481"/></text:h>
      <text:p text:style-name="Text_20_body">The first of the two greek words used by Jesus Christ, according to the gospels, and translated as "hell", it is "Hades". <text:span text:style-name="T20">S</text:span>ince "Hades," in early greek translations, is simply a translation of the word "Sheol", this is the first word that will <text:span text:style-name="T7">be </text:span>analyze<text:span text:style-name="T7">d</text:span>.</text:p>
      <text:p text:style-name="P2">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21">infierno</text:span>".</text:p>
      <text:p text:style-name="P7">The "Sheol" of the old testament, of the hebrew scriptures, has certain characteristics that are deduced from the context in which the word is used.</text:p>
      <text:h text:style-name="P4" text:outline-level="5"><text:bookmark-start text:name="__RefHeading___Toc34817_4173466481"/>Everyone.<text:bookmark-end text:name="__RefHeading___Toc34817_4173466481"/></text:h>
      <text:p text:style-name="Text_20_body">From <text:alphabetical-index-mark-start text:id="IMark94814894434080"/>Genesis 37<text:alphabetical-index-mark-end text:id="IMark94814894434080"/>, it is understood that Jacob, Israel himself, went to “Sheol” when he died <text:note text:id="ftn1" text:note-class="footnote"><text:note-citation>1</text:note-citation><text:note-body><text:p text:style-name="Footnote"><text:alphabetical-index-mark-start text:id="IMark94814908829712"/><text:span text:style-name="T22">Genesis 37</text:span><text:alphabetical-index-mark-end text:id="IMark94814908829712"/><text:span text:style-name="T22">:35 </text:span><text:a xlink:type="simple" xlink:href="https://biblehub.com/text/genesis/37-35.htm" text:style-name="Internet_20_link" text:visited-style-name="Visited_20_Internet_20_Link"><text:span text:style-name="Definition"><text:span text:style-name="T22">biblehub</text:span></text:span></text:a></text:p></text:note-body></text:note>. From <text:alphabetical-index-mark-start text:id="IMark94814908914032"/>Job 14<text:alphabetical-index-mark-end text:id="IMark94814908914032"/>, it follows that Job, a righteous man according to the creator himself, would also go to "Sheol" if he died in that moment <text:note text:id="ftn2" text:note-class="footnote"><text:note-citation>2</text:note-citation><text:note-body><text:p text:style-name="Footnote"><text:alphabetical-index-mark-start text:id="IMark94814908829712"/><text:span text:style-name="T22">Job 14</text:span><text:alphabetical-index-mark-end text:id="IMark94814908829712"/><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814916496768"/>Job 21<text:alphabetical-index-mark-end text:id="IMark94814916496768"/>, the wicked go down quietly to “Sheol” <text:note text:id="ftn3" text:note-class="footnote"><text:note-citation>3</text:note-citation><text:note-body><text:p text:style-name="Footnote"><text:alphabetical-index-mark-start text:id="IMark94814908829632"/><text:span text:style-name="T22">Job 21</text:span><text:alphabetical-index-mark-end text:id="IMark94814908829632"/><text:span text:style-name="T22">:13 </text:span><text:a xlink:type="simple" xlink:href="https://biblehub.com/text/job/21-13.htm" text:style-name="Internet_20_link" text:visited-style-name="Visited_20_Internet_20_Link"><text:span text:style-name="Definition"><text:span text:style-name="T22">biblehub</text:span></text:span></text:a></text:p></text:note-body></text:note>. From <text:alphabetical-index-mark-start text:id="IMark94814908828000"/>Psalm 16<text:alphabetical-index-mark-end text:id="IMark94814908828000"/>, 18 and 86, David, the man according to heart of God, went to “Sheol” when he died <text:note text:id="ftn4" text:note-class="footnote"><text:note-citation>4</text:note-citation><text:note-body><text:p text:style-name="Footnote"><text:alphabetical-index-mark-start text:id="IMark94814908829712"/><text:span text:style-name="T22">Psalm 16</text:span><text:alphabetical-index-mark-end text:id="IMark94814908829712"/><text:span text:style-name="T22">:10 </text:span><text:a xlink:type="simple" xlink:href="https://biblehub.com/text/psalms/16-10.htm" text:style-name="Internet_20_link" text:visited-style-name="Visited_20_Internet_20_Link"><text:span text:style-name="Definition"><text:span text:style-name="T22">biblehub</text:span></text:span></text:a></text:p></text:note-body></text:note>.</text:p>
      <text:p text:style-name="P2">According to the old testament ALL the dead go to "Sheol", both those we consider good, and those we consider bad. ALL the dead go to “Sheol”.</text:p>
      <text:h text:style-name="P4" text:outline-level="5"><text:bookmark-start text:name="__RefHeading___Toc34819_4173466481"/><text:span text:style-name="T23">Raise</text:span>.<text:bookmark-end text:name="__RefHeading___Toc34819_4173466481"/></text:h>
      <text:p text:style-name="Text_20_body">From 1st Samuel 2, it is understood that YHWH is the one who <text:span text:style-name="T23">takes</text:span> down <text:span text:style-name="T23">to </text:span>"Sheol" and also raises the dead from <text:span text:style-name="T24">it</text:span> <text:note text:id="ftn5" text:note-class="footnote"><text:note-citation>5</text:note-citation><text:note-body><text:p text:style-name="Footnote"><text:alphabetical-index-mark-start text:id="IMark94814908859696"/><text:span text:style-name="T22">1 Samuel 2</text:span><text:alphabetical-index-mark-end text:id="IMark94814908859696"/><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814908901248"/>Amos <text:soft-page-break/>9<text:alphabetical-index-mark-end text:id="IMark94814908901248"/>, no one can hide in “Sheol” because YHWH takes them out, <text:span text:style-name="T24">He </text:span>raises them up, out of “Sheol” <text:note text:id="ftn6" text:note-class="footnote"><text:note-citation>6</text:note-citation><text:note-body><text:p text:style-name="Footnote"><text:alphabetical-index-mark-start text:id="IMark94814908921328"/><text:span text:style-name="T22">Amos 9</text:span><text:alphabetical-index-mark-end text:id="IMark94814908921328"/><text:span text:style-name="T22">:2 </text:span><text:a xlink:type="simple" xlink:href="https://biblehub.com/text/amos/9-2.htm" text:style-name="Internet_20_link" text:visited-style-name="Visited_20_Internet_20_Link"><text:span text:style-name="Definition"><text:span text:style-name="T22">biblehub</text:span></text:span></text:a></text:p></text:note-body></text:note>. From <text:alphabetical-index-mark-start text:id="IMark94814908829632"/>Psalm 16<text:alphabetical-index-mark-end text:id="IMark94814908829632"/>, YHWH does not leave his friend in “Sheol” <text:note text:id="ftn7" text:note-class="footnote"><text:note-citation>7</text:note-citation><text:note-body><text:p text:style-name="P8"><text:alphabetical-index-mark-start text:id="IMark94814908922240"/>Psalm 16<text:alphabetical-index-mark-end text:id="IMark94814908922240"/>:10 <text:a xlink:type="simple" xlink:href="https://biblehub.com/text/psalms/16-10.htm" text:style-name="Internet_20_link" text:visited-style-name="Visited_20_Internet_20_Link">biblehub</text:a></text:p></text:note-body></text:note>. Of the <text:alphabetical-index-mark-start text:id="IMark94814908829552"/>Psalm 30<text:alphabetical-index-mark-end text:id="IMark94814908829552"/>, same, YHWH rises from “Sheol” <text:note text:id="ftn8" text:note-class="footnote"><text:note-citation>8</text:note-citation><text:note-body><text:p text:style-name="Footnote"><text:alphabetical-index-mark-start text:id="IMark94814908921328"/><text:span text:style-name="T22">Psalm 30</text:span><text:alphabetical-index-mark-end text:id="IMark94814908921328"/><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814909090176"/>Hosea 13<text:alphabetical-index-mark-end text:id="IMark94814909090176"/>, YHWH rescues from “Sheol” and death no longer has a sting <text:note text:id="ftn9" text:note-class="footnote"><text:note-citation>9</text:note-citation><text:note-body><text:p text:style-name="Footnote"><text:alphabetical-index-mark-start text:id="IMark94814908829472"/><text:span text:style-name="T22">Hosea 13</text:span><text:alphabetical-index-mark-end text:id="IMark94814908829472"/><text:span text:style-name="T22">:14 </text:span><text:a xlink:type="simple" xlink:href="https://biblehub.com/text/hosea/13-14.htm" text:style-name="Internet_20_link" text:visited-style-name="Visited_20_Internet_20_Link"><text:span text:style-name="Definition"><text:span text:style-name="T22">biblehub</text:span></text:span></text:a></text:p></text:note-body></text:note>.</text:p>
      <text:p text:style-name="P2">According to the Tanakh, the Old Testament, the hebrew scriptures, of the "Sheol" <text:span text:style-name="T24">people can get out</text:span>. <text:span text:style-name="T24">They</text:span> come out when YHWH takes <text:span text:style-name="T24">them</text:span> out of “Sheol”. When YHWH raises the person from “Sheol”. Jesus Christ went to Sheol when he died and left Sheol when he was resurrected.</text:p>
      <text:h text:style-name="P4" text:outline-level="5"><text:bookmark-start text:name="__RefHeading___Toc34821_4173466481"/><text:span text:style-name="T25">Nothing</text:span>.<text:bookmark-end text:name="__RefHeading___Toc34821_4173466481"/></text:h>
      <text:p text:style-name="Text_20_body">From <text:alphabetical-index-mark-start text:id="IMark94814908921328"/>1 Samuel 2<text:alphabetical-index-mark-end text:id="IMark94814908921328"/>, it is understood that there is no life in "Sheol", it seems obvious but <text:span text:style-name="T26">it </text:span><text:span text:style-name="T27">seems</text:span><text:span text:style-name="T26"> </text:span>some <text:span text:style-name="T26">people forget it</text:span> <text:note text:id="ftn10" text:note-class="footnote"><text:note-citation>10</text:note-citation><text:note-body><text:p text:style-name="Footnote"><text:alphabetical-index-mark-start text:id="IMark94814908921408"/><text:span text:style-name="T22">1 Samuel 2</text:span><text:alphabetical-index-mark-end text:id="IMark94814908921408"/><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814916509120"/>Job 14<text:alphabetical-index-mark-end text:id="IMark94814916509120"/>, in "Sheol" the wrath of YHWH <text:span text:style-name="T28">cannot be felt</text:span> <text:note text:id="ftn11" text:note-class="footnote"><text:note-citation>11</text:note-citation><text:note-body><text:p text:style-name="Footnote"><text:alphabetical-index-mark-start text:id="IMark94814908918176"/><text:span text:style-name="T22">Job 14</text:span><text:alphabetical-index-mark-end text:id="IMark94814908918176"/><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814908859456"/>Proverbs 15<text:alphabetical-index-mark-end text:id="IMark94814908859456"/>, there are no thoughts in the “Sheol” <text:note text:id="ftn12" text:note-class="footnote"><text:note-citation>12</text:note-citation><text:note-body><text:p text:style-name="Footnote"><text:alphabetical-index-mark-start text:id="IMark94814908922240"/><text:span text:style-name="T22">Proverbs 15</text:span><text:alphabetical-index-mark-end text:id="IMark94814908922240"/><text:span text:style-name="T22">:11 </text:span><text:a xlink:type="simple" xlink:href="https://biblehub.com/text/proverbs/15-11.htm" text:style-name="Internet_20_link" text:visited-style-name="Visited_20_Internet_20_Link"><text:span text:style-name="Definition"><text:span text:style-name="T22">biblehub</text:span></text:span></text:a></text:p></text:note-body></text:note>. From <text:alphabetical-index-mark-start text:id="IMark94814908818976"/>Psalm 6<text:alphabetical-index-mark-end text:id="IMark94814908818976"/>, there are no memories in “Sheol” <text:note text:id="ftn13" text:note-class="footnote"><text:note-citation>13</text:note-citation><text:note-body><text:p text:style-name="Footnote"><text:alphabetical-index-mark-start text:id="IMark94814908918176"/><text:span text:style-name="T22">Psalm 6</text:span><text:alphabetical-index-mark-end text:id="IMark94814908918176"/><text:span text:style-name="T22">:5 </text:span><text:a xlink:type="simple" xlink:href="https://biblehub.com/text/psalms/6-5.htm" text:style-name="Internet_20_link" text:visited-style-name="Visited_20_Internet_20_Link"><text:span text:style-name="Definition"><text:span text:style-name="T22">biblehub</text:span></text:span></text:a></text:p></text:note-body></text:note>. From <text:alphabetical-index-mark-start text:id="IMark94814916497632"/>Psalm 30<text:alphabetical-index-mark-end text:id="IMark94814916497632"/>, there is no life in "Sheol", it seems obvious but some <text:span text:style-name="T29">people seem to </text:span>forget th<text:span text:style-name="T29">at</text:span> <text:note text:id="ftn14" text:note-class="footnote"><text:note-citation>14</text:note-citation><text:note-body><text:p text:style-name="Footnote"><text:alphabetical-index-mark-start text:id="IMark94814908922240"/><text:span text:style-name="T22">Psalm 30</text:span><text:alphabetical-index-mark-end text:id="IMark94814908922240"/><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814908923104"/>Ecclesiastes 9<text:alphabetical-index-mark-end text:id="IMark94814908923104"/>, in "Sheol" nothing is done, nor one thinks, nor is there knowledge, nor wisdom <text:note text:id="ftn15" text:note-class="footnote"><text:note-citation>15</text:note-citation><text:note-body><text:p text:style-name="Footnote"><text:alphabetical-index-mark-start text:id="IMark94814908918176"/><text:span text:style-name="T22">Ecclesiastes 9</text:span><text:alphabetical-index-mark-end text:id="IMark94814908918176"/><text:span text:style-name="T22">:10 </text:span><text:a xlink:type="simple" xlink:href="https://biblehub.com/text/ecclesiastes/9-10.htm" text:style-name="Internet_20_link" text:visited-style-name="Visited_20_Internet_20_Link"><text:span text:style-name="Definition"><text:span text:style-name="T22">biblehub</text:span></text:span></text:a></text:p></text:note-body></text:note>.</text:p>
      <text:p text:style-name="P2">According to the Tanakh, the hebrew scriptures, in "Sheol" nothing happens, <text:span text:style-name="T28">you are</text:span> dead, <text:span text:style-name="T28">that’s it. P</text:span>eriod.</text:p>
      <text:h text:style-name="P4" text:outline-level="5"><text:bookmark-start text:name="__RefHeading___Toc34823_4173466481"/><text:soft-page-break/>Different.<text:bookmark-end text:name="__RefHeading___Toc34823_4173466481"/></text:h>
      <text:p text:style-name="Text_20_body">Only by making an analysis of the old testament we see that there are great differences between what the bible <text:span text:style-name="T30">teaches </text:span>about "Sheol" and the popular concept of "Hell".</text:p>
      <text:p text:style-name="P9">The current popular concept of "hell" has so many similarities with the greek concept of the underworld dominated by the greek god "Hades", that it is difficult to think that it is not the same concept. Underworld <text:span text:style-name="T31">that</text:span>, by the time of the Septuagint translation, had already adopted the name of the god "Hades" who governed it according to greek mythology. This greek concept is obviously not hebrew. <text:span text:style-name="T20">N</text:span>ot a concept that Jesus Christ <text:span text:style-name="T31">would</text:span> use <text:span text:style-name="T32">in a hebrew context</text:span>. This concept ends up passing to the Romans in the latin word “inferno” and from these to the current popular concept of "hell".</text:p>
      <text:p text:style-name="P10">The concepts were mixed because, at the time <text:span text:style-name="T33">of</text:span><text:span text:style-name="T34"> the</text:span> Septuagint translation, the best greek translation <text:span text:style-name="T35">for</text:span> the hebrew <text:span text:style-name="T34">word </text:span>"Sheol" was "Hades", and the Septuagint translation was the basis for the other translations.</text:p>
      <text:p text:style-name="P11">The word "Hades" is used consistently in the New Testament with the concept of "Sheol" of the old testament, <text:span text:style-name="T33">with one very famous exception that will be analyzed later, </text:span>and NOT with the greek concept for “Hades” which of course is NOT hebrew, and would NOT be used by Jesus Christ <text:span text:style-name="T34">to teach about </text:span><text:span text:style-name="T36">scripture</text:span><text:span text:style-name="T34">.</text:span> <text:span text:style-name="T34">He was after all </text:span>the most hebrew of all <text:span text:style-name="T9">h</text:span>ebrews.</text:p>
      <text:p text:style-name="P2">Some of the verses of the new testament that ratify the concept of "Sheol" of the old testament, <text:span text:style-name="T37">have </text:span>already <text:span text:style-name="T37">been </text:span>mentioned in this presentation, and they are in the mouth of Jesus Christ.</text:p>
      <text:p text:style-name="P2">In <text:alphabetical-index-mark-start text:id="IMark94814908921408"/>John 11<text:alphabetical-index-mark-end text:id="IMark94814908921408"/> Jesus affirms that: <text:span text:style-name="Bible_5f_text">“</text:span><text:span text:style-name="Bible_5f_text"><text:span text:style-name="T38">O</text:span></text:span><text:span text:style-name="Bible_5f_text">ur friend, Lazarus, has fallen asleep, but I am going so that I may awake him out of sleep" </text:span><text:span text:style-name="Bible_5f_text"><text:note text:id="ftn16" text:note-class="footnote"><text:note-citation>16</text:note-citation><text:note-body><text:p text:style-name="Footnote"><text:alphabetical-index-mark-start text:id="IMark94814908891696"/><text:span text:style-name="T22">John 11</text:span><text:alphabetical-index-mark-end text:id="IMark94814908891696"/><text:span text:style-name="T22">:11 </text:span><text:a xlink:type="simple" xlink:href="https://www.biblegateway.com/passage/?search=John+11%3A11&amp;version=WEB" text:style-name="Internet_20_link" text:visited-style-name="Visited_20_Internet_20_Link"><text:span text:style-name="Definition"><text:span text:style-name="T39">WEB</text:span></text:span></text:a></text:p></text:note-body></text:note></text:span><text:s/><text:soft-page-break/>and then explains <text:span text:style-name="Bible_5f_text">“</text:span><text:span text:style-name="Bible_5f_text"><text:span text:style-name="T38">L</text:span></text:span><text:span text:style-name="Bible_5f_text">azarus is dead" </text:span><text:span text:style-name="Bible_5f_text"><text:note text:id="ftn17" text:note-class="footnote"><text:note-citation>17</text:note-citation><text:note-body><text:p text:style-name="Footnote"><text:alphabetical-index-mark-start text:id="IMark94814908891536"/><text:span text:style-name="T22">John 11</text:span><text:alphabetical-index-mark-end text:id="IMark94814908891536"/><text:span text:style-name="T22">:14 </text:span><text:a xlink:type="simple" xlink:href="https://www.biblegateway.com/passage/?search=John+11%3A14&amp;version=WEB" text:style-name="Internet_20_link" text:visited-style-name="Visited_20_Internet_20_Link"><text:span text:style-name="Definition"><text:span text:style-name="T39">WEB</text:span></text:span></text:a></text:p></text:note-body></text:note></text:span>. In <text:alphabetical-index-mark-start text:id="IMark94814908885504"/>Mark 5<text:alphabetical-index-mark-end text:id="IMark94814908885504"/> and <text:alphabetical-index-mark-start text:id="IMark94814908818976"/>Luke 8<text:alphabetical-index-mark-end text:id="IMark94814908818976"/> Yeshua affirms: <text:span text:style-name="Bible_5f_text">“</text:span><text:span text:style-name="Bible_5f_text"><text:span text:style-name="T38">S</text:span></text:span><text:span text:style-name="Bible_5f_text">he isn’t dead, but sleeping" </text:span><text:span text:style-name="Bible_5f_text"><text:note text:id="ftn18" text:note-class="footnote"><text:note-citation>18</text:note-citation><text:note-body><text:p text:style-name="Footnote"><text:alphabetical-index-mark-start text:id="IMark94814908891616"/><text:span text:style-name="T22">Mark 5</text:span><text:alphabetical-index-mark-end text:id="IMark94814908891616"/><text:span text:style-name="T22">:39 </text:span><text:a xlink:type="simple" xlink:href="https://www.biblegateway.com/passage/?search=Mark+5%3A39&amp;version=WEB" text:style-name="Internet_20_link" text:visited-style-name="Visited_20_Internet_20_Link"><text:span text:style-name="Definition"><text:span text:style-name="T39">WEB</text:span></text:span></text:a><text:span text:style-name="T22"> </text:span><text:alphabetical-index-mark-start text:id="IMark94814908891696"/><text:span text:style-name="T22">Luke 8</text:span><text:alphabetical-index-mark-end text:id="IMark94814908891696"/><text:span text:style-name="T22">:52 </text:span><text:a xlink:type="simple" xlink:href="https://www.biblegateway.com/passage/?search=Luke+8%3A52&amp;version=WEB" text:style-name="Internet_20_link" text:visited-style-name="Visited_20_Internet_20_Link"><text:span text:style-name="Definition"><text:span text:style-name="T39">WEB</text:span></text:span></text:a></text:p></text:note-body></text:note></text:span>.</text:p>
      <text:p text:style-name="P2"><text:alphabetical-index-mark-start text:id="IMark94814908891616"/>Matthew 27<text:alphabetical-index-mark-end text:id="IMark94814908891616"/> also uses the same terminology <text:note text:id="ftn19" text:note-class="footnote"><text:note-citation>19</text:note-citation><text:note-body><text:p text:style-name="Footnote"><text:alphabetical-index-mark-start text:id="IMark94814908921104"/><text:span text:style-name="T22">Matthew 27</text:span><text:alphabetical-index-mark-end text:id="IMark94814908921104"/><text:span text:style-name="T22">:52 </text:span><text:a xlink:type="simple" xlink:href="https://biblehub.com/text/matthew/27-52.htm" text:style-name="Internet_20_link" text:visited-style-name="Visited_20_Internet_20_Link"><text:span text:style-name="Definition"><text:span text:style-name="T22">biblehub</text:span></text:span></text:a></text:p></text:note-body></text:note>. And Paul uses the same terminology in <text:alphabetical-index-mark-start text:id="IMark94814908921328"/>1 Corinthians 11<text:alphabetical-index-mark-end text:id="IMark94814908921328"/> <text:note text:id="ftn20" text:note-class="footnote"><text:note-citation>20</text:note-citation><text:note-body><text:p text:style-name="Footnote"><text:alphabetical-index-mark-start text:id="IMark94814908922080"/><text:span text:style-name="T22">1 Corinthians 11</text:span><text:alphabetical-index-mark-end text:id="IMark94814908922080"/><text:span text:style-name="T22">:30 </text:span><text:a xlink:type="simple" xlink:href="https://biblehub.com/text/1_corinthians/11-30.htm" text:style-name="Internet_20_link" text:visited-style-name="Visited_20_Internet_20_Link"><text:span text:style-name="Definition"><text:span text:style-name="T22">biblehub</text:span></text:span></text:a></text:p></text:note-body></text:note><text:s/>and <text:alphabetical-index-mark-start text:id="IMark94814894433856"/>1 Thessalonians 4<text:alphabetical-index-mark-end text:id="IMark94814894433856"/> <text:note text:id="ftn21" text:note-class="footnote"><text:note-citation>21</text:note-citation><text:note-body><text:p text:style-name="Footnote"><text:alphabetical-index-mark-start text:id="IMark94814908891696"/><text:span text:style-name="T22">1 Thessalonians 4</text:span><text:alphabetical-index-mark-end text:id="IMark94814908891696"/><text:span text:style-name="T22">:13 </text:span><text:a xlink:type="simple" xlink:href="https://biblehub.com/text/1_thessalonians/4-13.htm" text:style-name="Internet_20_link" text:visited-style-name="Visited_20_Internet_20_Link"><text:span text:style-name="Definition"><text:span text:style-name="T22">biblehub</text:span></text:span></text:a></text:p></text:note-body></text:note>.</text:p>
      <text:p text:style-name="P2">In <text:alphabetical-index-mark-start text:id="IMark94814908921104"/>Acts 2<text:alphabetical-index-mark-end text:id="IMark94814908921104"/>, Jesus Christ comes out of the hebrew “Sheol” <text:note text:id="ftn22" text:note-class="footnote"><text:note-citation>22</text:note-citation><text:note-body><text:p text:style-name="Footnote"><text:alphabetical-index-mark-start text:id="IMark94814908885504"/><text:span text:style-name="T22">Acts 2</text:span><text:alphabetical-index-mark-end text:id="IMark94814908885504"/><text:span text:style-name="T22">:27 </text:span><text:a xlink:type="simple" xlink:href="https://biblehub.com/text/acts/2-27.htm" text:style-name="Internet_20_link" text:visited-style-name="Visited_20_Internet_20_Link"><text:span text:style-name="Definition"><text:span text:style-name="T22">biblehub</text:span></text:span></text:a></text:p></text:note-body></text:note>. Peter quoted by Luke speaks to a crowd and he quotes King David. <text:span text:style-name="T40">T</text:span>he word in Acts is obviously "Hades" but we know from the context that <text:span text:style-name="T40">he</text:span> is quoting from the old testament the word "Sheol".</text:p>
      <text:p text:style-name="P12">It is noteworthy that some <text:span text:style-name="T41">people</text:span> would like to put Jesus Christ preaching the gospel in "Sheol" because of the verse in 1st Peter that says he preach<text:span text:style-name="T42">ed</text:span> the gospel to the dead <text:note text:id="ftn23" text:note-class="footnote"><text:note-citation>23</text:note-citation><text:note-body><text:p text:style-name="Footnote"><text:alphabetical-index-mark-start text:id="IMark94814827011648"/><text:span text:style-name="T22">1 Peter 4</text:span><text:alphabetical-index-mark-end text:id="IMark94814827011648"/><text:span text:style-name="T22">:6 </text:span><text:a xlink:type="simple" xlink:href="https://biblehub.com/text/1_peter/4-6.htm" text:style-name="Internet_20_link" text:visited-style-name="Visited_20_Internet_20_Link"><text:span text:style-name="Definition"><text:span text:style-name="T22">biblehub</text:span></text:span></text:a></text:p></text:note-body></text:note>, but nowhere in the context appears the word G86, the "Hadés". And obviously, "the dead”, in this context, have the same sense that uses Jesus Christ <text:span text:style-name="T42">himself </text:span>when referring to people who are physically ALIVE but DEAD spiritually, because otherwise it would not be a hebrew concept, of the hebrew scriptures. And Jesus Christ came to fulfill the prophecies, to confirm, to fill <text:span text:style-name="T42">them up</text:span>, to complete, to give FULLNESS, to the HEBREW writings. It is <text:span text:style-name="T43">obvious</text:span> that Jesus Christ preached the gospel to the dead because they were all spiritually dead before Jesus Christ.</text:p>
      <text:p text:style-name="P2">The new testament ratifies the old. Jesus Christ was in <text:span text:style-name="T44">the </text:span>grave, dead, doing nothing and now he is alive because he came out of the grave upon resurrection. And, according to Jesus Christ, when <text:span text:style-name="T44">someone</text:span> is resurrected, it is <text:span text:style-name="T44">to</text:span> not die <text:span text:style-name="T44">again </text:span>because you can no longer die.</text:p>
      <text:p text:style-name="P2"><text:soft-page-break/>The only thing the "Sheol" of the hebrew scriptures has in common with the popular "hell" is that <text:span text:style-name="T45">they </text:span>both have dead <text:span text:style-name="T45">people</text:span>, but they are not even the same dead <text:span text:style-name="T45">people</text:span>.</text:p>
      <text:h text:style-name="P3" text:outline-level="4"><text:bookmark-start text:name="__RefHeading___Toc34825_4173466481"/>Ge-Henna. <text:span text:style-name="T46">Code</text:span> G1067.<text:bookmark-end text:name="__RefHeading___Toc34825_4173466481"/></text:h>
      <text:p text:style-name="Text_20_body">The second and last of the two greek words used by Jesus Christ, according to the gospels, and translated as "hell", <text:span text:style-name="T47">it’s</text:span> the "Ge-Henna".</text:p>
      <text:p text:style-name="P2">The Ge-Henna, that is, the valley of Hinnom described by Jesus Christ in 11 verses from the Gospels of Matthew, Mark, and Luke, and named <text:span text:style-name="T47">one single</text:span> time in the letter of James, the one that ended up being translated as "hell", has a series of characteristics that are deduced by the context in which the word is used.</text:p>
      <text:h text:style-name="P4" text:outline-level="5"><text:bookmark-start text:name="__RefHeading___Toc34827_4173466481"/>It's <text:span text:style-name="T47">of </text:span>fire.<text:bookmark-end text:name="__RefHeading___Toc34827_4173466481"/></text:h>
      <text:p text:style-name="Text_20_body">From <text:alphabetical-index-mark-start text:id="IMark94814908885504"/>Matthew 5<text:alphabetical-index-mark-end text:id="IMark94814908885504"/> <text:note text:id="ftn24" text:note-class="footnote"><text:note-citation>24</text:note-citation><text:note-body><text:p text:style-name="Footnote"><text:alphabetical-index-mark-start text:id="IMark94814908900416"/><text:span text:style-name="T22">Matthew 5</text:span><text:alphabetical-index-mark-end text:id="IMark94814908900416"/><text:span text:style-name="T22">:22 </text:span><text:a xlink:type="simple" xlink:href="https://biblehub.com/text/matthew/5-22.htm" text:style-name="Internet_20_link" text:visited-style-name="Visited_20_Internet_20_Link"><text:span text:style-name="Definition"><text:span text:style-name="T22">biblehub</text:span></text:span></text:a></text:p></text:note-body></text:note>, from <text:alphabetical-index-mark-start text:id="IMark94814908922080"/>Matthew 18<text:alphabetical-index-mark-end text:id="IMark94814908922080"/> <text:note text:id="ftn25" text:note-class="footnote"><text:note-citation>25</text:note-citation><text:note-body><text:p text:style-name="Footnote"><text:alphabetical-index-mark-start text:id="IMark94814908844656"/><text:span text:style-name="T22">Matthew 18</text:span><text:alphabetical-index-mark-end text:id="IMark94814908844656"/><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text:s/>and from <text:alphabetical-index-mark-start text:id="IMark94814908921184"/>Mark 9<text:alphabetical-index-mark-end text:id="IMark94814908921184"/> <text:note text:id="ftn26" text:note-class="footnote"><text:note-citation>26</text:note-citation><text:note-body><text:p text:style-name="Footnote"><text:alphabetical-index-mark-start text:id="IMark94814908914032"/><text:span text:style-name="T22">Mark 9</text:span><text:alphabetical-index-mark-end text:id="IMark94814908914032"/><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ext:span text:style-name="T47">t</text:span>hat <text:span text:style-name="T47">the</text:span> valley is of fire. <text:span text:style-name="T47">Jesus Christ speaks of a</text:span> valley <text:span text:style-name="T47">made of </text:span>fire.</text:p>
      <text:h text:style-name="P4" text:outline-level="5"><text:bookmark-start text:name="__RefHeading___Toc34829_4173466481"/>It does not turn off.<text:bookmark-end text:name="__RefHeading___Toc34829_4173466481"/></text:h>
      <text:p text:style-name="Text_20_body">From <text:alphabetical-index-mark-start text:id="IMark94814908844656"/>Mark 9<text:alphabetical-index-mark-end text:id="IMark94814908844656"/> <text:note text:id="ftn27" text:note-class="footnote"><text:note-citation>27</text:note-citation><text:note-body><text:p text:style-name="Footnote"><text:alphabetical-index-mark-start text:id="IMark94814908892416"/><text:span text:style-name="T22">Mark 9</text:span><text:alphabetical-index-mark-end text:id="IMark94814908892416"/><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text:span text:style-name="T47">the</text:span> fire <text:span text:style-name="T47">of that valley </text:span>does not go out. In this chapter <text:span text:style-name="T47">it is made</text:span> clear the biblical reference to <text:alphabetical-index-mark-start text:id="IMark94814908885504"/>Isaiah 66<text:alphabetical-index-mark-end text:id="IMark94814908885504"/> <text:note text:id="ftn28" text:note-class="footnote"><text:note-citation>28</text:note-citation><text:note-body><text:p text:style-name="Footnote"><text:alphabetical-index-mark-start text:id="IMark94814908891616"/><text:span text:style-name="T22">Isaiah 66</text:span><text:alphabetical-index-mark-end text:id="IMark94814908891616"/><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In hebrew it is the phrase “does not quench”.</text:p>
      <text:h text:style-name="P4" text:outline-level="5"><text:bookmark-start text:name="__RefHeading___Toc34831_4173466481"/><text:soft-page-break/>Life.<text:bookmark-end text:name="__RefHeading___Toc34831_4173466481"/></text:h>
      <text:p text:style-name="Text_20_body">From <text:alphabetical-index-mark-start text:id="IMark94814908914032"/>Matthew 18<text:alphabetical-index-mark-end text:id="IMark94814908914032"/> <text:note text:id="ftn29" text:note-class="footnote"><text:note-citation>29</text:note-citation><text:note-body><text:p text:style-name="Footnote"><text:alphabetical-index-mark-start text:id="IMark94814908900416"/><text:span text:style-name="T22">Matthew 18</text:span><text:alphabetical-index-mark-end text:id="IMark94814908900416"/><text:span text:style-name="T22">:9 </text:span><text:a xlink:type="simple" xlink:href="https://biblehub.com/text/matthew/18-9.htm" text:style-name="Internet_20_link" text:visited-style-name="Visited_20_Internet_20_Link"><text:span text:style-name="Definition"><text:span text:style-name="T22">biblehub</text:span></text:span></text:a></text:p></text:note-body></text:note><text:s/>and <text:alphabetical-index-mark-start text:id="IMark94814908914112"/>Mark 9<text:alphabetical-index-mark-end text:id="IMark94814908914112"/> <text:note text:id="ftn30" text:note-class="footnote"><text:note-citation>30</text:note-citation><text:note-body><text:p text:style-name="Footnote"><text:alphabetical-index-mark-start text:id="IMark94814908914112"/><text:span text:style-name="T22">Mark 9</text:span><text:alphabetical-index-mark-end text:id="IMark94814908914112"/><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5 </text:span><text:a xlink:type="simple" xlink:href="https://biblehub.com/text/mark/9-45.htm" text:style-name="Internet_20_link" text:visited-style-name="Visited_20_Internet_20_Link"><text:span text:style-name="Definition"><text:span text:style-name="T22">biblehub</text:span></text:span></text:a></text:p></text:note-body></text:note>, it is understood that entering the Life and being placed in this valley are two exclusive things. <text:span text:style-name="T47">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1" text:note-class="footnote"><text:note-citation>31</text:note-citation><text:note-body><text:p text:style-name="Footnote"><text:alphabetical-index-mark-start text:id="IMark94814908818992"/><text:span text:style-name="T22">John 14</text:span><text:alphabetical-index-mark-end text:id="IMark94814908818992"/><text:span text:style-name="T22">:6 </text:span><text:a xlink:type="simple" xlink:href="https://www.biblegateway.com/passage/?search=John+14%3A6&amp;version=WEB" text:style-name="Internet_20_link" text:visited-style-name="Visited_20_Internet_20_Link"><text:span text:style-name="Definition"><text:span text:style-name="T48">WEB</text:span></text:span></text:a></text:p></text:note-body></text:note></text:span>, <text:span text:style-name="T47">H</text:span>e is the Life, before Jesus Christ <text:span text:style-name="T47">it</text:span> was <text:span text:style-name="T49">i</text:span>mpossible to enter Life. Then before Jesus Christ, it was impossible <text:span text:style-name="T47">to </text:span>put someone in this valley.</text:p>
      <text:h text:style-name="P4" text:outline-level="5"><text:bookmark-start text:name="__RefHeading___Toc34833_4173466481"/>God's Kingdom.<text:bookmark-end text:name="__RefHeading___Toc34833_4173466481"/></text:h>
      <text:p text:style-name="Text_20_body"><text:span text:style-name="T22">From </text:span><text:alphabetical-index-mark-start text:id="IMark94814908818992"/><text:span text:style-name="T22">Mark 9</text:span><text:alphabetical-index-mark-end text:id="IMark94814908818992"/><text:span text:style-name="T22"> </text:span><text:span text:style-name="T22"><text:note text:id="ftn32" text:note-class="footnote"><text:note-citation>32</text:note-citation><text:note-body><text:p text:style-name="Footnote"><text:alphabetical-index-mark-start text:id="IMark94814909085056"/><text:span text:style-name="T22">Mark 9</text:span><text:alphabetical-index-mark-end text:id="IMark94814909085056"/><text:span text:style-name="T22">:47 </text:span><text:a xlink:type="simple" xlink:href="https://biblehub.com/text/mark/9-47.htm" text:style-name="Internet_20_link" text:visited-style-name="Visited_20_Internet_20_Link"><text:span text:style-name="Definition"><text:span text:style-name="T22">biblehub</text:span></text:span></text:a></text:p></text:note-body></text:note></text:span><text:span text:style-name="T22">, it is understood that entering the Kingdom of God and being placed in this valley are two exclusive things. It also tells us that before enter</text:span><text:span text:style-name="T48">ing</text:span><text:span text:style-name="T22"> God’</text:span><text:span text:style-name="T48">s Kingdom </text:span><text:span text:style-name="T22">it was impossible to be thrown into this valley. When Jesus Christ sends out 70 of his disciples, in </text:span><text:alphabetical-index-mark-start text:id="IMark94814908818912"/><text:span text:style-name="T22">Luke 10</text:span><text:alphabetical-index-mark-end text:id="IMark94814908818912"/><text:span text:style-name="T22">, he says </text:span><text:span text:style-name="Bible_5f_text"><text:span text:style-name="T22">“</text:span></text:span><text:span text:style-name="Bible_5f_text"><text:span text:style-name="T48">H</text:span></text:span><text:span text:style-name="Bible_5f_text">eal the sick who are there, and tell them, ‘God’s Kingdom has come near to you’</text:span><text:span text:style-name="Bible_5f_text"><text:span text:style-name="T22">” </text:span></text:span><text:span text:style-name="Bible_5f_text"><text:span text:style-name="T22"><text:note text:id="ftn33" text:note-class="footnote"><text:note-citation>33</text:note-citation><text:note-body><text:p text:style-name="Footnote"><text:alphabetical-index-mark-start text:id="IMark94814909084976"/><text:span text:style-name="T22">Luke 10</text:span><text:alphabetical-index-mark-end text:id="IMark94814909084976"/><text:span text:style-name="T22">:9 </text:span><text:a xlink:type="simple" xlink:href="https://www.biblegateway.com/passage/?search=Luke+10%3A9&amp;version=WEB" text:style-name="Internet_20_link" text:visited-style-name="Visited_20_Internet_20_Link"><text:span text:style-name="Definition"><text:span text:style-name="T48">WEB</text:span></text:span></text:a></text:p></text:note-body></text:note></text:span></text:span><text:span text:style-name="T22">, in </text:span><text:alphabetical-index-mark-start text:id="IMark94814908915280"/><text:span text:style-name="T22">Luke 11</text:span><text:alphabetical-index-mark-end text:id="IMark94814908915280"/><text:span text:style-name="T22">, </text:span><text:span text:style-name="T48">H</text:span><text:span text:style-name="T22">e tells those who accused him of obtaining his power from Beelzebub, who: </text:span><text:span text:style-name="Bible_5f_text"><text:span text:style-name="T22">“</text:span></text:span><text:span text:style-name="Bible_5f_text"><text:span text:style-name="T50">i</text:span></text:span><text:span text:style-name="Bible_5f_text"><text:span text:style-name="T22">f I by God’s finger cast out demons, then God’s Kingdom has come to you” </text:span></text:span><text:span text:style-name="Bible_5f_text"><text:span text:style-name="T22"><text:note text:id="ftn34" text:note-class="footnote"><text:note-citation>34</text:note-citation><text:note-body><text:p text:style-name="Footnote"><text:alphabetical-index-mark-start text:id="IMark94814908892416"/><text:span text:style-name="T22">Luke 11</text:span><text:alphabetical-index-mark-end text:id="IMark94814908892416"/><text:span text:style-name="T22">:20 </text:span><text:a xlink:type="simple" xlink:href="https://www.biblegateway.com/passage/?search=Luke+11%3A20&amp;version=WEB" text:style-name="Internet_20_link" text:visited-style-name="Visited_20_Internet_20_Link"><text:span text:style-name="Definition"><text:span text:style-name="T48">WEB</text:span></text:span></text:a></text:p></text:note-body></text:note></text:span></text:span><text:span text:style-name="T22">, in </text:span><text:alphabetical-index-mark-start text:id="IMark94814908830064"/><text:span text:style-name="T22">Luke 17</text:span><text:alphabetical-index-mark-end text:id="IMark94814908830064"/><text:span text:style-name="T22">, </text:span><text:span text:style-name="Bible_5f_text"><text:span text:style-name="T22">“</text:span></text:span><text:span text:style-name="Bible_5f_text"><text:span text:style-name="T50">B</text:span></text:span><text:span text:style-name="Bible_5f_text"><text:span text:style-name="T22">eing asked by the Pharisees when God’s Kingdom would come, he answered them, ‘God’s Kingdom doesn’t come with observation; neither will they say, Look, here! or, Look, there! for behold, God’s Kingdom is within you’” </text:span></text:span><text:span text:style-name="Bible_5f_text"><text:span text:style-name="T22"><text:note text:id="ftn35" text:note-class="footnote"><text:note-citation>35</text:note-citation><text:note-body><text:p text:style-name="Footnote"><text:alphabetical-index-mark-start text:id="IMark94814909084976"/><text:span text:style-name="T22">Luke 17</text:span><text:alphabetical-index-mark-end text:id="IMark94814909084976"/><text:span text:style-name="T22">:20-21 </text:span><text:a xlink:type="simple" xlink:href="https://www.biblegateway.com/passage/?search=Luke+17%3A20-21&amp;version=WEB" text:style-name="Internet_20_link" text:visited-style-name="Visited_20_Internet_20_Link"><text:span text:style-name="Definition"><text:span text:style-name="T50">WEB</text:span></text:span></text:a></text:p></text:note-body></text:note></text:span></text:span><text:span text:style-name="T22">. And Paul saying goodbye to those of Ephesus says </text:span><text:span text:style-name="Bible_5f_text"><text:span text:style-name="T22">“</text:span></text:span><text:span text:style-name="Bible_5f_text"><text:span text:style-name="T50">N</text:span></text:span><text:span text:style-name="Bible_5f_text"><text:span text:style-name="T22">ow, behold, I know that you all, among whom I went about preaching God’s Kingdom, will see my face no more” </text:span></text:span><text:span text:style-name="Bible_5f_text"><text:span text:style-name="T22"><text:note text:id="ftn36" text:note-class="footnote"><text:note-citation>36</text:note-citation><text:note-body><text:p text:style-name="Footnote"><text:alphabetical-index-mark-start text:id="IMark94814908892416"/><text:span text:style-name="T22">Acts 20</text:span><text:alphabetical-index-mark-end text:id="IMark94814908892416"/><text:span text:style-name="T22">:25 </text:span><text:a xlink:type="simple" xlink:href="https://www.biblegateway.com/passage/?search=Acts+20%3A25&amp;version=WEB" text:style-name="Internet_20_link" text:visited-style-name="Visited_20_Internet_20_Link"><text:span text:style-name="Definition"><text:span text:style-name="T50">WEB</text:span></text:span></text:a></text:p></text:note-body></text:note></text:span></text:span><text:span text:style-name="T22">. Before Jesus Christ the Kingdom of God </text:span><text:soft-page-break/><text:span text:style-name="T22">had not arrived, then before Jesus Christ it was impossible to put someone in this Valley.</text:span></text:p>
      <text:h text:style-name="P4" text:outline-level="5"><text:bookmark-start text:name="__RefHeading___Toc34835_4173466481"/>Eternal.<text:bookmark-end text:name="__RefHeading___Toc34835_4173466481"/></text:h>
      <text:p text:style-name="Text_20_body">From <text:alphabetical-index-mark-start text:id="IMark94814909085056"/>Matthew 18<text:alphabetical-index-mark-end text:id="IMark94814909085056"/> <text:note text:id="ftn37" text:note-class="footnote"><text:note-citation>37</text:note-citation><text:note-body><text:p text:style-name="Footnote"><text:alphabetical-index-mark-start text:id="IMark94814826801120"/><text:span text:style-name="T22">Matthew 18</text:span><text:alphabetical-index-mark-end text:id="IMark94814826801120"/><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 it is understood that the fire of that valley is eternal. Here the word is G166 <text:note text:id="ftn38" text:note-class="footnote"><text:note-citation>38</text:note-citation><text:note-body><text:p text:style-name="Footnote"><text:a xlink:type="simple" xlink:href="https://biblehub.com/greek/166.htm" text:style-name="Internet_20_link" text:visited-style-name="Visited_20_Internet_20_Link"><text:span text:style-name="Definition"><text:span text:style-name="T22">G166</text:span></text:span></text:a></text:p></text:note-body></text:note>, “aiónios”, which is the same used for eternal life.</text:p>
      <text:h text:style-name="P4" text:outline-level="5"><text:bookmark-start text:name="__RefHeading___Toc34837_4173466481"/>Everyone.<text:bookmark-end text:name="__RefHeading___Toc34837_4173466481"/></text:h>
      <text:p text:style-name="Text_20_body">From <text:alphabetical-index-mark-start text:id="IMark94814908892416"/>Mark 9<text:alphabetical-index-mark-end text:id="IMark94814908892416"/> <text:note text:id="ftn39" text:note-class="footnote"><text:note-citation>39</text:note-citation><text:note-body><text:p text:style-name="Footnote"><text:alphabetical-index-mark-start text:id="IMark94814894433856"/><text:span text:style-name="T22">Mark 9</text:span><text:alphabetical-index-mark-end text:id="IMark94814894433856"/><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 it is understood that everyone will be salted with the same fire of that valley.</text:p>
      <text:h text:style-name="P4" text:outline-level="5"><text:bookmark-start text:name="__RefHeading___Toc34839_4173466481"/>Judgment.<text:bookmark-end text:name="__RefHeading___Toc34839_4173466481"/></text:h>
      <text:p text:style-name="Text_20_body">From <text:alphabetical-index-mark-start text:id="IMark94814908899600"/>Matthew 23<text:alphabetical-index-mark-end text:id="IMark94814908899600"/> <text:note text:id="ftn40" text:note-class="footnote"><text:note-citation>40</text:note-citation><text:note-body><text:p text:style-name="Footnote"><text:alphabetical-index-mark-start text:id="IMark94814908914032"/><text:span text:style-name="T22">Matthew 23</text:span><text:alphabetical-index-mark-end text:id="IMark94814908914032"/><text:span text:style-name="T22">:33 </text:span><text:a xlink:type="simple" xlink:href="https://biblehub.com/text/matthew/23-33.htm" text:style-name="Internet_20_link" text:visited-style-name="Visited_20_Internet_20_Link"><text:span text:style-name="Definition"><text:span text:style-name="T22">biblehub</text:span></text:span></text:a></text:p></text:note-body></text:note>, it is understood that a judgment is executed in that valley.</text:p>
      <text:h text:style-name="P4" text:outline-level="5"><text:bookmark-start text:name="__RefHeading___Toc34841_4173466481"/>Before.<text:bookmark-end text:name="__RefHeading___Toc34841_4173466481"/></text:h>
      <text:p text:style-name="Text_20_body">From <text:alphabetical-index-mark-start text:id="IMark94814908914032"/>Matthew 23<text:alphabetical-index-mark-end text:id="IMark94814908914032"/> <text:note text:id="ftn41" text:note-class="footnote"><text:note-citation>41</text:note-citation><text:note-body><text:p text:style-name="Footnote"><text:alphabetical-index-mark-start text:id="IMark94814908830032"/><text:span text:style-name="T22">Matthew 23</text:span><text:alphabetical-index-mark-end text:id="IMark94814908830032"/><text:span text:style-name="T22">:15 </text:span><text:a xlink:type="simple" xlink:href="https://biblehub.com/text/matthew/23-15.htm" text:style-name="Internet_20_link" text:visited-style-name="Visited_20_Internet_20_Link"><text:span text:style-name="Definition"><text:span text:style-name="T22">biblehub</text:span></text:span></text:a><text:span text:style-name="T22"> Matthew 23:33 </text:span><text:a xlink:type="simple" xlink:href="https://biblehub.com/text/matthew/23-33.htm" text:style-name="Internet_20_link" text:visited-style-name="Visited_20_Internet_20_Link"><text:span text:style-name="Definition"><text:span text:style-name="T22">biblehub</text:span></text:span></text:a></text:p></text:note-body></text:note>, from <text:alphabetical-index-mark-start text:id="IMark94814908900096"/>Mark 9<text:alphabetical-index-mark-end text:id="IMark94814908900096"/> <text:note text:id="ftn42" text:note-class="footnote"><text:note-citation>42</text:note-citation><text:note-body><text:p text:style-name="Footnote"><text:alphabetical-index-mark-start text:id="IMark94814908905984"/><text:span text:style-name="T22">Mark 9</text:span><text:alphabetical-index-mark-end text:id="IMark94814908905984"/><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text:s/>and from <text:alphabetical-index-mark-start text:id="IMark94814908914112"/>James 3<text:alphabetical-index-mark-end text:id="IMark94814908914112"/> <text:note text:id="ftn43" text:note-class="footnote"><text:note-citation>43</text:note-citation><text:note-body><text:p text:style-name="Footnote"><text:alphabetical-index-mark-start text:id="IMark94814908818992"/><text:span text:style-name="T22">James 3</text:span><text:alphabetical-index-mark-end text:id="IMark94814908818992"/><text:span text:style-name="T22">:6 </text:span><text:a xlink:type="simple" xlink:href="https://biblehub.com/text/james/3-6.htm" text:style-name="Internet_20_link" text:visited-style-name="Visited_20_Internet_20_Link"><text:span text:style-name="Definition"><text:span text:style-name="T22">biblehub</text:span></text:span></text:a></text:p></text:note-body></text:note>, it is understood that at the time of Jesus Christ there were already people who were affected <text:span text:style-name="T51">by</text:span> that valley and didn't even know it. <text:span text:style-name="T51">It</text:span> was already acting. <text:span text:style-name="T51">It</text:span> acts from before physical death. And therefore since before the physical resurrection.</text:p>
      <text:h text:style-name="P4" text:outline-level="5"><text:bookmark-start text:name="__RefHeading___Toc34843_4173466481"/><text:span text:style-name="T52">After</text:span>.<text:bookmark-end text:name="__RefHeading___Toc34843_4173466481"/></text:h>
      <text:p text:style-name="Text_20_body">From <text:alphabetical-index-mark-start text:id="IMark94814908830032"/>Luke 12<text:alphabetical-index-mark-end text:id="IMark94814908830032"/> <text:note text:id="ftn44" text:note-class="footnote"><text:note-citation>44</text:note-citation><text:note-body><text:p text:style-name="Footnote"><text:alphabetical-index-mark-start text:id="IMark94814908914112"/><text:span text:style-name="T22">Luke 12</text:span><text:alphabetical-index-mark-end text:id="IMark94814908914112"/><text:span text:style-name="T22">:5 </text:span><text:a xlink:type="simple" xlink:href="https://biblehub.com/text/luke/12-5.htm" text:style-name="Internet_20_link" text:visited-style-name="Visited_20_Internet_20_Link"><text:span text:style-name="Definition"><text:span text:style-name="T53">biblehub</text:span></text:span></text:a></text:p></text:note-body></text:note>, it is understood that this valley also acts after physical resurrection.</text:p>
      <text:h text:style-name="P4" text:outline-level="5"><text:bookmark-start text:name="__RefHeading___Toc34845_4173466481"/><text:soft-page-break/>The worm does not die.<text:bookmark-end text:name="__RefHeading___Toc34845_4173466481"/></text:h>
      <text:p text:style-name="Text_20_body">From <text:alphabetical-index-mark-start text:id="IMark94814908900176"/>Mark 9<text:alphabetical-index-mark-end text:id="IMark94814908900176"/> <text:note text:id="ftn45" text:note-class="footnote"><text:note-citation>45</text:note-citation><text:note-body><text:p text:style-name="Footnote"><text:alphabetical-index-mark-start text:id="IMark94814908857984"/><text:span text:style-name="T22">Mark 9</text:span><text:alphabetical-index-mark-end text:id="IMark94814908857984"/><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in that valley the worm does not die. In this chapter <text:span text:style-name="T54">it is made</text:span> clear the biblical reference to <text:alphabetical-index-mark-start text:id="IMark94814908914112"/>Isaiah 66<text:alphabetical-index-mark-end text:id="IMark94814908914112"/> <text:note text:id="ftn46" text:note-class="footnote"><text:note-citation>46</text:note-citation><text:note-body><text:p text:style-name="Footnote"><text:alphabetical-index-mark-start text:id="IMark94814908857824"/><text:span text:style-name="T22">Isaiah 66</text:span><text:alphabetical-index-mark-end text:id="IMark94814908857824"/><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The worm of <text:alphabetical-index-mark-start text:id="IMark94814908831056"/>Isaiah 66<text:alphabetical-index-mark-end text:id="IMark94814908831056"/> is the word H8438 <text:note text:id="ftn47" text:note-class="footnote"><text:note-citation>47</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48" text:note-class="footnote"><text:note-citation>48</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span text:style-name="T22"> </text:span><text:a xlink:type="simple" xlink:href="https://biblehub.com/hebrew/strongs_8438.htm" text:style-name="Internet_20_link" text:visited-style-name="Visited_20_Internet_20_Link"><text:span text:style-name="Definition"><text:span text:style-name="T22">biblehub</text:span></text:span></text:a></text:p></text:note-body></text:note>. It is also the word used in <text:alphabetical-index-mark-start text:id="IMark94814908831136"/>psalm 22<text:alphabetical-index-mark-end text:id="IMark94814908831136"/> <text:note text:id="ftn49" text:note-class="footnote"><text:note-citation>49</text:note-citation><text:note-body><text:p text:style-name="Footnote"><text:alphabetical-index-mark-start text:id="IMark94814908857904"/><text:span text:style-name="T22">Psalm 22</text:span><text:alphabetical-index-mark-end text:id="IMark94814908857904"/><text:span text:style-name="T22">:6 </text:span><text:a xlink:type="simple" xlink:href="https://biblehub.com/text/psalms/22-6.htm" text:style-name="Internet_20_link" text:visited-style-name="Visited_20_Internet_20_Link"><text:span text:style-name="Definition"><text:span text:style-name="T22">biblehub</text:span></text:span></text:a></text:p></text:note-body></text:note><text:s/>quoted by our Lord on the cross. And it is the same with which, in <text:alphabetical-index-mark-start text:id="IMark94814908905712"/>Isaiah 41<text:alphabetical-index-mark-end text:id="IMark94814908905712"/>, God calls "worm" to Jacob <text:note text:id="ftn50" text:note-class="footnote"><text:note-citation>50</text:note-citation><text:note-body><text:p text:style-name="Footnote"><text:alphabetical-index-mark-start text:id="IMark94814908914032"/><text:span text:style-name="T22">Isaiah 41</text:span><text:alphabetical-index-mark-end text:id="IMark94814908914032"/><text:span text:style-name="T22">:14 </text:span><text:a xlink:type="simple" xlink:href="https://biblehub.com/text/isaiah/41-14.htm" text:style-name="Internet_20_link" text:visited-style-name="Visited_20_Internet_20_Link"><text:span text:style-name="Definition"><text:span text:style-name="T22">biblehub</text:span></text:span></text:a></text:p></text:note-body></text:note>. Tabernacle, priest clothes, Jesus Christ, Jacob. All the same “worm” from <text:alphabetical-index-mark-start text:id="IMark94814908912208"/>Isaiah 66<text:alphabetical-index-mark-end text:id="IMark94814908912208"/>.</text:p>
      <text:p text:style-name="P2">Paul in 2nd Corinthians 5 <text:note text:id="ftn51" text:note-class="footnote"><text:note-citation>51</text:note-citation><text:note-body><text:p text:style-name="Footnote"><text:alphabetical-index-mark-start text:id="IMark94814908900096"/><text:span text:style-name="T22">1 Corinthians 5</text:span><text:alphabetical-index-mark-end text:id="IMark94814908900096"/><text:span text:style-name="T22">:1-5 </text:span><text:a xlink:type="simple" xlink:href="https://www.biblegateway.com/passage/?search=2+Corinthians+5%3A1-5&amp;version=KJV" text:style-name="Internet_20_link" text:visited-style-name="Visited_20_Internet_20_Link"><text:span text:style-name="Definition"><text:span text:style-name="T22">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54">with the</text:span> purity <text:span text:style-name="T54">of the </text:span>Holy Spirit.</text:p>
      <text:p text:style-name="P2">These observations allow us to conclude that the "worm does not die" refers to the <text:span text:style-name="T55">BODY</text:span> of the person who is in that valley. The valley is NOT <text:span text:style-name="T54">the </text:span>cause of death of the person's body, of physical death.</text:p>
      <text:h text:style-name="P4" text:outline-level="5"><text:bookmark-start text:name="__RefHeading___Toc34847_4173466481"/>Destroyer.<text:bookmark-end text:name="__RefHeading___Toc34847_4173466481"/></text:h>
      <text:p text:style-name="Text_20_body"><text:span text:style-name="T22">From </text:span><text:alphabetical-index-mark-start text:id="IMark94814908900096"/><text:span text:style-name="T22">Matthew 10</text:span><text:alphabetical-index-mark-end text:id="IMark94814908900096"/><text:span text:style-name="T22"> </text:span><text:span text:style-name="T22"><text:note text:id="ftn52" text:note-class="footnote"><text:note-citation>52</text:note-citation><text:note-body><text:p text:style-name="Footnote"><text:alphabetical-index-mark-start text:id="IMark94814908830976"/><text:span text:style-name="T22">Matthew 10</text:span><text:alphabetical-index-mark-end text:id="IMark94814908830976"/><text:span text:style-name="T22">:28 </text:span><text:a xlink:type="simple" xlink:href="https://biblehub.com/text/matthew/10-28.htm" text:style-name="Internet_20_link" text:visited-style-name="Visited_20_Internet_20_Link"><text:span text:style-name="Definition"><text:span text:style-name="T22">biblehub</text:span></text:span></text:a><text:span text:style-name="T22"> </text:span><text:a xlink:type="simple" xlink:href="https://biblehub.com/greek/622.htm" text:style-name="Internet_20_link" text:visited-style-name="Visited_20_Internet_20_Link"><text:span text:style-name="Definition"><text:span text:style-name="T22">G622</text:span></text:span></text:a></text:p></text:note-body></text:note></text:span><text:span text:style-name="T22">, it is understood that there is a person who can use that valley to destroy body and spirit. The word for destroy is </text:span><text:soft-page-break/><text:span text:style-name="T22">the G622 </text:span><text:span text:style-name="T22"><text:note text:id="ftn53" text:note-class="footnote"><text:note-citation>53</text:note-citation><text:note-body><text:p text:style-name="Footnote"><text:a xlink:type="simple" xlink:href="https://biblehub.com/greek/622.htm" text:style-name="Internet_20_link" text:visited-style-name="Visited_20_Internet_20_Link"><text:span text:style-name="Definition"><text:span text:style-name="T22">G622</text:span></text:span></text:a><text:span text:style-name="T22"> </text:span><text:a xlink:type="simple" xlink:href="https://biblehub.com/greek/strongs_622.htm" text:style-name="Internet_20_link" text:visited-style-name="Visited_20_Internet_20_Link"><text:span text:style-name="Definition"><text:span text:style-name="T22">biblehub</text:span></text:span></text:a></text:p></text:note-body></text:note></text:span><text:span text:style-name="T22"><text:s/>which is not only used in the sense of “kill</text:span><text:span text:style-name="T56">ing</text:span><text:span text:style-name="T22">” but also in the sense of being ruined, or lost. For example it is used in </text:span><text:alphabetical-index-mark-start text:id="IMark94814908857984"/><text:span text:style-name="T22">Matthew 15</text:span><text:alphabetical-index-mark-end text:id="IMark94814908857984"/><text:span text:style-name="T22"> when our Lord says that </text:span><text:span text:style-name="Bible_5f_text"><text:span text:style-name="T22">“</text:span></text:span><text:span text:style-name="Bible_5f_text"><text:span text:style-name="T56">I</text:span></text:span><text:span text:style-name="Bible_5f_text"> wasn’t sent to anyone but the lost sheep of the house of Israel</text:span><text:span text:style-name="Bible_5f_text"><text:span text:style-name="T22">” </text:span></text:span><text:span text:style-name="Bible_5f_text"><text:span text:style-name="T22"><text:note text:id="ftn54" text:note-class="footnote"><text:note-citation>54</text:note-citation><text:note-body><text:p text:style-name="Footnote"><text:alphabetical-index-mark-start text:id="IMark94814908830976"/><text:span text:style-name="T22">Matthew 15</text:span><text:alphabetical-index-mark-end text:id="IMark94814908830976"/><text:span text:style-name="T22">:24 </text:span><text:a xlink:type="simple" xlink:href="https://www.biblegateway.com/passage/?search=Matthew+15%3A24&amp;version=WEB" text:style-name="Internet_20_link" text:visited-style-name="Visited_20_Internet_20_Link"><text:span text:style-name="T56">WEB</text:span></text:a><text:span text:style-name="T22"> </text:span><text:a xlink:type="simple" xlink:href="https://biblehub.com/text/matthew/15-24.htm" text:style-name="Internet_20_link" text:visited-style-name="Visited_20_Internet_20_Link"><text:span text:style-name="Definition"><text:span text:style-name="T22">biblehub</text:span></text:span></text:a></text:p></text:note-body></text:note></text:span></text:span><text:span text:style-name="T22">. Here obviously these little sheep have </text:span><text:span text:style-name="T56">not </text:span><text:span text:style-name="T22">been killed but they are "destroyed", “ruined”, “degraded”, “lost” in perdition. </text:span><text:span text:style-name="T56">T</text:span><text:span text:style-name="T22">hat valley destroys, ruins, ends, degrades body and spirit but </text:span><text:span text:style-name="T57">NOT to an irreversible </text:span><text:span text:style-name="T56">state </text:span><text:span text:style-name="T22">because “the worm does not die”.</text:span></text:p>
      <text:h text:style-name="P4" text:outline-level="5"><text:bookmark-start text:name="__RefHeading___Toc34849_4173466481"/>Different.<text:bookmark-end text:name="__RefHeading___Toc34849_4173466481"/></text:h>
      <text:p text:style-name="Text_20_body">Taking all the characteristics of the Valley of Hinnom, the most important <text:span text:style-name="T58">difference</text:span> with the popular hell is that the valley of Hinnom only acts over those who are PHYSICALLY ALIVE. Either before or after the physical resurrection but only acts on LIVING people who have a physical body. <text:span text:style-name="T59">N</text:span>ot that <text:span text:style-name="T59">any</text:span> <text:span text:style-name="T59">son</text:span> of Adam can have any kind of life without a physical body, but since some people think so, that the dead are still alive, well, the emphasis must be made: PHYSICALLY ALIVE in BODY and SPIRIT.</text:p>
      <text:p text:style-name="P2">It obviously has several features similar to those of the popular “hell”: it is made of fire, <text:span text:style-name="T58">the</text:span> fire does not go out, it is eternal, it executes a judgment, it also acts after the resurrection and <text:span text:style-name="T58">it </text:span>is destructive. But it only acts on physical beings and the destructive effect is reversible.</text:p>
      <text:p text:style-name="P13">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0">salts</text:span>, sprink<text:span text:style-name="T61">les</text:span><text:span text:style-name="T62"> over</text:span>, ALL <text:span text:style-name="T60">people </text:span>physically alive but spiritually dead.</text:p>
      <text:p text:style-name="P14">It is similar but different. This is a spiritual concept with physical effects, <text:span text:style-name="T63">just</text:span> <text:span text:style-name="T63">like</text:span> sin, which is also a<text:span text:style-name="T62">n</text:span> spiritual concept with physical effects.</text:p>
      <text:p text:style-name="P14"><text:soft-page-break/>This concept is perfectly consistent with what was observed when <text:span text:style-name="T62">we </text:span>spoke of divine justice: with the intentions that Yeshua claims to have in <text:alphabetical-index-mark-start text:id="IMark94814908857824"/>Luke 12<text:alphabetical-index-mark-end text:id="IMark94814908857824"/> when he states that: <text:span text:style-name="Bible_5f_text">“</text:span><text:span text:style-name="Bible_5f_text"><text:span text:style-name="T64">I</text:span></text:span><text:span text:style-name="Bible_5f_text"> came to throw </text:span><text:span text:style-name="Bible_5f_text"><text:span text:style-name="T64">FIRE</text:span></text:span><text:span text:style-name="Bible_5f_text"> on the earth. I wish it were already kindled" </text:span><text:span text:style-name="Bible_5f_text"><text:note text:id="ftn55" text:note-class="footnote"><text:note-citation>55</text:note-citation><text:note-body><text:p text:style-name="Footnote"><text:alphabetical-index-mark-start text:id="IMark94814908860288"/><text:span text:style-name="T22">Luke 12</text:span><text:alphabetical-index-mark-end text:id="IMark94814908860288"/><text:span text:style-name="T22">:49 </text:span><text:a xlink:type="simple" xlink:href="https://www.biblegateway.com/passage/?search=Luke+12%3A49&amp;version=WEB" text:style-name="Internet_20_link" text:visited-style-name="Visited_20_Internet_20_Link"><text:span text:style-name="Definition"><text:span text:style-name="T65">WEB</text:span></text:span></text:a></text:p></text:note-body></text:note></text:span>. <text:span text:style-name="T62">As said, the pyromaniac </text:span>is Jesus Christ.</text:p>
      <text:p text:style-name="P15"><text:span text:style-name="T22">John the Baptist, according to </text:span><text:alphabetical-index-mark-start text:id="IMark94814908830896"/><text:span text:style-name="T22">Matthew 3</text:span><text:alphabetical-index-mark-end text:id="IMark94814908830896"/><text:span text:style-name="T22">, explains to us about Jesus Christ that: </text:span><text:span text:style-name="Bible_5f_text"><text:span text:style-name="T22">“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22"><text:note text:id="ftn56" text:note-class="footnote"><text:note-citation>56</text:note-citation><text:note-body><text:p text:style-name="Footnote"><text:alphabetical-index-mark-start text:id="IMark94814908818976"/><text:span text:style-name="T22">Matthew 3</text:span><text:alphabetical-index-mark-end text:id="IMark94814908818976"/><text:span text:style-name="T22">:11-12 </text:span><text:a xlink:type="simple" xlink:href="https://www.biblegateway.com/passage/?search=Matthew+3%3A11-12&amp;version=WEB" text:style-name="Internet_20_link" text:visited-style-name="Visited_20_Internet_20_Link"><text:span text:style-name="Definition"><text:span text:style-name="T66">WEB</text:span></text:span></text:a></text:p></text:note-body></text:note></text:span></text:span><text:span text:style-name="T22">. Jehovah, in </text:span><text:alphabetical-index-mark-start text:id="IMark94814908857904"/><text:span text:style-name="T22">Malachi 3</text:span><text:alphabetical-index-mark-end text:id="IMark94814908857904"/><text:span text:style-name="T22">, warns us: </text:span><text:span text:style-name="Bible_5f_text"><text:span text:style-name="T22">“</text:span></text:span><text:span text:style-name="Bible_5f_text"><text:span text:style-name="T66">w</text:span></text:span><text:span text:style-name="Bible_5f_text">ho can endure the day of his coming? And who will stand when he appears? For he is like a refiner’s fire, and like launderers’ soap</text:span><text:span text:style-name="Bible_5f_text"><text:span text:style-name="T22">” </text:span></text:span><text:span text:style-name="Bible_5f_text"><text:span text:style-name="T22"><text:note text:id="ftn57" text:note-class="footnote"><text:note-citation>57</text:note-citation><text:note-body><text:p text:style-name="Footnote"><text:alphabetical-index-mark-start text:id="IMark94814916489216"/><text:span text:style-name="T22">Malachi 3</text:span><text:alphabetical-index-mark-end text:id="IMark94814916489216"/><text:span text:style-name="T22">:2 </text:span><text:a xlink:type="simple" xlink:href="https://www.biblegateway.com/passage/?search=Malachi+3%3A2&amp;version=WEB" text:style-name="Internet_20_link" text:visited-style-name="Visited_20_Internet_20_Link"><text:span text:style-name="Definition"><text:span text:style-name="T66">WEB</text:span></text:span></text:a></text:p></text:note-body></text:note></text:span></text:span><text:span text:style-name="T22">.</text:span></text:p>
      <text:p text:style-name="P16">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58" text:note-class="footnote"><text:note-citation>58</text:note-citation><text:note-body><text:p text:style-name="Footnote"><text:alphabetical-index-mark-start text:id="IMark94814908860288"/><text:span text:style-name="T22">2 Corinthians 2</text:span><text:alphabetical-index-mark-end text:id="IMark94814908860288"/><text:span text:style-name="T22">:14-17 </text:span><text:a xlink:type="simple" xlink:href="https://www.biblegateway.com/passage/?search=2+Corinthians+2%3A14-17&amp;version=NET" text:style-name="Internet_20_link" text:visited-style-name="Visited_20_Internet_20_Link"><text:span text:style-name="Definition"><text:span text:style-name="T22">NET</text:span></text:span></text:a></text:p></text:note-body></text:note></text:span>. In this case the fire is compared to a fragrance, for some mortal, for others fragrance of life.</text:p>
      <text:p text:style-name="P17"><text:soft-page-break/><text:span text:style-name="T22">It is a fire that </text:span><text:span text:style-name="T67">ends</text:span><text:span text:style-name="T22"> the bad guys, it </text:span><text:span text:style-name="T67">ends</text:span><text:span text:style-name="T22"> some before physical death and others after the physical resurrection, because </text:span><text:span text:style-name="Bible_5f_text"><text:span text:style-name="T22">“</text:span></text:span><text:span text:style-name="Bible_5f_text"><text:span text:style-name="T67">m</text:span></text:span><text:span text:style-name="Bible_5f_text">any will be last who are first, and first who are last</text:span><text:span text:style-name="Bible_5f_text"><text:span text:style-name="T22">” </text:span></text:span><text:span text:style-name="Bible_5f_text"><text:span text:style-name="T22"><text:note text:id="ftn59" text:note-class="footnote"><text:note-citation>59</text:note-citation><text:note-body><text:p text:style-name="Footnote"><text:alphabetical-index-mark-start text:id="IMark94814908914112"/><text:span text:style-name="T22">Matthew 19</text:span><text:alphabetical-index-mark-end text:id="IMark94814908914112"/><text:span text:style-name="T22">:30 </text:span><text:a xlink:type="simple" xlink:href="https://www.biblegateway.com/passage/?search=Matthew+19%3A30&amp;version=WEB" text:style-name="Internet_20_link" text:visited-style-name="Visited_20_Internet_20_Link"><text:span text:style-name="Definition"><text:span text:style-name="T67">WEB</text:span></text:span></text:a></text:p></text:note-body></text:note></text:span></text:span><text:span text:style-name="T22">.</text:span></text:p>
      <text:p text:style-name="P17"><text:span text:style-name="T22">God's love is a consuming fire, his Spirit is a fire of Life, that consumes death, a fire of Truth, that puts an end to lies, a Holy fire, which ends sin. If I resist that fire, if I </text:span><text:span text:style-name="T67">am </text:span><text:span text:style-name="T22">attach</text:span><text:span text:style-name="T67">ed</text:span><text:span text:style-name="T22"> to my spiritual death, to my lie, to my sin, </text:span><text:span text:style-name="T67">it </text:span><text:span text:style-name="T22">is going to destroy </text:span><text:span text:style-name="T68">me</text:span><text:span text:style-name="T22">, it will ruin me, degrade </text:span><text:span text:style-name="T68">me</text:span><text:span text:style-name="T22">. If I join that fire, I become part of it and I will have Life, Truth and Holiness. Or as Jesus Christ says in </text:span><text:alphabetical-index-mark-start text:id="IMark94814908830032"/><text:span text:style-name="T22">Matthew 16</text:span><text:alphabetical-index-mark-end text:id="IMark94814908830032"/><text:span text:style-name="T22">: </text:span><text:span text:style-name="Bible_5f_text"><text:span text:style-name="T22">“</text:span></text:span><text:span text:style-name="Bible_5f_text"><text:span text:style-name="T67">F</text:span></text:span><text:span text:style-name="Bible_5f_text">or whoever desires to save his life will lose it, and whoever will lose his life for my sake will find it</text:span><text:span text:style-name="Bible_5f_text"><text:span text:style-name="T22">” </text:span></text:span><text:span text:style-name="Bible_5f_text"><text:span text:style-name="T22"><text:note text:id="ftn60" text:note-class="footnote"><text:note-citation>60</text:note-citation><text:note-body><text:p text:style-name="Footnote"><text:alphabetical-index-mark-start text:id="IMark94814908921888"/><text:span text:style-name="T22">Matthew 16</text:span><text:alphabetical-index-mark-end text:id="IMark94814908921888"/><text:span text:style-name="T22">:25 </text:span><text:a xlink:type="simple" xlink:href="https://www.biblegateway.com/passage/?search=Matthew+16%3A25&amp;version=WEB" text:style-name="Internet_20_link" text:visited-style-name="Visited_20_Internet_20_Link"><text:span text:style-name="Definition"><text:span text:style-name="T67">WEB</text:span></text:span></text:a></text:p></text:note-body></text:note></text:span></text:span><text:span text:style-name="T22">.</text:span></text:p>
      <text:p text:style-name="P2">Once this fire is done with each one of us, the only thing <text:span text:style-name="T61">that</text:span> will we see of the sinner, of the one who rebelled against God, of the dead spirit that was sprinkled with this fire of <text:span text:style-name="T61">L</text:span>ife when he heard the good news of the resurrection, the only thing we will see will be the body of that person, of the <text:span text:style-name="T61">dead one</text:span>, and the memories of that person.</text:p>
      <text:p text:style-name="P2">Once that fire does the hot update, without <text:span text:style-name="T61">halting</text:span>, <text:span text:style-name="T61">while running, </text:span>of the operating system, of the person, the only thing that will remain of the old person, from the old operating system, <text:span text:style-name="T61">will</text:span> be his memories and the body it inhabited.</text:p>
      <text:p text:style-name="P2">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69">And if the update had not started before physical death, it will start </text:span><text:span text:style-name="T70">after resurrection</text:span><text:span text:style-name="T69">.</text:span></text:p>
      <text:p text:style-name="P17"><text:span text:style-name="T22">Once the update is finished, the only thing we </text:span><text:span text:style-name="T67">will be able to</text:span><text:span text:style-name="T22"> do is </text:span><text:span text:style-name="T67">to </text:span><text:span text:style-name="T22">look at that body, remember what that person did, shake your head and think "how wretched". Or as </text:span><text:alphabetical-index-mark-start text:id="IMark94814908921888"/><text:span text:style-name="T22">Isaiah 66</text:span><text:alphabetical-index-mark-end text:id="IMark94814908921888"/><text:span text:style-name="T22"> </text:span><text:span text:style-name="T67">puts it</text:span><text:span text:style-name="T22">: </text:span><text:span text:style-name="Bible_5f_text"><text:span text:style-name="T22">“</text:span></text:span><text:span text:style-name="Bible_5f_text"><text:span text:style-name="T67">A</text:span></text:span><text:span text:style-name="Bible_5f_text">nd they shall </text:span><text:soft-page-break/><text:span text:style-name="Bible_5f_text">go forth, and look upon the carcases of the men that have transgressed against me: for their worm shall not die, neither shall their fire be quenched; and they shall be an abhorring unto </text:span><text:span text:style-name="Bible_5f_text"><text:span text:style-name="T71">ALL</text:span></text:span><text:span text:style-name="Bible_5f_text"> </text:span><text:span text:style-name="Bible_5f_text"><text:span text:style-name="T71">FLESH</text:span></text:span><text:span text:style-name="Bible_5f_text"><text:span text:style-name="T22">” </text:span></text:span><text:span text:style-name="Bible_5f_text"><text:span text:style-name="T22"><text:note text:id="ftn61" text:note-class="footnote"><text:note-citation>61</text:note-citation><text:note-body><text:p text:style-name="Footnote"><text:alphabetical-index-mark-start text:id="IMark94814908829904"/><text:span text:style-name="T22">Isaiah 66</text:span><text:alphabetical-index-mark-end text:id="IMark94814908829904"/><text:span text:style-name="T22">:24 </text:span><text:a xlink:type="simple" xlink:href="https://www.biblegateway.com/passage/?search=Isaiah+66%3A24&amp;version=KJV" text:style-name="Internet_20_link" text:visited-style-name="Visited_20_Internet_20_Link"><text:span text:style-name="Definition"><text:span text:style-name="T22">KJV</text:span></text:span></text:a></text:p></text:note-body></text:note></text:span></text:span><text:span text:style-name="T22">. T</text:span><text:span text:style-name="T72">o</text:span><text:span text:style-name="T22"> ALL </text:span><text:span text:style-name="T72">FLESH</text:span><text:span text:style-name="T22">, including mine, </text:span><text:span text:style-name="T67">and yours, </text:span><text:span text:style-name="T22">already resurrected.</text:span></text:p>
      <text:p text:style-name="P2">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73">a </text:span>hell for the one who denies Jesus Christ and a heaven for the one who accepts him. <text:span text:style-name="T73">A</text:span>nd <text:span text:style-name="T73">NO</text:span> son of Adam starts out <text:span text:style-name="T74">being </text:span>good, saved, holy <text:span text:style-name="T75">or saint</text:span>.</text:p>
      <text:p text:style-name="P2">Either I am fire or I burn. And no child of Adam starts out <text:span text:style-name="T76">being </text:span>fire.</text:p>
      <text:h text:style-name="P3"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77">zip, </text:span>zero, none, <text:span text:style-name="T78">NADA</text:span>. <text:span text:style-name="T79">It d</text:span>oes not exist <text:span text:style-name="T79">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79">N</text:span>ot one <text:span text:style-name="T79">single </text:span>verse.</text:p>
      <text:p text:style-name="P2">The emphasis is on ETERNAL LIFE. 37 verses in the New Testament have the phrase in greek "ETERNAL LIFE", that is to say the word G2222, zoe, followed by the word G166, aiónios, and more than 50 verses refer to that life, to LIFE in Christ Jesus, to eternal life, <text:span text:style-name="T80">whether before</text:span> or <text:span text:style-name="T80">after</text:span> the resurrection of the dead.</text:p>
      <text:p text:style-name="P2">Even <text:span text:style-name="T81">so, </text:span>the only verse in which the phrase "eternal punishment" appears, in some translations of <text:alphabetical-index-mark-start text:id="IMark94814908914032"/>Matthew 25<text:alphabetical-index-mark-end text:id="IMark94814908914032"/>, it is arguable that it means a punishment in the normal sense of the word, but a correction. <text:span text:style-name="T81">A firely one</text:span>.</text:p>
      <text:p text:style-name="P18"><text:soft-page-break/>In the greek the word translated as "punishment" or "torment" is the word G2851 kolasis. Kolasis means correction according to the <text:span text:style-name="T82">Mr </text:span>Strong’<text:span text:style-name="T82">s code</text:span>. In addition, it comes from the word G2849 kolazó, which some scholars argue that it was used for the word “prune”, as when a tree is pruned. Which reminds me of the burning bush that <text:span text:style-name="T82">never </text:span>consumes that Moses saw. That is to say, the phrase, arguably, should <text:span text:style-name="T82">be </text:span>translate<text:span text:style-name="T82">d</text:span> as "eternal correction”. <text:span text:style-name="T81">A firely one</text:span>.</text:p>
      <text:p text:style-name="P2">In any case, the sequence G2851 followed by G166 only appears in one verse. ONE <text:span text:style-name="T83">single </text:span>verse in the entire New Testament. <text:span text:style-name="T83">A</text:span> single verse for the greek phrase that some translate as "punishment eternal".</text:p>
      <text:p text:style-name="P19">The other word used to denote God's punishment is the word G3709, orgé, which translates “<text:span text:style-name="T83">wrath</text:span>”. This word followed by the word for eternity, the G166, does not appear even once in the entire New Testament. <text:span text:style-name="T83">An</text:span> "eternal wrath" in the greek New Testament does not appear, not once, nothing, ZERO. On the contrary, in several parts the bible tells us that the wrath of God lasts only an instant, a moment, and that God is very slow to anger. <text:span text:style-name="T83">A</text:span>nd <text:span text:style-name="T83">in </text:span>various parts of the bible tells us that God's mercy and love is ETERNAL.</text:p>
      <text:p text:style-name="P2">The emphasis in the New Testament is on ETERNAL LIFE and ETERNAL LOVE.</text:p>
      <text:h text:style-name="P3" text:outline-level="4"><text:bookmark-start text:name="__RefHeading___Toc34853_4173466481"/>Eternal punishment.<text:bookmark-end text:name="__RefHeading___Toc34853_4173466481"/></text:h>
      <text:p text:style-name="Text_20_body"><text:alphabetical-index-mark-start text:id="IMark94814916489216"/><text:span text:style-name="T22">Psalm 37</text:span><text:alphabetical-index-mark-end text:id="IMark94814916489216"/><text:span text:style-name="T22"> says that the wicked </text:span><text:span text:style-name="T84">wi</text:span><text:span text:style-name="T85">l</text:span><text:span text:style-name="T84">l be </text:span>cut down<text:span text:style-name="T22">, </text:span><text:span text:style-name="T84">that they </text:span><text:span text:style-name="T22">wither, that they will be cut off, </text:span><text:span text:style-name="T85">that they will not be, </text:span><text:span text:style-name="T22">that </text:span><text:span text:style-name="T85">you will diligently consider their place and it shall not, that their day is coming, </text:span><text:span text:style-name="T22">that their sword will enter their own hearts, that they will perish, that they </text:span><text:bookmark text:name="en-KJV-14471"/><text:span text:style-name="T22">consume away like smoke, that they will </text:span><text:span text:style-name="T85">pass away</text:span><text:span text:style-name="T22">, </text:span><text:span text:style-name="T85">that you sought them and did not find them, </text:span><text:span text:style-name="T22">that they will be </text:span><text:span text:style-name="T85">destroyed</text:span><text:span text:style-name="T22"> </text:span><text:span text:style-name="T22"><text:note text:id="ftn62" text:note-class="footnote"><text:note-citation>62</text:note-citation><text:note-body><text:p text:style-name="Footnote"><text:alphabetical-index-mark-start text:id="IMark94814916489296"/><text:span text:style-name="T22">Psalm 37</text:span><text:alphabetical-index-mark-end text:id="IMark94814916489296"/><text:span text:style-name="T22"> </text:span><text:a xlink:type="simple" xlink:href="https://www.biblegateway.com/passage/?search=Psalm+37&amp;version=KJV" text:style-name="Internet_20_link" text:visited-style-name="Visited_20_Internet_20_Link"><text:span text:style-name="Definition"><text:span text:style-name="T84">KJV</text:span></text:span></text:a></text:p></text:note-body></text:note></text:span><text:span text:style-name="T22">. And </text:span><text:alphabetical-index-mark-start text:id="IMark94814908830976"/><text:span text:style-name="T22">Psalm 14</text:span><text:alphabetical-index-mark-end text:id="IMark94814908830976"/><text:span text:style-name="T22"> says that: </text:span><text:span text:style-name="Bible_5f_text"><text:span text:style-name="T22">“Yahweh looked down from heaven on the children of men, to see if there were any who understood, </text:span></text:span><text:soft-page-break/><text:span text:style-name="Bible_5f_text"><text:span text:style-name="T22">who sought after God. They have all gone aside. They have together become corrupt. There is no one who does good, no, not one” </text:span></text:span><text:span text:style-name="Bible_5f_text"><text:span text:style-name="T22"><text:note text:id="ftn63" text:note-class="footnote"><text:note-citation>63</text:note-citation><text:note-body><text:p text:style-name="Footnote"><text:alphabetical-index-mark-start text:id="IMark94814908971488"/><text:span text:style-name="T22">Psalm 14</text:span><text:alphabetical-index-mark-end text:id="IMark94814908971488"/><text:span text:style-name="T22">:2-3 </text:span><text:a xlink:type="simple" xlink:href="https://www.biblegateway.com/passage/?search=Psalm+14%3A2-3&amp;version=WEB" text:style-name="Internet_20_link" text:visited-style-name="Visited_20_Internet_20_Link"><text:span text:style-name="Definition"><text:span text:style-name="T86">WEB</text:span></text:span></text:a></text:p></text:note-body></text:note></text:span></text:span><text:span text:style-name="T22">. The mechanism by which God makes all things new is by means of an eternal fire, the fire of his Holy Spirit. </text:span><text:span text:style-name="T86">G</text:span><text:span text:style-name="T22">ood </text:span><text:span text:style-name="T86">defeats</text:span><text:span text:style-name="T22"> evil, love </text:span><text:span text:style-name="T86">defeats</text:span><text:span text:style-name="T22"> hate.</text:span></text:p>
      <text:p text:style-name="P20">Although the biblical punishment for those who do evil, for the wicked, is death, the bible does NOT speak of an "eternal death" or a "eternal punishment” for th<text:span text:style-name="T87">e</text:span> wicked one. "Eternal death" is NOT the phrase used by the bible to refer to what happens to the wicked because Jesus Christ came, died and rose again just to get us out of death, both the spiritual and the physical <text:span text:style-name="T87">death</text:span>. There is death and there is punishment, <text:span text:style-name="T87">it’s </text:span>only <text:span text:style-name="T87">that </text:span>they are not eternal.</text:p>
      <text:p text:style-name="P20">But LET'S ASSUME, LET'S ACCEPT, LET'S BELIEVE, that YES, that when the bible says that the bad ones wither, that they will be destroyed, that they will <text:span text:style-name="T87">be </text:span>search<text:span text:style-name="T87">ed</text:span> <text:span text:style-name="T87">for </text:span>and not <text:span text:style-name="T87">found</text:span>, that their day is coming, that their sword will enter their own heart, that they will perish, that they dissipate like the smoke, that they will be eliminated, that they will be exterminated, that they will disappear, <text:span text:style-name="T87">that they will be destroyed, </text:span>it refers to the fact that they die eternally and that is their eternal punishment.</text:p>
      <text:p text:style-name="P20">Let us see how one can understand an eternal destruction, a quot<text:span text:style-name="T88">e and quote</text:span>, “eternal <text:span text:style-name="T87">death</text:span>”, a quot<text:span text:style-name="T89">e and quote</text:span><text:span text:style-name="T87">, </text:span>“eternal punishment”, in the context of what the living God <text:span text:style-name="T87">really </text:span>promises: an ETERNAL LIFE.</text:p>
      <text:p text:style-name="P21"><text:span text:style-name="T22">The destruction, the disappearance of the wicked, of the one who is already dead spiritually, of that which is dying physically, that definitive, total and ETERNAL destruction, begins when </text:span><text:span text:style-name="T90">he</text:span><text:span text:style-name="T22"> </text:span><text:span text:style-name="T90">is</text:span><text:span text:style-name="T22"> born again, when that evil, that spiritual</text:span><text:span text:style-name="T91">ly</text:span><text:span text:style-name="T22"> dead </text:span><text:span text:style-name="T91">person</text:span><text:span text:style-name="T22">, is made a new creature by </text:span><text:span text:style-name="T90">our</text:span><text:span text:style-name="T22"> Celestial Father, and the spiritual</text:span><text:span text:style-name="T91">ly</text:span><text:span text:style-name="T22"> dead </text:span><text:span text:style-name="T91">person </text:span><text:span text:style-name="T22">begin</text:span><text:span text:style-name="T90">s</text:span><text:span text:style-name="T22"> </text:span><text:span text:style-name="T90">his</text:span><text:span text:style-name="T22"> ETERNAL destruction. </text:span><text:span text:style-name="T90">It</text:span> is no longer <text:span text:style-name="T87">the wicked</text:span> who live<text:span text:style-name="T87">s</text:span>, but Christ <text:span text:style-name="T87">that </text:span>lives in <text:span text:style-name="T87">him,</text:span> <text:span text:style-name="T87">t</text:span><text:span text:style-name="T22">he spiritual</text:span><text:span text:style-name="T91">ly</text:span><text:span text:style-name="T22"> dead </text:span><text:span text:style-name="T91">person</text:span><text:span text:style-name="T22">, because </text:span><text:span text:style-name="T90">his</text:span><text:span text:style-name="T22"> eternal destruction </text:span><text:span text:style-name="T90">has already </text:span><text:span text:style-name="T22">began, thus suffering </text:span><text:span text:style-name="T90">his</text:span><text:span text:style-name="T22">, </text:span><text:soft-page-break/><text:span text:style-name="T90">quot</text:span><text:span text:style-name="T92">e and quote</text:span><text:span text:style-name="T22">, "eternal PUNISHMENT". </text:span><text:span text:style-name="T90">N</text:span><text:span text:style-name="T22">ow Jesus Christ live</text:span><text:span text:style-name="T90">s</text:span><text:span text:style-name="T22"> in him and began the ETERNAL life of the NEW CREATURE. </text:span><text:span text:style-name="T92">The </text:span><text:span text:style-name="T22">Christ that lives in that new creature begins to live </text:span><text:span text:style-name="T92">the </text:span><text:span text:style-name="T22">eternal Life in the eternal fire of the Holy Spirit that destroys, ends, disappears, vanishes the sting of death in the wicked, </text:span><text:span text:style-name="T93">and ALL </text:span><text:span text:style-name="T22">the wickedness that was in the spiritual</text:span><text:span text:style-name="T93">ly</text:span><text:span text:style-name="T22"> dead </text:span><text:span text:style-name="T93">person starts its</text:span><text:span text:style-name="T22"> ETERNAL destruction, </text:span><text:span text:style-name="T93">leading </text:span><text:span text:style-name="T22">to his, quot</text:span><text:span text:style-name="T92">e and quote</text:span><text:span text:style-name="T22">, "eternal PUNISHMENT".</text:span></text:p>
      <text:p text:style-name="P2">At the moment of being born again, the old self, the evil one, begins its final journey to eternal destruction, and the new me, the new creature, begins his final journey to an eternal life. That trip is <text:span text:style-name="T94">through</text:span> the eternal fire, and the old me, the evil one, will not like it, but the new <text:span text:style-name="T94">me</text:span>, the good one, will like it more and more. In the end, that wicked man <text:span text:style-name="T94">will</text:span> stop exist<text:span text:style-name="T94">ing</text:span> because <text:span text:style-name="T94">he</text:span> suffers <text:span text:style-name="T94">his </text:span>eternal punishment, <text:span text:style-name="T94">he </text:span>is eternally destroyed, and <text:span text:style-name="T94">the whole </text:span>person, the entire NEW CREATURE is transformed into, the Good, the Holy, the Worthy, the Deserving, Jesus Christ Himself, in that body of the old <text:span text:style-name="T94">me</text:span>.</text:p>
      <text:p text:style-name="P2"><text:span text:style-name="T94">The t</text:span>ransformation is a process where not everything is burned and not everything is <text:span text:style-name="T94">transformed</text:span>. The new creature is born in the old creature and grows until completely transform<text:span text:style-name="T95">ed</text:span> into the new creature.</text:p>
      <text:p text:style-name="P22">In some believers in Yeshua, the part that will be transformed is precisely the one who believes that <text:span text:style-name="T96">for </text:span>the Creator of heaven and earth, that changed his heart of stone for one of flesh, so that <text:span text:style-name="T97">it </text:span>wanted to repent of his sins, and seek, and choose, and accept Jesus Christ, and thus be able to love his Creator above all things, that <text:span text:style-name="T98">for </text:span><text:span text:style-name="T97">THE</text:span> Creator, who also created all other <text:span text:style-name="T97">people</text:span>, <text:span text:style-name="T97">that </text:span><text:span text:style-name="T98">for</text:span><text:span text:style-name="T97"> </text:span><text:span text:style-name="T99">said creator</text:span><text:span text:style-name="T97"> </text:span><text:span text:style-name="T98">it is </text:span><text:span text:style-name="T97">too </text:span><text:span text:style-name="T98">hard</text:span>, or will be <text:span text:style-name="T97">too </text:span><text:span text:style-name="T98">hard</text:span>, to transform the hearts of others who have <text:span text:style-name="T98">ALSO</text:span> refused to accept <text:span text:style-name="T97">Him</text:span>, or choose <text:span text:style-name="T97">Him</text:span>, or seek <text:span text:style-name="T97">Him</text:span> at <text:span text:style-name="T97">some </text:span><text:span text:style-name="T100">other </text:span><text:span text:style-name="T97">given time</text:span>. That part <text:span text:style-name="T97">of that kind of believer </text:span>will suffer the eternal punishment of the fire of the valley of Hinnom that will destroy <text:span text:style-name="T97">it</text:span> forever. That part will suffer, <text:span text:style-name="T97">quote and quote</text:span>, “a<text:span text:style-name="T97">n</text:span> <text:soft-page-break/>eternal death," when the believer, either before or after his physical resurrection, <text:span text:style-name="T97">realizes</text:span> <text:span text:style-name="T101">that what </text:span><text:span text:style-name="T97">he</text:span><text:span text:style-name="T101"> believed was FALSE</text:span>.</text:p>
      <text:p text:style-name="P2">The evil <text:span text:style-name="T102">one </text:span>that we have inside, that enemy of God that we have inside, is being transformed into a new creature, <text:span text:style-name="T102">listen “</text:span>NEW”, by the spirit of the living God who now lives in every believer, that can believe that ALL of us will be transformed, because he is going to see it with his own eyes: we are going to see each other again and embrace <text:span text:style-name="T102">each other </text:span>as brothers in Jesus Christ. That is the biblical promise of the God who does not lie.</text:p>
      <text:h text:style-name="P3" text:outline-level="4"><text:bookmark-start text:name="__RefHeading___Toc34855_4173466481"/>Lake of fire.<text:bookmark-end text:name="__RefHeading___Toc34855_4173466481"/></text:h>
      <text:p text:style-name="Text_20_body">The lake of fire, mentioned in the last chapters of the book of <text:span text:style-name="T103">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03">since</text:span> before Jesus Christ. And when the new testament <text:span text:style-name="T103">was written </text:span>in greek, this word, the "Hadés", never was the “limné-tou-pyros”, that is, the lake of fire. <text:span text:style-name="T103">The </text:span>Hades was the “Hadés” and the “limné-tou-pyros” was the “limné-tou-pyros”. <text:span text:style-name="T103">There was n</text:span>ever <text:span text:style-name="T103">an </text:span>opportunity for them to <text:span text:style-name="T103">get mixed</text:span>.</text:p>
      <text:p text:style-name="P2">So why did the lake of fire also end up being a popular "hell"?</text:p>
      <text:p text:style-name="P2">According to the book of <text:span text:style-name="T104">R</text:span>evelation, <text:span text:style-name="T104">to the </text:span>lake of fire <text:span text:style-name="T104">are thrown the</text:span> false prophet, the beast or monster, the Satan or dragon or devil or ancient serpent, <text:span text:style-name="T104">also </text:span>death is thrown <text:span text:style-name="T104">to it</text:span>, and Hades is thrown <text:span text:style-name="T104">to it</text:span>, that <text:span text:style-name="T104">one that </text:span>comes from "Sheol", or grave. <text:span text:style-name="T104">A</text:span>nd are also thrown partially, or as the bible says "shall have their part", the cowardly, unbelieving, sinners, abominable, murderers, sexually immoral, sorcerers, idolaters, and all liars.</text:p>
      <text:p text:style-name="P2"><text:span text:style-name="T105">Kind of, but not</text:span>.</text:p>
      <text:p text:style-name="P2"><text:soft-page-break/>The bible narrates that "Sheol" and death will be thrown into this lake. This fact tells us that it is a spiritual concept, not a physical one.</text:p>
      <text:p text:style-name="P2">This lake of fire is the "eternal punishment", <text:span text:style-name="T106">quote and quote</text:span>, for the evil, death <text:span text:style-name="T106">itself </text:span>and the grave. It is the end of the grave. <text:span text:style-name="T107">It i</text:span>s the end of death, that is to say that there is no more death, neither spiritual nor physical.</text:p>
      <text:p text:style-name="P23">The lake of fire is the second death for those who were still spiritually dead, those who had died physically but the eternal destruction of <text:span text:style-name="T108">their</text:span> wickedness has not ended. <text:span text:style-name="T108">Even if the process had </text:span>already started.</text:p>
      <text:p text:style-name="P24">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09">A</text:span>nd let's remember <text:span text:style-name="T109">that </text:span><text:span text:style-name="T110">you are </text:span>resurrected so as to not die <text:span text:style-name="T109">again </text:span>because <text:span text:style-name="T110">you</text:span> can no longer die.</text:p>
      <text:p text:style-name="P25">The first resurrected are a few. 144 thousand saints, men, all Israelites, <text:span text:style-name="T109">genetic </text:span>descendants of Abraham, who reigned with Christ for a thousand years, from Jerusalem in the temple described in the book of Ezekiel. Temple to be built at the beginning of the thousand years, when our Lord <text:span text:style-name="T109">returns</text:span>. They are a FEW because many are called but few <text:span text:style-name="T109">are</text:span> <text:span text:style-name="T109">chosen</text:span> of Abraham's <text:span text:style-name="T109">genetic </text:span>descendants. A few who will not have relations with women during those thousand years, because they are already resurrected and the women who live during those thousand years <text:span text:style-name="T109">have not yet been</text:span> risen. It is a forbidden <text:span text:style-name="T111">mating</text:span> between two different kind of bodies.</text:p>
      <text:p text:style-name="P2">The rest, you and I, who are not <text:span text:style-name="T111">genetic </text:span>descendants of Abraham, after the thousand years and after the resurrection of the dead: <text:span text:style-name="T111">to the lake o fire</text:span>, sooner <text:span text:style-name="T111">or</text:span> later, at least in part. <text:span text:style-name="T112">As</text:span> believer, follower, and disciple of Yeshua, that you believe <text:span text:style-name="T112">you are</text:span>, however <text:span text:style-name="T112">written</text:span> in the <text:soft-page-break/>book of life <text:span text:style-name="T112">that you think you are</text:span>, <text:span text:style-name="T112">you</text:span> HA<text:span text:style-name="T112">VE</text:span> SIN <text:span text:style-name="T112">my brother</text:span>, <text:span text:style-name="T112">you</text:span> ha<text:span text:style-name="T112">ve</text:span> at least a <text:span text:style-name="T113">little </text:span>lie, and that part of <text:span text:style-name="T112">yours</text:span> goes to the lake of fire in chapter 21, <text:span text:style-name="T112">that is </text:span>if <text:span text:style-name="T112">you were </text:span>not sent complete<text:span text:style-name="T112">ly</text:span> in chapter 20 of the book of Revelation.</text:p>
      <text:p text:style-name="P26">Only until the end will all things be known and that is what the lake of fire is for: to purify all those little lies, purifying them as silver <text:span text:style-name="T113">is </text:span>purifie<text:span text:style-name="T113">d</text:span>: <text:span text:style-name="T113">with</text:span> FIRE. And fire BURNS. It's exactly the same fire of Ge-Henna, of Ge Hinom, of the valley of Hinnom. Either you are fire or you burn. And no one starts out <text:span text:style-name="T113">being</text:span> fire.</text:p>
      <text:p text:style-name="P2">After the resurrection of ALL the dead, when we meet with all those who hurt us and with all those <text:span text:style-name="T114">who </text:span>we <text:span text:style-name="T114">hurt,</text:span> we will have to admit what we did. At that time it will be impossible to deny the Truth, to deny Jesus Christ, to deny reality. And <text:span text:style-name="T114">as</text:span> they say: "The <text:span text:style-name="T114">T</text:span>ruth hurts", or in this case BURN<text:span text:style-name="T114">S</text:span>.</text:p>
      <text:p text:style-name="P2">It is the absolute reconciliation <text:span text:style-name="T115">due to</text:span> the impossibility of denying our lie, our spiritual death, our sin. <text:span text:style-name="T115">A</text:span>nd that little fire BURN<text:span text:style-name="T115">S</text:span>, end<text:span text:style-name="T115">s</text:span> evil. <text:span text:style-name="T115">It k</text:span>ill<text:span text:style-name="T115">s</text:span> th<text:span text:style-name="T115">e</text:span> evil <text:span text:style-name="T115">one</text:span>, that spiritual<text:span text:style-name="T116">ly</text:span> dead that we are, you and I, without the FIRE of the Holy Spirit.</text:p>
      <text:h text:style-name="P3" text:outline-level="4"><text:bookmark-start text:name="__RefHeading___Toc34857_4173466481"/>Excluded.<text:bookmark-end text:name="__RefHeading___Toc34857_4173466481"/></text:h>
      <text:p text:style-name="Text_20_body"><text:span text:style-name="T22">According to the </text:span><text:span text:style-name="T117">3 most popular english translations of the bible</text:span><text:span text:style-name="T22">, in 2nd Thessalonians 1, the wicked shall be punished with eternal </text:span><text:span text:style-name="T118">destruction, and</text:span><text:span text:style-name="T22"> </text:span><text:span text:style-name="Bible_5f_text"><text:span text:style-name="T22">“</text:span></text:span><text:span text:style-name="Bible_5f_text"><text:span text:style-name="T119">SHUT</text:span></text:span><text:span text:style-name="Bible_5f_text"> </text:span><text:span text:style-name="Bible_5f_text"><text:span text:style-name="T120">OUT</text:span></text:span><text:span text:style-name="Bible_5f_text"> from the presence </text:span><text:span text:style-name="Bible_5f_text"><text:span text:style-name="T121">of the Lord</text:span></text:span><text:span text:style-name="Bible_5f_text"><text:span text:style-name="T22">”</text:span></text:span><text:span text:style-name="T22">, </text:span><text:span text:style-name="T118">according to the New International Version, and</text:span><text:span text:style-name="T22"> </text:span><text:span text:style-name="Bible_5f_text"><text:span text:style-name="T22">“</text:span></text:span><text:span text:style-name="Bible_5f_text"><text:span text:style-name="T119">AWAY</text:span></text:span><text:span text:style-name="Bible_5f_text"><text:span text:style-name="T22"> from the presence of the Lord”</text:span></text:span><text:span text:style-name="T22">, </text:span><text:span text:style-name="T118">according to the English Standard Version, and </text:span><text:span text:style-name="Bible_5f_text"><text:span text:style-name="T118">“forever </text:span></text:span><text:span text:style-name="Bible_5f_text"><text:span text:style-name="T119">SEPARATED </text:span></text:span><text:span text:style-name="Bible_5f_text"><text:span text:style-name="T118">from the Lord”</text:span></text:span><text:span text:style-name="T118">, according to the New Living Translation, all meaning </text:span><text:span text:style-name="T22">EXCLUDED from the presence of the Lord and from the glory of his power </text:span><text:span text:style-name="T22"><text:note text:id="ftn64" text:note-class="footnote"><text:note-citation>64</text:note-citation><text:note-body><text:p text:style-name="P27"><text:alphabetical-index-mark-start text:id="IMark94814908860288"/><text:span text:style-name="T22">2 Thessalonians 1</text:span><text:alphabetical-index-mark-end text:id="IMark94814908860288"/><text:span text:style-name="T22">:9 </text:span><text:a xlink:type="simple" xlink:href="https://www.biblegateway.com/passage/?search=2+Thessalonians+1%3A9&amp;version=NIV" text:style-name="Internet_20_link" text:visited-style-name="Visited_20_Internet_20_Link"><text:span text:style-name="Definition"><text:span text:style-name="T118">NIV</text:span></text:span></text:a><text:span text:style-name="Definition"><text:span text:style-name="T118">, </text:span></text:span><text:a xlink:type="simple" xlink:href="https://www.biblegateway.com/passage/?search=2+Thessalonians+1%3A9&amp;version=ESV" text:style-name="Internet_20_link" text:visited-style-name="Visited_20_Internet_20_Link"><text:span text:style-name="Definition"><text:span text:style-name="T118">ESV</text:span></text:span></text:a>, <text:s/><text:a xlink:type="simple" xlink:href="https://www.biblegateway.com/passage/?search=2+Thessalonians+1%3A9&amp;version=NLT" text:style-name="Internet_20_link" text:visited-style-name="Visited_20_Internet_20_Link"><text:span text:style-name="Definition"><text:span text:style-name="T118">NLT</text:span></text:span></text:a></text:p></text:note-body></text:note></text:span><text:span text:style-name="T22">, but according to the </text:span><text:span text:style-name="T118">first translations, the Geneva, the Coverdale, and the King James, </text:span><text:span text:style-name="T22">translation</text:span><text:span text:style-name="T118">s</text:span><text:span text:style-name="T22">, the bad guys will be punished with eternal </text:span><text:span text:style-name="T118">destruction</text:span><text:span text:style-name="T22"> “from the presence of the Lord, and from the glory of his power” </text:span><text:span text:style-name="T22"><text:note text:id="ftn65" text:note-class="footnote"><text:note-citation>65</text:note-citation><text:note-body><text:p text:style-name="P27"><text:alphabetical-index-mark-start text:id="IMark94814826801120"/><text:span text:style-name="T22">2 Thessalonians 1</text:span><text:alphabetical-index-mark-end text:id="IMark94814826801120"/><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span text:style-name="Definition"><text:span text:style-name="T22">, </text:span></text:span><text:a xlink:type="simple" xlink:href="https://www.biblegateway.com/passage/?search=2+Thessalonians+1%3A9&amp;version=GNV" text:style-name="Internet_20_link" text:visited-style-name="Visited_20_Internet_20_Link"><text:span text:style-name="Definition"><text:span text:style-name="T118">GNV</text:span></text:span></text:a></text:p></text:note-body></text:note></text:span><text:span text:style-name="T22">. </text:span><text:soft-page-break/><text:span text:style-name="T22">That is to say that </text:span><text:span text:style-name="T119">now days</text:span><text:span text:style-name="T22"> they are “excluded” of the presence </text:span><text:span text:style-name="T122">of the Lord, </text:span><text:span text:style-name="T119">but before, </text:span><text:span text:style-name="T122">in the first translations,</text:span><text:span text:style-name="T119"> </text:span><text:span text:style-name="T122">said</text:span><text:span text:style-name="T119"> destruction came FROM the presence of the Lord, meaning they were IN the presence </text:span><text:span text:style-name="T122">of the Lord</text:span><text:span text:style-name="T119">.</text:span><text:span text:style-name="T22"> Completely the opposite.</text:span></text:p>
      <text:p text:style-name="P2">Which one do we believe? It is in these cases when you have to resort, <text:span text:style-name="T123">as close as possible,</text:span> to the originals <text:note text:id="ftn66" text:note-class="footnote"><text:note-citation>66</text:note-citation><text:note-body><text:p text:style-name="Footnote"><text:alphabetical-index-mark-start text:id="IMark94814908860288"/><text:span text:style-name="T22">2 Thessalonians 1</text:span><text:alphabetical-index-mark-end text:id="IMark94814908860288"/><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p>
      <text:p text:style-name="P2">This is the only case, the only verse in the entire bible, in which the word G575, the word “apo”, which literally means “<text:span text:style-name="T124">from</text:span>”, mysteriously in the <text:span text:style-name="T124">popular </text:span>translations of 2<text:span text:style-name="T125">nd</text:span> Thessalonians 1, appear accompanied by words that are not in the original greek. Words like “<text:span text:style-name="T124">shut out</text:span>”, or “separated”, or “<text:span text:style-name="T124">away</text:span>”, or "far <text:span text:style-name="T124">away</text:span>". In the original <text:span text:style-name="T124">text </text:span>there is no word that correspond to <text:span text:style-name="T124">anything</text:span> like <text:span text:style-name="T124">that</text:span>.</text:p>
      <text:p text:style-name="P28">In the more than 650 occurrences, LISTEN WELL more than 650 occurrences, in the greek of the word G575, the word that means “<text:span text:style-name="T124">from</text:span>”, there is NO<text:span text:style-name="T124">T</text:span> another occurrence<text:span text:style-name="T124"> </text:span>that the same thing happens to it: that without any modifying word that accompanies <text:span text:style-name="T126">it gets</text:span> translated as “<text:span text:style-name="T124">shut out</text:span> from”, or “<text:span text:style-name="T124">away</text:span> from”, or “<text:span text:style-name="T127">separated</text:span> from". <text:span text:style-name="T128">So, according even to biblehub, this would be the ONLY verse in the ENTIRE bible in which the second meaning of the word, “away from”, according to biblehub </text:span><text:span text:style-name="T129">I repeat</text:span><text:span text:style-name="T128">, </text:span><text:span text:style-name="T130">could</text:span><text:span text:style-name="T128"> be app</text:span><text:span text:style-name="T131">l</text:span><text:span text:style-name="T128">ied. </text:span><text:span text:style-name="T130">Could instead be that said meaning NEVER applies? And that biblehub includes it only to match the prejudices of its editors with respect to this ONLY verse in more that 650 others?</text:span></text:p>
      <text:p text:style-name="P29"><text:span text:style-name="T22">For example in </text:span><text:alphabetical-index-mark-start text:id="IMark94814908827840"/><text:span text:style-name="T22">Acts 19</text:span><text:alphabetical-index-mark-end text:id="IMark94814908827840"/><text:span text:style-name="T22"> when </text:span><text:span text:style-name="T132">talking about Paul </text:span><text:span text:style-name="T22">it says that </text:span><text:span text:style-name="Bible_5f_text"><text:span text:style-name="T22">“</text:span></text:span><text:span text:style-name="Bible_5f_text"><text:span text:style-name="T132">w</text:span></text:span><text:span text:style-name="Bible_5f_text">hen divers were hardened, and believed not, but spake evil of that way before the multitude, he departed from them, and separated the disciple</text:span><text:span text:style-name="Bible_5f_text"><text:span text:style-name="T133">s</text:span></text:span><text:span text:style-name="Bible_5f_text"><text:span text:style-name="T22">” </text:span></text:span><text:span text:style-name="Bible_5f_text"><text:span text:style-name="T22"><text:note text:id="ftn67" text:note-class="footnote"><text:note-citation>67</text:note-citation><text:note-body><text:p text:style-name="Footnote"><text:alphabetical-index-mark-start text:id="IMark94814908914112"/><text:span text:style-name="T22">Acts 19</text:span><text:alphabetical-index-mark-end text:id="IMark94814908914112"/><text:span text:style-name="T22">:9 </text:span><text:a xlink:type="simple" xlink:href="https://biblehub.com/text/acts/19-9.htm" text:style-name="Internet_20_link" text:visited-style-name="Visited_20_Internet_20_Link"><text:span text:style-name="Definition"><text:span text:style-name="T22">biblehub</text:span></text:span></text:a></text:p></text:note-body></text:note></text:span></text:span><text:span text:style-name="T22">, Paul "departs from" them, and in the greek the word G868 appears, which means precisely </text:span><text:span text:style-name="T132">that </text:span><text:span text:style-name="T22">"to lead away”, “to depart from”, </text:span><text:span text:style-name="T132">it appears </text:span><text:span text:style-name="T22">to modify the "</text:span><text:span text:style-name="T132">from</text:span><text:span text:style-name="T22">" and indicate this “</text:span><text:span text:style-name="T132">departing”</text:span><text:span text:style-name="T22">.</text:span></text:p>
      <text:p text:style-name="P30"><text:soft-page-break/><text:span text:style-name="T22">The same happens with every other occurrence of the word G575. When translate</text:span><text:span text:style-name="T134">d</text:span><text:span text:style-name="T22"> "beware of" is the word G4337 modifying the G575, when translate</text:span><text:span text:style-name="T134">d</text:span><text:span text:style-name="T22"> "far from" is the word G3112 modifying it, when translated "deliver</text:span><text:span text:style-name="T134">ed</text:span><text:span text:style-name="T22"> from" is the word G4506. </text:span><text:span text:style-name="T134">A</text:span><text:span text:style-name="T22">nd so with all the other occurrences.</text:span></text:p>
      <text:p text:style-name="P31"><text:span text:style-name="T22">In 2</text:span><text:span text:style-name="T135">nd</text:span><text:span text:style-name="T22"> Thessalonians 1 when translated “</text:span><text:span text:style-name="T136">away</text:span><text:span text:style-name="T22"> from” </text:span><text:span text:style-name="T22"><text:note text:id="ftn68" text:note-class="footnote"><text:note-citation>68</text:note-citation><text:note-body><text:p text:style-name="Footnote"><text:alphabetical-index-mark-start text:id="IMark94814827011648"/><text:span text:style-name="T22">2 Thessalonians 1</text:span><text:alphabetical-index-mark-end text:id="IMark94814827011648"/><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span><text:span text:style-name="T22"><text:s/>the only modifier word is the word G3639, which means “ruin”, or "destruction". That is to say that the literal translation would be: “destruction eternal from the presence of the Lord”. It is the presence of the Lord that destroy</text:span><text:span text:style-name="T135">s</text:span><text:span text:style-name="T22"> forever. However, in some translations, </text:span><text:span text:style-name="T135">additional words</text:span><text:span text:style-name="T22"> appear mysteriously, </text:span><text:span text:style-name="T135">like</text:span><text:span text:style-name="T22"> “</text:span>shut out<text:span text:style-name="T22">”, which would be the word G1576, or a combination of the word G1544 with the G1854. But these words do not appear </text:span><text:span text:style-name="T135">any</text:span><text:span text:style-name="T22">where in the original greek of the verse in question of 2</text:span><text:span text:style-name="T135">nd</text:span><text:span text:style-name="T22"> Thessalonians 1. It is the ONLY case in the more than 650 occurrences </text:span><text:span text:style-name="T135">that </text:span><text:span text:style-name="T22">something like this happens.</text:span></text:p>
      <text:p text:style-name="P2">This situation is a sign that: no matter how well-intentioned a translation, the preconceptions, the prejudices, of the translator are reflected in the translation.</text:p>
      <text:p text:style-name="P32">And thanks to the fact that YHWH is pouring out <text:span text:style-name="T125">H</text:span>is <text:span text:style-name="T125">S</text:span>pirit on all peoples and nations using the Internet, now anyone can interpret correctly the first <text:span text:style-name="T125">tongue</text:span> <text:span text:style-name="T125">that must be </text:span>interpret<text:span text:style-name="T125">ed correctly</text:span>: the <text:span text:style-name="T125">tongue</text:span> in which our Lord Jesus Christ thought, spoke and prayed, his followers and ALL the authors of what is now known as the New Testament when they wrote it: the same <text:span text:style-name="T125">tongue </text:span>as the Old Testament. The second <text:span text:style-name="T125">tongue</text:span> to learn to interpret <text:span text:style-name="T125">correctly</text:span> is the <text:span text:style-name="T125">tongue</text:span> in which <text:span text:style-name="T125">it was </text:span>finally writ<text:span text:style-name="T125">ten</text:span>. Both are relatively easy to interpret using the Internet and some other open <text:span text:style-name="T125">source </text:span>program<text:span text:style-name="T125">s</text:span>. Both necessary for the Holy Spirit to enable <text:span text:style-name="T125">us</text:span> to understand, discern, interpret, what Paul explains not only in this very important case, but also with respect to other cases that are also very important. <text:span text:style-name="T125">S</text:span>uch as the case of "speaking in tongues". This way we <text:soft-page-break/>avoid ending up “spinning in longas” or "trampling the tongues", as some do, and believing that what they do it's biblical. The problem is not <text:span text:style-name="T137">so much </text:span>in what they do, but in believing that it is biblical.</text:p>
      <text:p text:style-name="P2">Thus, between these translations of the <text:span text:style-name="T138">bible</text:span>, the translation that best reflects the meaning of the verse in greek is that of the <text:span text:style-name="T138">older versions</text:span>: the wicked will be punished with eternal perdition <text:span text:style-name="Bible_5f_text">“</text:span><text:span text:style-name="Bible_5f_text"><text:span text:style-name="T138">FROM</text:span></text:span><text:span text:style-name="Bible_5f_text"> the presence of the Lord, and </text:span><text:span text:style-name="Bible_5f_text"><text:span text:style-name="T138">FROM</text:span></text:span><text:span text:style-name="Bible_5f_text"> the glory of his power” </text:span><text:span text:style-name="Bible_5f_text"><text:note text:id="ftn69" text:note-class="footnote"><text:note-citation>69</text:note-citation><text:note-body><text:p text:style-name="Footnote"><text:alphabetical-index-mark-start text:id="IMark94814916489296"/><text:span text:style-name="T22">2 Thessalonians 1</text:span><text:alphabetical-index-mark-end text:id="IMark94814916489296"/><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p></text:note-body></text:note></text:span>. <text:span text:style-name="T138">They </text:span>will be punished “<text:span text:style-name="T138">IN</text:span>” the presence, “<text:span text:style-name="T138">IN</text:span>” the glory of God. <text:span text:style-name="T138">T</text:span>hat punishment comes “FROM” his presence, “FROM” his glory.</text:p>
      <text:p text:style-name="P2">This is completely the OPPOSITE of <text:span text:style-name="T138">the</text:span> sense <text:span text:style-name="T138">in</text:span> <text:span text:style-name="T138">popular</text:span> translations in most languages. It is precisely IN the presence and IN his glory the punishment is given.</text:p>
      <text:p text:style-name="P2">God shows up and his presence destroys evil. <text:span text:style-name="T13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139">the </text:span>physical resurrection of the person, but <text:span text:style-name="T138">it </text:span>BURN<text:span text:style-name="T138">S</text:span>.</text:p>
      <text:p text:style-name="P2">Either I am fire or I burn. And no child of Adam starts out <text:span text:style-name="T139">being </text:span>fire.</text:p>
      <text:h text:style-name="P3" text:outline-level="4"><text:bookmark-start text:name="__RefHeading___Toc34859_4173466481"/>The rich and <text:span text:style-name="T140">the </text:span>poor Lazarus.<text:bookmark-end text:name="__RefHeading___Toc34859_4173466481"/></text:h>
      <text:p text:style-name="Text_20_body">The famous <text:span text:style-name="T140">PARABLE</text:span> of Jesus Christ known as "The rich and the poor Lazarus,” found in <text:alphabetical-index-mark-start text:id="IMark94814908829904"/>Luke 16<text:alphabetical-index-mark-end text:id="IMark94814908829904"/>, is popularly cited as a example of what the popular hell and popular eternal punishment is literally like <text:note text:id="ftn70" text:note-class="footnote"><text:note-citation>70</text:note-citation><text:note-body><text:p text:style-name="Footnote"><text:alphabetical-index-mark-start text:id="IMark94814826801120"/><text:span text:style-name="T22">Luke 16</text:span><text:alphabetical-index-mark-end text:id="IMark94814826801120"/><text:span text:style-name="T22">:14-31 </text:span><text:a xlink:type="simple" xlink:href="https://www.biblegateway.com/passage/?search=Luke+16%3A14-31&amp;version=KJV" text:style-name="Internet_20_link" text:visited-style-name="Visited_20_Internet_20_Link"><text:span text:style-name="Definition"><text:span text:style-name="T22">KJV</text:span></text:span></text:a></text:p></text:note-body></text:note>.</text:p>
      <text:p text:style-name="P2">Some observations for those who <text:span text:style-name="T140">have read</text:span> <text:span text:style-name="T141">it </text:span>or are interested in reading it:</text:p>
      <text:list text:style-name="L1">
        <text:list-item>
          <text:p text:style-name="P33"><text:soft-page-break/>The parable is addressed to some <text:span text:style-name="T141">p</text:span>harisees, <text:span text:style-name="T141">that judging from </text:span>what <text:span text:style-name="T141">Jesus Christ</text:span> tells them it seems that they liked to repudiate their wives and marry multiple times.</text:p>
        </text:list-item>
        <text:list-item>
          <text:p text:style-name="P33">The authority in the parable is not YHWH, the Heavenly Father, but Abraham. Who those <text:span text:style-name="T141">p</text:span>harisees were proud to be descendants <text:span text:style-name="T141">of</text:span>.</text:p>
        </text:list-item>
        <text:list-item>
          <text:p text:style-name="P33"><text:span text:style-name="T22">The parable ends by saying: But Abraham </text:span><text:span text:style-name="Bible_5f_text"><text:span text:style-name="T22">“</text:span></text:span><text:span text:style-name="Bible_5f_text"><text:span text:style-name="T142">s</text:span></text:span><text:span text:style-name="Bible_5f_text">aid to him, ‘If they don’t listen to Moses and the prophets, neither will they be persuaded if one rises from the dead</text:span><text:span text:style-name="Bible_5f_text"><text:span text:style-name="T22">” </text:span></text:span><text:span text:style-name="Bible_5f_text"><text:span text:style-name="T22"><text:note text:id="ftn71" text:note-class="footnote"><text:note-citation>71</text:note-citation><text:note-body><text:p text:style-name="Footnote"><text:alphabetical-index-mark-start text:id="IMark94814908860288"/><text:span text:style-name="T22">Luke 16</text:span><text:alphabetical-index-mark-end text:id="IMark94814908860288"/><text:span text:style-name="T22">:31 </text:span><text:a xlink:type="simple" xlink:href="https://www.biblegateway.com/passage/?search=Luke+16%3A31&amp;version=WEB" text:style-name="Internet_20_link" text:visited-style-name="Visited_20_Internet_20_Link"><text:span text:style-name="Definition"><text:span text:style-name="T142">WEB</text:span></text:span></text:a></text:p></text:note-body></text:note></text:span></text:span><text:span text:style-name="T22">.</text:span></text:p>
        </text:list-item>
        <text:list-item>
          <text:p text:style-name="P33">The parable cannot refer to a time after the resurrection of the dead because the rich man's brothers <text:span text:style-name="T143">have not died </text:span>physically. And therefore much less <text:span text:style-name="T141">to a time after</text:span> to the final judgment that follows the resurrection of the dead.</text:p>
        </text:list-item>
      </text:list>
      <text:p text:style-name="Text_20_body">That <text:span text:style-name="T144">means</text:span> that the whole parable is <text:span text:style-name="T144">just</text:span> a parallel in which the rich man represents the <text:span text:style-name="T144">p</text:span>harisees, the poor Lazarus the pagans, and the rich man's brothers are the Jewish followers of the <text:span text:style-name="T144">p</text:span>harisees. <text:span text:style-name="T144">It </text:span>is a<text:span text:style-name="T144">n</text:span> announcement of Jesus Christ to the <text:span text:style-name="T144">p</text:span>harisees of what was going to happen to them: that they would not believe in the one who is going to rise from the dead, <text:span text:style-name="T144">which</text:span> is Jesus Christ himself, the one who speaks, and that this will lead to a<text:span text:style-name="T144">n</text:span> abysmal separation with those who did believe in him, most of them pagans, who were despised by those <text:span text:style-name="T144">p</text:span>harisees, those spiritually poor, <text:span text:style-name="T144">because they did not have the <text:s/>Law of Moses,</text:span> represented <text:span text:style-name="T144">by</text:span> Lazarus.</text:p>
      <text:p text:style-name="P2">A separation like the one experienced <text:span text:style-name="T145">by </text:span>the Jews and the <text:span text:style-name="T145">p</text:span>harisees, who did not <text:s/>believe in their Meshiakh, <text:span text:style-name="T145">with respect to </text:span>the pagans, who did believe in Jesus Christ. The pagan ends up being an Israelite in the bosom of Abraham, just as Paul explains in <text:alphabetical-index-mark-start text:id="IMark94814908848176"/>Romans 11<text:alphabetical-index-mark-end text:id="IMark94814908848176"/>, and the <text:span text:style-name="T145">p</text:span>harisee <text:span text:style-name="T145">ends up </text:span>expelled from God's people living a spiritual equivalent to the greek "hades" for almost 2000 years.</text:p>
      <text:p text:style-name="P34"><text:soft-page-break/>This is the only passage in the bible where the word G86, hades, is <text:span text:style-name="T145">not </text:span>used in the hebrew sense of "Sheol." The <text:span text:style-name="T145">reason</text:span> is that this parable is an adaptation that Jesus Christ <text:span text:style-name="T145">does</text:span> of a popular greek tale, which <text:span text:style-name="T145">itself</text:span> is an adaptation of a popular <text:span text:style-name="T146">e</text:span>gyptian tale, <text:span text:style-name="T146">in order </text:span>to make a prophecy to some rebellious <text:span text:style-name="T9">h</text:span>ebrews. Prophecy that has been fulfilled in the <text:s/><text:span text:style-name="T145">past </text:span>2000 years <text:span text:style-name="T147">or so</text:span>.</text:p>
      <text:h text:style-name="P3" text:outline-level="4"><text:bookmark-start text:name="__RefHeading___Toc34861_4173466481"/>Free will.<text:bookmark-end text:name="__RefHeading___Toc34861_4173466481"/></text:h>
      <text:p text:style-name="Text_20_body">From a strictly logical, strictly rational point of view, it is <text:span text:style-name="T148">i</text:span>mpossible to distinguish <text:s/>good from bad without knowing <text:span text:style-name="T148">T</text:span>he <text:span text:style-name="T148">T</text:span>ruth. If I <text:span text:style-name="T148">do not </text:span>know the truth, if I don't have access to the truth, how can I distinguish good from <text:span text:style-name="T148">evil</text:span>? Impossible.</text:p>
      <text:p text:style-name="P35">Jesus Christ identifies himself as The Truth. He says in <text:alphabetical-index-mark-start text:id="IMark94814908829904"/>John 14<text:alphabetical-index-mark-end text:id="IMark94814908829904"/> <text:span text:style-name="Bible_5f_text">“</text:span><text:span text:style-name="Bible_5f_text"><text:span text:style-name="T149">I</text:span></text:span><text:span text:style-name="Bible_5f_text"> am the way, the truth, and the life” </text:span><text:span text:style-name="Bible_5f_text"><text:note text:id="ftn72" text:note-class="footnote"><text:note-citation>72</text:note-citation><text:note-body><text:p text:style-name="Footnote"><text:alphabetical-index-mark-start text:id="IMark94814827011648"/><text:span text:style-name="T22">John 14</text:span><text:alphabetical-index-mark-end text:id="IMark94814827011648"/><text:span text:style-name="T22">:6 </text:span><text:a xlink:type="simple" xlink:href="https://www.biblegateway.com/passage/?search=John+14%3A6&amp;version=WEB" text:style-name="Internet_20_link" text:visited-style-name="Visited_20_Internet_20_Link"><text:span text:style-name="Definition"><text:span text:style-name="T150">WEB</text:span></text:span></text:a></text:p></text:note-body></text:note></text:span>. Then without The Truth, without Jesus Christ, it is impossible to distinguish between good and bad. That is why Jesus Christ tells us, according to <text:alphabetical-index-mark-start text:id="IMark94814908859088"/>John 8<text:alphabetical-index-mark-end text:id="IMark94814908859088"/>, that: <text:span text:style-name="Bible_5f_text">“If you remain in my word, then you are truly my disciples. You will know the truth, and the truth will make you free” </text:span><text:span text:style-name="Bible_5f_text"><text:note text:id="ftn73" text:note-class="footnote"><text:note-citation>73</text:note-citation><text:note-body><text:p text:style-name="Footnote"><text:alphabetical-index-mark-start text:id="IMark94814908826240"/><text:span text:style-name="T22">John 8</text:span><text:alphabetical-index-mark-end text:id="IMark94814908826240"/><text:span text:style-name="T22">:31-32 </text:span><text:a xlink:type="simple" xlink:href="https://www.biblegateway.com/passage/?search=John+8%3A31-32&amp;version=WEB" text:style-name="Internet_20_link" text:visited-style-name="Visited_20_Internet_20_Link"><text:span text:style-name="Definition"><text:span text:style-name="T151">WEB</text:span></text:span></text:a></text:p></text:note-body></text:note></text:span>.</text:p>
      <text:p text:style-name="P2">If we do not know Jesus Christ, if we do not know The Truth, we are not Truly free. It is possible to choose, to <text:span text:style-name="T148">decide</text:span>, but it is not possible <text:span text:style-name="T152">to </text:span>choose correctly. You are not TRULY free.</text:p>
      <text:p text:style-name="P2">Paul further explains in <text:alphabetical-index-mark-start text:id="IMark94814908921888"/>Romans 9<text:alphabetical-index-mark-end text:id="IMark94814908921888"/> <text:note text:id="ftn74" text:note-class="footnote"><text:note-citation>74</text:note-citation><text:note-body><text:p text:style-name="Footnote"><text:alphabetical-index-mark-start text:id="IMark94814908860288"/><text:span text:style-name="T22">Romans 9</text:span><text:alphabetical-index-mark-end text:id="IMark94814908860288"/><text:span text:style-name="T22">:10-21 </text:span><text:a xlink:type="simple" xlink:href="https://www.biblegateway.com/passage/?search=Romans+9%3A10-21&amp;version=WEB" text:style-name="Internet_20_link" text:visited-style-name="Visited_20_Internet_20_Link"><text:span text:style-name="Definition"><text:span text:style-name="T153">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text:span text:style-name="Bible_5f_text">What shall we say then? Is there unrighteousness with God? May it never be! For he said to Moses, 'I will have mercy on </text:span><text:soft-page-break/><text:span text:style-name="Bible_5f_text">whom I have mercy, and I will have compassion on whom I have compassion'. So then it is NOT of him who WILLS, </text:span><text:span text:style-name="Bible_5f_text"><text:span text:style-name="T154">NOR</text:span></text:span><text:span text:style-name="Bible_5f_text"> of him who RUNS, but of GOD who has mercy. For the Scripture says to Pharaoh, 'For this very </text:span><text:span text:style-name="Bible_5f_text"><text:span text:style-name="T15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154">POTTER</text:span></text:span><text:span text:style-name="Bible_5f_text"> a right over the </text:span><text:span text:style-name="Bible_5f_text"><text:span text:style-name="T154">CLAY</text:span></text:span><text:span text:style-name="Bible_5f_text">, from the same lump to make one part a vessel for honor, and another for dishonor?”,</text:span></text:p>
      <text:p text:style-name="P2"><text:span text:style-name="T155">In other words,</text:span> the thing depends is on God, not on <text:span text:style-name="T155">me</text:span>. <text:span text:style-name="T155">It’s </text:span>not that <text:span text:style-name="T155">I</text:span> choose God but <text:span text:style-name="T155">that </text:span>he chooses me, and thanks to that, later, I can choose him.</text:p>
      <text:p text:style-name="P36"><text:span text:style-name="T22">In Exodus we see that it is YHWH who hardens Pharaoh's heart. </text:span><text:span text:style-name="T156">S</text:span><text:span text:style-name="T22">ince </text:span><text:alphabetical-index-mark-start text:id="IMark94814908826240"/><text:span text:style-name="T22">Exodus 4</text:span><text:alphabetical-index-mark-end text:id="IMark94814908826240"/><text:span text:style-name="T22">, when Moses hadn't even gotten to Egypt to see Pharaoh, just after it seemed that God was making Moses </text:span><text:span text:style-name="T156">a little stubborn</text:span><text:span text:style-name="T22">, YHWH says to Moses: </text:span><text:span text:style-name="Bible_5f_text"><text:span text:style-name="T22">“</text:span></text:span><text:span text:style-name="Bible_5f_text"><text:span text:style-name="T156">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22">” </text:span></text:span><text:span text:style-name="Bible_5f_text"><text:span text:style-name="T22"><text:note text:id="ftn75" text:note-class="footnote"><text:note-citation>75</text:note-citation><text:note-body><text:p text:style-name="Footnote"><text:alphabetical-index-mark-start text:id="IMark94814826801120"/><text:span text:style-name="T22">Exodus 4</text:span><text:alphabetical-index-mark-end text:id="IMark94814826801120"/><text:span text:style-name="T22">:21 </text:span><text:a xlink:type="simple" xlink:href="https://www.biblegateway.com/passage/?search=Exodus+4%3A21&amp;version=WEB" text:style-name="Internet_20_link" text:visited-style-name="Visited_20_Internet_20_Link"><text:span text:style-name="Definition"><text:span text:style-name="T156">WEB</text:span></text:span></text:a></text:p></text:note-body></text:note></text:span></text:span><text:span text:style-name="T22">. Then the bible repeats us 8 times, almost one by plague, that </text:span><text:span text:style-name="Bible_5f_text"><text:span text:style-name="T22">“</text:span></text:span><text:span text:style-name="Bible_5f_text"><text:span text:style-name="T156">I</text:span></text:span><text:span text:style-name="Bible_5f_text"><text:span text:style-name="T22"> will harden Pharaoh's heart” </text:span></text:span><text:span text:style-name="Bible_5f_text"><text:span text:style-name="T22"><text:note text:id="ftn76" text:note-class="footnote"><text:note-citation>76</text:note-citation><text:note-body><text:p text:style-name="Footnote"><text:alphabetical-index-mark-start text:id="IMark94814908860288"/><text:span text:style-name="T22">Exodus 7</text:span><text:alphabetical-index-mark-end text:id="IMark94814908860288"/><text:span text:style-name="T22">:3 </text:span><text:a xlink:type="simple" xlink:href="https://www.biblegateway.com/passage/?search=Exodus+7%3A3&amp;version=KJV" text:style-name="Internet_20_link" text:visited-style-name="Visited_20_Internet_20_Link"><text:span text:style-name="Definition"><text:span text:style-name="T156">KJV</text:span></text:span></text:a><text:span text:style-name="T22"> </text:span><text:alphabetical-index-mark-start text:id="IMark94814908914112"/><text:span text:style-name="T22">Exodus 14</text:span><text:alphabetical-index-mark-end text:id="IMark94814908914112"/><text:span text:style-name="T22">:4 </text:span><text:a xlink:type="simple" xlink:href="https://www.biblegateway.com/passage/?search=Exodus+14%3A4&amp;version=KJV" text:style-name="Internet_20_link" text:visited-style-name="Visited_20_Internet_20_Link"><text:span text:style-name="Definition"><text:span text:style-name="T156">KJV</text:span></text:span></text:a><text:span text:style-name="T22"> Exodus 14:17 </text:span><text:a xlink:type="simple" xlink:href="https://www.biblegateway.com/passage/?search=Exodus+14%3A17&amp;version=KJV" text:style-name="Internet_20_link" text:visited-style-name="Visited_20_Internet_20_Link"><text:span text:style-name="Definition"><text:span text:style-name="T156">KJV</text:span></text:span></text:a></text:p></text:note-body></text:note></text:span></text:span><text:span text:style-name="T22"><text:s/>and that </text:span><text:span text:style-name="Bible_5f_text"><text:span text:style-name="T22">”</text:span></text:span><text:span text:style-name="Bible_5f_text"><text:span text:style-name="T157">t</text:span></text:span><text:span text:style-name="Bible_5f_text"><text:span text:style-name="T22">he </text:span></text:span><text:span text:style-name="Bible_5f_text"><text:span text:style-name="T158">Lord</text:span></text:span><text:span text:style-name="Bible_5f_text"><text:span text:style-name="T22"> hardened Pharaoh's heart” </text:span></text:span><text:span text:style-name="Bible_5f_text"><text:span text:style-name="T22"><text:note text:id="ftn77" text:note-class="footnote"><text:note-citation>77</text:note-citation><text:note-body><text:p text:style-name="Footnote"><text:alphabetical-index-mark-start text:id="IMark94814827011648"/><text:span text:style-name="T22">Exodus 9</text:span><text:alphabetical-index-mark-end text:id="IMark94814827011648"/><text:span text:style-name="T22">:12 </text:span><text:a xlink:type="simple" xlink:href="https://www.biblegateway.com/passage/?search=Exodus+9%3A12&amp;version=KJV" text:style-name="Internet_20_link" text:visited-style-name="Visited_20_Internet_20_Link"><text:span text:style-name="Definition"><text:span text:style-name="T156">KJV</text:span></text:span></text:a><text:span text:style-name="T22"> </text:span><text:alphabetical-index-mark-start text:id="IMark94814826801120"/><text:span text:style-name="T22">Exodus 10</text:span><text:alphabetical-index-mark-end text:id="IMark94814826801120"/><text:span text:style-name="T22">:20 </text:span><text:a xlink:type="simple" xlink:href="https://www.biblegateway.com/passage/?search=Exodus+10%3A20&amp;version=KJV" text:style-name="Internet_20_link" text:visited-style-name="Visited_20_Internet_20_Link"><text:span text:style-name="Definition"><text:span text:style-name="T156">KJV</text:span></text:span></text:a><text:span text:style-name="T22"> Exodus 10:27 </text:span><text:a xlink:type="simple" xlink:href="https://www.biblegateway.com/passage/?search=Exodus+10%3A27&amp;version=KJV" text:style-name="Internet_20_link" text:visited-style-name="Visited_20_Internet_20_Link"><text:span text:style-name="Definition"><text:span text:style-name="T156">KJV</text:span></text:span></text:a><text:span text:style-name="T22"> </text:span><text:alphabetical-index-mark-start text:id="IMark94814908914112"/><text:span text:style-name="T22">Exodus 11</text:span><text:alphabetical-index-mark-end text:id="IMark94814908914112"/><text:span text:style-name="T22">:10 </text:span><text:a xlink:type="simple" xlink:href="https://www.biblegateway.com/passage/?search=Exodus+11%3A10&amp;version=KJV" text:style-name="Internet_20_link" text:visited-style-name="Visited_20_Internet_20_Link"><text:span text:style-name="Definition"><text:span text:style-name="T156">KJV</text:span></text:span></text:a><text:span text:style-name="T22"> </text:span><text:alphabetical-index-mark-start text:id="IMark94814916493824"/><text:span text:style-name="T22">Exodus 14</text:span><text:alphabetical-index-mark-end text:id="IMark94814916493824"/><text:span text:style-name="T22">:8 </text:span><text:a xlink:type="simple" xlink:href="https://www.biblegateway.com/passage/?search=Exodus+14%3A8&amp;version=KJV" text:style-name="Internet_20_link" text:visited-style-name="Visited_20_Internet_20_Link"><text:span text:style-name="Definition"><text:span text:style-name="T156">KJV</text:span></text:span></text:a></text:p></text:note-body></text:note></text:span></text:span><text:span text:style-name="T22">, so that the </text:span><text:span text:style-name="T157">idea</text:span><text:span text:style-name="T22"> </text:span><text:span text:style-name="T157">becomes </text:span><text:span text:style-name="T22">clear. It is YHWH who hardens Pharaoh's heart.</text:span></text:p>
      <text:p text:style-name="P37">In <text:alphabetical-index-mark-start text:id="IMark94814916493824"/>Jeremiah 24<text:alphabetical-index-mark-end text:id="IMark94814916493824"/>, Jehovah promises that: <text:span text:style-name="Bible_5f_text">“I will </text:span><text:span text:style-name="Bible_5f_text"><text:span text:style-name="T159">GIVE</text:span></text:span><text:span text:style-name="Bible_5f_text"> them an heart to know me, that I am the Lord: and they shall be my people, and I will be their God: for they shall return unto me </text:span><text:soft-page-break/><text:span text:style-name="Bible_5f_text">with their whole heart” </text:span><text:span text:style-name="Bible_5f_text"><text:note text:id="ftn78" text:note-class="footnote"><text:note-citation>78</text:note-citation><text:note-body><text:p text:style-name="Footnote"><text:alphabetical-index-mark-start text:id="IMark94814908914112"/><text:span text:style-name="T22">Jeremiah 24</text:span><text:alphabetical-index-mark-end text:id="IMark94814908914112"/><text:span text:style-name="T22">:7 </text:span><text:a xlink:type="simple" xlink:href="https://www.biblegateway.com/passage/?search=Jeremiah+24%3A7&amp;version=KJV" text:style-name="Internet_20_link" text:visited-style-name="Visited_20_Internet_20_Link"><text:span text:style-name="Definition"><text:span text:style-name="T160">KJV</text:span></text:span></text:a></text:p></text:note-body></text:note></text:span>. <text:span text:style-name="T161">I</text:span>n <text:alphabetical-index-mark-start text:id="IMark94814908827840"/>Jeremiah 32<text:alphabetical-index-mark-end text:id="IMark94814908827840"/>, Jehovah promises that: <text:span text:style-name="Bible_5f_text">“I will </text:span><text:span text:style-name="Bible_5f_text"><text:span text:style-name="T159">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79" text:note-class="footnote"><text:note-citation>79</text:note-citation><text:note-body><text:p text:style-name="Footnote"><text:alphabetical-index-mark-start text:id="IMark94814908954000"/><text:span text:style-name="T22">Jeremiah 32</text:span><text:alphabetical-index-mark-end text:id="IMark94814908954000"/><text:span text:style-name="T22">:39-40 </text:span><text:a xlink:type="simple" xlink:href="https://www.biblegateway.com/passage/?search=Jeremiah+32%3A39-40&amp;version=KJV" text:style-name="Internet_20_link" text:visited-style-name="Visited_20_Internet_20_Link"><text:span text:style-name="Definition"><text:span text:style-name="T160">KJV</text:span></text:span></text:a></text:p></text:note-body></text:note></text:span>. In <text:alphabetical-index-mark-start text:id="IMark94814908901136"/>Ezekiel 36<text:alphabetical-index-mark-end text:id="IMark94814908901136"/>, YHWH promises that: <text:span text:style-name="Bible_5f_text">“A </text:span><text:span text:style-name="Bible_5f_text"><text:span text:style-name="T161">NEW</text:span></text:span><text:span text:style-name="Bible_5f_text"> heart also will I give you, and a </text:span><text:span text:style-name="Bible_5f_text"><text:span text:style-name="T161">NEW</text:span></text:span><text:span text:style-name="Bible_5f_text"> spirit will I put within you: and I </text:span><text:span text:style-name="Bible_5f_text"><text:span text:style-name="T161">will</text:span></text:span><text:span text:style-name="Bible_5f_text"> </text:span><text:span text:style-name="Bible_5f_text"><text:span text:style-name="T161">TAKE</text:span></text:span><text:span text:style-name="Bible_5f_text"> </text:span><text:span text:style-name="Bible_5f_text"><text:span text:style-name="T161">AWAY</text:span></text:span><text:span text:style-name="Bible_5f_text"> the stony heart out of your flesh, and I will </text:span><text:span text:style-name="Bible_5f_text"><text:span text:style-name="T161">GIVE</text:span></text:span><text:span text:style-name="Bible_5f_text"> you an heart of flesh. And I </text:span><text:span text:style-name="Bible_5f_text"><text:span text:style-name="T161">will put</text:span></text:span><text:span text:style-name="Bible_5f_text"> my spirit within you, and </text:span><text:span text:style-name="Bible_5f_text"><text:span text:style-name="T161">CAUSE</text:span></text:span><text:span text:style-name="Bible_5f_text"> you to walk in my statutes, and ye shall keep my judgments, and do them” </text:span><text:span text:style-name="Bible_5f_text"><text:note text:id="ftn80" text:note-class="footnote"><text:note-citation>80</text:note-citation><text:note-body><text:p text:style-name="Footnote"><text:alphabetical-index-mark-start text:id="IMark94814908909136"/><text:span text:style-name="T22">Ezekiel 36</text:span><text:alphabetical-index-mark-end text:id="IMark94814908909136"/><text:span text:style-name="T22">:26-27 </text:span><text:a xlink:type="simple" xlink:href="https://www.biblegateway.com/passage/?search=Ezekiel+36%3A26-27&amp;version=KJV" text:style-name="Internet_20_link" text:visited-style-name="Visited_20_Internet_20_Link"><text:span text:style-name="Definition"><text:span text:style-name="T160">KJV</text:span></text:span></text:a></text:p></text:note-body></text:note></text:span>.</text:p>
      <text:p text:style-name="P2">It is Yahweh who changes the heart. He puts his spirit within us and He <text:span text:style-name="T162">causes</text:span> us <text:span text:style-name="T162">to </text:span>obey his laws.</text:p>
      <text:p text:style-name="P38"><text:span text:style-name="T162">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81" text:note-class="footnote"><text:note-citation>81</text:note-citation><text:note-body><text:p text:style-name="Footnote"><text:alphabetical-index-mark-start text:id="IMark94814826801120"/><text:span text:style-name="T22">Isaiah 29</text:span><text:alphabetical-index-mark-end text:id="IMark94814826801120"/><text:span text:style-name="T22">:16 </text:span><text:a xlink:type="simple" xlink:href="https://www.biblegateway.com/passage/?search=Isaiah+29%3A16&amp;version=WEB" text:style-name="Internet_20_link" text:visited-style-name="Visited_20_Internet_20_Link"><text:span text:style-name="T163">WEB</text:span></text:a></text:p></text:note-body></text:note></text:span>. <text:span text:style-name="Bible_5f_text">“Woe to him who strives with his Maker, a clay </text:span><text:span text:style-name="Bible_5f_text"><text:span text:style-name="T162">POT</text:span></text:span><text:span text:style-name="Bible_5f_text"> among the clay </text:span><text:span text:style-name="Bible_5f_text"><text:span text:style-name="T162">POTS</text:span></text:span><text:span text:style-name="Bible_5f_text"> of the earth! Shall the clay ask him who fashions it, ‘What are you making?’ or your work, ‘He has no hands?’” </text:span><text:span text:style-name="Bible_5f_text"><text:note text:id="ftn82" text:note-class="footnote"><text:note-citation>82</text:note-citation><text:note-body><text:p text:style-name="Footnote"><text:alphabetical-index-mark-start text:id="IMark94814908914112"/><text:span text:style-name="T22">Isaiah 45</text:span><text:alphabetical-index-mark-end text:id="IMark94814908914112"/><text:span text:style-name="T22">:9 </text:span><text:a xlink:type="simple" xlink:href="https://www.biblegateway.com/passage/?search=Isaiah+45%3A9&amp;version=WEB" text:style-name="Internet_20_link" text:visited-style-name="Visited_20_Internet_20_Link"><text:span text:style-name="Definition"><text:span text:style-name="T163">WEB</text:span></text:span></text:a></text:p></text:note-body></text:note></text:span>.</text:p>
      <text:p text:style-name="P2">He is the one <text:span text:style-name="T162">making</text:span> us, <text:span text:style-name="T164">H</text:span>e knows what <text:span text:style-name="T164">H</text:span>e is doing and <text:span text:style-name="T164">H</text:span>e does it in accordance <text:span text:style-name="T162">to HIS </text:span>will. <text:span text:style-name="T162">Meaning as He pleases</text:span>, period. <text:span text:style-name="T162">Shut up</text:span>. Thank <text:span text:style-name="T162">Him</text:span>.</text:p>
      <text:p text:style-name="P39"><text:span text:style-name="T22">Paul explains in </text:span><text:alphabetical-index-mark-start text:id="IMark94814908954000"/><text:span text:style-name="T22">Romans 8</text:span><text:alphabetical-index-mark-end text:id="IMark94814908954000"/><text:span text:style-name="T22"> that: </text:span><text:span text:style-name="Bible_5f_text"><text:span text:style-name="T22">“</text:span></text:span><text:span text:style-name="Bible_5f_text"><text:span text:style-name="T165">F</text:span></text:span><text:span text:style-name="Bible_5f_text">or the creation was subjected to vanity, not of its own will, but because of him who subjected it, </text:span><text:soft-page-break/><text:span text:style-name="Bible_5f_text">in hope </text:span><text:span text:style-name="Bible_5f_text"><text:span text:style-name="T22">” </text:span></text:span><text:span text:style-name="Bible_5f_text"><text:span text:style-name="T22"><text:note text:id="ftn83" text:note-class="footnote"><text:note-citation>83</text:note-citation><text:note-body><text:p text:style-name="Footnote"><text:alphabetical-index-mark-start text:id="IMark94814826801120"/><text:span text:style-name="T22">Romans 8</text:span><text:alphabetical-index-mark-end text:id="IMark94814826801120"/><text:span text:style-name="T22">:20 </text:span><text:a xlink:type="simple" xlink:href="https://www.biblegateway.com/passage/?search=Romans+8%3A20&amp;version=WEB" text:style-name="Internet_20_link" text:visited-style-name="Visited_20_Internet_20_Link"><text:span text:style-name="Definition"><text:span text:style-name="T165">WEB</text:span></text:span></text:a></text:p></text:note-body></text:note></text:span></text:span><text:span text:style-name="T22">. It is because of the potter. </text:span><text:span text:style-name="T165">T</text:span><text:span text:style-name="T22">hen </text:span><text:span text:style-name="T165">he </text:span><text:span text:style-name="T22">also explains, in </text:span><text:alphabetical-index-mark-start text:id="IMark94814908921888"/><text:span text:style-name="T22">Romans 11</text:span><text:alphabetical-index-mark-end text:id="IMark94814908921888"/><text:span text:style-name="T22">, that: </text:span><text:span text:style-name="Bible_5f_text"><text:span text:style-name="T22">“</text:span></text:span><text:span text:style-name="Bible_5f_text"><text:span text:style-name="T165">F</text:span></text:span><text:span text:style-name="Bible_5f_text"><text:span text:style-name="T22">or God has bound </text:span></text:span><text:span text:style-name="Bible_5f_text"><text:span text:style-name="T165">ALL</text:span></text:span><text:span text:style-name="Bible_5f_text"><text:span text:style-name="T22"> to disobedience, that he might have mercy on </text:span></text:span><text:span text:style-name="Bible_5f_text"><text:span text:style-name="T165">ALL</text:span></text:span><text:span text:style-name="Bible_5f_text"><text:span text:style-name="T22">” </text:span></text:span><text:span text:style-name="Bible_5f_text"><text:span text:style-name="T22"><text:note text:id="ftn84" text:note-class="footnote"><text:note-citation>84</text:note-citation><text:note-body><text:p text:style-name="Footnote"><text:alphabetical-index-mark-start text:id="IMark94814908848176"/><text:span text:style-name="T22">Romans 11</text:span><text:alphabetical-index-mark-end text:id="IMark94814908848176"/><text:span text:style-name="T22">: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pan><text:span text:style-name="T22">.</text:span></text:p>
      <text:p text:style-name="P40"><text:span text:style-name="T22">Fortunately, Jesus Christ came to set the captives free. </text:span><text:span text:style-name="T166">P</text:span><text:span text:style-name="T22">aul explains in </text:span><text:alphabetical-index-mark-start text:id="IMark94814908848176"/><text:span text:style-name="T22">Ephesians 2</text:span><text:alphabetical-index-mark-end text:id="IMark94814908848176"/><text:span text:style-name="T22"> that: </text:span><text:span text:style-name="Bible_5f_text"><text:span text:style-name="T22">“</text:span></text:span><text:span text:style-name="Bible_5f_text">thanks be to God, that, whereas you were bondservants of sin, you became obedient from the heart to that form of teaching to which you were delivered. </text:span><text:span text:style-name="Bible_5f_text"><text:span text:style-name="T167">B</text:span></text:span><text:span text:style-name="Bible_5f_text">eing made free from sin, you became bondservants of righteousness</text:span><text:span text:style-name="Bible_5f_text"><text:span text:style-name="T22">” </text:span></text:span><text:span text:style-name="Bible_5f_text"><text:span text:style-name="T22"><text:note text:id="ftn85" text:note-class="footnote"><text:note-citation>85</text:note-citation><text:note-body><text:p text:style-name="Footnote"><text:alphabetical-index-mark-start text:id="IMark94814908860288"/><text:span text:style-name="T22">Romans 6</text:span><text:alphabetical-index-mark-end text:id="IMark94814908860288"/><text:span text:style-name="T22">:17-18 </text:span><text:a xlink:type="simple" xlink:href="https://www.biblegateway.com/passage/?search=Romans+6%3A17-18&amp;version=WEB" text:style-name="Internet_20_link" text:visited-style-name="Visited_20_Internet_20_Link"><text:span text:style-name="Definition"><text:span text:style-name="T166">WEB</text:span></text:span></text:a></text:p></text:note-body></text:note></text:span></text:span><text:span text:style-name="T22">.</text:span></text:p>
      <text:p text:style-name="P41"><text:span text:style-name="T167">A</text:span> slave to sin is not free. We were slaves to sin. The born again is born <text:span text:style-name="T167">into a </text:span>slavery <text:span text:style-name="T167">of</text:span> Jesus Christ, into Jesus Christ’<text:span text:style-name="T167">s</text:span> gentle yoke, <text:span text:style-name="T167">he</text:span> becomes a slave <text:span text:style-name="T167">by</text:span> his own free will, after <text:span text:style-name="T167">God</text:span> changed <text:span text:style-name="T167">his</text:span> heart so that he could do it, he becomes a slave of <text:span text:style-name="T167">The</text:span> Truth and th<text:span text:style-name="T167">at </text:span>makes <text:span text:style-name="T167">him</text:span> free, TRULY FREE.</text:p>
      <text:p text:style-name="P42"><text:span text:style-name="T22">Some Jews, according to </text:span><text:alphabetical-index-mark-start text:id="IMark94814908909136"/><text:span text:style-name="T22">John 8</text:span><text:alphabetical-index-mark-end text:id="IMark94814908909136"/><text:span text:style-name="T22">, tell Jesus Christ that: </text:span><text:span text:style-name="Bible_5f_text"><text:span text:style-name="T22">"We are Abraham’s offspring, and have never been in bondage to anyone. How do you say, ‘You will be made free?' Jesus answered them, most certainly I tell you, everyone who commits sin is the bondservant of sin” </text:span></text:span><text:span text:style-name="Bible_5f_text"><text:span text:style-name="T22"><text:note text:id="ftn86" text:note-class="footnote"><text:note-citation>86</text:note-citation><text:note-body><text:p text:style-name="Footnote"><text:alphabetical-index-mark-start text:id="IMark94814827011648"/><text:span text:style-name="T22">John 8</text:span><text:alphabetical-index-mark-end text:id="IMark94814827011648"/><text:span text:style-name="T22">:33-34 </text:span><text:a xlink:type="simple" xlink:href="https://www.biblegateway.com/passage/?search=John+8%3A33-34&amp;version=WEB" text:style-name="Internet_20_link" text:visited-style-name="Visited_20_Internet_20_Link"><text:span text:style-name="Definition"><text:span text:style-name="T168">WEB</text:span></text:span></text:a></text:p></text:note-body></text:note></text:span></text:span><text:span text:style-name="T22"><text:s/></text:span><text:span text:style-name="T168">So, </text:span><text:span text:style-name="Bible_5f_text"><text:span text:style-name="T168">“i</text:span></text:span><text:span text:style-name="Bible_5f_text">f therefore the Son makes you free, you will be free </text:span><text:span text:style-name="Bible_5f_text"><text:span text:style-name="T169">INDEED</text:span></text:span><text:span text:style-name="Bible_5f_text"><text:span text:style-name="T22">” </text:span></text:span><text:span text:style-name="Bible_5f_text"><text:span text:style-name="T22"><text:note text:id="ftn87" text:note-class="footnote"><text:note-citation>87</text:note-citation><text:note-body><text:p text:style-name="Footnote"><text:alphabetical-index-mark-start text:id="IMark94814908914112"/><text:span text:style-name="T22">John 8</text:span><text:alphabetical-index-mark-end text:id="IMark94814908914112"/><text:span text:style-name="T22">:36 </text:span><text:a xlink:type="simple" xlink:href="https://www.biblegateway.com/passage/?search=John+8%3A36&amp;version=WEB" text:style-name="Internet_20_link" text:visited-style-name="Visited_20_Internet_20_Link"><text:span text:style-name="Definition"><text:span text:style-name="T168">WEB</text:span></text:span></text:a></text:p></text:note-body></text:note></text:span></text:span><text:span text:style-name="T22">.</text:span></text:p>
      <text:p text:style-name="P43">Without Jesus Christ that "free will" is not so "free". <text:span text:style-name="T169">We cannot </text:span>even choose <text:span text:style-name="T169">H</text:span>im without the intervention of the Father, that is why the same Yeshua, according to <text:alphabetical-index-mark-start text:id="IMark94814908848176"/>John 6<text:alphabetical-index-mark-end text:id="IMark94814908848176"/>, assures that <text:span text:style-name="Bible_5f_text">”</text:span><text:span text:style-name="Bible_5f_text"><text:span text:style-name="T170">N</text:span></text:span><text:span text:style-name="Bible_5f_text">o one can come to me unless the Father who sent me” </text:span><text:span text:style-name="Bible_5f_text"><text:note text:id="ftn88" text:note-class="footnote"><text:note-citation>88</text:note-citation><text:note-body><text:p text:style-name="Footnote"><text:alphabetical-index-mark-start text:id="IMark94814826801120"/><text:span text:style-name="T22">John 6</text:span><text:alphabetical-index-mark-end text:id="IMark94814826801120"/><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 text:style-name="Bible_5f_text"><text:s/>“drag</text:span><text:span text:style-name="Bible_5f_text"><text:span text:style-name="T171">s</text:span></text:span><text:span text:style-name="Bible_5f_text"> </text:span><text:span text:style-name="Bible_5f_text"><text:span text:style-name="T171">him </text:span></text:span><text:span text:style-name="Bible_5f_text">first” </text:span><text:span text:style-name="Bible_5f_text"><text:note text:id="ftn89" text:note-class="footnote"><text:note-citation>89</text:note-citation><text:note-body><text:p text:style-name="Footnote"><text:alphabetical-index-mark-start text:id="IMark94814908818976"/><text:span text:style-name="T22">John 6</text:span><text:alphabetical-index-mark-end text:id="IMark94814908818976"/><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p>
      <text:p text:style-name="P42"><text:span text:style-name="T168">The </text:span><text:span text:style-name="T22">Heavenly Father drags us first, changes our hearts, and </text:span><text:span text:style-name="T168">THEN</text:span><text:span text:style-name="T22"> we can choose Jesus Christ. Jehovah himself announces it to us from the </text:span><text:span text:style-name="T168">beginning</text:span><text:span text:style-name="T22">: </text:span><text:span text:style-name="Bible_5f_text"><text:span text:style-name="T22">“</text:span></text:span><text:span text:style-name="Bible_5f_text"><text:span text:style-name="T168">Y</text:span></text:span><text:span text:style-name="Bible_5f_text">ahweh your God will circumcise your </text:span><text:soft-page-break/><text:span text:style-name="Bible_5f_text">heart, and the heart of your offspring, to love Yahweh your God with all your heart and with all your soul, that you may live</text:span><text:span text:style-name="Bible_5f_text"><text:span text:style-name="T22">” </text:span></text:span><text:span text:style-name="Bible_5f_text"><text:span text:style-name="T22"><text:note text:id="ftn90" text:note-class="footnote"><text:note-citation>90</text:note-citation><text:note-body><text:p text:style-name="Footnote"><text:alphabetical-index-mark-start text:id="IMark94814908860288"/><text:span text:style-name="T22">Deuteronomy 30</text:span><text:alphabetical-index-mark-end text:id="IMark94814908860288"/><text:span text:style-name="T22">:6 </text:span><text:a xlink:type="simple" xlink:href="https://www.biblegateway.com/passage/?search=Deuteronomy+30%3A6&amp;version=WEB" text:style-name="Internet_20_link" text:visited-style-name="Visited_20_Internet_20_Link"><text:span text:style-name="T168">WEB</text:span></text:a></text:p></text:note-body></text:note></text:span></text:span><text:span text:style-name="T22">. </text:span><text:span text:style-name="T168">H</text:span><text:span text:style-name="T22">e circumcise</text:span><text:span text:style-name="T168">s</text:span><text:span text:style-name="T22"> </text:span><text:span text:style-name="T168">out</text:span><text:span text:style-name="T22"> heart, thanks to that, we can repent, return to God, choose Jesus Christ, receive him, who is Life itself, and live eternally, </text:span><text:span text:style-name="T172">as one,</text:span><text:span text:style-name="T22"> with the living God.</text:span></text:p>
      <text:p text:style-name="P44">Jesus Christ tells us, according to <text:alphabetical-index-mark-start text:id="IMark94814908921888"/>John 8<text:alphabetical-index-mark-end text:id="IMark94814908921888"/>, that: <text:span text:style-name="Bible_5f_text"><text:span text:style-name="T173">”Y</text:span></text:span><text:span text:style-name="Bible_5f_text">ou will know the truth, and the truth will make you free” </text:span><text:span text:style-name="Bible_5f_text"><text:note text:id="ftn91" text:note-class="footnote"><text:note-citation>91</text:note-citation><text:note-body><text:p text:style-name="Footnote"><text:alphabetical-index-mark-start text:id="IMark94814827011648"/><text:span text:style-name="T22">John 8</text:span><text:alphabetical-index-mark-end text:id="IMark94814827011648"/><text:span text:style-name="T22">:31-32 </text:span><text:a xlink:type="simple" xlink:href="https://www.biblegateway.com/passage/?search=John+8%3A31-32&amp;version=WEB" text:style-name="Internet_20_link" text:visited-style-name="Visited_20_Internet_20_Link"><text:span text:style-name="Definition"><text:span text:style-name="T151">WEB</text:span></text:span></text:a></text:p></text:note-body></text:note></text:span>. He is the truth. Thus, freedom, TRUE freedom, is proportional to that knowledge of <text:span text:style-name="T174">T</text:span>he <text:span text:style-name="T174">T</text:span>ruth, of Jesus Christ. The more we know Jesus Christ the more truly free we are. <text:span text:style-name="T174">More</text:span> TRUE will be that “free will”. And no one is born knowing Jesus Christ, you have to be born again to begin know<text:span text:style-name="T174">ing</text:span> him. The<text:span text:style-name="T174">n is when a</text:span> <text:span text:style-name="T174">T</text:span>rue Life begins, the eternal <text:span text:style-name="T174">Life </text:span>in Jesus Christ.</text:p>
      <text:h text:style-name="P3" text:outline-level="4"><text:bookmark-start text:name="__RefHeading___Toc34863_4173466481"/><text:span text:style-name="T175">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92" text:note-class="footnote"><text:note-citation>92</text:note-citation><text:note-body><text:p text:style-name="Footnote"><text:alphabetical-index-mark-start text:id="IMark94814908914112"/><text:span text:style-name="T22">1 Corinthians 15</text:span><text:alphabetical-index-mark-end text:id="IMark94814908914112"/><text:span text:style-name="T22">:3-4 </text:span><text:a xlink:type="simple" xlink:href="https://www.biblegateway.com/passage/?search=1+Corinthians+15%3A3-4&amp;version=WEB" text:style-name="Internet_20_link" text:visited-style-name="Visited_20_Internet_20_Link"><text:span text:style-name="Definition"><text:span text:style-name="T176">WEB</text:span></text:span></text:a></text:p></text:note-body></text:note></text:span>, ACCORDING TO THE SCRIPTURES, they also believe that there is physical torment, conscious and eternal for a part of humanity.</text:p>
      <text:p text:style-name="P2">Everything in the believer's life must be ACCORDING TO THE SCRIPTURES. So Let's see what the scriptures teach of an absolute reconciliation.</text:p>
      <text:h text:style-name="P4" text:outline-level="5"><text:bookmark-start text:name="__RefHeading___Toc34865_4173466481"/>Adam.<text:bookmark-end text:name="__RefHeading___Toc34865_4173466481"/></text:h>
      <text:p text:style-name="Text_20_body"><text:span text:style-name="T22">Th</text:span><text:span text:style-name="T177">is</text:span><text:span text:style-name="T22"> creation was finished in 6 days because on the 7th </text:span><text:span text:style-name="T177">day </text:span><text:span text:style-name="T22">God rested. </text:span><text:alphabetical-index-mark-start text:id="IMark94814908920912"/><text:span text:style-name="T22">Genesis 1</text:span><text:alphabetical-index-mark-end text:id="IMark94814908920912"/><text:span text:style-name="T22"> </text:span><text:span text:style-name="T177">says </text:span><text:span text:style-name="T22">that: </text:span><text:span text:style-name="Bible_5f_text"><text:span text:style-name="T22">“</text:span></text:span><text:span text:style-name="Bible_5f_text"><text:span text:style-name="T177">G</text:span></text:span><text:span text:style-name="Bible_5f_text">od saw everything that he had made, and, behold, it was very good. There was evening and there was morning, a sixth day</text:span><text:span text:style-name="Bible_5f_text"><text:span text:style-name="T22">” </text:span></text:span><text:span text:style-name="Bible_5f_text"><text:span text:style-name="T22"><text:note text:id="ftn93" text:note-class="footnote"><text:note-citation>93</text:note-citation><text:note-body><text:p text:style-name="Footnote"><text:alphabetical-index-mark-start text:id="IMark94814908860288"/><text:span text:style-name="T22">Genesis 1</text:span><text:alphabetical-index-mark-end text:id="IMark94814908860288"/><text:span text:style-name="T22">:31 </text:span><text:a xlink:type="simple" xlink:href="https://www.biblegateway.com/passage/?search=Genesis+1%3A31&amp;version=WEB" text:style-name="Internet_20_link" text:visited-style-name="Visited_20_Internet_20_Link"><text:span text:style-name="Definition"><text:span text:style-name="T177">WEB</text:span></text:span></text:a></text:p></text:note-body></text:note></text:span></text:span><text:span text:style-name="T22">. </text:span><text:span text:style-name="T177">And</text:span><text:span text:style-name="T22"> Paul explains in </text:span><text:soft-page-break/><text:alphabetical-index-mark-start text:id="IMark94814908915088"/><text:span text:style-name="T22">Colossians 1</text:span><text:alphabetical-index-mark-end text:id="IMark94814908915088"/><text:span text:style-name="T22"> that by Christ </text:span><text:span text:style-name="Bible_5f_text"><text:span text:style-name="T22">“</text:span></text:span><text:span text:style-name="Bible_5f_text"><text:span text:style-name="T177">ALL</text:span></text:span><text:span text:style-name="Bible_5f_text"><text:span text:style-name="T22"> things were created in the heavens and on the earth, visible things and invisible things, whether thrones or dominions or principalities or powers. </text:span></text:span><text:span text:style-name="Bible_5f_text"><text:span text:style-name="T177">ALL</text:span></text:span><text:span text:style-name="Bible_5f_text"><text:span text:style-name="T22"> things have been created through him and for him. </text:span></text:span><text:span text:style-name="Bible_5f_text"><text:span text:style-name="T177">H</text:span></text:span><text:span text:style-name="Bible_5f_text"><text:span text:style-name="T22">e is before </text:span></text:span><text:span text:style-name="Bible_5f_text"><text:span text:style-name="T177">ALL</text:span></text:span><text:span text:style-name="Bible_5f_text"><text:span text:style-name="T22"> things, and in him </text:span></text:span><text:span text:style-name="Bible_5f_text"><text:span text:style-name="T177">ALL</text:span></text:span><text:span text:style-name="Bible_5f_text"><text:span text:style-name="T22"> things are held together” </text:span></text:span><text:span text:style-name="Bible_5f_text"><text:span text:style-name="T22"><text:note text:id="ftn94" text:note-class="footnote"><text:note-citation>94</text:note-citation><text:note-body><text:p text:style-name="Footnote"><text:alphabetical-index-mark-start text:id="IMark94814908827840"/><text:span text:style-name="T22">Colossians 1</text:span><text:alphabetical-index-mark-end text:id="IMark94814908827840"/><text:span text:style-name="T22">:16-17 </text:span><text:a xlink:type="simple" xlink:href="https://www.biblegateway.com/passage/?search=Colossians+1%3A16-17&amp;version=WEB" text:style-name="Internet_20_link" text:visited-style-name="Visited_20_Internet_20_Link"><text:span text:style-name="Definition"><text:span text:style-name="T177">WEB</text:span></text:span></text:a></text:p></text:note-body></text:note></text:span></text:span><text:span text:style-name="T22">. </text:span><text:span text:style-name="T177">T</text:span><text:span text:style-name="T22">his obviously includes Adam and his offspring. He adds that: </text:span><text:span text:style-name="Bible_5f_text"><text:span text:style-name="T22">“For all the fullness was pleased to dwell in him, and through him to reconcile </text:span></text:span><text:span text:style-name="Bible_5f_text"><text:span text:style-name="T177">ALL </text:span></text:span><text:span text:style-name="Bible_5f_text"><text:span text:style-name="T22">things to himself by him, whether things on the earth or things in the heavens, having made peace through the blood of his cross” </text:span></text:span><text:span text:style-name="Bible_5f_text"><text:span text:style-name="T22"><text:note text:id="ftn95" text:note-class="footnote"><text:note-citation>95</text:note-citation><text:note-body><text:p text:style-name="Footnote"><text:alphabetical-index-mark-start text:id="IMark94814908848176"/><text:span text:style-name="T22">Colossians 1</text:span><text:alphabetical-index-mark-end text:id="IMark94814908848176"/><text:span text:style-name="T22">:19-20 </text:span><text:a xlink:type="simple" xlink:href="https://www.biblegateway.com/passage/?search=Colossians+1%3A19-20&amp;version=WEB" text:style-name="Internet_20_link" text:visited-style-name="Visited_20_Internet_20_Link"><text:span text:style-name="Definition"><text:span text:style-name="T177">WEB</text:span></text:span></text:a></text:p></text:note-body></text:note></text:span></text:span><text:span text:style-name="T22">. Jesus Christ reconciles ALL things </text:span><text:span text:style-name="T177">to </text:span><text:span text:style-name="T22">himself, not just part, not just a small percentage, not just a few chosen. PLEASED the Father through Jesus Christ to reconcile ALL </text:span><text:span text:style-name="T177">things</text:span><text:span text:style-name="T22">. The solution is much bigger than the problem. Paul explains it in </text:span><text:alphabetical-index-mark-start text:id="IMark94814908910880"/><text:span text:style-name="T22">Romans 5</text:span><text:alphabetical-index-mark-end text:id="IMark94814908910880"/><text:span text:style-name="T22"> </text:span><text:span text:style-name="Bible_5f_text"><text:span text:style-name="T22">“</text:span></text:span><text:span text:style-name="Bible_5f_text"><text:span text:style-name="T177">B</text:span></text:span><text:span text:style-name="Bible_5f_text"><text:span text:style-name="T22">ut the free gift isn’t like the trespass. For if by the trespass of the one </text:span></text:span><text:span text:style-name="Bible_5f_text"><text:span text:style-name="T177">(ADAM) </text:span></text:span><text:span text:style-name="Bible_5f_text"><text:span text:style-name="T22">the many died, </text:span></text:span><text:span text:style-name="Bible_5f_text"><text:span text:style-name="T177">MUCH</text:span></text:span><text:span text:style-name="Bible_5f_text"><text:span text:style-name="T22"> </text:span></text:span><text:span text:style-name="Bible_5f_text"><text:span text:style-name="T177">MORE</text:span></text:span><text:span text:style-name="Bible_5f_text"><text:span text:style-name="T22"> </text:span></text:span><text:span text:style-name="Bible_5f_text"><text:span text:style-name="T177">did</text:span></text:span><text:span text:style-name="Bible_5f_text"><text:span text:style-name="T22"> the grace of God, and the gift by the grace of the one man, </text:span></text:span><text:span text:style-name="Bible_5f_text"><text:span text:style-name="T177">JESUS</text:span></text:span><text:span text:style-name="Bible_5f_text"><text:span text:style-name="T22"> Christ, </text:span></text:span><text:span text:style-name="Bible_5f_text"><text:span text:style-name="T177">ABOUND</text:span></text:span><text:span text:style-name="Bible_5f_text"><text:span text:style-name="T22"> to the many” </text:span></text:span><text:span text:style-name="Bible_5f_text"><text:span text:style-name="T22"><text:note text:id="ftn96" text:note-class="footnote"><text:note-citation>96</text:note-citation><text:note-body><text:p text:style-name="Footnote"><text:alphabetical-index-mark-start text:id="IMark94814908826832"/><text:span text:style-name="T22">Romans 5</text:span><text:alphabetical-index-mark-end text:id="IMark94814908826832"/><text:span text:style-name="T22">:15 </text:span><text:a xlink:type="simple" xlink:href="https://www.biblegateway.com/passage/?search=Romans+5%3A15&amp;version=WEB" text:style-name="Internet_20_link" text:visited-style-name="Visited_20_Internet_20_Link"><text:span text:style-name="Definition"><text:span text:style-name="T177">WEB</text:span></text:span></text:a></text:p></text:note-body></text:note></text:span></text:span><text:span text:style-name="T22">. Jesus Christ, the solution, is much bigger than the problem: Adam. Why did grace abound so much more? Well, because the raw material of Jesus Christ are a handful of sinners and lost </text:span><text:span text:style-name="T177">ones </text:span><text:span text:style-name="T22">in perdition that </text:span><text:span text:style-name="T177">H</text:span><text:span text:style-name="T22">e transforms into </text:span><text:span text:style-name="T177">S</text:span><text:span text:style-name="T22">aints and </text:span><text:span text:style-name="T177">R</text:span><text:span text:style-name="T22">ighteous through </text:span><text:span text:style-name="T177">H</text:span><text:span text:style-name="T22">is Holy Spirit, while Adam was </text:span><text:span text:style-name="T177">only </text:span><text:span text:style-name="T22">one and </text:span><text:span text:style-name="T177">He was </text:span><text:span text:style-name="T22">very well made, according to </text:span><text:span text:style-name="T177">the</text:span><text:span text:style-name="T22"> </text:span><text:span text:style-name="T177">C</text:span><text:span text:style-name="T22">reator himself, and who sinned because the Ancient Serpent, the Satan, deceived his companion Ev</text:span><text:span text:style-name="T178">e</text:span><text:span text:style-name="T22">. </text:span><text:span text:style-name="T177">T</text:span><text:span text:style-name="T22">hey took him </text:span><text:span text:style-name="T177">on</text:span><text:span text:style-name="T22"> </text:span><text:span text:style-name="T177">his</text:span><text:span text:style-name="T22"> </text:span><text:span text:style-name="T177">sweet</text:span><text:span text:style-name="T22"> </text:span><text:span text:style-name="T177">spot</text:span><text:span text:style-name="T22">. </text:span><text:span text:style-name="T177">T</text:span><text:span text:style-name="T22">he solution is much bigger than the problem. And if the problem </text:span><text:span text:style-name="T177">made </text:span><text:span text:style-name="T22">EVERYONE </text:span><text:span text:style-name="T177">fall</text:span><text:span text:style-name="T22">, the solution also promises to transform EVERYONE. 1st Corinthians 15: </text:span><text:span text:style-name="Bible_5f_text"><text:span text:style-name="T22">“</text:span></text:span><text:span text:style-name="Bible_5f_text"><text:span text:style-name="T177">F</text:span></text:span><text:span text:style-name="Bible_5f_text"><text:span text:style-name="T22">or as in Adam </text:span></text:span><text:span text:style-name="Bible_5f_text"><text:span text:style-name="T177">ALL</text:span></text:span><text:span text:style-name="Bible_5f_text"><text:span text:style-name="T22"> die, so also in Christ </text:span></text:span><text:span text:style-name="Bible_5f_text"><text:span text:style-name="T177">ALL</text:span></text:span><text:span text:style-name="Bible_5f_text"><text:span text:style-name="T22"> will be made alive” </text:span></text:span><text:span text:style-name="Bible_5f_text"><text:span text:style-name="T22"><text:note text:id="ftn97" text:note-class="footnote"><text:note-citation>97</text:note-citation><text:note-body><text:p text:style-name="Footnote"><text:alphabetical-index-mark-start text:id="IMark94814908920912"/><text:span text:style-name="T22">1 Corinthians 15</text:span><text:alphabetical-index-mark-end text:id="IMark94814908920912"/><text:span text:style-name="T22">:22 </text:span><text:a xlink:type="simple" xlink:href="https://www.biblegateway.com/passage/?search=1+Corinthians+15%3A22&amp;version=WEB" text:style-name="Internet_20_link" text:visited-style-name="Visited_20_Internet_20_Link"><text:span text:style-name="Definition"><text:span text:style-name="T177">WEB</text:span></text:span></text:a></text:p></text:note-body></text:note></text:span></text:span><text:span text:style-name="T22">.</text:span></text:p>
      <text:h text:style-name="P4" text:outline-level="5"><text:bookmark-start text:name="__RefHeading___Toc34867_4173466481"/><text:soft-page-break/>Abraham.<text:bookmark-end text:name="__RefHeading___Toc34867_4173466481"/></text:h>
      <text:p text:style-name="Text_20_body"><text:span text:style-name="T22">The promise that YHWH makes to Abram in </text:span><text:alphabetical-index-mark-start text:id="IMark94814908848176"/><text:span text:style-name="T22">Genesis 12</text:span><text:alphabetical-index-mark-end text:id="IMark94814908848176"/><text:span text:style-name="T22"> is that: </text:span><text:span text:style-name="Bible_5f_text"><text:span text:style-name="T22">“</text:span></text:span><text:span text:style-name="Bible_5f_text"><text:span text:style-name="T179">I</text:span></text:span><text:span text:style-name="Bible_5f_text"> will bless those who bless you, and I will curse him who treats you with contempt. </text:span><text:span text:style-name="Bible_5f_text"><text:span text:style-name="T180">ALL</text:span></text:span><text:span text:style-name="Bible_5f_text"> the families of the earth will be blessed through you</text:span><text:span text:style-name="Bible_5f_text"><text:span text:style-name="T22">” </text:span></text:span><text:span text:style-name="Bible_5f_text"><text:span text:style-name="T22"><text:note text:id="ftn98" text:note-class="footnote"><text:note-citation>98</text:note-citation><text:note-body><text:p text:style-name="Footnote"><text:alphabetical-index-mark-start text:id="IMark94814908923088"/><text:span text:style-name="T22">Genesis 12</text:span><text:alphabetical-index-mark-end text:id="IMark94814908923088"/><text:span text:style-name="T22">:3 </text:span><text:a xlink:type="simple" xlink:href="https://www.biblegateway.com/passage/?search=Genesis+12%3A3&amp;version=WEB" text:style-name="Internet_20_link" text:visited-style-name="Visited_20_Internet_20_Link"><text:span text:style-name="Definition"><text:span text:style-name="T179">WEB</text:span></text:span></text:a></text:p></text:note-body></text:note></text:span></text:span><text:span text:style-name="T22">. This was when Abram was 75 years old and still had no children. Later, </text:span><text:span text:style-name="T179">God </text:span><text:span text:style-name="T22">promises him a son and as time passes and nothing happens, Abram decides </text:span><text:span text:style-name="T179">to </text:span><text:span text:style-name="T22">help God and has Ishmael with his wife's slave. </text:span><text:span text:style-name="T179">A</text:span><text:span text:style-name="T22">nd Jehovah, in </text:span><text:alphabetical-index-mark-start text:id="IMark94814908826832"/><text:span text:style-name="T22">Genesis 18</text:span><text:alphabetical-index-mark-end text:id="IMark94814908826832"/><text:span text:style-name="T22">, just before destroying Sodom with fire falling from the heaven</text:span><text:span text:style-name="T181">s</text:span><text:span text:style-name="T22">, confirms his plan: </text:span><text:span text:style-name="Bible_5f_text"><text:span text:style-name="T22">“</text:span></text:span><text:span text:style-name="Bible_5f_text"><text:span text:style-name="T179">ALL</text:span></text:span><text:span text:style-name="Bible_5f_text"><text:span text:style-name="T22"> the nations on the earth may receive blessing through him” </text:span></text:span><text:span text:style-name="Bible_5f_text"><text:span text:style-name="T22"><text:note text:id="ftn99" text:note-class="footnote"><text:note-citation>99</text:note-citation><text:note-body><text:p text:style-name="Footnote"><text:alphabetical-index-mark-start text:id="IMark94814908921888"/><text:span text:style-name="T22">Genesis 18</text:span><text:alphabetical-index-mark-end text:id="IMark94814908921888"/><text:span text:style-name="T22">:18 </text:span><text:a xlink:type="simple" xlink:href="https://www.biblegateway.com/passage/?search=Genesis+18%3A18&amp;version=NET" text:style-name="Internet_20_link" text:visited-style-name="Visited_20_Internet_20_Link"><text:span text:style-name="T179">NET</text:span></text:a></text:p></text:note-body></text:note></text:span></text:span><text:span text:style-name="T22">. But Isaac wasn't born yet. And it also seems that Sodom </text:span><text:span text:style-name="T179">and Gomorrah was</text:span><text:span text:style-name="T22"> not part of that "ALL" nations and “</text:span><text:span text:style-name="T179">ALL” </text:span><text:span text:style-name="T22">families of the earth. In </text:span><text:alphabetical-index-mark-start text:id="IMark94814908827840"/><text:span text:style-name="T22">Genesis 22</text:span><text:alphabetical-index-mark-end text:id="IMark94814908827840"/><text:span text:style-name="T22">, </text:span><text:span text:style-name="T179">God</text:span><text:span text:style-name="T22"> confirms the promise to Abraham when Isaac was already young and Abraham </text:span><text:span text:style-name="T179">had</text:span><text:span text:style-name="T22"> almost killed him by order of Jehovah. Clarifying that it is in his seed that </text:span><text:span text:style-name="Bible_5f_text"><text:span text:style-name="T22">“</text:span></text:span><text:span text:style-name="Bible_5f_text"><text:span text:style-name="T179">ALL</text:span></text:span><text:span text:style-name="Bible_5f_text"><text:span text:style-name="T22"> the nations of the earth will be blessed by your offspring” </text:span></text:span><text:span text:style-name="Bible_5f_text"><text:span text:style-name="T22"><text:note text:id="ftn100" text:note-class="footnote"><text:note-citation>100</text:note-citation><text:note-body><text:p text:style-name="Footnote"><text:alphabetical-index-mark-start text:id="IMark94814909060336"/><text:span text:style-name="T22">Genesis 22</text:span><text:alphabetical-index-mark-end text:id="IMark94814909060336"/><text:span text:style-name="T22">:18 </text:span><text:a xlink:type="simple" xlink:href="https://www.biblegateway.com/passage/?search=Genesis+22%3A18&amp;version=WEB" text:style-name="Internet_20_link" text:visited-style-name="Visited_20_Internet_20_Link"><text:span text:style-name="Definition"><text:span text:style-name="T179">WEB</text:span></text:span></text:a></text:p></text:note-body></text:note></text:span></text:span><text:span text:style-name="T22">. Years later, when Isaac was already married, God repeats the promise to Isaac in </text:span><text:alphabetical-index-mark-start text:id="IMark94814908860288"/><text:span text:style-name="T22">Genesis 26</text:span><text:alphabetical-index-mark-end text:id="IMark94814908860288"/><text:span text:style-name="T22"> </text:span><text:span text:style-name="Bible_5f_text"><text:span text:style-name="T22">“</text:span></text:span><text:span text:style-name="Bible_5f_text"><text:span text:style-name="T179">I</text:span></text:span><text:span text:style-name="Bible_5f_text"><text:span text:style-name="T22">n your offspring all the nations of the earth will be blessed” </text:span></text:span><text:span text:style-name="Bible_5f_text"><text:span text:style-name="T22"><text:note text:id="ftn101" text:note-class="footnote"><text:note-citation>101</text:note-citation><text:note-body><text:p text:style-name="Footnote"><text:alphabetical-index-mark-start text:id="IMark94814908909136"/><text:span text:style-name="T22">Genesis 26</text:span><text:alphabetical-index-mark-end text:id="IMark94814908909136"/><text:span text:style-name="T22">:4 </text:span><text:a xlink:type="simple" xlink:href="https://www.biblegateway.com/passage/?search=Genesis+26%3A4&amp;version=WEB" text:style-name="Internet_20_link" text:visited-style-name="Visited_20_Internet_20_Link"><text:span text:style-name="Definition"><text:span text:style-name="T179">WEB</text:span></text:span></text:a></text:p></text:note-body></text:note></text:span></text:span><text:span text:style-name="T22">. And to Jacob, who would later be called Israel, being young and still single, but having stolen his </text:span><text:span text:style-name="T179">older brother’s </text:span><text:span text:style-name="T22">blessing, read </text:span><text:span text:style-name="T179">it “</text:span><text:span text:style-name="T22">inheritance”, Jehovah also speaks to him and tells him </text:span><text:span text:style-name="Bible_5f_text"><text:span text:style-name="T22">“</text:span></text:span><text:span text:style-name="Bible_5f_text"><text:span text:style-name="T179">I</text:span></text:span><text:span text:style-name="Bible_5f_text"><text:span text:style-name="T22">n you and in your offspring, all the families of the earth will be blessed” </text:span></text:span><text:span text:style-name="Bible_5f_text"><text:span text:style-name="T22"><text:note text:id="ftn102" text:note-class="footnote"><text:note-citation>102</text:note-citation><text:note-body><text:p text:style-name="Footnote"><text:alphabetical-index-mark-start text:id="IMark94814909060336"/><text:span text:style-name="T22">Genesis 28</text:span><text:alphabetical-index-mark-end text:id="IMark94814909060336"/><text:span text:style-name="T22">:14 </text:span><text:a xlink:type="simple" xlink:href="https://www.biblegateway.com/passage/?search=Genesis+28%3A14&amp;version=WEB" text:style-name="Internet_20_link" text:visited-style-name="Visited_20_Internet_20_Link"><text:span text:style-name="Definition"><text:span text:style-name="T179">WEB</text:span></text:span></text:a></text:p></text:note-body></text:note></text:span></text:span><text:span text:style-name="T22">.</text:span></text:p>
      <text:p text:style-name="P2">Families, nations, ALL. But that same God is the one who later sends S<text:span text:style-name="T180">h</text:span>aul <text:span text:style-name="T180">to </text:span>kill <text:span text:style-name="T180">everything, </text:span>even the cat, literally, of the descendants of Amalek, <text:span text:style-name="T180">which would look like </text:span><text:s/>that <text:span text:style-name="T180">little </text:span>family <text:span text:style-name="T180">or nation </text:span>is not part of that "ALL" <text:span text:style-name="T180">either</text:span>. <text:span text:style-name="T180">Ofcourse the family of Amalek</text:span> <text:span text:style-name="T180">is</text:span> not the only one, there are also the Amorites, the Hittites, the Perizzites, the Canaanite, Hivite, Jebusite, and a few other <text:soft-page-break/>families and nations that do <text:span text:style-name="T182">NOT </text:span>seem very blessed by that same God who promises to bless ALL families and nations, because throughout history <text:span text:style-name="T180">He </text:span>ordain<text:span text:style-name="T180">s to</text:span> destroy them and ERASE them from the face of the EARTH. And if <text:span text:style-name="T183">their</text:span> inhabitants <text:span text:style-name="T183">are </text:span>go<text:span text:style-name="T183">ing</text:span> to suffer a conscious, permanent and eternal torture, for the centuries of the centuries, after the resurrection of the dead, <text:span text:style-name="T183">well, that REALLY </text:span>doesn't sound like a blessing.</text:p>
      <text:p text:style-name="P45">The problem is the same as Adam's, trying to eat from the tree of KNOWLEDGE of good and evil without knowing the TRUTH, without knowing Jesus Christ. And to know Jesus Christ is to live with Him and in Him. But <text:span text:style-name="T184">it all </text:span>begins by believing in Him. Jesus Christ is a descendant of Jacob, of Israel, who is the grandson of Abraham, the one of the promise. And if Jesus Christ rose <text:span text:style-name="T184">from the dead</text:span> <text:span text:style-name="T184">then </text:span>EVERYONE is going to rise on the last day and by <text:span text:style-name="T184">Him</text:span> ALL things <text:span text:style-name="T184">in</text:span> heaven and earth will be reconciled. <text:span text:style-name="Bible_5f_text">“</text:span><text:span text:style-name="Bible_5f_text"><text:span text:style-name="T180">I</text:span></text:span><text:span text:style-name="Bible_5f_text">n your offspring </text:span><text:span text:style-name="Bible_5f_text"><text:span text:style-name="T185">ALL</text:span></text:span><text:span text:style-name="Bible_5f_text"> the nations of the earth will be blessed” </text:span><text:span text:style-name="Bible_5f_text"><text:note text:id="ftn103" text:note-class="footnote"><text:note-citation>103</text:note-citation><text:note-body><text:p text:style-name="Footnote"><text:alphabetical-index-mark-start text:id="IMark94814826801120"/><text:span text:style-name="T22">Genesis 26</text:span><text:alphabetical-index-mark-end text:id="IMark94814826801120"/><text:span text:style-name="T22">:4 </text:span><text:a xlink:type="simple" xlink:href="https://www.biblegateway.com/passage/?search=Genesis+26%3A4&amp;version=WEB" text:style-name="Internet_20_link" text:visited-style-name="Visited_20_Internet_20_Link"><text:span text:style-name="Definition"><text:span text:style-name="T179">WEB</text:span></text:span></text:a></text:p></text:note-body></text:note></text:span>.</text:p>
      <text:h text:style-name="P4" text:outline-level="5"><text:bookmark-start text:name="__RefHeading___Toc34869_4173466481"/>Moses.<text:bookmark-end text:name="__RefHeading___Toc34869_4173466481"/></text:h>
      <text:p text:style-name="Text_20_body"><text:span text:style-name="T22">Moses writes in the book of Genesis about Jacob and Esau that: BEFORE they were born, God had already decided that </text:span><text:span text:style-name="Bible_5f_text"><text:span text:style-name="T22">“</text:span></text:span><text:span text:style-name="Bible_5f_text"><text:span text:style-name="T186">t</text:span></text:span><text:span text:style-name="Bible_5f_text">he elder shall serve the younger</text:span><text:span text:style-name="Bible_5f_text"><text:span text:style-name="T22">” </text:span></text:span><text:span text:style-name="Bible_5f_text"><text:span text:style-name="T22"><text:note text:id="ftn104" text:note-class="footnote"><text:note-citation>104</text:note-citation><text:note-body><text:p text:style-name="Footnote"><text:alphabetical-index-mark-start text:id="IMark94814827011648"/><text:span text:style-name="T22">Genesis 25</text:span><text:alphabetical-index-mark-end text:id="IMark94814827011648"/><text:span text:style-name="T22">:23 </text:span><text:a xlink:type="simple" xlink:href="https://www.biblegateway.com/passage/?search=Genesis+25%3A23&amp;version=KJV" text:style-name="Internet_20_link" text:visited-style-name="Visited_20_Internet_20_Link"><text:span text:style-name="Definition"><text:span text:style-name="T22">KJV</text:span></text:span></text:a></text:p></text:note-body></text:note></text:span></text:span><text:span text:style-name="T22">. And that it is written </text:span><text:span text:style-name="Bible_5f_text"><text:span text:style-name="T22">"I loved Jacob; but Esau I hated” </text:span></text:span><text:span text:style-name="Bible_5f_text"><text:span text:style-name="T22"><text:note text:id="ftn105" text:note-class="footnote"><text:note-citation>105</text:note-citation><text:note-body><text:p text:style-name="Footnote"><text:alphabetical-index-mark-start text:id="IMark94814908860288"/><text:span text:style-name="T22">Malachi 1</text:span><text:alphabetical-index-mark-end text:id="IMark94814908860288"/><text:span text:style-name="T22">:2-3 </text:span><text:a xlink:type="simple" xlink:href="https://www.biblegateway.com/passage/?search=Malachi+1%3A2-3&amp;version=WEB" text:style-name="Internet_20_link" text:visited-style-name="Visited_20_Internet_20_Link"><text:span text:style-name="Definition"><text:span text:style-name="T187">WEB</text:span></text:span></text:a></text:p></text:note-body></text:note></text:span></text:span><text:span text:style-name="T22">. Before neither Jacob nor Esau had done anything good or bad, God had already decided. God decides BEFORE things happen.</text:span></text:p>
      <text:p text:style-name="P46"><text:span text:style-name="T22">Moses writes in </text:span><text:alphabetical-index-mark-start text:id="IMark94814908921888"/><text:span text:style-name="T22">Exodus 4</text:span><text:alphabetical-index-mark-end text:id="IMark94814908921888"/><text:span text:style-name="T22"> that: when Moses had not even gone out to Egypt to see the Pharaoh, YHWH has already announced that the Pharaoh: </text:span><text:span text:style-name="Bible_5f_text"><text:span text:style-name="T22">“</text:span></text:span><text:span text:style-name="Bible_5f_text"><text:span text:style-name="T188">h</text:span></text:span><text:span text:style-name="Bible_5f_text"><text:span text:style-name="T22">e will not let the people go” </text:span></text:span><text:span text:style-name="Bible_5f_text"><text:span text:style-name="T22"><text:note text:id="ftn106" text:note-class="footnote"><text:note-citation>106</text:note-citation><text:note-body><text:p text:style-name="Footnote"><text:alphabetical-index-mark-start text:id="IMark94814908914112"/><text:span text:style-name="T22">Exodus 4</text:span><text:alphabetical-index-mark-end text:id="IMark94814908914112"/><text:span text:style-name="T22">:21 </text:span><text:a xlink:type="simple" xlink:href="https://www.biblegateway.com/passage/?search=Exodus+4%3A21&amp;version=WEB" text:style-name="Internet_20_link" text:visited-style-name="Visited_20_Internet_20_Link"><text:span text:style-name="Definition"><text:span text:style-name="T188">WEB</text:span></text:span></text:a></text:p></text:note-body></text:note></text:span></text:span><text:span text:style-name="T22">. because </text:span><text:span text:style-name="Bible_5f_text"><text:span text:style-name="T22">“</text:span></text:span><text:span text:style-name="Bible_5f_text"><text:span text:style-name="T188">I</text:span></text:span><text:span text:style-name="Bible_5f_text"> will harden Pharaoh’s heart</text:span><text:span text:style-name="Bible_5f_text"><text:span text:style-name="T22">" </text:span></text:span><text:span text:style-name="Bible_5f_text"><text:span text:style-name="T22"><text:note text:id="ftn107" text:note-class="footnote"><text:note-citation>107</text:note-citation><text:note-body><text:p text:style-name="Footnote"><text:alphabetical-index-mark-start text:id="IMark94814826801120"/><text:span text:style-name="T22">Exodus 7</text:span><text:alphabetical-index-mark-end text:id="IMark94814826801120"/><text:span text:style-name="T22">:3 </text:span><text:a xlink:type="simple" xlink:href="https://www.biblegateway.com/passage/?search=Exodus+7%3A3&amp;version=WEB" text:style-name="Internet_20_link" text:visited-style-name="Visited_20_Internet_20_Link"><text:span text:style-name="Definition"><text:span text:style-name="T188">WEB</text:span></text:span></text:a><text:span text:style-name="T22"> </text:span><text:alphabetical-index-mark-start text:id="IMark94814827011648"/><text:span text:style-name="T22">Exodus 14</text:span><text:alphabetical-index-mark-end text:id="IMark94814827011648"/><text:span text:style-name="T22">:4 </text:span><text:a xlink:type="simple" xlink:href="https://www.biblegateway.com/passage/?search=Exodus+14%3A4&amp;version=WEB" text:style-name="Internet_20_link" text:visited-style-name="Visited_20_Internet_20_Link"><text:span text:style-name="Definition"><text:span text:style-name="T188">WEB</text:span></text:span></text:a><text:span text:style-name="T22"> Exodus 14:17 </text:span><text:a xlink:type="simple" xlink:href="https://www.biblegateway.com/passage/?search=Exodus+14%3A17&amp;version=WEB" text:style-name="Internet_20_link" text:visited-style-name="Visited_20_Internet_20_Link"><text:span text:style-name="Definition"><text:span text:style-name="T188">WEB</text:span></text:span></text:a></text:p></text:note-body></text:note></text:span></text:span><text:span text:style-name="T22">. YHWH ha</text:span><text:span text:style-name="T188">d</text:span><text:span text:style-name="T22"> already decided to </text:span><text:soft-page-break/><text:span text:style-name="T22">harden Pharaoh's heart so that </text:span><text:span text:style-name="T188">he would not</text:span><text:span text:style-name="T22"> let the people go. God decides BEFORE things happen.</text:span></text:p>
      <text:p text:style-name="P47">And Paul explains to us in <text:alphabetical-index-mark-start text:id="IMark94814909060336"/>Romans 11<text:alphabetical-index-mark-end text:id="IMark94814909060336"/>, <text:span text:style-name="Bible_5f_text">“For God has bound </text:span><text:span text:style-name="Bible_5f_text"><text:span text:style-name="T189">ALL</text:span></text:span><text:span text:style-name="Bible_5f_text"> to disobedience, that he might have mercy on </text:span><text:span text:style-name="Bible_5f_text"><text:span text:style-name="T189">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89">ALL</text:span></text:span><text:span text:style-name="Bible_5f_text"> things. To him be the glory for ever! Amen” </text:span><text:span text:style-name="Bible_5f_text"><text:note text:id="ftn108" text:note-class="footnote"><text:note-citation>108</text:note-citation><text:note-body><text:p text:style-name="Footnote"><text:alphabetical-index-mark-start text:id="IMark94814908860288"/><text:span text:style-name="T22">Romans 11</text:span><text:alphabetical-index-mark-end text:id="IMark94814908860288"/><text:span text:style-name="T22">:32-36 </text:span><text:a xlink:type="simple" xlink:href="https://www.biblegateway.com/passage/?search=Romans+11%3A32-36&amp;version=WEB" text:style-name="Internet_20_link" text:visited-style-name="Visited_20_Internet_20_Link"><text:span text:style-name="Definition"><text:span text:style-name="T190">WEB</text:span></text:span></text:a></text:p></text:note-body></text:note></text:span>. It was God himself who <text:span text:style-name="T189">bound</text:span> EVERYONE in<text:span text:style-name="T189">to</text:span> disobedience. God decides BEFORE things happen.</text:p>
      <text:p text:style-name="P2">Jehovah announces from the beginning what happens at the end, because he already <text:s/>knows <text:span text:style-name="T189">the end</text:span> and decided it from the beginning.</text:p>
      <text:p text:style-name="P2">In <text:alphabetical-index-mark-start text:id="IMark94814908921888"/>Deuteronomy 29<text:alphabetical-index-mark-end text:id="IMark94814908921888"/> and 30, another of the books written by Moses, YHWH announces that after Israel conquers the promised land and obey, <text:span text:style-name="T191">they</text:span> will become disobedient, and that after <text:span text:style-name="T191">they</text:span> disobey, <text:span text:style-name="T191">H</text:span>e, Yahweh will scatter them, cast them out, and banish them through all the nations of the earth, and that after they repent, being in all these nations and peoples, <text:span text:style-name="T191">H</text:span>e, <text:span text:style-name="T191">YHWH,</text:span> will gather them again even <text:span text:style-name="T191">from</text:span> the farthest parts under the sky <text:note text:id="ftn109" text:note-class="footnote"><text:note-citation>109</text:note-citation><text:note-body><text:p text:style-name="Footnote"><text:alphabetical-index-mark-start text:id="IMark94814908914112"/><text:span text:style-name="T22">Deuteronomy 29</text:span><text:alphabetical-index-mark-end text:id="IMark94814908914112"/><text:span text:style-name="T22">-30:5 </text:span><text:a xlink:type="simple" xlink:href="https://www.biblegateway.com/passage/?search=Deuteronomy+29-30%3A5&amp;version=WEB" text:style-name="Internet_20_link" text:visited-style-name="Visited_20_Internet_20_Link"><text:span text:style-name="Definition"><text:span text:style-name="T192">WEB</text:span></text:span></text:a></text:p></text:note-body></text:note>.</text:p>
      <text:p text:style-name="P48">That is to say, Moses writes what Jehovah commands him to announce: all Israel’<text:span text:style-name="T191">s</text:span> <text:s/>history from Moses to 1948 when Jehovah did exactly that and formed the present nation of Israel in one day. <text:span text:style-name="T191">Some</text:span>thing that was unimaginable, just some 200 years ago, to anyone who did not believe in the <text:span text:style-name="T193">C</text:span>reator of heaven and earth.</text:p>
      <text:p text:style-name="P49"><text:span text:style-name="T22">And just after announcing all this, in the same Deuteronomy written by Moses, YHWH, Jehovah, God, tells us that: </text:span><text:span text:style-name="Bible_5f_text"><text:span text:style-name="T22">“</text:span></text:span><text:span text:style-name="Bible_5f_text"><text:span text:style-name="T194">Y</text:span></text:span><text:span text:style-name="Bible_5f_text">ahweh your God will circumcise your heart, and the heart of your offspring, to </text:span><text:soft-page-break/><text:span text:style-name="Bible_5f_text">love Yahweh your God with all your heart and with all your soul, that you may live</text:span><text:span text:style-name="Bible_5f_text"><text:span text:style-name="T22">” </text:span></text:span><text:span text:style-name="Bible_5f_text"><text:span text:style-name="T22"><text:note text:id="ftn110" text:note-class="footnote"><text:note-citation>110</text:note-citation><text:note-body><text:p text:style-name="Footnote"><text:alphabetical-index-mark-start text:id="IMark94814826801120"/><text:span text:style-name="T22">Deuteronomy 30</text:span><text:alphabetical-index-mark-end text:id="IMark94814826801120"/><text:span text:style-name="T22">:6 </text:span><text:a xlink:type="simple" xlink:href="https://www.biblegateway.com/passage/?search=Deuteronomy+30%3A6&amp;version=WEB" text:style-name="Internet_20_link" text:visited-style-name="Visited_20_Internet_20_Link"><text:span text:style-name="Definition"><text:span text:style-name="T194">WEB</text:span></text:span></text:a></text:p></text:note-body></text:note></text:span></text:span><text:span text:style-name="T22">. Who?, </text:span><text:span text:style-name="T194">Who </text:span><text:span text:style-name="T22">is </text:span><text:span text:style-name="T194">t</text:span><text:span text:style-name="T22">he </text:span><text:span text:style-name="T194">one</text:span><text:span text:style-name="T22"> </text:span><text:span text:style-name="T195">that </text:span><text:span text:style-name="T22">circumcises the heart? </text:span><text:span text:style-name="T194">Y</text:span><text:span text:style-name="T22">ahweh. </text:span><text:span text:style-name="T194">Y</text:span><text:span text:style-name="T22">ahweh is who changes </text:span><text:span text:style-name="T194">the </text:span><text:span text:style-name="T22">heart. </text:span><text:span text:style-name="T194">What for?</text:span><text:span text:style-name="T22"> So that they obey </text:span><text:span text:style-name="T194">H</text:span><text:span text:style-name="T22">im and live. </text:span><text:span text:style-name="T194">And</text:span><text:span text:style-name="T22"> </text:span><text:span text:style-name="T194">w</text:span><text:span text:style-name="T22">hat does he announce later, also in </text:span><text:alphabetical-index-mark-start text:id="IMark94814909060336"/><text:span text:style-name="T22">Deuteronomy 30</text:span><text:alphabetical-index-mark-end text:id="IMark94814909060336"/><text:span text:style-name="T22">? </text:span><text:span text:style-name="T194">That</text:span><text:span text:style-name="T22">: </text:span><text:span text:style-name="Bible_5f_text"><text:span text:style-name="T22">“You shall return and obey Yahweh’s voice, and do all his commandments which I command you today” </text:span></text:span><text:span text:style-name="Bible_5f_text"><text:span text:style-name="T22"><text:note text:id="ftn111" text:note-class="footnote"><text:note-citation>111</text:note-citation><text:note-body><text:p text:style-name="Footnote"><text:alphabetical-index-mark-start text:id="IMark94814908909136"/><text:span text:style-name="T22">Deuteronomy 30</text:span><text:alphabetical-index-mark-end text:id="IMark94814908909136"/><text:span text:style-name="T22">:8 </text:span><text:a xlink:type="simple" xlink:href="https://www.biblegateway.com/passage/?search=Deuteronomy+30%3A8&amp;version=WEB" text:style-name="Internet_20_link" text:visited-style-name="Visited_20_Internet_20_Link"><text:span text:style-name="Definition"><text:span text:style-name="T194">WEB</text:span></text:span></text:a></text:p></text:note-body></text:note></text:span></text:span><text:span text:style-name="T22">. </text:span><text:span text:style-name="T194">U</text:span><text:span text:style-name="T22">ndeserved </text:span><text:span text:style-name="T194">Grace</text:span><text:span text:style-name="T22">. Undeserved gift. For love </text:span><text:span text:style-name="T194">to</text:span><text:span text:style-name="T22"> himself. </text:span><text:span text:style-name="T194">T</text:span><text:span text:style-name="T22">he same as he did with the pagans by giving us his Holy Spirit through the death of Jesus Christ on the cross.</text:span></text:p>
      <text:p text:style-name="P50"><text:span text:style-name="Bible_5f_text">“For God has bound </text:span><text:span text:style-name="Bible_5f_text"><text:span text:style-name="T189">ALL</text:span></text:span><text:span text:style-name="Bible_5f_text"> to disobedience, that he might have mercy on </text:span><text:span text:style-name="Bible_5f_text"><text:span text:style-name="T189">ALL” </text:span></text:span><text:span text:style-name="Bible_5f_text"><text:note text:id="ftn112" text:note-class="footnote"><text:note-citation>112</text:note-citation><text:note-body><text:p text:style-name="Footnote"><text:alphabetical-index-mark-start text:id="IMark94814908826832"/><text:span text:style-name="T22">Romans 11</text:span><text:alphabetical-index-mark-end text:id="IMark94814908826832"/><text:span text:style-name="T22">:32 </text:span><text:a xlink:type="simple" xlink:href="https://www.biblegateway.com/passage/?search=Romans+11%3A32&amp;version=WEB" text:style-name="Internet_20_link" text:visited-style-name="Visited_20_Internet_20_Link"><text:span text:style-name="Definition"><text:span text:style-name="T196">WEB</text:span></text:span></text:a></text:p></text:note-body></text:note></text:span><text:s/>through his son Jesus Christ.</text:p>
      <text:p text:style-name="P50">In the end everything will be as announced from the beginning. <text:span text:style-name="T197">L</text:span>ike that bush <text:span text:style-name="T197">on </text:span>fire that Moses saw. We will be branches of a bush, of a true vine, burning with the <text:span text:style-name="T197">h</text:span>oly fire of the Holy Spirit, which <text:span text:style-name="T197">does </text:span>not quench, that burns for all eternity, and that sanctifies us to be one in the Son and in the Father.</text:p>
      <text:p text:style-name="P2">We did not choose YHWH. <text:span text:style-name="T197">I</text:span>t was HE who chose us from the beginning. He was the one who loved us first, <text:span text:style-name="T198">EVERYONE</text:span>, <text:span text:style-name="T198">everybody</text:span>, all <text:span text:style-name="T198">of us</text:span>.</text:p>
      <text:h text:style-name="P4" text:outline-level="5"><text:bookmark-start text:name="__RefHeading___Toc34871_4173466481"/>Psalmists.<text:bookmark-end text:name="__RefHeading___Toc34871_4173466481"/></text:h>
      <text:p text:style-name="P51">Throughout all the Psalms the biblical teaching <text:span text:style-name="T198">of</text:span> this presentation <text:span text:style-name="T199">is</text:span><text:span text:style-name="T198"> </text:span><text:span text:style-name="T199">repeated</text:span>.</text:p>
      <text:p text:style-name="P52"><text:span text:style-name="T200">Let’s remember that </text:span><text:alphabetical-index-mark-start text:id="IMark94814908826832"/><text:span text:style-name="T200">Psalm 37</text:span><text:alphabetical-index-mark-end text:id="IMark94814908826832"/><text:span text:style-name="T200"> says that the wicked </text:span><text:span text:style-name="T201">wi</text:span><text:span text:style-name="T202">l</text:span><text:span text:style-name="T201">l be </text:span><text:span text:style-name="T200">cut down, </text:span><text:span text:style-name="T201">that they </text:span><text:span text:style-name="T200">wither, that they will be cut off, </text:span><text:span text:style-name="T202">that they will not be, </text:span><text:span text:style-name="T200">that </text:span><text:span text:style-name="T202">you will diligently consider their place and it shall not, that their day is coming, </text:span><text:span text:style-name="T200">that their sword will enter their own hearts, that they will perish, that they </text:span><text:bookmark text:name="en-KJV-144711"/><text:span text:style-name="T200">consume away like smoke, that they will </text:span><text:span text:style-name="T202">pass away</text:span><text:span text:style-name="T200">, </text:span><text:soft-page-break/><text:span text:style-name="T202">that you sought them and did not find them, </text:span><text:span text:style-name="T200">that they will be </text:span><text:span text:style-name="T202">destroyed</text:span><text:span text:style-name="T200"> </text:span><text:span text:style-name="T200"><text:note text:id="ftn113" text:note-class="footnote"><text:note-citation>113</text:note-citation><text:note-body><text:p text:style-name="Footnote"><text:alphabetical-index-mark-start text:id="IMark94814908860288"/><text:span text:style-name="T22">Psalm 37</text:span><text:alphabetical-index-mark-end text:id="IMark94814908860288"/><text:span text:style-name="T22"> </text:span><text:a xlink:type="simple" xlink:href="https://www.biblegateway.com/passage/?search=Psalm+37&amp;version=KJV" text:style-name="Internet_20_link" text:visited-style-name="Visited_20_Internet_20_Link"><text:span text:style-name="Definition"><text:span text:style-name="T84">KJV</text:span></text:span></text:a></text:p></text:note-body></text:note></text:span>.</text:p>
      <text:p text:style-name="P52"><text:span text:style-name="T200">And remember that Psalm 9 has a similar tone, it speaks of the destruction of the wicked forever and ever. Other psalms call or announce also the destruction of the wicked. Among them are Psalm 10, 12, 18, 21, 28, 52, 58, 59, 63, 73, 92. </text:span><text:span text:style-name="T203">That is,</text:span><text:span text:style-name="T200"> there are several psalms that speak of the destruction of the wicked</text:span>.</text:p>
      <text:p text:style-name="P53">There are others <text:span text:style-name="T200">psalms </text:span><text:span text:style-name="T204">that</text:span> tell us about the mechanism. It is by fire that silver <text:span text:style-name="T203">gets refined</text:span>. <text:alphabetical-index-mark-start text:id="IMark94814908909136"/>Psalm 66<text:alphabetical-index-mark-end text:id="IMark9481490890913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203">FIRE</text:span></text:span><text:span text:style-name="Bible_5f_text"> and through water, but you brought us to the place of abundance” </text:span><text:span text:style-name="Bible_5f_text"><text:note text:id="ftn114" text:note-class="footnote"><text:note-citation>114</text:note-citation><text:note-body><text:p text:style-name="Footnote"><text:alphabetical-index-mark-start text:id="IMark94814908860288"/><text:span text:style-name="T22">Psalm 66</text:span><text:alphabetical-index-mark-end text:id="IMark94814908860288"/><text:span text:style-name="T22">:10-12 </text:span><text:a xlink:type="simple" xlink:href="https://www.biblegateway.com/passage/?search=Psalm+66%3A10-12&amp;version=WEB" text:style-name="Internet_20_link" text:visited-style-name="Visited_20_Internet_20_Link"><text:span text:style-name="Definition"><text:span text:style-name="T205">WEB</text:span></text:span></text:a></text:p></text:note-body></text:note></text:span>. And <text:alphabetical-index-mark-start text:id="IMark94814908954000"/>Psalm 21<text:alphabetical-index-mark-end text:id="IMark94814908954000"/> says of the enemies of God that: <text:span text:style-name="Bible_5f_text">“Your hand will find out all of your enemies. Your right hand will find out those who hate you. You will make them as a </text:span><text:span text:style-name="Bible_5f_text"><text:span text:style-name="T206">FIERY</text:span></text:span><text:span text:style-name="Bible_5f_text"> furnace in the time of your anger. Yahweh will swallow them up in his wrath. The </text:span><text:span text:style-name="Bible_5f_text"><text:span text:style-name="T206">FIRE</text:span></text:span><text:span text:style-name="Bible_5f_text"> shall devour them. You will destroy their descendants from the earth, their posterity from among the children of men” </text:span><text:span text:style-name="Bible_5f_text"><text:note text:id="ftn115" text:note-class="footnote"><text:note-citation>115</text:note-citation><text:note-body><text:p text:style-name="Footnote"><text:alphabetical-index-mark-start text:id="IMark94814915210512"/><text:span text:style-name="T22">Psalm 21</text:span><text:alphabetical-index-mark-end text:id="IMark94814915210512"/><text:span text:style-name="T22">:8-10 </text:span><text:a xlink:type="simple" xlink:href="https://www.biblegateway.com/passage/?search=Psalm+21%3A8-10&amp;version=WEB" text:style-name="Internet_20_link" text:visited-style-name="Visited_20_Internet_20_Link"><text:span text:style-name="Definition"><text:span text:style-name="T207">WEB</text:span></text:span></text:a></text:p></text:note-body></text:note></text:span>. <text:alphabetical-index-mark-start text:id="IMark94814908920912"/>Psalms 18<text:alphabetical-index-mark-end text:id="IMark94814908920912"/>, 29, 50, 68, 83, 89, 97, 104, 140 <text:note text:id="ftn116" text:note-class="footnote"><text:note-citation>116</text:note-citation><text:note-body><text:p text:style-name="Footnote"><text:alphabetical-index-mark-start text:id="IMark94814916489152"/><text:span text:style-name="T22">Psalm 18</text:span><text:alphabetical-index-mark-end text:id="IMark94814916489152"/><text:span text:style-name="T22">:8 </text:span><text:a xlink:type="simple" xlink:href="https://www.biblegateway.com/passage/?search=Psalm+18%3A8&amp;version=KJV" text:style-name="Internet_20_link" text:visited-style-name="Visited_20_Internet_20_Link"><text:span text:style-name="Definition"><text:span text:style-name="T22">KJV</text:span></text:span></text:a><text:span text:style-name="T22"> </text:span><text:alphabetical-index-mark-start text:id="IMark94814908848176"/><text:span text:style-name="T22">Psalm 29</text:span><text:alphabetical-index-mark-end text:id="IMark94814908848176"/><text:span text:style-name="T22">:7 </text:span><text:a xlink:type="simple" xlink:href="https://www.biblegateway.com/passage/?search=Psalm+29%3A7&amp;version=KJV" text:style-name="Internet_20_link" text:visited-style-name="Visited_20_Internet_20_Link"><text:span text:style-name="Definition"><text:span text:style-name="T22">KJV</text:span></text:span></text:a><text:span text:style-name="T22"> </text:span><text:alphabetical-index-mark-start text:id="IMark94814908860288"/><text:span text:style-name="T22">Psalm 50</text:span><text:alphabetical-index-mark-end text:id="IMark94814908860288"/><text:span text:style-name="T22">:3 </text:span><text:a xlink:type="simple" xlink:href="https://www.biblegateway.com/passage/?search=Psalm+50%3A3&amp;version=KJV" text:style-name="Internet_20_link" text:visited-style-name="Visited_20_Internet_20_Link"><text:span text:style-name="Definition"><text:span text:style-name="T22">KJV</text:span></text:span></text:a><text:span text:style-name="T22"> </text:span><text:alphabetical-index-mark-start text:id="IMark94814908914112"/><text:span text:style-name="T22">Psalm 68</text:span><text:alphabetical-index-mark-end text:id="IMark94814908914112"/><text:span text:style-name="T22">:2 </text:span><text:a xlink:type="simple" xlink:href="https://www.biblegateway.com/passage/?search=Psalm+68%3A2&amp;version=KJV" text:style-name="Internet_20_link" text:visited-style-name="Visited_20_Internet_20_Link"><text:span text:style-name="Definition"><text:span text:style-name="T22">KJV</text:span></text:span></text:a><text:span text:style-name="T22"> </text:span><text:alphabetical-index-mark-start text:id="IMark94814827011648"/><text:span text:style-name="T22">Psalm 83</text:span><text:alphabetical-index-mark-end text:id="IMark94814827011648"/><text:span text:style-name="T22">:14 </text:span><text:a xlink:type="simple" xlink:href="https://www.biblegateway.com/passage/?search=Psalm+83%3A14&amp;version=KJV" text:style-name="Internet_20_link" text:visited-style-name="Visited_20_Internet_20_Link"><text:span text:style-name="Definition"><text:span text:style-name="T22">KJV</text:span></text:span></text:a><text:span text:style-name="T22"> </text:span><text:alphabetical-index-mark-start text:id="IMark94814908847024"/><text:span text:style-name="T22">Psalm 89</text:span><text:alphabetical-index-mark-end text:id="IMark94814908847024"/><text:span text:style-name="T22">:46 </text:span><text:a xlink:type="simple" xlink:href="https://www.biblegateway.com/passage/?search=Psalm+89%3A46&amp;version=KJV" text:style-name="Internet_20_link" text:visited-style-name="Visited_20_Internet_20_Link"><text:span text:style-name="Definition"><text:span text:style-name="T22">KJV</text:span></text:span></text:a><text:span text:style-name="T22"> </text:span><text:alphabetical-index-mark-start text:id="IMark94814908911712"/><text:span text:style-name="T22">Psalm 97</text:span><text:alphabetical-index-mark-end text:id="IMark94814908911712"/><text:span text:style-name="T22">:3 </text:span><text:a xlink:type="simple" xlink:href="https://www.biblegateway.com/passage/?search=Psalm+97%3A3&amp;version=KJV" text:style-name="Internet_20_link" text:visited-style-name="Visited_20_Internet_20_Link"><text:span text:style-name="Definition"><text:span text:style-name="T22">KJV</text:span></text:span></text:a><text:span text:style-name="T22"> </text:span><text:alphabetical-index-mark-start text:id="IMark94814908852416"/><text:span text:style-name="T22">Psalm 104</text:span><text:alphabetical-index-mark-end text:id="IMark94814908852416"/><text:span text:style-name="T22">:4 </text:span><text:a xlink:type="simple" xlink:href="https://www.biblegateway.com/passage/?search=Psalm+104%3A4&amp;version=KJV" text:style-name="Internet_20_link" text:visited-style-name="Visited_20_Internet_20_Link"><text:span text:style-name="Definition"><text:span text:style-name="T22">KJV</text:span></text:span></text:a><text:span text:style-name="T22"> </text:span><text:alphabetical-index-mark-start text:id="IMark94814909056016"/><text:span text:style-name="T22">Psalm 140</text:span><text:alphabetical-index-mark-end text:id="IMark94814909056016"/><text:span text:style-name="T22">:10 </text:span><text:a xlink:type="simple" xlink:href="https://www.biblegateway.com/passage/?search=Psalm+140%3A10&amp;version=KJV" text:style-name="Internet_20_link" text:visited-style-name="Visited_20_Internet_20_Link"><text:span text:style-name="Definition"><text:span text:style-name="T22">KJV</text:span></text:span></text:a></text:p></text:note-body></text:note><text:s/>and others refer to YHWH's fire that destroys the wicked and the enemies of God. <text:span text:style-name="T208">And l</text:span>et us remember <text:span text:style-name="T208">that </text:span>we ALL <text:span text:style-name="T208">start as enemies</text:span>, because there is no one good <text:span text:style-name="T208">but God</text:span>!</text:p>
      <text:p text:style-name="P2">And what is the result of said destruction? <text:alphabetical-index-mark-start text:id="IMark94814916489152"/>Psalm 45<text:alphabetical-index-mark-end text:id="IMark94814916489152"/> says that: <text:span text:style-name="Bible_5f_text">“I will make your name to be remembered in </text:span><text:span text:style-name="Bible_5f_text"><text:span text:style-name="T209">ALL</text:span></text:span><text:span text:style-name="Bible_5f_text"> generations. Therefore the peoples shall give you thanks forever and ever” </text:span><text:span text:style-name="Bible_5f_text"><text:note text:id="ftn117" text:note-class="footnote"><text:note-citation>117</text:note-citation><text:note-body><text:p text:style-name="Footnote"><text:alphabetical-index-mark-start text:id="IMark94814908847872"/><text:span text:style-name="T22">Psalm 45</text:span><text:alphabetical-index-mark-end text:id="IMark94814908847872"/><text:span text:style-name="T22">:17 </text:span><text:a xlink:type="simple" xlink:href="https://www.biblegateway.com/passage/?search=Psalm+45%3A17&amp;version=WEB" text:style-name="Internet_20_link" text:visited-style-name="Visited_20_Internet_20_Link"><text:span text:style-name="Definition"><text:span text:style-name="T210">WEB</text:span></text:span></text:a></text:p></text:note-body></text:note></text:span>. And <text:alphabetical-index-mark-start text:id="IMark94814915210512"/>Psalm 22<text:alphabetical-index-mark-end text:id="IMark94814915210512"/>: <text:span text:style-name="Bible_5f_text">“ALL the ends of the earth shall remember </text:span><text:soft-page-break/><text:span text:style-name="Bible_5f_text">and turn to Yahweh. ALL the relatives of the nations shall worship before you” </text:span><text:span text:style-name="Bible_5f_text"><text:note text:id="ftn118" text:note-class="footnote"><text:note-citation>118</text:note-citation><text:note-body><text:p text:style-name="Footnote"><text:alphabetical-index-mark-start text:id="IMark94814908954000"/><text:span text:style-name="T22">Psalm 22</text:span><text:alphabetical-index-mark-end text:id="IMark94814908954000"/><text:span text:style-name="T22">:27 </text:span><text:a xlink:type="simple" xlink:href="https://www.biblegateway.com/passage/?search=Psalm+22%3A27&amp;version=WEB" text:style-name="Internet_20_link" text:visited-style-name="Visited_20_Internet_20_Link"><text:span text:style-name="Definition"><text:span text:style-name="T210">WEB</text:span></text:span></text:a></text:p></text:note-body></text:note></text:span>. And <text:alphabetical-index-mark-start text:id="IMark94814908826832"/>Psalm 47<text:alphabetical-index-mark-end text:id="IMark94814908826832"/> <text:span text:style-name="Bible_5f_text">“Oh clap your hands, ALL you nations. Shout to God with the voice of triumph!" </text:span><text:span text:style-name="Bible_5f_text"><text:note text:id="ftn119" text:note-class="footnote"><text:note-citation>119</text:note-citation><text:note-body><text:p text:style-name="Footnote"><text:alphabetical-index-mark-start text:id="IMark94814908855584"/><text:span text:style-name="T22">Psalm 47</text:span><text:alphabetical-index-mark-end text:id="IMark94814908855584"/><text:span text:style-name="T22">:1 </text:span><text:a xlink:type="simple" xlink:href="https://www.biblegateway.com/passage/?search=Psalm+47%3A1&amp;version=WEB" text:style-name="Internet_20_link" text:visited-style-name="Visited_20_Internet_20_Link"><text:span text:style-name="Definition"><text:span text:style-name="T210">WEB</text:span></text:span></text:a></text:p></text:note-body></text:note></text:span>. And <text:alphabetical-index-mark-start text:id="IMark94814908937248"/>Psalm 65<text:alphabetical-index-mark-end text:id="IMark94814908937248"/> <text:span text:style-name="Bible_5f_text">“You who hear prayer, ALL men will come to you” </text:span><text:span text:style-name="Bible_5f_text"><text:note text:id="ftn120" text:note-class="footnote"><text:note-citation>120</text:note-citation><text:note-body><text:p text:style-name="Footnote"><text:alphabetical-index-mark-start text:id="IMark94814908954000"/><text:span text:style-name="T22">Psalm 65</text:span><text:alphabetical-index-mark-end text:id="IMark94814908954000"/><text:span text:style-name="T22">:2 </text:span><text:a xlink:type="simple" xlink:href="https://www.biblegateway.com/passage/?search=Psalm+65%3A2&amp;version=WEB" text:style-name="Internet_20_link" text:visited-style-name="Visited_20_Internet_20_Link"><text:span text:style-name="Definition"><text:span text:style-name="T210">WEB</text:span></text:span></text:a></text:p></text:note-body></text:note></text:span>. And <text:alphabetical-index-mark-start text:id="IMark94814908916352"/>Psalm 67<text:alphabetical-index-mark-end text:id="IMark94814908916352"/>: <text:span text:style-name="Bible_5f_text">“let the peoples praise you, God. Let ALL the peoples praise you” </text:span><text:span text:style-name="Bible_5f_text"><text:note text:id="ftn121" text:note-class="footnote"><text:note-citation>121</text:note-citation><text:note-body><text:p text:style-name="Footnote"><text:alphabetical-index-mark-start text:id="IMark94814908855584"/><text:span text:style-name="T22">Psalm 67</text:span><text:alphabetical-index-mark-end text:id="IMark94814908855584"/><text:span text:style-name="T22">:3 </text:span><text:a xlink:type="simple" xlink:href="https://www.biblegateway.com/passage/?search=Psalm+67%3A3&amp;version=WEB" text:style-name="Internet_20_link" text:visited-style-name="Visited_20_Internet_20_Link"><text:span text:style-name="Definition"><text:span text:style-name="T210">WEB</text:span></text:span></text:a></text:p></text:note-body></text:note></text:span>. And <text:alphabetical-index-mark-start text:id="IMark94814908912560"/>Psalm 72<text:alphabetical-index-mark-end text:id="IMark94814908912560"/> <text:span text:style-name="Bible_5f_text">“Yes, ALL kings shall fall down before him. ALL nations shall serve him” </text:span><text:span text:style-name="Bible_5f_text"><text:note text:id="ftn122" text:note-class="footnote"><text:note-citation>122</text:note-citation><text:note-body><text:p text:style-name="Footnote"><text:alphabetical-index-mark-start text:id="IMark94814908954000"/><text:span text:style-name="T22">Psalm 72</text:span><text:alphabetical-index-mark-end text:id="IMark94814908954000"/><text:span text:style-name="T22">:11 </text:span><text:a xlink:type="simple" xlink:href="https://www.biblegateway.com/passage/?search=Psalm+72%3A11&amp;version=WEB" text:style-name="Internet_20_link" text:visited-style-name="Visited_20_Internet_20_Link"><text:span text:style-name="Definition"><text:span text:style-name="T210">WEB</text:span></text:span></text:a></text:p></text:note-body></text:note></text:span>. And <text:alphabetical-index-mark-start text:id="IMark94814916507040"/>Psalm 96<text:alphabetical-index-mark-end text:id="IMark94814916507040"/> <text:span text:style-name="Bible_5f_text">“Sing to Yahweh a new song! Sing to Yahweh, ALL the earth” </text:span><text:span text:style-name="Bible_5f_text"><text:note text:id="ftn123" text:note-class="footnote"><text:note-citation>123</text:note-citation><text:note-body><text:p text:style-name="Footnote"><text:alphabetical-index-mark-start text:id="IMark94814908855584"/><text:span text:style-name="T22">Psalm 96</text:span><text:alphabetical-index-mark-end text:id="IMark94814908855584"/><text:span text:style-name="T22">:1 </text:span><text:a xlink:type="simple" xlink:href="https://www.biblegateway.com/passage/?search=Psalm+96%3A1&amp;version=WEB" text:style-name="Internet_20_link" text:visited-style-name="Visited_20_Internet_20_Link"><text:span text:style-name="Definition"><text:span text:style-name="T210">WEB</text:span></text:span></text:a></text:p></text:note-body></text:note></text:span>. And <text:alphabetical-index-mark-start text:id="IMark94814908849888"/>Psalm 97<text:alphabetical-index-mark-end text:id="IMark94814908849888"/> <text:span text:style-name="Bible_5f_text">"The heavens declare his righteousness. ALL the peoples have seen his glory” </text:span><text:span text:style-name="Bible_5f_text"><text:note text:id="ftn124" text:note-class="footnote"><text:note-citation>124</text:note-citation><text:note-body><text:p text:style-name="Footnote"><text:alphabetical-index-mark-start text:id="IMark94814908954000"/><text:span text:style-name="T22">Psalm 97</text:span><text:alphabetical-index-mark-end text:id="IMark94814908954000"/><text:span text:style-name="T22">:6 </text:span><text:a xlink:type="simple" xlink:href="https://www.biblegateway.com/passage/?search=Psalm+97%3A6&amp;version=WEB" text:style-name="Internet_20_link" text:visited-style-name="Visited_20_Internet_20_Link"><text:span text:style-name="Definition"><text:span text:style-name="T210">WEB</text:span></text:span></text:a></text:p></text:note-body></text:note></text:span>. And <text:alphabetical-index-mark-start text:id="IMark94814909057152"/>Psalm 98<text:alphabetical-index-mark-end text:id="IMark94814909057152"/> <text:span text:style-name="Bible_5f_text">“Make a joyful noise to Yahweh, ALL the earth! Burst out and sing for joy, yes, sing praises!” </text:span><text:span text:style-name="Bible_5f_text"><text:note text:id="ftn125" text:note-class="footnote"><text:note-citation>125</text:note-citation><text:note-body><text:p text:style-name="Footnote"><text:alphabetical-index-mark-start text:id="IMark94814908855584"/><text:span text:style-name="T22">Psalm 98</text:span><text:alphabetical-index-mark-end text:id="IMark94814908855584"/><text:span text:style-name="T22">:4 </text:span><text:a xlink:type="simple" xlink:href="https://www.biblegateway.com/passage/?search=Psalm+98%3A4&amp;version=WEB" text:style-name="Internet_20_link" text:visited-style-name="Visited_20_Internet_20_Link"><text:span text:style-name="Definition"><text:span text:style-name="T210">WEB</text:span></text:span></text:a></text:p></text:note-body></text:note></text:span>. And the <text:alphabetical-index-mark-start text:id="IMark94814909063600"/>Psalm 99<text:alphabetical-index-mark-end text:id="IMark94814909063600"/> <text:span text:style-name="Bible_5f_text">“Yahweh is great in Zion. He is high above ALL the peoples” </text:span><text:span text:style-name="Bible_5f_text"><text:note text:id="ftn126" text:note-class="footnote"><text:note-citation>126</text:note-citation><text:note-body><text:p text:style-name="Footnote"><text:alphabetical-index-mark-start text:id="IMark94814908954000"/><text:span text:style-name="T22">Psalm 99</text:span><text:alphabetical-index-mark-end text:id="IMark94814908954000"/><text:span text:style-name="T22">:2 </text:span><text:a xlink:type="simple" xlink:href="https://www.biblegateway.com/passage/?search=Psalm+99%3A2&amp;version=WEB" text:style-name="Internet_20_link" text:visited-style-name="Visited_20_Internet_20_Link"><text:span text:style-name="Definition"><text:span text:style-name="T210">WEB</text:span></text:span></text:a></text:p></text:note-body></text:note></text:span>. And <text:alphabetical-index-mark-start text:id="IMark94814908861440"/>Psalm 102<text:alphabetical-index-mark-end text:id="IMark94814908861440"/> <text:span text:style-name="Bible_5f_text">“So the nations will fear Yahweh’s name, ALL the kings of the earth your glory” </text:span><text:span text:style-name="Bible_5f_text"><text:note text:id="ftn127" text:note-class="footnote"><text:note-citation>127</text:note-citation><text:note-body><text:p text:style-name="Footnote"><text:alphabetical-index-mark-start text:id="IMark94814908855584"/><text:span text:style-name="T22">Psalm 102</text:span><text:alphabetical-index-mark-end text:id="IMark94814908855584"/><text:span text:style-name="T22">:15 </text:span><text:a xlink:type="simple" xlink:href="https://www.biblegateway.com/passage/?search=Psalm+102%3A15&amp;version=WEB" text:style-name="Internet_20_link" text:visited-style-name="Visited_20_Internet_20_Link"><text:span text:style-name="Definition"><text:span text:style-name="T210">WEB</text:span></text:span></text:a></text:p></text:note-body></text:note></text:span>. And <text:alphabetical-index-mark-start text:id="IMark94814908868256"/>Psalm 117<text:alphabetical-index-mark-end text:id="IMark94814908868256"/> <text:span text:style-name="Bible_5f_text">“Praise Yahweh, ALL you nations! Extol him, ALL you peoples!” </text:span><text:span text:style-name="Bible_5f_text"><text:note text:id="ftn128" text:note-class="footnote"><text:note-citation>128</text:note-citation><text:note-body><text:p text:style-name="Footnote"><text:alphabetical-index-mark-start text:id="IMark94814908954000"/><text:span text:style-name="T22">Psalm 117</text:span><text:alphabetical-index-mark-end text:id="IMark94814908954000"/><text:span text:style-name="T22">:1 </text:span><text:a xlink:type="simple" xlink:href="https://www.biblegateway.com/passage/?search=Psalm+117%3A1&amp;version=WEB" text:style-name="Internet_20_link" text:visited-style-name="Visited_20_Internet_20_Link"><text:span text:style-name="Definition"><text:span text:style-name="T211">WEB</text:span></text:span></text:a></text:p></text:note-body></text:note></text:span>. And <text:alphabetical-index-mark-start text:id="IMark94814908875072"/>Psalm 136<text:alphabetical-index-mark-end text:id="IMark94814908875072"/> <text:span text:style-name="Bible_5f_text">“who gives food to EVERY creature; for his loving kindness endures forever” </text:span><text:span text:style-name="Bible_5f_text"><text:note text:id="ftn129" text:note-class="footnote"><text:note-citation>129</text:note-citation><text:note-body><text:p text:style-name="Footnote"><text:alphabetical-index-mark-start text:id="IMark94814908855584"/><text:span text:style-name="T22">Psalm 136</text:span><text:alphabetical-index-mark-end text:id="IMark94814908855584"/><text:span text:style-name="T22">:25 </text:span><text:a xlink:type="simple" xlink:href="https://www.biblegateway.com/passage/?search=Psalm+136%3A25&amp;version=WEB" text:style-name="Internet_20_link" text:visited-style-name="Visited_20_Internet_20_Link"><text:span text:style-name="Definition"><text:span text:style-name="T211">WEB</text:span></text:span></text:a></text:p></text:note-body></text:note></text:span>. And <text:alphabetical-index-mark-start text:id="IMark94814916537008"/>Psalm 145<text:alphabetical-index-mark-end text:id="IMark94814916537008"/> <text:span text:style-name="Bible_5f_text">“My mouth will speak the praise of Yahweh. Let ALL </text:span><text:span text:style-name="Bible_5f_text"><text:span text:style-name="T212">FLESH</text:span></text:span><text:span text:style-name="Bible_5f_text"> bless his holy name forever and ever” </text:span><text:span text:style-name="Bible_5f_text"><text:note text:id="ftn130" text:note-class="footnote"><text:note-citation>130</text:note-citation><text:note-body><text:p text:style-name="Footnote"><text:alphabetical-index-mark-start text:id="IMark94814908954000"/><text:span text:style-name="T22">Psalm 145</text:span><text:alphabetical-index-mark-end text:id="IMark94814908954000"/><text:span text:style-name="T22">:21 </text:span><text:a xlink:type="simple" xlink:href="https://www.biblegateway.com/passage/?search=Psalm+145%3A21&amp;version=WEB" text:style-name="Internet_20_link" text:visited-style-name="Visited_20_Internet_20_Link"><text:span text:style-name="Definition"><text:span text:style-name="T211">WEB</text:span></text:span></text:a></text:p></text:note-body></text:note></text:span>. And <text:alphabetical-index-mark-start text:id="IMark94814916545488"/>Psalm 148<text:alphabetical-index-mark-end text:id="IMark94814916545488"/> <text:span text:style-name="Bible_5f_text">“kings of the earth and ALL peoples; princes and ALL judges of the earth” </text:span><text:span text:style-name="Bible_5f_text"><text:note text:id="ftn131" text:note-class="footnote"><text:note-citation>131</text:note-citation><text:note-body><text:p text:style-name="Footnote"><text:alphabetical-index-mark-start text:id="IMark94814908855584"/><text:span text:style-name="T22">Psalm 148</text:span><text:alphabetical-index-mark-end text:id="IMark94814908855584"/><text:span text:style-name="T22">:11 </text:span><text:a xlink:type="simple" xlink:href="https://www.biblegateway.com/passage/?search=Psalm+148%3A11&amp;version=WEB" text:style-name="Internet_20_link" text:visited-style-name="Visited_20_Internet_20_Link"><text:span text:style-name="Definition"><text:span text:style-name="T211">WEB</text:span></text:span></text:a></text:p></text:note-body></text:note></text:span>. <text:span text:style-name="T212">Are we getting </text:span>clear? Or <text:span text:style-name="T212">do </text:span>we have to read all the psalms?. It's ALL <text:span text:style-name="T212">FLESH</text:span>. That is the promise.</text:p>
      <text:p text:style-name="P54"><text:soft-page-break/>Obviously this can only be fulfilled after the physical resurrection of ALL the dead. Otherwise it would be <text:span text:style-name="T213">like a </text:span>“few”, or “some”, or the "majority", or "all" of a given moment, <text:span text:style-name="T214">but</text:span> not ALL, <text:span text:style-name="T214">like in EVERYONE, everybody, all of us, like in all of </text:span>those who have lived, are alive and will physically live in this planet. And <text:span text:style-name="T214">EVERYONE, everybody, all of us</text:span> is what the God of <text:span text:style-name="T214">EVERYONE, everybody, all of us, promises</text:span>.</text:p>
      <text:h text:style-name="P4" text:outline-level="5"><text:bookmark-start text:name="__RefHeading___Toc34873_4173466481"/>Isaiah.<text:bookmark-end text:name="__RefHeading___Toc34873_4173466481"/></text:h>
      <text:p text:style-name="Text_20_body">The song in <text:alphabetical-index-mark-start text:id="IMark94814908954000"/>Isaiah 25<text:alphabetical-index-mark-end text:id="IMark94814908954000"/>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132" text:note-class="footnote"><text:note-citation>132</text:note-citation><text:note-body><text:p text:style-name="Footnote"><text:alphabetical-index-mark-start text:id="IMark94814908860288"/><text:span text:style-name="T22">Isaiah 25</text:span><text:alphabetical-index-mark-end text:id="IMark94814908860288"/><text:span text:style-name="T22">:6-9 </text:span><text:a xlink:type="simple" xlink:href="https://www.biblegateway.com/passage/?search=Isaiah+25%3A6-9&amp;version=WEB" text:style-name="Internet_20_link" text:visited-style-name="Visited_20_Internet_20_Link"><text:span text:style-name="Definition"><text:span text:style-name="T215">WEB</text:span></text:span></text:a><text:span text:style-name="T22"> </text:span><text:a xlink:type="simple" xlink:href="https://biblehub.com/text/isaiah/25-9.htm" text:style-name="Internet_20_link" text:visited-style-name="Visited_20_Internet_20_Link"><text:span text:style-name="Definition"><text:span text:style-name="T22">biblehub</text:span></text:span></text:a></text:p></text:note-body></text:note></text:span>.</text:p>
      <text:p text:style-name="P2"><text:span text:style-name="T216">Refined choice wines</text:span>, first <text:span text:style-name="T216">He refines </text:span>us. <text:span text:style-name="T216">He</text:span> will <text:span text:style-name="T216">destroy </text:span>the <text:span text:style-name="T216">veil</text:span>, the lie, that covers all peoples. <text:span text:style-name="T216">He w</text:span>ill <text:span text:style-name="T216">swallow up</text:span> death forever and then will wipe away tear<text:span text:style-name="T216">s</text:span> from <text:span text:style-name="T216">off </text:span>ALL faces. And then we'll <text:span text:style-name="T216">be glad</text:span> and rejoice in <text:span text:style-name="T216">H</text:span>is Yeshua, in <text:span text:style-name="T216">H</text:span>is <text:span text:style-name="T216">Salvation</text:span>. That is the hebrew word.</text:p>
      <text:p text:style-name="P2">In <text:alphabetical-index-mark-start text:id="IMark94814908855584"/>Isaiah 52<text:alphabetical-index-mark-end text:id="IMark94814908855584"/> <text:span text:style-name="Bible_5f_text">“Yahweh has made his holy arm bare in the eyes of </text:span><text:span text:style-name="Bible_5f_text"><text:span text:style-name="T217">ALL</text:span></text:span><text:span text:style-name="Bible_5f_text"> the nations. </text:span><text:span text:style-name="Bible_5f_text"><text:span text:style-name="T217">ALL</text:span></text:span><text:span text:style-name="Bible_5f_text"> the ends of the earth have seen the salvation of our God” </text:span><text:span text:style-name="Bible_5f_text"><text:note text:id="ftn133" text:note-class="footnote"><text:note-citation>133</text:note-citation><text:note-body><text:p text:style-name="Footnote"><text:alphabetical-index-mark-start text:id="IMark94814908860288"/><text:span text:style-name="T22">Isaiah 52</text:span><text:alphabetical-index-mark-end text:id="IMark94814908860288"/><text:span text:style-name="T22">:10 </text:span><text:a xlink:type="simple" xlink:href="https://www.biblegateway.com/passage/?search=Isaiah+52%3A10&amp;version=WEB" text:style-name="Internet_20_link" text:visited-style-name="Visited_20_Internet_20_Link"><text:span text:style-name="Definition"><text:span text:style-name="T218">WEB</text:span></text:span></text:a><text:span text:style-name="T22"> </text:span><text:a xlink:type="simple" xlink:href="https://biblehub.com/text/isaiah/52-10.htm" text:style-name="Internet_20_link" text:visited-style-name="Visited_20_Internet_20_Link"><text:span text:style-name="Definition"><text:span text:style-name="T22">biblehub</text:span></text:span></text:a></text:p></text:note-body></text:note></text:span>. And that “<text:span text:style-name="T217">salvation”</text:span> is the word Yeshua, the proper name of our <text:span text:style-name="T217">Lord and S</text:span>avior Jesus Christ in hebrew. All the ends of the earth will see Yeshua.</text:p>
      <text:p text:style-name="P2"><text:soft-page-break/>In <text:alphabetical-index-mark-start text:id="IMark94814908847872"/>Isaiah 40<text:alphabetical-index-mark-end text:id="IMark94814908847872"/> <text:span text:style-name="Bible_5f_text">“Yahweh’s glory shall be revealed, and </text:span><text:span text:style-name="Bible_5f_text"><text:span text:style-name="T217">ALL</text:span></text:span><text:span text:style-name="Bible_5f_text"> </text:span><text:span text:style-name="Bible_5f_text"><text:span text:style-name="T217">FLESH</text:span></text:span><text:span text:style-name="Bible_5f_text"> shall see it together; for the mouth of Yahweh has spoken it” </text:span><text:span text:style-name="Bible_5f_text"><text:note text:id="ftn134" text:note-class="footnote"><text:note-citation>134</text:note-citation><text:note-body><text:p text:style-name="Footnote"><text:alphabetical-index-mark-start text:id="IMark94814908914112"/><text:span text:style-name="T22">Isaiah 40</text:span><text:alphabetical-index-mark-end text:id="IMark94814908914112"/><text:span text:style-name="T22">:5 </text:span><text:a xlink:type="simple" xlink:href="https://www.biblegateway.com/passage/?search=Isaiah+40%3A5&amp;version=WEB" text:style-name="Internet_20_link" text:visited-style-name="Visited_20_Internet_20_Link"><text:span text:style-name="Definition"><text:span text:style-name="T218">WEB</text:span></text:span></text:a></text:p></text:note-body></text:note></text:span>.</text:p>
      <text:p text:style-name="P55">Another way of spiritually saying exactly the same thing <text:span text:style-name="T217">as</text:span> in <text:alphabetical-index-mark-start text:id="IMark94814908848176"/>Isaiah 9<text:alphabetical-index-mark-end text:id="IMark94814908848176"/>, where Jehovah states that <text:span text:style-name="Bible_5f_text">“</text:span><text:span text:style-name="Bible_5f_text"><text:span text:style-name="T219">F</text:span></text:span><text:span text:style-name="Bible_5f_text">or the passion of Jehovah of hosts the land is on fire and the </text:span><text:span text:style-name="Bible_5f_text"><text:span text:style-name="T219">people</text:span></text:span><text:span text:style-name="Bible_5f_text"> are the fuel. </text:span><text:span text:style-name="Bible_5f_text"><text:span text:style-name="T219">F</text:span></text:span><text:span text:style-name="Bible_5f_text">ire </text:span><text:span text:style-name="Bible_5f_text"><text:span text:style-name="T219">from</text:span></text:span><text:span text:style-name="Bible_5f_text"> man to brother without leaving anyone” </text:span><text:span text:style-name="Bible_5f_text"><text:note text:id="ftn135" text:note-class="footnote"><text:note-citation>135</text:note-citation><text:note-body><text:p text:style-name="Footnote"><text:alphabetical-index-mark-start text:id="IMark94814908914112"/><text:span text:style-name="T22">Isaiah 9</text:span><text:alphabetical-index-mark-end text:id="IMark94814908914112"/><text:span text:style-name="T22">:19 </text:span><text:a xlink:type="simple" xlink:href="https://biblehub.com/text/isaiah/9-19.htm" text:style-name="Internet_20_link" text:visited-style-name="Visited_20_Internet_20_Link"><text:span text:style-name="Definition"><text:span text:style-name="T22">biblehub</text:span></text:span></text:a><text:span text:style-name="T22"> (</text:span><text:span text:style-name="T218">translated by the author</text:span><text:span text:style-name="T22">)</text:span></text:p></text:note-body></text:note></text:span>. These type of spiritual statements cause interesting reactions, <text:alphabetical-index-mark-start text:id="IMark94814894470928"/>Isaiah 33<text:alphabetical-index-mark-end text:id="IMark94814894470928"/> tells us that: <text:span text:style-name="Bible_5f_text">“The sinners in Zion are afraid. Trembling has seized the godless ones. Who among us can live with the devouring </text:span><text:span text:style-name="Bible_5f_text"><text:span text:style-name="T219">FIRE</text:span></text:span><text:span text:style-name="Bible_5f_text">? Who among us can live with </text:span><text:span text:style-name="Bible_5f_text"><text:span text:style-name="T219">EVERLASTING</text:span></text:span><text:span text:style-name="Bible_5f_text"> burning?" </text:span><text:span text:style-name="Bible_5f_text"><text:note text:id="ftn136" text:note-class="footnote"><text:note-citation>136</text:note-citation><text:note-body><text:p text:style-name="Footnote"><text:alphabetical-index-mark-start text:id="IMark94814908826832"/><text:span text:style-name="T22">Isaiah 33</text:span><text:alphabetical-index-mark-end text:id="IMark94814908826832"/><text:span text:style-name="T22">:14 </text:span><text:a xlink:type="simple" xlink:href="https://www.biblegateway.com/passage/?search=Isaiah+33%3A14&amp;version=WEB" text:style-name="Internet_20_link" text:visited-style-name="Visited_20_Internet_20_Link"><text:span text:style-name="Definition"><text:span text:style-name="T220">WEB</text:span></text:span></text:a></text:p></text:note-body></text:note></text:span>. An gigantic valley of fire. A Ge-Henna of fire. A lake of fire.</text:p>
      <text:p text:style-name="P2">Of course, this can only happen if what <text:alphabetical-index-mark-start text:id="IMark94814908826832"/>Isaiah 26<text:alphabetical-index-mark-end text:id="IMark94814908826832"/>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137" text:note-class="footnote"><text:note-citation>137</text:note-citation><text:note-body><text:p text:style-name="Footnote"><text:alphabetical-index-mark-start text:id="IMark94814916508720"/><text:span text:style-name="T22">Isaiah 26</text:span><text:alphabetical-index-mark-end text:id="IMark94814916508720"/><text:span text:style-name="T22">:19 </text:span><text:a xlink:type="simple" xlink:href="https://www.biblegateway.com/passage/?search=Isaiah+26%3A19&amp;version=WEB" text:style-name="Internet_20_link" text:visited-style-name="Visited_20_Internet_20_Link"><text:span text:style-name="Definition"><text:span text:style-name="T221">WEB</text:span></text:span></text:a></text:p></text:note-body></text:note></text:span>. After th<text:span text:style-name="T222">ose who dwell in the dust are awaken</text:span>. <text:span text:style-name="T222">After</text:span> the resurrection of the dead. And then, those <text:span text:style-name="T222">a</text:span>wake<text:span text:style-name="T222">n</text:span> <text:span text:style-name="T222">ones</text:span>, <text:span text:style-name="T222">will </text:span>sing and praise their Savior. <text:span text:style-name="T222">B</text:span>ecause Jehovah <text:span text:style-name="T222">tells us </text:span>in <text:alphabetical-index-mark-start text:id="IMark94814908921888"/>Isaiah 45<text:alphabetical-index-mark-end text:id="IMark94814908921888"/>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138" text:note-class="footnote"><text:note-citation>138</text:note-citation><text:note-body><text:p text:style-name="Footnote"><text:alphabetical-index-mark-start text:id="IMark94814916508640"/><text:span text:style-name="T22">Isaiah 45</text:span><text:alphabetical-index-mark-end text:id="IMark94814916508640"/><text:span text:style-name="T22">:22-24 </text:span><text:a xlink:type="simple" xlink:href="https://www.biblegateway.com/passage/?search=Isaiah+45%3A22-24&amp;version=WEB" text:style-name="Internet_20_link" text:visited-style-name="Visited_20_Internet_20_Link"><text:span text:style-name="Definition"><text:span text:style-name="T221">WEB</text:span></text:span></text:a></text:p></text:note-body></text:note></text:span>. <text:span text:style-name="T223">That means,</text:span> EVERYONE, every<text:span text:style-name="T223">body</text:span>, <text:span text:style-name="T223">all of us,</text:span> will bend the knee, o<text:span text:style-name="T223">n</text:span> <text:span text:style-name="T223">our</text:span> own free will, <text:span text:style-name="T223">out of </text:span>love <text:span text:style-name="T223">for</text:span> the <text:span text:style-name="T223">one </text:span>that saved <text:span text:style-name="T223">us</text:span>.</text:p>
      <text:h text:style-name="P4" text:outline-level="5"><text:bookmark-start text:name="__RefHeading___Toc34875_4173466481"/><text:soft-page-break/>Jeremiah.<text:bookmark-end text:name="__RefHeading___Toc34875_4173466481"/></text:h>
      <text:p text:style-name="Text_20_body">In <text:alphabetical-index-mark-start text:id="IMark94814908848176"/>Jeremiah 24<text:alphabetical-index-mark-end text:id="IMark94814908848176"/>, Jehovah says that: <text:span text:style-name="Bible_5f_text">“I will give them a heart to know me, that I am Yahweh. They will be my people, and I will be their God; for they will return to me with their whole heart” </text:span><text:span text:style-name="Bible_5f_text"><text:note text:id="ftn139" text:note-class="footnote"><text:note-citation>139</text:note-citation><text:note-body><text:p text:style-name="P56"><text:alphabetical-index-mark-start text:id="IMark94814908917760"/>Jeremiah 24<text:alphabetical-index-mark-end text:id="IMark94814908917760"/>:7 <text:a xlink:type="simple" xlink:href="https://www.biblegateway.com/passage/?search=Jeremiah+24%3A7&amp;version=WEB" text:style-name="Internet_20_link" text:visited-style-name="Visited_20_Internet_20_Link">WEB</text:a></text:p></text:note-body></text:note></text:span>. And in <text:alphabetical-index-mark-start text:id="IMark94814908847872"/>Jeremiah 31<text:alphabetical-index-mark-end text:id="IMark94814908847872"/> Jehovah also says that: <text:span text:style-name="Bible_5f_text">“I will put my law in their inward parts, and I will write it in their heart. I will be their God, and they shall be my people” </text:span><text:span text:style-name="Bible_5f_text"><text:note text:id="ftn140" text:note-class="footnote"><text:note-citation>140</text:note-citation><text:note-body><text:p text:style-name="Footnote"><text:alphabetical-index-mark-start text:id="IMark94814908917760"/><text:span text:style-name="T22">Jeremiah 31</text:span><text:alphabetical-index-mark-end text:id="IMark94814908917760"/><text:span text:style-name="T22">:33 </text:span><text:a xlink:type="simple" xlink:href="https://www.biblegateway.com/passage/?search=Jeremiah+31%3A33&amp;version=WEB" text:style-name="Internet_20_link" text:visited-style-name="Visited_20_Internet_20_Link"><text:span text:style-name="Definition"><text:span text:style-name="T224">WEB</text:span></text:span></text:a></text:p></text:note-body></text:note></text:span>. And in <text:alphabetical-index-mark-start text:id="IMark94814908855584"/>Jeremiah 32<text:alphabetical-index-mark-end text:id="IMark94814908855584"/>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141" text:note-class="footnote"><text:note-citation>141</text:note-citation><text:note-body><text:p text:style-name="Footnote"><text:alphabetical-index-mark-start text:id="IMark94814908848176"/><text:span text:style-name="T22">Jeremiah 32</text:span><text:alphabetical-index-mark-end text:id="IMark94814908848176"/><text:span text:style-name="T22">:39-40 </text:span><text:a xlink:type="simple" xlink:href="https://www.biblegateway.com/passage/?search=Jeremiah+32%3A39-40&amp;version=WEB" text:style-name="Internet_20_link" text:visited-style-name="Visited_20_Internet_20_Link"><text:span text:style-name="Definition"><text:span text:style-name="T225">WEB</text:span></text:span></text:a></text:p></text:note-body></text:note></text:span>. <text:span text:style-name="T226">In other words, </text:span>first YHWH gives a heart, <text:span text:style-name="T226">H</text:span>e writes his law on th<text:span text:style-name="T226">at</text:span> heart, <text:span text:style-name="T226">H</text:span>e <text:span text:style-name="T226">also </text:span>gives <text:span text:style-name="T226">one</text:span> way, <text:span text:style-name="T226">H</text:span>e puts <text:span text:style-name="T226">H</text:span>is fear in th<text:span text:style-name="T226">at</text:span> heart, and <text:span text:style-name="T227">AFTER that</text:span>, man can turn, repent, obey, love YHWH, <text:span text:style-name="T226">and NOT depart from Him</text:span>. It is Jehovah who makes <text:span text:style-name="T226">us </text:span>want to do <text:span text:style-name="T226">a</text:span>ll those things.</text:p>
      <text:p text:style-name="P2">After that, in <text:alphabetical-index-mark-start text:id="IMark94814908917600"/>Jeremiah 33<text:alphabetical-index-mark-end text:id="IMark94814908917600"/>,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142" text:note-class="footnote"><text:note-citation>142</text:note-citation><text:note-body><text:p text:style-name="Footnote"><text:alphabetical-index-mark-start text:id="IMark94814908855584"/><text:span text:style-name="T22">Jeremiah 33</text:span><text:alphabetical-index-mark-end text:id="IMark94814908855584"/><text:span text:style-name="T22">:8-9 </text:span><text:a xlink:type="simple" xlink:href="https://www.biblegateway.com/passage/?search=Jeremiah+33%3A8-9&amp;version=WEB" text:style-name="Internet_20_link" text:visited-style-name="Visited_20_Internet_20_Link"><text:span text:style-name="Definition"><text:span text:style-name="T228">WEB</text:span></text:span></text:a></text:p></text:note-body></text:note></text:span>.</text:p>
      <text:p text:style-name="P2">First <text:span text:style-name="T227">H</text:span>e cleanses us from ALL the evil with which we sin <text:span text:style-name="T227">against Him </text:span>and THEN He forgives us ALL our sins. And above all <text:span text:style-name="T227">He</text:span> gives us so much peace and <text:span text:style-name="T227">He </text:span>does us so much good that ALL the peoples of the earth will tremble with all the good and all the peace that <text:span text:style-name="T227">He</text:span> will <text:span text:style-name="T227">provide</text:span> us.</text:p>
      <text:p text:style-name="P2"><text:soft-page-break/>To think that Adam <text:span text:style-name="T229">screwed</text:span> all humanity but Christ only reconciled, or only saved, or could only <text:span text:style-name="T230">draw</text:span> a few <text:span text:style-name="T230">unto Him</text:span>, because the rest did not accepted <text:span text:style-name="T229">Him</text:span>, or did not trust <text:span text:style-name="T230">H</text:span>im, <text:span text:style-name="T231">it’</text:span>s like thinking that a mother who decides <text:span text:style-name="T231">to </text:span>change diapers to her newborn baby, because he pooped, <text:span text:style-name="T231">later</text:span> change<text:span text:style-name="T231">s</text:span> <text:span text:style-name="T231">her</text:span> mind and decide<text:span text:style-name="T231">s</text:span> not to change <text:span text:style-name="T231">him</text:span>, or it's too <text:span text:style-name="T231">hard </text:span>for <text:span text:style-name="T231">her</text:span> to change <text:span text:style-name="T231">him</text:span>, because <text:span text:style-name="T231">h</text:span><text:span text:style-name="T232">e</text:span><text:span text:style-name="T231">r</text:span> baby started crying, or because <text:span text:style-name="T231">he</text:span> kicked <text:span text:style-name="T231">her</text:span>, or because <text:span text:style-name="T231">he</text:span> piss her <text:span text:style-name="T231">all over</text:span> in the process. It’s <text:span text:style-name="T231">like </text:span>thinking that the will of the baby will <text:span text:style-name="T231">overcome</text:span> the will of the mother. And of course the comparison is an exaggeration because, proportionally, the will of God is incomprehensibly bigger than ours, and a mother's <text:span text:style-name="T231">will is </text:span>just <text:span text:style-name="T231">a little</text:span> bigger than the baby's. And God's love for us is also <text:span text:style-name="T231">much </text:span><text:span text:style-name="T233">grater</text:span> than that of the mother for her baby.</text:p>
      <text:p text:style-name="P57">He is in control, Jehovah is God of everything. He owns the sky and the earth. EVERY knee will bow because he is going to give us a heart that <text:span text:style-name="T234">will</text:span> want to <text:span text:style-name="T234">bend it out of </text:span>love <text:s/>for <text:span text:style-name="T234">H</text:span>im.</text:p>
      <text:h text:style-name="P4" text:outline-level="5"><text:bookmark-start text:name="__RefHeading___Toc34877_4173466481"/>Ezekiel.<text:bookmark-end text:name="__RefHeading___Toc34877_4173466481"/></text:h>
      <text:p text:style-name="Text_20_body">Jehovah says in <text:alphabetical-index-mark-start text:id="IMark94814908917760"/>Ezekiel 11<text:alphabetical-index-mark-end text:id="IMark94814908917760"/>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143" text:note-class="footnote"><text:note-citation>143</text:note-citation><text:note-body><text:p text:style-name="Footnote"><text:alphabetical-index-mark-start text:id="IMark94814908860288"/><text:span text:style-name="T22">Ezekiel 11</text:span><text:alphabetical-index-mark-end text:id="IMark94814908860288"/><text:span text:style-name="T22">:19-20 </text:span><text:a xlink:type="simple" xlink:href="https://www.biblegateway.com/passage/?search=Ezekiel+11%3A19-20&amp;version=WEB" text:style-name="Internet_20_link" text:visited-style-name="Visited_20_Internet_20_Link"><text:span text:style-name="Definition"><text:span text:style-name="T235">WEB</text:span></text:span></text:a></text:p></text:note-body></text:note></text:span>. And in <text:alphabetical-index-mark-start text:id="IMark94814827011648"/>Ezekiel 36<text:alphabetical-index-mark-end text:id="IMark94814827011648"/>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236">CAUSE</text:span></text:span><text:span text:style-name="Bible_5f_text"> you to walk in my statutes. You will keep my ordinances and do them” </text:span><text:span text:style-name="Bible_5f_text"><text:note text:id="ftn144" text:note-class="footnote"><text:note-citation>144</text:note-citation><text:note-body><text:p text:style-name="Footnote"><text:alphabetical-index-mark-start text:id="IMark94814908818976"/><text:span text:style-name="T22">Ezekiel 36</text:span><text:alphabetical-index-mark-end text:id="IMark94814908818976"/><text:span text:style-name="T22">:26-27 </text:span><text:a xlink:type="simple" xlink:href="https://www.biblegateway.com/passage/?search=Ezekiel+36%3A26-27&amp;version=WEB" text:style-name="Internet_20_link" text:visited-style-name="Visited_20_Internet_20_Link"><text:span text:style-name="Definition"><text:span text:style-name="T235">WEB</text:span></text:span></text:a></text:p></text:note-body></text:note></text:span>. Y In <text:alphabetical-index-mark-start text:id="IMark94814908905712"/>Ezekiel 37<text:alphabetical-index-mark-end text:id="IMark94814908905712"/> it says that: <text:span text:style-name="Bible_5f_text">"I will put my Spirit in you, and you will live” </text:span><text:span text:style-name="Bible_5f_text"><text:note text:id="ftn145" text:note-class="footnote"><text:note-citation>145</text:note-citation><text:note-body><text:p text:style-name="Footnote"><text:alphabetical-index-mark-start text:id="IMark94814916509120"/><text:span text:style-name="T22">Ezekiel 37</text:span><text:alphabetical-index-mark-end text:id="IMark94814916509120"/><text:span text:style-name="T22">:14 </text:span><text:a xlink:type="simple" xlink:href="https://www.biblegateway.com/passage/?search=Ezekiel+37%3A14&amp;version=WEB" text:style-name="Internet_20_link" text:visited-style-name="Visited_20_Internet_20_Link"><text:span text:style-name="Definition"><text:span text:style-name="T237">WEB</text:span></text:span></text:a></text:p></text:note-body></text:note></text:span>. It is Jehovah who gives a heart capable of walk<text:span text:style-name="T236">ing</text:span> in <text:span text:style-name="T236">His</text:span> ordinances. He removes the old heart of stone and gives us a new one of <text:span text:style-name="T236">flesh</text:span>. Then <text:soft-page-break/><text:span text:style-name="T236">H</text:span>e puts <text:span text:style-name="T236">H</text:span>is spirit on us and it is Jehovah who <text:span text:style-name="T236">CAUSES us</text:span> <text:span text:style-name="T236">to</text:span> walk in <text:span text:style-name="T236">H</text:span>is <text:span text:style-name="T236">statutes</text:span> and <text:span text:style-name="T236">do His ordinances</text:span>.</text:p>
      <text:p text:style-name="P2">The bible likes to repeat to make things clear.</text:p>
      <text:p text:style-name="P2">It also tells us about the mechanism. In <text:alphabetical-index-mark-start text:id="IMark94814916509120"/>Ezekiel 22<text:alphabetical-index-mark-end text:id="IMark94814916509120"/>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146" text:note-class="footnote"><text:note-citation>146</text:note-citation><text:note-body><text:p text:style-name="Footnote"><text:alphabetical-index-mark-start text:id="IMark94814908917600"/><text:span text:style-name="T22">Ezekiel 22</text:span><text:alphabetical-index-mark-end text:id="IMark94814908917600"/><text:span text:style-name="T22">:20-22 </text:span><text:a xlink:type="simple" xlink:href="https://www.biblegateway.com/passage/?search=Ezekiel+22%3A20-22&amp;version=WEB" text:style-name="Internet_20_link" text:visited-style-name="Visited_20_Internet_20_Link"><text:span text:style-name="Definition"><text:span text:style-name="T237">WEB</text:span></text:span></text:a></text:p></text:note-body></text:note></text:span>. It is with fire. The same one John the Baptist <text:span text:style-name="T238">tells us</text:span> <text:span text:style-name="T238">about</text:span>.</text:p>
      <text:h text:style-name="P4" text:outline-level="5"><text:bookmark-start text:name="__RefHeading___Toc34879_4173466481"/>Daniel.<text:bookmark-end text:name="__RefHeading___Toc34879_4173466481"/></text:h>
      <text:p text:style-name="Text_20_body">In the vision of <text:alphabetical-index-mark-start text:id="IMark94814908917600"/>Daniel 7<text:alphabetical-index-mark-end text:id="IMark94814908917600"/>, <text:span text:style-name="T239">to </text:span>a <text:span text:style-name="T239">S</text:span>on of <text:span text:style-name="T239">M</text:span>an <text:span text:style-name="Bible_5f_text">"Dominion was given him, and glory, and a kingdom, that </text:span><text:span text:style-name="Bible_5f_text"><text:span text:style-name="T239">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147" text:note-class="footnote"><text:note-citation>147</text:note-citation><text:note-body><text:p text:style-name="Footnote"><text:alphabetical-index-mark-start text:id="IMark94814908855584"/><text:span text:style-name="T22">Daniel 7</text:span><text:alphabetical-index-mark-end text:id="IMark94814908855584"/><text:span text:style-name="T22">:14 </text:span><text:a xlink:type="simple" xlink:href="https://www.biblegateway.com/passage/?search=Daniel+7%3A14&amp;version=WEB" text:style-name="Internet_20_link" text:visited-style-name="Visited_20_Internet_20_Link"><text:span text:style-name="Definition"><text:span text:style-name="T240">WEB</text:span></text:span></text:a></text:p></text:note-body></text:note></text:span>. It says ALL, but some believe that it is <text:span text:style-name="T241">just </text:span>a part, a majority, a selection, but not all. Some believe that Sodom <text:span text:style-name="T241">is not counted there</text:span>, or <text:span text:style-name="T241">not </text:span>even all of Israel, only part <text:span text:style-name="T241">of it</text:span>. And according to this same vision at the end, <text:span text:style-name="Bible_5f_text">"The kingdom and the dominion, and the greatness of the kingdoms under the </text:span><text:span text:style-name="Bible_5f_text"><text:span text:style-name="T242">WHOLE</text:span></text:span><text:span text:style-name="Bible_5f_text"> sky, will be given to the people of the saints of the Most High. His kingdom is an everlasting kingdom, and </text:span><text:span text:style-name="Bible_5f_text"><text:span text:style-name="T242">ALL</text:span></text:span><text:span text:style-name="Bible_5f_text"> dominions will serve and obey him” </text:span><text:span text:style-name="Bible_5f_text"><text:note text:id="ftn148" text:note-class="footnote"><text:note-citation>148</text:note-citation><text:note-body><text:p text:style-name="Footnote"><text:alphabetical-index-mark-start text:id="IMark94814908917680"/><text:span text:style-name="T22">Daniel 7</text:span><text:alphabetical-index-mark-end text:id="IMark94814908917680"/><text:span text:style-name="T22">:27 </text:span><text:a xlink:type="simple" xlink:href="https://www.biblegateway.com/passage/?search=Daniel+7%3A27&amp;version=WEB" text:style-name="Internet_20_link" text:visited-style-name="Visited_20_Internet_20_Link"><text:span text:style-name="Definition"><text:span text:style-name="T243">WEB</text:span></text:span></text:a></text:p></text:note-body></text:note></text:span>. <text:span text:style-name="T242">It’s EVERYONE, everybody, all of us.</text:span></text:p>
      <text:p text:style-name="P58">But some <text:span text:style-name="T244">people </text:span>believe that it is the kingdom of some, that there are domains that will <text:span text:style-name="T245">not serve Him</text:span>, that love does not overcome <text:soft-page-break/>hate in some cases. that goodness does not defeat evil in some cases. That the will of some is greater than that of the <text:span text:style-name="T245">C</text:span>reator of <text:span text:style-name="T246">H</text:span>eaven and <text:span text:style-name="T247">E</text:span>arth. He did<text:span text:style-name="T245">n’t</text:span> want <text:span text:style-name="T245">to</text:span>. <text:span text:style-name="T245">Too</text:span> bad. <text:span text:style-name="T245">In that case there is nothing </text:span>God can do <text:span text:style-name="T245">about it</text:span>.</text:p>
      <text:p text:style-name="P2">It is like thinking that a barely crawling baby, <text:span text:style-name="T247">who is</text:span> heading for a <text:span text:style-name="T247">huge </text:span>fire, and that I, <text:s/><text:span text:style-name="T247">the</text:span> loving father of the baby, <text:span text:style-name="T247">who </text:span>warn<text:span text:style-name="T247">s</text:span> him and point<text:span text:style-name="T247">s</text:span> out the fire, <text:span text:style-name="T247">and</text:span> warn<text:span text:style-name="T247">s</text:span> him of the danger, but the baby is still on his way to the fire and he doesn't understand me, or he doesn't want to understand me, or he doesn't pay attention to me, or he doesn't obey<text:span text:style-name="T248">s</text:span> me, and then, I in my "great love" for my baby and my "great respect” for his decision and for his will, I decide to let him follow his path. I love him so much that I let him get into the fire. Absurd right?, but that's what some believe.</text:p>
      <text:p text:style-name="P2">Of course it is not a fair comparison, because God allows us even <text:span text:style-name="T249">to </text:span>die, and then <text:span text:style-name="T248">He </text:span>resurrects us ALL. And <text:span text:style-name="T248">H</text:span>e gives <text:span text:style-name="T248">us ALL h</text:span>is Spirit. Of course not all at the same time, some who were the first will be the last and others who were last have been first. <text:span text:style-name="T250">S</text:span>ome <text:span text:style-name="T250">after</text:span> the physical resurrection.</text:p>
      <text:h text:style-name="P4" text:outline-level="5"><text:bookmark-start text:name="__RefHeading___Toc34881_4173466481"/><text:span text:style-name="T251">The</text:span> 12.<text:bookmark-end text:name="__RefHeading___Toc34881_4173466481"/></text:h>
      <text:p text:style-name="Text_20_body"><text:alphabetical-index-mark-start text:id="IMark94814908917680"/>Hosea 6<text:alphabetical-index-mark-end text:id="IMark94814908917680"/>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149" text:note-class="footnote"><text:note-citation>149</text:note-citation><text:note-body><text:p text:style-name="Footnote"><text:alphabetical-index-mark-start text:id="IMark94814908860288"/><text:span text:style-name="T22">Hosea 6</text:span><text:alphabetical-index-mark-end text:id="IMark94814908860288"/><text:span text:style-name="T22">:1-3 </text:span><text:a xlink:type="simple" xlink:href="https://www.biblegateway.com/passage/?search=Hosea+6%3A1-3&amp;version=WEB" text:style-name="Internet_20_link" text:visited-style-name="Visited_20_Internet_20_Link"><text:span text:style-name="Definition"><text:span text:style-name="T252">WEB</text:span></text:span></text:a></text:p></text:note-body></text:note></text:span>. But no, some <text:span text:style-name="T244">people</text:span> think that this is only for Israel and not for the millions of pagans that end<text:span text:style-name="T244">ed</text:span> up believing in the Meshiakh of Israel. And in <text:alphabetical-index-mark-start text:id="IMark94814908847792"/>Hosea 13<text:alphabetical-index-mark-end text:id="IMark94814908847792"/> <text:span text:style-name="Bible_5f_text">“I will ransom them from the power of Sheol. I will redeem them from death! Death, where are your plagues? Sheol, where is your destruction?” </text:span><text:span text:style-name="Bible_5f_text"><text:note text:id="ftn150" text:note-class="footnote"><text:note-citation>150</text:note-citation><text:note-body><text:p text:style-name="Footnote"><text:alphabetical-index-mark-start text:id="IMark94814916559568"/><text:span text:style-name="T22">Hosea 13</text:span><text:alphabetical-index-mark-end text:id="IMark94814916559568"/><text:span text:style-name="T22">:14 </text:span><text:a xlink:type="simple" xlink:href="https://www.biblegateway.com/passage/?search=Hosea+13%3A14&amp;version=WEB" text:style-name="Internet_20_link" text:visited-style-name="Visited_20_Internet_20_Link"><text:span text:style-name="Definition"><text:span text:style-name="T252">WEB</text:span></text:span></text:a></text:p></text:note-body></text:note></text:span>. <text:span text:style-name="T244">A</text:span>nd Paul explains in <text:alphabetical-index-mark-start text:id="IMark94814908855584"/>1 <text:soft-page-break/>Corinthians 15<text:alphabetical-index-mark-end text:id="IMark94814908855584"/> that this text refers to the resurrection of the dead and <text:span text:style-name="T244">the </text:span>life in the Holy Spirit. The one that is for EVERYONE. As YHWH himself explains in <text:alphabetical-index-mark-start text:id="IMark94814908920560"/>Joel 2<text:alphabetical-index-mark-end text:id="IMark94814908920560"/>: <text:span text:style-name="Bible_5f_text">“I will pour out my Spirit on ALL </text:span><text:span text:style-name="Bible_5f_text"><text:span text:style-name="T244">FLESH</text:span></text:span><text:span text:style-name="Bible_5f_text">” </text:span><text:span text:style-name="Bible_5f_text"><text:note text:id="ftn151" text:note-class="footnote"><text:note-citation>151</text:note-citation><text:note-body><text:p text:style-name="Footnote"><text:alphabetical-index-mark-start text:id="IMark94814916560416"/><text:span text:style-name="T22">Joel 2</text:span><text:alphabetical-index-mark-end text:id="IMark94814916560416"/><text:span text:style-name="T22">:28-29 </text:span><text:a xlink:type="simple" xlink:href="https://www.biblegateway.com/passage/?search=Joel+2%3A28-29&amp;version=WEB" text:style-name="Internet_20_link" text:visited-style-name="Visited_20_Internet_20_Link"><text:span text:style-name="Definition"><text:span text:style-name="T252">WEB</text:span></text:span></text:a></text:p></text:note-body></text:note></text:span>. ALL <text:span text:style-name="T244">FLESH</text:span>.</text:p>
      <text:p text:style-name="P59">And in Obadiah Yahweh <text:span text:style-name="T253">himself </text:span>says <text:span text:style-name="Bible_5f_text">"For the day of Yahweh is near </text:span><text:span text:style-name="Bible_5f_text"><text:span text:style-name="T253">ALL</text:span></text:span><text:span text:style-name="Bible_5f_text"> the nations!” </text:span><text:span text:style-name="Bible_5f_text"><text:note text:id="ftn152" text:note-class="footnote"><text:note-citation>152</text:note-citation><text:note-body><text:p text:style-name="Footnote"><text:alphabetical-index-mark-start text:id="IMark94814908914112"/><text:span text:style-name="T22">Obadiah 1</text:span><text:alphabetical-index-mark-end text:id="IMark94814908914112"/><text:span text:style-name="T22">:15 </text:span><text:a xlink:type="simple" xlink:href="https://www.biblegateway.com/passage/?search=Obadiah+1%3A15&amp;version=WEB" text:style-name="Internet_20_link" text:visited-style-name="Visited_20_Internet_20_Link"><text:span text:style-name="Definition"><text:span text:style-name="T254">WEB</text:span></text:span></text:a></text:p></text:note-body></text:note></text:span>. No one escapes, Jehovah explains it to us also in <text:alphabetical-index-mark-start text:id="IMark94814908917680"/>Amos 9<text:alphabetical-index-mark-end text:id="IMark94814908917680"/>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153" text:note-class="footnote"><text:note-citation>153</text:note-citation><text:note-body><text:p text:style-name="Footnote"><text:alphabetical-index-mark-start text:id="IMark94814909089296"/><text:span text:style-name="T22">Amos 9</text:span><text:alphabetical-index-mark-end text:id="IMark94814909089296"/><text:span text:style-name="T22">:2-3 </text:span><text:a xlink:type="simple" xlink:href="https://www.biblegateway.com/passage/?search=Amos+9%3A2-3&amp;version=WEB" text:style-name="Internet_20_link" text:visited-style-name="Visited_20_Internet_20_Link"><text:span text:style-name="Definition"><text:span text:style-name="T254">WEB</text:span></text:span></text:a></text:p></text:note-body></text:note></text:span>. And <text:span text:style-name="T255">H</text:span>e tells us that when <text:span text:style-name="T255">H</text:span>e <text:span text:style-name="T255">re</text:span>builds the fallen tabernacle of David he does <text:span text:style-name="T255">so </text:span><text:span text:style-name="Bible_5f_text">“that they may possess the remnant of Edom, and </text:span><text:span text:style-name="Bible_5f_text"><text:span text:style-name="T255">ALL</text:span></text:span><text:span text:style-name="Bible_5f_text"> the nations who are called by my name” </text:span><text:span text:style-name="Bible_5f_text"><text:note text:id="ftn154" text:note-class="footnote"><text:note-citation>154</text:note-citation><text:note-body><text:p text:style-name="Footnote"><text:alphabetical-index-mark-start text:id="IMark94814909088832"/><text:span text:style-name="T22">Amos 9</text:span><text:alphabetical-index-mark-end text:id="IMark94814909088832"/><text:span text:style-name="T22">:12 </text:span><text:a xlink:type="simple" xlink:href="https://www.biblegateway.com/passage/?search=Amos+9%3A12&amp;version=WEB" text:style-name="Internet_20_link" text:visited-style-name="Visited_20_Internet_20_Link"><text:span text:style-name="Definition"><text:span text:style-name="T256">WEB</text:span></text:span></text:a></text:p></text:note-body></text:note></text:span>. <text:span text:style-name="T255">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155" text:note-class="footnote"><text:note-citation>155</text:note-citation><text:note-body><text:p text:style-name="Footnote"><text:alphabetical-index-mark-start text:id="IMark94814909089296"/><text:span text:style-name="T22">Micah 1</text:span><text:alphabetical-index-mark-end text:id="IMark94814909089296"/><text:span text:style-name="T22">:2-4 </text:span><text:a xlink:type="simple" xlink:href="https://www.biblegateway.com/passage/?search=Micah+1%3A2-4&amp;version=WEB" text:style-name="Internet_20_link" text:visited-style-name="Visited_20_Internet_20_Link"><text:span text:style-name="Definition"><text:span text:style-name="T257">WEB</text:span></text:span></text:a></text:p></text:note-body></text:note></text:span>. <text:span text:style-name="T258">The f</text:span>ire is for EVERYONE. In <text:alphabetical-index-mark-start text:id="IMark94814908917760"/>Nahum 1<text:alphabetical-index-mark-end text:id="IMark94814908917760"/>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156" text:note-class="footnote"><text:note-citation>156</text:note-citation><text:note-body><text:p text:style-name="Footnote"><text:alphabetical-index-mark-start text:id="IMark94814909090176"/><text:span text:style-name="T22">Nahum 1</text:span><text:alphabetical-index-mark-end text:id="IMark94814909090176"/><text:span text:style-name="T22">:5-6 </text:span><text:a xlink:type="simple" xlink:href="https://www.biblegateway.com/passage/?search=Nahum+1%3A5-6&amp;version=WEB" text:style-name="Internet_20_link" text:visited-style-name="Visited_20_Internet_20_Link"><text:span text:style-name="Definition"><text:span text:style-name="T259">WEB</text:span></text:span></text:a></text:p></text:note-body></text:note></text:span>.</text:p>
      <text:p text:style-name="P2"><text:soft-page-break/>But some <text:span text:style-name="T260">people </text:span>think "that's not <text:span text:style-name="T260">for</text:span> me", "that's for others", "I am very good because Christ lives in me”, and “I accepted <text:span text:style-name="T260">Him</text:span>”, and “I decided”, and “I <text:span text:style-name="T260">searched</text:span> for <text:span text:style-name="T260">Him</text:span>”, and they seem to forget that it is not about what they do or not do but what God does in them.</text:p>
      <text:p text:style-name="P60">In <text:alphabetical-index-mark-start text:id="IMark94814909089296"/>Zephaniah 1<text:alphabetical-index-mark-end text:id="IMark94814909089296"/>, Jehovah tells us that <text:span text:style-name="Bible_5f_text">“I will utterly sweep away </text:span><text:span text:style-name="Bible_5f_text"><text:span text:style-name="T26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157" text:note-class="footnote"><text:note-citation>157</text:note-citation><text:note-body><text:p text:style-name="Footnote"><text:alphabetical-index-mark-start text:id="IMark94814908860288"/><text:span text:style-name="T22">Zephaniah 1</text:span><text:alphabetical-index-mark-end text:id="IMark94814908860288"/><text:span text:style-name="T22">:2-3 </text:span><text:a xlink:type="simple" xlink:href="https://www.biblegateway.com/passage/?search=Zephaniah+1%3A2-3&amp;version=WEB" text:style-name="Internet_20_link" text:visited-style-name="Visited_20_Internet_20_Link"><text:span text:style-name="Definition"><text:span text:style-name="T261">WEB</text:span></text:span></text:a></text:p></text:note-body></text:note></text:span>. That's why we are <text:span text:style-name="T262">NEW </text:span>creatures in Jesus Christ. Either before or after the physical resurrection of ALL the dead. Because the old is destroyed physically and spiritually and forever. ETERNALLY. That's why in <text:alphabetical-index-mark-start text:id="IMark94814908917600"/>Zephaniah 3<text:alphabetical-index-mark-end text:id="IMark94814908917600"/> affirms that <text:span text:style-name="Bible_5f_text">“For then I will purify the lips of the peoples, that they may </text:span><text:span text:style-name="Bible_5f_text"><text:span text:style-name="T262">ALL</text:span></text:span><text:span text:style-name="Bible_5f_text"> call on Yahweh’s name, to serve him shoulder to shoulder” </text:span><text:span text:style-name="Bible_5f_text"><text:note text:id="ftn158" text:note-class="footnote"><text:note-citation>158</text:note-citation><text:note-body><text:p text:style-name="Footnote"><text:alphabetical-index-mark-start text:id="IMark94814909088832"/><text:span text:style-name="T22">Zephaniah 3</text:span><text:alphabetical-index-mark-end text:id="IMark94814909088832"/><text:span text:style-name="T22">:9 </text:span><text:a xlink:type="simple" xlink:href="https://www.biblegateway.com/passage/?search=Zephaniah+3%3A9&amp;version=WEB" text:style-name="Internet_20_link" text:visited-style-name="Visited_20_Internet_20_Link"><text:span text:style-name="Definition"><text:span text:style-name="T263">WEB</text:span></text:span></text:a></text:p></text:note-body></text:note></text:span>. <text:span text:style-name="T264">Shoulder to shoulder</text:span>. For your own good. Who does the <text:span text:style-name="T264">little </text:span>matter? Jehovah puri<text:span text:style-name="T262">fies</text:span> <text:span text:style-name="T262">the</text:span> lips. What for? <text:span text:style-name="T262">So t</text:span>hat they may call on the name of Jehovah. Who? EVERYONE.</text:p>
      <text:p text:style-name="P2">The bible likes to repeat. So that things are clear.</text:p>
      <text:p text:style-name="P2">In <text:alphabetical-index-mark-start text:id="IMark94814908855584"/>Haggai 2<text:alphabetical-index-mark-end text:id="IMark94814908855584"/>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159" text:note-class="footnote"><text:note-citation>159</text:note-citation><text:note-body><text:p text:style-name="Footnote"><text:alphabetical-index-mark-start text:id="IMark94814908818976"/><text:span text:style-name="T22">Haggai 2</text:span><text:alphabetical-index-mark-end text:id="IMark94814908818976"/><text:span text:style-name="T22">:6-9 </text:span><text:a xlink:type="simple" xlink:href="https://www.biblegateway.com/passage/?search=Haggai+2%3A6-9&amp;version=NKJV" text:style-name="Internet_20_link" text:visited-style-name="Visited_20_Internet_20_Link"><text:span text:style-name="T265">NKJV</text:span></text:a></text:p></text:note-body></text:note></text:span>. How many? ALL. <text:span text:style-name="T266">An what</text:span> will <text:span text:style-name="T266">He </text:span>give? Peace. But no. It just can't be. There must be some mistake. That <text:span text:style-name="T267">is what </text:span>some <text:span text:style-name="T267">people </text:span>think. <text:span text:style-name="T267">F</text:span>inally what? Do we believe the scriptures or not?</text:p>
      <text:p text:style-name="P61"><text:soft-page-break/>In <text:alphabetical-index-mark-start text:id="IMark94814909088832"/>Zechariah 9<text:alphabetical-index-mark-end text:id="IMark94814909088832"/>, speaking of a just and saving King who comes humble riding on a donkey, white <text:span text:style-name="T268">it </text:span>is hen <text:span text:style-name="T269">lay</text:span><text:span text:style-name="T270">s</text:span> it, <text:span text:style-name="T271">guess who Zechariah is talking about, </text:span>tells us that: <text:span text:style-name="Bible_5f_text">“his dominion will be from sea to sea, and from the River to the ends of the earth” </text:span><text:span text:style-name="Bible_5f_text"><text:note text:id="ftn160" text:note-class="footnote"><text:note-citation>160</text:note-citation><text:note-body><text:p text:style-name="Footnote"><text:alphabetical-index-mark-start text:id="IMark94814827011648"/><text:span text:style-name="T22">Zechariah 9</text:span><text:alphabetical-index-mark-end text:id="IMark94814827011648"/><text:span text:style-name="T22">:10 </text:span><text:a xlink:type="simple" xlink:href="https://www.biblegateway.com/passage/?search=Zechariah+9%3A10&amp;version=WEB" text:style-name="Internet_20_link" text:visited-style-name="Visited_20_Internet_20_Link"><text:span text:style-name="Definition"><text:span text:style-name="T272">WEB</text:span></text:span></text:a></text:p></text:note-body></text:note></text:span>. And no, <text:span text:style-name="T273">it</text:span> doesn't say ALL, but <text:span text:style-name="T273">it</text:span> says <text:span text:style-name="T273">to the ENDS</text:span>.</text:p>
      <text:p text:style-name="P62">And in <text:alphabetical-index-mark-start text:id="IMark94814909089296"/>Malachi <text:span text:style-name="T274">3</text:span><text:alphabetical-index-mark-end text:id="IMark94814909089296"/>, also speaking of his Meshiakh, <text:span text:style-name="T274">H</text:span>e tells us that: <text:span text:style-name="Bible_5f_text">“But who can endure the day of his coming? And who will stand when he appears? For he is like a refiner’s </text:span><text:span text:style-name="Bible_5f_text"><text:span text:style-name="T274">FIRE</text:span></text:span><text:span text:style-name="Bible_5f_text">, and like launderer's soap” </text:span><text:span text:style-name="Bible_5f_text"><text:note text:id="ftn161" text:note-class="footnote"><text:note-citation>161</text:note-citation><text:note-body><text:p text:style-name="Footnote"><text:alphabetical-index-mark-start text:id="IMark94814908860288"/><text:span text:style-name="T22">Malachi 3</text:span><text:alphabetical-index-mark-end text:id="IMark94814908860288"/><text:span text:style-name="T22">:2 </text:span><text:a xlink:type="simple" xlink:href="https://www.biblegateway.com/passage/?search=Malachi+3%3A2&amp;version=WEB" text:style-name="Internet_20_link" text:visited-style-name="Visited_20_Internet_20_Link"><text:span text:style-name="Definition"><text:span text:style-name="T275">WEB</text:span></text:span></text:a></text:p></text:note-body></text:note></text:span>. And <text:span text:style-name="T274">H</text:span>e reaffirms in <text:alphabetical-index-mark-start text:id="IMark94814916560416"/>Malachi 4<text:alphabetical-index-mark-end text:id="IMark94814916560416"/> that: <text:span text:style-name="Bible_5f_text">“For, behold, the day comes, it burns as a furnace; and </text:span><text:span text:style-name="Bible_5f_text"><text:span text:style-name="T274">ALL</text:span></text:span><text:span text:style-name="Bible_5f_text"> the proud, and </text:span><text:span text:style-name="Bible_5f_text"><text:span text:style-name="T274">ALL</text:span></text:span><text:span text:style-name="Bible_5f_text"> who work wickedness, will be stubble; and the day that comes will burn them up, says Yahweh of Armies, that it shall leave them neither root nor branch” </text:span><text:span text:style-name="Bible_5f_text"><text:note text:id="ftn162" text:note-class="footnote"><text:note-citation>162</text:note-citation><text:note-body><text:p text:style-name="Footnote"><text:alphabetical-index-mark-start text:id="IMark94814908917680"/><text:span text:style-name="T22">Malachi 4</text:span><text:alphabetical-index-mark-end text:id="IMark94814908917680"/><text:span text:style-name="T22">:1 </text:span><text:a xlink:type="simple" xlink:href="https://www.biblegateway.com/passage/?search=Malachi+4%3A1&amp;version=WEB" text:style-name="Internet_20_link" text:visited-style-name="Visited_20_Internet_20_Link"><text:span text:style-name="Definition"><text:span text:style-name="T275">WEB</text:span></text:span></text:a></text:p></text:note-body></text:note></text:span>.</text:p>
      <text:p text:style-name="P2">Jehovah using the 12 minor prophets, repeats <text:span text:style-name="T274">us again and again </text:span>the same idea. <text:span text:style-name="T274">It’s EVERYONE, everybody, all of us</text:span>.</text:p>
      <text:h text:style-name="P4" text:outline-level="5"><text:bookmark-start text:name="__RefHeading___Toc34883_4173466481"/>Jesus Christ.<text:bookmark-end text:name="__RefHeading___Toc34883_4173466481"/></text:h>
      <text:p text:style-name="P63">In <text:alphabetical-index-mark-start text:id="IMark94814916509120"/>Matthew 5<text:alphabetical-index-mark-end text:id="IMark94814916509120"/> and in <text:alphabetical-index-mark-start text:id="IMark94814909088832"/>Luke 6<text:alphabetical-index-mark-end text:id="IMark94814909088832"/>, Jesus Christ tells us not to get angry, not to look with greed, not <text:span text:style-name="T276">to </text:span>divorce, if you say "yes" let it be "yes" and if you say “no” let it be “no”, <text:span text:style-name="T276">to </text:span>not resist the bad guy, <text:span text:style-name="T276">to</text:span> turn the other cheek, <text:span text:style-name="T276">to</text:span> deliver not only the tunic that they want to take but also the <text:span text:style-name="T276">cloak</text:span>, to carry two miles the load that <text:span text:style-name="T276">someone </text:span>forced <text:span text:style-name="T276">us </text:span>to carry one mile, <text:span text:style-name="T276">that </text:span>if <text:span text:style-name="T276">t</text:span>hey ask you give, <text:span text:style-name="T276">to </text:span>not to refuse to lend, to love the enemy, to pray for those who persecute <text:span text:style-name="T276">us</text:span> <text:note text:id="ftn163" text:note-class="footnote"><text:note-citation>163</text:note-citation><text:note-body><text:p text:style-name="Footnote"><text:alphabetical-index-mark-start text:id="IMark94814908917600"/><text:span text:style-name="T22">Matthew 5</text:span><text:alphabetical-index-mark-end text:id="IMark94814908917600"/><text:span text:style-name="T22"> </text:span><text:a xlink:type="simple" xlink:href="https://www.biblegateway.com/passage/?search=Matthew+5&amp;version=NKJV" text:style-name="Internet_20_link" text:visited-style-name="Visited_20_Internet_20_Link"><text:span text:style-name="Definition"><text:span text:style-name="T22">NKJV</text:span></text:span></text:a></text:p></text:note-body></text:note>, to do good to <text:span text:style-name="T276">those</text:span> who hate <text:span text:style-name="T276">us</text:span>, to bless the one who curses <text:span text:style-name="T276">us</text:span>, to pray for the one who mistreats <text:span text:style-name="T276">us</text:span>, not to ask <text:span text:style-name="T276">back something that was taken from us</text:span>, to lend without expecting profit <text:note text:id="ftn164" text:note-class="footnote"><text:note-citation>164</text:note-citation><text:note-body><text:p text:style-name="Footnote"><text:alphabetical-index-mark-start text:id="IMark94814908917680"/><text:span text:style-name="T22">Luke 6</text:span><text:alphabetical-index-mark-end text:id="IMark94814908917680"/><text:span text:style-name="T22"> </text:span><text:a xlink:type="simple" xlink:href="https://www.biblegateway.com/passage/?search=Luke+6&amp;version=NKJV" text:style-name="Internet_20_link" text:visited-style-name="Visited_20_Internet_20_Link"><text:span text:style-name="Definition"><text:span text:style-name="T22">NKJV</text:span></text:span></text:a></text:p></text:note-body></text:note>. And he explains that <text:span text:style-name="T276">so </text:span><text:span text:style-name="Bible_5f_text">“that you may be children of your Father who is in heaven. For he makes his sun to rise on the evil and the good, </text:span><text:soft-page-break/><text:span text:style-name="Bible_5f_text">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165" text:note-class="footnote"><text:note-citation>165</text:note-citation><text:note-body><text:p text:style-name="Footnote"><text:alphabetical-index-mark-start text:id="IMark94814908917600"/><text:span text:style-name="T22">Matthew 5</text:span><text:alphabetical-index-mark-end text:id="IMark94814908917600"/><text:span text:style-name="T22">:45-47 </text:span><text:a xlink:type="simple" xlink:href="https://www.biblegateway.com/passage/?search=Matthew+5%3A45-48&amp;version=WEB" text:style-name="Internet_20_link" text:visited-style-name="Visited_20_Internet_20_Link"><text:span text:style-name="Definition"><text:span text:style-name="T277">WEB</text:span></text:span></text:a></text:p></text:note-body></text:note></text:span>. Perfect like <text:span text:style-name="T276">your</text:span> Father. Not only it is what he asks of us, <text:span text:style-name="T276">it’s</text:span> also what <text:span text:style-name="T276">H</text:span>e himself does. God loves his enemies, God turns the other cheek, God goes the extra mile, God gives if ask<text:span text:style-name="T276">ed for</text:span>, God gives more than what they want to take away.</text:p>
      <text:p text:style-name="P2">Why do some <text:span text:style-name="T278">people </text:span>think that God does not do what <text:span text:style-name="T276">H</text:span>e <text:span text:style-name="T276">demands</text:span> of his creatures? That God does not love his enemies, that which was <text:span text:style-name="T276">EVERY</text:span> believer before being <text:span text:style-name="T279">a</text:span> believer? Or <text:span text:style-name="T276">is it </text:span>that they were NEVER enemies of God? <text:span text:style-name="T276">B</text:span>ecause NOBODY starts being <text:span text:style-name="T276">God’s</text:span> friend.</text:p>
      <text:p text:style-name="P2">Jesus Christ in <text:alphabetical-index-mark-start text:id="IMark94814908954000"/>Luke 15<text:alphabetical-index-mark-end text:id="IMark94814908954000"/> asks us <text:span text:style-name="Bible_5f_text">"Which of you men, if you had one hundred sheep, and lost one of them, wouldn’t leave the ninety-nine in the wilderness, and go after the one that was lost, </text:span><text:span text:style-name="Bible_5f_text"><text:span text:style-name="T280">UNTIL</text:span></text:span><text:span text:style-name="Bible_5f_text"> he found it?” </text:span><text:span text:style-name="Bible_5f_text"><text:note text:id="ftn166" text:note-class="footnote"><text:note-citation>166</text:note-citation><text:note-body><text:p text:style-name="Footnote"><text:alphabetical-index-mark-start text:id="IMark94814908914112"/><text:span text:style-name="T22">Luke 15</text:span><text:alphabetical-index-mark-end text:id="IMark94814908914112"/><text:span text:style-name="T22">:4 </text:span><text:a xlink:type="simple" xlink:href="https://www.biblegateway.com/passage/?search=Luke+15%3A4&amp;version=WEB" text:style-name="Internet_20_link" text:visited-style-name="Visited_20_Internet_20_Link"><text:span text:style-name="Definition"><text:span text:style-name="T281">WEB</text:span></text:span></text:a></text:p></text:note-body></text:note></text:span>. Jesus Christ, in <text:alphabetical-index-mark-start text:id="IMark94814908917680"/>John 10<text:alphabetical-index-mark-end text:id="IMark94814908917680"/>, tells us that <text:span text:style-name="Bible_5f_text">"I am the good shepherd. The good shepherd </text:span><text:span text:style-name="Bible_5f_text"><text:span text:style-name="T282">LAYS</text:span></text:span><text:span text:style-name="Bible_5f_text"> </text:span><text:span text:style-name="Bible_5f_text"><text:span text:style-name="T282">DOWN</text:span></text:span><text:span text:style-name="Bible_5f_text"> his life for the sheep” </text:span><text:span text:style-name="Bible_5f_text"><text:note text:id="ftn167" text:note-class="footnote"><text:note-citation>167</text:note-citation><text:note-body><text:p text:style-name="P64"><text:alphabetical-index-mark-start text:id="IMark94814908826832"/>John 10<text:alphabetical-index-mark-end text:id="IMark94814908826832"/>:11 WEB</text:p></text:note-body></text:note></text:span>. He affirms us that <text:span text:style-name="T282">H</text:span>e would do just that: look for the lost sheep, th<text:span text:style-name="T282">e one</text:span> lost in PERDITION, until <text:span text:style-name="T282">H</text:span>e finds <text:span text:style-name="T282">it</text:span>. <text:span text:style-name="T282">Listen:</text:span> UNTIL <text:span text:style-name="T282">He</text:span> find<text:span text:style-name="T282">s</text:span> <text:span text:style-name="T282">it</text:span>.</text:p>
      <text:p text:style-name="P2">That is why <text:span text:style-name="T282">H</text:span>e also affirms, in <text:alphabetical-index-mark-start text:id="IMark94814908826832"/>John 12<text:alphabetical-index-mark-end text:id="IMark94814908826832"/>, that: <text:span text:style-name="Bible_5f_text">“And I, if I am lifted up from the earth, will draw </text:span><text:span text:style-name="Bible_5f_text"><text:span text:style-name="T283">ALL</text:span></text:span><text:span text:style-name="Bible_5f_text"> peoples to Myself” </text:span><text:span text:style-name="Bible_5f_text"><text:note text:id="ftn168" text:note-class="footnote"><text:note-citation>168</text:note-citation><text:note-body><text:p text:style-name="Footnote"><text:alphabetical-index-mark-start text:id="IMark94814827011648"/><text:span text:style-name="T22">John 12</text:span><text:alphabetical-index-mark-end text:id="IMark94814827011648"/><text:span text:style-name="T22">:32 </text:span><text:a xlink:type="simple" xlink:href="https://www.biblegateway.com/passage/?search=John+12%3A32&amp;version=NKJV" text:style-name="Internet_20_link" text:visited-style-name="Visited_20_Internet_20_Link"><text:span text:style-name="Definition"><text:span text:style-name="T22">NKJV</text:span></text:span></text:a></text:p></text:note-body></text:note></text:span>.</text:p>
      <text:p text:style-name="P2">If God says <text:span text:style-name="T283">ALL, </text:span><text:span text:style-name="T279">it</text:span> is <text:span text:style-name="T283">ALL, </text:span><text:span text:style-name="T279">everyone, everybody, all of us, TODOS, toditos , todos.</text:span></text:p>
      <text:p text:style-name="P65">Jesus Christ affirms in <text:alphabetical-index-mark-start text:id="IMark94814908855584"/>Matthew 11<text:alphabetical-index-mark-end text:id="IMark94814908855584"/> that: <text:span text:style-name="Bible_5f_text">“</text:span><text:span text:style-name="Bible_5f_text"><text:span text:style-name="T284">ALL</text:span></text:span><text:span text:style-name="Bible_5f_text"> </text:span><text:span text:style-name="Bible_5f_text"><text:span text:style-name="T285">THINGS</text:span></text:span><text:span text:style-name="Bible_5f_text"> have been delivered to Me by My Father” </text:span><text:span text:style-name="Bible_5f_text"><text:note text:id="ftn169" text:note-class="footnote"><text:note-citation>169</text:note-citation><text:note-body><text:p text:style-name="Footnote"><text:alphabetical-index-mark-start text:id="IMark94814908914112"/><text:span text:style-name="T22">Matthew 11</text:span><text:alphabetical-index-mark-end text:id="IMark94814908914112"/><text:span text:style-name="T22">:24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 And in <text:alphabetical-index-mark-start text:id="IMark94814909085920"/>John 6<text:alphabetical-index-mark-end text:id="IMark94814909085920"/>, Jesus Christ <text:soft-page-break/>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284">OF</text:span></text:span><text:span text:style-name="Bible_5f_text"> ALL He has given Me I should lose NOTHING” </text:span><text:span text:style-name="Bible_5f_text"><text:note text:id="ftn170" text:note-class="footnote"><text:note-citation>170</text:note-citation><text:note-body><text:p text:style-name="Footnote"><text:alphabetical-index-mark-start text:id="IMark94814916509120"/><text:span text:style-name="T22">John 6</text:span><text:alphabetical-index-mark-end text:id="IMark94814916509120"/><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2"><text:span text:style-name="T285">ALL THINGS</text:span> was given to <text:span text:style-name="T285">H</text:span>im and the will of the one who sent <text:span text:style-name="T285">Him</text:span> is that <text:span text:style-name="T285">H</text:span>e <text:span text:style-name="T285">does </text:span>not lose <text:span text:style-name="T285">ANYTHING</text:span> of <text:span text:style-name="T285">ALL</text:span> that was <text:span text:style-name="T285">given to Him</text:span>. And <text:span text:style-name="T285">ALL</text:span> the Father gives <text:span text:style-name="T285">H</text:span>im will go <text:span text:style-name="T285">to H</text:span>im and <text:span text:style-name="T285">He </text:span>will <text:span text:style-name="T285">by NO MEANS</text:span> <text:span text:style-name="T285">cast </text:span>out.</text:p>
      <text:p text:style-name="P2">But no, there are some <text:span text:style-name="T286">people </text:span>who <text:span text:style-name="T286">claim to</text:span> believe and love the <text:span text:style-name="T287">H</text:span>eavenly Father, and <text:span text:style-name="T286">to </text:span>have chosen <text:span text:style-name="T286">Him</text:span>, and <text:span text:style-name="T286">elected Him</text:span>, and trusted <text:span text:style-name="T286">Him</text:span>, on their own, but that <text:span text:style-name="T288">little </text:span><text:span text:style-name="T286">thing </text:span><text:span text:style-name="T287">about</text:span> "<text:span text:style-name="T286">ALL</text:span>": that’<text:span text:style-name="T286">s too much</text:span>, that <text:span text:style-name="T286">just </text:span>can’<text:span text:style-name="T286">t</text:span> be. <text:span text:style-name="T286">B</text:span>ecause they think <text:span text:style-name="T289">that </text:span>the will of the CLAY POT will over<text:span text:style-name="T286">come</text:span> the will of the POTTER!</text:p>
      <text:p text:style-name="P2">Fortunately YHWH is not a God of confusion.</text:p>
      <text:p text:style-name="P66"><text:span text:style-name="T22">Jesus Christ explains to Nicodemus that </text:span><text:span text:style-name="Bible_5f_text"><text:span text:style-name="T22">“</text:span></text:span><text:span text:style-name="Bible_5f_text"><text:span text:style-name="T290">E</text:span></text:span><text:span text:style-name="Bible_5f_text"><text:span text:style-name="T22">xcept a man be born again, he cannot see the kingdom of God”</text:span></text:span><text:span text:style-name="T22"> </text:span><text:span text:style-name="T22"><text:note text:id="ftn171" text:note-class="footnote"><text:note-citation>171</text:note-citation><text:note-body><text:p text:style-name="Footnote"><text:s/><text:span text:style-name="T291">John 3:3 </text:span><text:a xlink:type="simple" xlink:href="https://www.biblegateway.com/passage/?search=Juan+3%3A3&amp;version=KJV" text:style-name="Internet_20_link" text:visited-style-name="Visited_20_Internet_20_Link"><text:span text:style-name="T291">KJV</text:span></text:a></text:p></text:note-body></text:note></text:span><text:span text:style-name="T22"><text:s/>and </text:span><text:span text:style-name="Bible_5f_text"><text:span text:style-name="T22">“</text:span></text:span><text:span text:style-name="Bible_5f_text"><text:span text:style-name="T290">T</text:span></text:span><text:span text:style-name="Bible_5f_text">hat which is born of the flesh is flesh. That which is born of the Spirit is spirit</text:span><text:span text:style-name="Bible_5f_text"><text:span text:style-name="T22">”</text:span></text:span><text:span text:style-name="T22"> </text:span><text:span text:style-name="T22"><text:note text:id="ftn172" text:note-class="footnote"><text:note-citation>172</text:note-citation><text:note-body><text:p text:style-name="Footnote"><text:s/><text:span text:style-name="T291">John 3:3 </text:span><text:a xlink:type="simple" xlink:href="https://www.biblegateway.com/passage/?search=Juan+3%3A6&amp;version=WEB" text:style-name="Internet_20_link" text:visited-style-name="Visited_20_Internet_20_Link"><text:span text:style-name="T291">WEB</text:span></text:a></text:p></text:note-body></text:note></text:span><text:span text:style-name="T22">. Nobody chooses to BE BORN, nobody seeks to be born, nobody does ANYTHING to be born, one </text:span><text:span text:style-name="T290">gets</text:span><text:span text:style-name="T22"> born, the first time by the mother in the flesh and the second time by the heavenly Father in the Spirit. That is why Jesus Christ explains, in John 6, that </text:span><text:span text:style-name="Bible_5f_text"><text:span text:style-name="T22">”</text:span></text:span><text:span text:style-name="Bible_5f_text"><text:span text:style-name="T292">N</text:span></text:span><text:span text:style-name="Bible_5f_text"><text:span text:style-name="T22">o one can come to me unless the Father who sent me” </text:span></text:span><text:span text:style-name="Bible_5f_text"><text:span text:style-name="T22"><text:note text:id="ftn173" text:note-class="footnote"><text:note-citation>173</text:note-citation><text:note-body><text:p text:style-name="Footnote"><text:alphabetical-index-mark-start text:id="IMark94814827011648"/><text:span text:style-name="T22">John 6</text:span><text:alphabetical-index-mark-end text:id="IMark94814827011648"/><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text:span text:style-name="Bible_5f_text"><text:span text:style-name="T22"><text:s/>“drag</text:span></text:span><text:span text:style-name="Bible_5f_text"><text:span text:style-name="T293">s</text:span></text:span><text:span text:style-name="Bible_5f_text"><text:span text:style-name="T22"> </text:span></text:span><text:span text:style-name="Bible_5f_text"><text:span text:style-name="T293">him </text:span></text:span><text:span text:style-name="Bible_5f_text"><text:span text:style-name="T22">first” </text:span></text:span><text:span text:style-name="Bible_5f_text"><text:span text:style-name="T22"><text:note text:id="ftn174" text:note-class="footnote"><text:note-citation>174</text:note-citation><text:note-body><text:p text:style-name="Footnote"><text:alphabetical-index-mark-start text:id="IMark94814908914112"/><text:span text:style-name="T22">John 6</text:span><text:alphabetical-index-mark-end text:id="IMark94814908914112"/><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h text:style-name="P4" text:outline-level="5"><text:bookmark-start text:name="__RefHeading___Toc34885_4173466481"/><text:soft-page-break/>Pa<text:span text:style-name="T294">ul</text:span>.<text:bookmark-end text:name="__RefHeading___Toc34885_4173466481"/></text:h>
      <text:p text:style-name="Text_20_body">If it is true that while we were still sinners, Christ died for us <text:note text:id="ftn175" text:note-class="footnote"><text:note-citation>175</text:note-citation><text:note-body><text:p text:style-name="Footnote"><text:alphabetical-index-mark-start text:id="IMark94814908860288"/><text:span text:style-name="T22">Romans 5</text:span><text:alphabetical-index-mark-end text:id="IMark94814908860288"/><text:span text:style-name="T22">:8 </text:span><text:a xlink:type="simple" xlink:href="https://www.biblegateway.com/passage/?search=Romans+5%3A8&amp;version=KJV" text:style-name="Internet_20_link" text:visited-style-name="Visited_20_Internet_20_Link"><text:span text:style-name="Definition"><text:span text:style-name="T22">KJV</text:span></text:span></text:a></text:p></text:note-body></text:note>, if it is true that we were slaves of sin <text:note text:id="ftn176" text:note-class="footnote"><text:note-citation>176</text:note-citation><text:note-body><text:p text:style-name="Footnote"><text:alphabetical-index-mark-start text:id="IMark94814916559472"/><text:span text:style-name="T22">Romans 6</text:span><text:alphabetical-index-mark-end text:id="IMark94814916559472"/><text:span text:style-name="T22">:17 </text:span><text:a xlink:type="simple" xlink:href="https://www.biblegateway.com/passage/?search=Romans+6%3A17&amp;version=NKJV" text:style-name="Internet_20_link" text:visited-style-name="Visited_20_Internet_20_Link"><text:span text:style-name="Definition"><text:span text:style-name="T22">NKJV</text:span></text:span></text:a></text:p></text:note-body></text:note>, dominated by the spirit that controls those who disobey to God <text:note text:id="ftn177" text:note-class="footnote"><text:note-citation>177</text:note-citation><text:note-body><text:p text:style-name="Footnote"><text:alphabetical-index-mark-start text:id="IMark94814908848032"/><text:span text:style-name="T22">Ephesians 2</text:span><text:alphabetical-index-mark-end text:id="IMark94814908848032"/><text:span text:style-name="T22">:2 </text:span><text:a xlink:type="simple" xlink:href="https://www.biblegateway.com/passage/?search=Ephesians+2%3A2&amp;version=KJV" text:style-name="Internet_20_link" text:visited-style-name="Visited_20_Internet_20_Link"><text:span text:style-name="Definition"><text:span text:style-name="T22">KJV</text:span></text:span></text:a></text:p></text:note-body></text:note>, if it is true that it is not by works so that no one can boast <text:note text:id="ftn178" text:note-class="footnote"><text:note-citation>178</text:note-citation><text:note-body><text:p text:style-name="Footnote"><text:alphabetical-index-mark-start text:id="IMark94814908917920"/><text:span text:style-name="T22">Ephesians 2</text:span><text:alphabetical-index-mark-end text:id="IMark94814908917920"/><text:span text:style-name="T22">:9 </text:span><text:a xlink:type="simple" xlink:href="https://www.biblegateway.com/passage/?search=Ephesians+2&amp;version=KJV" text:style-name="Internet_20_link" text:visited-style-name="Visited_20_Internet_20_Link"><text:span text:style-name="Definition"><text:span text:style-name="T22">KJV</text:span></text:span></text:a></text:p></text:note-body></text:note>, and that from the vile of this world and from the despised God chose, and <text:span text:style-name="T295">of </text:span>what is not <text:span text:style-name="T296">He chose</text:span>, to undo what is, and <text:span text:style-name="T295">from </text:span>what is foolish God chose to <text:span text:style-name="T295">confound</text:span> the wise; and <text:span text:style-name="T295">from </text:span>the weak God chose to shame the strong <text:note text:id="ftn179" text:note-class="footnote"><text:note-citation>179</text:note-citation><text:note-body><text:p text:style-name="Footnote"><text:alphabetical-index-mark-start text:id="IMark94814908923088"/><text:span text:style-name="T22">1 Corinthians 1</text:span><text:alphabetical-index-mark-end text:id="IMark94814908923088"/><text:span text:style-name="T22"> 27-29 </text:span><text:a xlink:type="simple" xlink:href="https://www.biblegateway.com/passage/?search=1+Corinthians+1%3A27-29&amp;version=KJV" text:style-name="Internet_20_link" text:visited-style-name="Visited_20_Internet_20_Link"><text:span text:style-name="Definition"><text:span text:style-name="T22">KJV</text:span></text:span></text:a></text:p></text:note-body></text:note>; if all that Paul says is true, if you really believe it: Who do you think you were before you became a Christian, or what did <text:span text:style-name="T295">you do</text:span>, or <text:span text:style-name="T296">who did you </text:span>trust, or what <text:span text:style-name="T295">did </text:span>you <text:span text:style-name="T295">repent of</text:span>, or what <text:span text:style-name="T295">did </text:span>you decide, or achieved, or chose, or accept, or <text:span text:style-name="T295">search for</text:span>, to deserve that the God, creator of Heaven and Earth, <text:span text:style-name="T295">would </text:span>CHO<text:span text:style-name="T295">O</text:span>SE you to believe in <text:span text:style-name="T295">h</text:span>is Son Jesus Christ and accept <text:span text:style-name="T296">H</text:span>im before <text:span text:style-name="T295">your </text:span>physical death? Don't you think that <text:span text:style-name="T295">t</text:span>he same God who chose from the worst of this world can also choose, when <text:span text:style-name="T295">H</text:span>e pleases, <text:span text:style-name="T297">to GET BORN </text:span><text:span text:style-name="T298">of the Spirit</text:span> the one who has not yet chosen? Even after the physical resurrection of ALL the dead?</text:p>
      <text:p text:style-name="P2">Because that is what Paul is talking about.</text:p>
      <text:p text:style-name="P2"><text:alphabetical-index-mark-start text:id="IMark94814908905712"/>1 Timothy 2<text:alphabetical-index-mark-end text:id="IMark94814908905712"/>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180" text:note-class="footnote"><text:note-citation>180</text:note-citation><text:note-body><text:p text:style-name="Footnote"><text:alphabetical-index-mark-start text:id="IMark94814908860288"/><text:span text:style-name="T22">1 Timothy 2</text:span><text:alphabetical-index-mark-end text:id="IMark94814908860288"/><text:span text:style-name="T22">:4-6 </text:span><text:a xlink:type="simple" xlink:href="https://www.biblegateway.com/passage/?search=1+Timothy+2%3A4-6&amp;version=WEB" text:style-name="Internet_20_link" text:visited-style-name="Visited_20_Internet_20_Link"><text:span text:style-name="Definition"><text:span text:style-name="T299">WEB</text:span></text:span></text:a></text:p></text:note-body></text:note></text:span>.</text:p>
      <text:p text:style-name="P2">1st Corinthians 15 says that <text:span text:style-name="Bible_5f_text">“For as in Adam ALL die, so also in Christ ALL will be made alive” </text:span><text:span text:style-name="Bible_5f_text"><text:note text:id="ftn181" text:note-class="footnote"><text:note-citation>181</text:note-citation><text:note-body><text:p text:style-name="Footnote"><text:alphabetical-index-mark-start text:id="IMark94814908860288"/><text:span text:style-name="T22">1 Corinthians 15</text:span><text:alphabetical-index-mark-end text:id="IMark94814908860288"/><text:span text:style-name="T22">:22 </text:span><text:a xlink:type="simple" xlink:href="https://www.biblegateway.com/passage/?search=1+Corinthians+15%3A22&amp;version=WEB" text:style-name="Internet_20_link" text:visited-style-name="Visited_20_Internet_20_Link"><text:span text:style-name="Definition"><text:span text:style-name="T299">WEB</text:span></text:span></text:a></text:p></text:note-body></text:note></text:span>.</text:p>
      <text:p text:style-name="P2"><text:soft-page-break/><text:alphabetical-index-mark-start text:id="IMark94814916471824"/>Romans 11<text:alphabetical-index-mark-end text:id="IMark94814916471824"/> says <text:span text:style-name="Bible_5f_text">"For God has bound ALL to disobedience, that he might have mercy on ALL” </text:span><text:span text:style-name="Bible_5f_text"><text:note text:id="ftn182" text:note-class="footnote"><text:note-citation>182</text:note-citation><text:note-body><text:p text:style-name="Footnote"><text:alphabetical-index-mark-start text:id="IMark94814908917920"/><text:span text:style-name="T22">Romans 11</text:span><text:alphabetical-index-mark-end text:id="IMark94814908917920"/><text:span text:style-name="T22">:32 </text:span><text:a xlink:type="simple" xlink:href="https://www.biblegateway.com/passage/?search=Romans+11%3A32&amp;version=WEB" text:style-name="Internet_20_link" text:visited-style-name="Visited_20_Internet_20_Link"><text:span text:style-name="Definition"><text:span text:style-name="T299">WEB</text:span></text:span></text:a></text:p></text:note-body></text:note></text:span>. And he adds <text:span text:style-name="Bible_5f_text">“For of him, and through him, and to him are ALL things” </text:span><text:span text:style-name="Bible_5f_text"><text:note text:id="ftn183" text:note-class="footnote"><text:note-citation>183</text:note-citation><text:note-body><text:p text:style-name="Footnote"><text:alphabetical-index-mark-start text:id="IMark94814908860288"/><text:span text:style-name="T22">Romans 11</text:span><text:alphabetical-index-mark-end text:id="IMark94814908860288"/><text:span text:style-name="T22">:36 </text:span><text:a xlink:type="simple" xlink:href="https://www.biblegateway.com/passage/?search=Romans+11%3A36&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859488496"/>Ephesians 1<text:alphabetical-index-mark-end text:id="IMark94814859488496"/> says <text:span text:style-name="Bible_5f_text">"to an administration of the fullness of the times, to sum up ALL things in Christ, the things in the heavens and the things on the earth, in him” </text:span><text:span text:style-name="Bible_5f_text"><text:note text:id="ftn184" text:note-class="footnote"><text:note-citation>184</text:note-citation><text:note-body><text:p text:style-name="Footnote"><text:alphabetical-index-mark-start text:id="IMark94814916559472"/><text:span text:style-name="T22">Ephesians 1</text:span><text:alphabetical-index-mark-end text:id="IMark94814916559472"/><text:span text:style-name="T22">:10 </text:span><text:a xlink:type="simple" xlink:href="https://www.biblegateway.com/passage/?search=Ephesians+1%3A10&amp;version=WEB" text:style-name="Internet_20_link" text:visited-style-name="Visited_20_Internet_20_Link"><text:span text:style-name="Definition"><text:span text:style-name="T299">WEB</text:span></text:span></text:a></text:p></text:note-body></text:note></text:span>. And he adds <text:span text:style-name="Bible_5f_text">“He put ALL things in subjection under his feet, and gave him to be head over ALL things for the assembly” </text:span><text:span text:style-name="Bible_5f_text"><text:note text:id="ftn185" text:note-class="footnote"><text:note-citation>185</text:note-citation><text:note-body><text:p text:style-name="Footnote"><text:alphabetical-index-mark-start text:id="IMark94814908914112"/><text:span text:style-name="T22">Ephesians 1</text:span><text:alphabetical-index-mark-end text:id="IMark94814908914112"/><text:span text:style-name="T22">:22 </text:span><text:a xlink:type="simple" xlink:href="https://www.biblegateway.com/passage/?search=Ephesians+1%3A22&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859488416"/>Titus 2<text:alphabetical-index-mark-end text:id="IMark94814859488416"/> says <text:span text:style-name="Bible_5f_text">"For the grace of God has appeared, bringing salvation to ALL men” </text:span><text:span text:style-name="Bible_5f_text"><text:note text:id="ftn186" text:note-class="footnote"><text:note-citation>186</text:note-citation><text:note-body><text:p text:style-name="Footnote"><text:alphabetical-index-mark-start text:id="IMark94814908848032"/><text:span text:style-name="T22">Titus 2</text:span><text:alphabetical-index-mark-end text:id="IMark94814908848032"/><text:span text:style-name="T22">:11 </text:span><text:a xlink:type="simple" xlink:href="https://www.biblegateway.com/passage/?search=Titus+2%3A11&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08905792"/>1 Timothy 4<text:alphabetical-index-mark-end text:id="IMark94814908905792"/> says <text:span text:style-name="Bible_5f_text">“because we have set our trust in the living God, who is the Savior of ALL men, ESPECIALLY of those who believe” </text:span><text:span text:style-name="Bible_5f_text"><text:note text:id="ftn187" text:note-class="footnote"><text:note-citation>187</text:note-citation><text:note-body><text:p text:style-name="Footnote"><text:alphabetical-index-mark-start text:id="IMark94814859488656"/><text:span text:style-name="T22">1 Timothy 4</text:span><text:alphabetical-index-mark-end text:id="IMark94814859488656"/><text:span text:style-name="T22">:10 </text:span><text:a xlink:type="simple" xlink:href="https://www.biblegateway.com/passage/?search=1+Timothy+4%3A10&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16471824"/>Philippians 3<text:alphabetical-index-mark-end text:id="IMark94814916471824"/> says <text:span text:style-name="Bible_5f_text">"who will change the body of our humiliation to be conformed to the body of his glory, according to the working by which he is able even to subject ALL things to himself” </text:span><text:span text:style-name="Bible_5f_text"><text:note text:id="ftn188" text:note-class="footnote"><text:note-citation>188</text:note-citation><text:note-body><text:p text:style-name="Footnote"><text:alphabetical-index-mark-start text:id="IMark94814859488656"/><text:span text:style-name="T22">Philippians 3</text:span><text:alphabetical-index-mark-end text:id="IMark94814859488656"/><text:span text:style-name="T22">:21 </text:span><text:a xlink:type="simple" xlink:href="https://www.biblegateway.com/passage/?search=Philippians+3%3A21&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08905792"/>Philippians 2<text:alphabetical-index-mark-end text:id="IMark94814908905792"/> says <text:span text:style-name="Bible_5f_text">"that at the name of Jesus EVERY knee should bow, of those in heaven, those on earth, and those under the earth” </text:span><text:span text:style-name="Bible_5f_text"><text:note text:id="ftn189" text:note-class="footnote"><text:note-citation>189</text:note-citation><text:note-body><text:p text:style-name="Footnote"><text:alphabetical-index-mark-start text:id="IMark94814908914112"/><text:span text:style-name="T22">Philippians 2</text:span><text:alphabetical-index-mark-end text:id="IMark94814908914112"/><text:span text:style-name="T22">:10 </text:span><text:a xlink:type="simple" xlink:href="https://www.biblegateway.com/passage/?search=Philippians+2%3A10&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16471824"/>Colossians 1<text:alphabetical-index-mark-end text:id="IMark9481491647182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190" text:note-class="footnote"><text:note-citation>190</text:note-citation><text:note-body><text:p text:style-name="Footnote"><text:alphabetical-index-mark-start text:id="IMark94814859488656"/><text:span text:style-name="T22">Colossians 1</text:span><text:alphabetical-index-mark-end text:id="IMark94814859488656"/><text:span text:style-name="T22">:19-20 </text:span><text:a xlink:type="simple" xlink:href="https://www.biblegateway.com/passage/?search=Colossians+1%3A19-20&amp;version=WEB" text:style-name="Internet_20_link" text:visited-style-name="Visited_20_Internet_20_Link"><text:span text:style-name="Definition"><text:span text:style-name="T299">WEB</text:span></text:span></text:a></text:p></text:note-body></text:note></text:span>.</text:p>
      <text:p text:style-name="P2"><text:soft-page-break/><text:alphabetical-index-mark-start text:id="IMark94814908905792"/>Romans 5<text:alphabetical-index-mark-end text:id="IMark94814908905792"/> says <text:span text:style-name="Bible_5f_text">"So then as through one trespass, ALL men were condemned; even so through one act of righteousness, ALL men were justified to life” </text:span><text:span text:style-name="Bible_5f_text"><text:note text:id="ftn191" text:note-class="footnote"><text:note-citation>191</text:note-citation><text:note-body><text:p text:style-name="Footnote"><text:alphabetical-index-mark-start text:id="IMark94814908917920"/><text:span text:style-name="T22">Romans 5</text:span><text:alphabetical-index-mark-end text:id="IMark94814908917920"/><text:span text:style-name="T22">:18 </text:span><text:a xlink:type="simple" xlink:href="https://www.biblegateway.com/passage/?search=Romans+5%3A18&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16471824"/>Romans 14<text:alphabetical-index-mark-end text:id="IMark94814916471824"/> says, <text:span text:style-name="Bible_5f_text">“As I live, says the Lord, to me EVERY knee will bow. EVERY tongue will confess to God” </text:span><text:span text:style-name="Bible_5f_text"><text:note text:id="ftn192" text:note-class="footnote"><text:note-citation>192</text:note-citation><text:note-body><text:p text:style-name="Footnote"><text:alphabetical-index-mark-start text:id="IMark94814909003728"/><text:span text:style-name="T22">Romans 14</text:span><text:alphabetical-index-mark-end text:id="IMark94814909003728"/><text:span text:style-name="T22">:11 </text:span><text:a xlink:type="simple" xlink:href="https://www.biblegateway.com/passage/?search=Romans+14%3A11&amp;version=WEB" text:style-name="Internet_20_link" text:visited-style-name="Visited_20_Internet_20_Link"><text:span text:style-name="Definition"><text:span text:style-name="T299">WEB</text:span></text:span></text:a></text:p></text:note-body></text:note></text:span>.</text:p>
      <text:p text:style-name="P2"><text:alphabetical-index-mark-start text:id="IMark94814909003648"/>Ephesians 4<text:alphabetical-index-mark-end text:id="IMark94814909003648"/> says <text:span text:style-name="Bible_5f_text">"He who descended is the one who also ascended far above ALL the heavens, that he might fill ALL </text:span><text:span text:style-name="Bible_5f_text"><text:span text:style-name="T300">THINGS</text:span></text:span><text:span text:style-name="Bible_5f_text">” </text:span><text:span text:style-name="Bible_5f_text"><text:note text:id="ftn193" text:note-class="footnote"><text:note-citation>193</text:note-citation><text:note-body><text:p text:style-name="Footnote"><text:alphabetical-index-mark-start text:id="IMark94814916559472"/><text:span text:style-name="T22">Ephesians 4</text:span><text:alphabetical-index-mark-end text:id="IMark94814916559472"/><text:span text:style-name="T22">:10 </text:span><text:a xlink:type="simple" xlink:href="https://www.biblegateway.com/passage/?search=Ephesians+4%3A10&amp;version=WEB" text:style-name="Internet_20_link" text:visited-style-name="Visited_20_Internet_20_Link"><text:span text:style-name="Definition"><text:span text:style-name="T299">WEB</text:span></text:span></text:a></text:p></text:note-body></text:note></text:span>.</text:p>
      <text:h text:style-name="P4"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194" text:note-class="footnote"><text:note-citation>194</text:note-citation><text:note-body><text:p text:style-name="Footnote"><text:alphabetical-index-mark-start text:id="IMark94814859489088"/><text:span text:style-name="T22">1 Peter 4</text:span><text:alphabetical-index-mark-end text:id="IMark94814859489088"/><text:span text:style-name="T22">:12 </text:span><text:a xlink:type="simple" xlink:href="https://www.biblegateway.com/passage/?search=1+Peter+4%3A12&amp;version=WEB" text:style-name="Internet_20_link" text:visited-style-name="Visited_20_Internet_20_Link"><text:span text:style-name="Definition"><text:span text:style-name="T301">WEB</text:span></text:span></text:a></text:p></text:note-body></text:note></text:span>. <text:span text:style-name="T302">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195" text:note-class="footnote"><text:note-citation>195</text:note-citation><text:note-body><text:p text:style-name="Footnote"><text:alphabetical-index-mark-start text:id="IMark94814908905712"/><text:span text:style-name="T22">1 Peter 4</text:span><text:alphabetical-index-mark-end text:id="IMark94814908905712"/><text:span text:style-name="T22">:16-17 </text:span><text:a xlink:type="simple" xlink:href="https://www.biblegateway.com/passage/?search=1+Peter+4%3A16-17&amp;version=WEB" text:style-name="Internet_20_link" text:visited-style-name="Visited_20_Internet_20_Link"><text:span text:style-name="Definition"><text:span text:style-name="T301">WEB</text:span></text:span></text:a></text:p></text:note-body></text:note></text:span>. The fire, that of the Ge-Henna, that which they translated "hell" is for everyone, don't be surprised by that. The <text:span text:style-name="T302">judgment</text:span>, that of Ge-Henna, that which is translated "hell", begins with the believers, <text:span text:style-name="T302">with </text:span>God’<text:span text:style-name="T302">s household</text:span>. Only that for the believer, neither to the fire, nor to the judgment, it’s called Ge-Henna, but it’s called the Holy Spirit. This is so, because the effect is the opposite. In the case of the Holy Spirit it is Life and Life in abundance.</text:p>
      <text:p text:style-name="P2">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ext:span><text:soft-page-break/><text:span text:style-name="Bible_5f_text">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196" text:note-class="footnote"><text:note-citation>196</text:note-citation><text:note-body><text:p text:style-name="Footnote"><text:alphabetical-index-mark-start text:id="IMark94814916471824"/><text:span text:style-name="T22">2 Peter 3</text:span><text:alphabetical-index-mark-end text:id="IMark94814916471824"/><text:span text:style-name="T22">:10-13 </text:span><text:a xlink:type="simple" xlink:href="https://www.biblegateway.com/passage/?search=2+Peter+3%3A10-13&amp;version=WEB" text:style-name="Internet_20_link" text:visited-style-name="Visited_20_Internet_20_Link"><text:span text:style-name="Definition"><text:span text:style-name="T301">WEB</text:span></text:span></text:a></text:p></text:note-body></text:note></text:span>.</text:p>
      <text:p text:style-name="P67">According to Jesus Christ, after the resurrection we will be like the angels <text:note text:id="ftn197" text:note-class="footnote"><text:note-citation>197</text:note-citation><text:note-body><text:p text:style-name="Footnote"><text:alphabetical-index-mark-start text:id="IMark94814908917920"/><text:span text:style-name="T22">Luke 20</text:span><text:alphabetical-index-mark-end text:id="IMark94814908917920"/><text:span text:style-name="T22">:36 </text:span><text:a xlink:type="simple" xlink:href="https://www.biblegateway.com/passage/?search=Luke+20%3A36&amp;version=NKJV" text:style-name="Internet_20_link" text:visited-style-name="Visited_20_Internet_20_Link"><text:span text:style-name="Definition"><text:span text:style-name="T22">NKJV</text:span></text:span></text:a></text:p></text:note-body></text:note>, and according to <text:alphabetical-index-mark-start text:id="IMark94814916471824"/>Daniel 3<text:alphabetical-index-mark-end text:id="IMark94814916471824"/> <text:note text:id="ftn198" text:note-class="footnote"><text:note-citation>198</text:note-citation><text:note-body><text:p text:style-name="Footnote"><text:alphabetical-index-mark-start text:id="IMark94814908909264"/><text:span text:style-name="T22">Daniel 3</text:span><text:alphabetical-index-mark-end text:id="IMark94814908909264"/><text:span text:style-name="T22"> </text:span><text:a xlink:type="simple" xlink:href="https://www.biblegateway.com/passage/?search=Daniel+3&amp;version=KJV" text:style-name="Internet_20_link" text:visited-style-name="Visited_20_Internet_20_Link"><text:span text:style-name="Definition"><text:span text:style-name="T22">KJV</text:span></text:span></text:a></text:p></text:note-body></text:note><text:s/>and <text:alphabetical-index-mark-start text:id="IMark94814908936112"/>Judges 13<text:alphabetical-index-mark-end text:id="IMark94814908936112"/> <text:note text:id="ftn199" text:note-class="footnote"><text:note-citation>199</text:note-citation><text:note-body><text:p text:style-name="Footnote"><text:alphabetical-index-mark-start text:id="IMark94814908909376"/><text:span text:style-name="T22">Judges 13</text:span><text:alphabetical-index-mark-end text:id="IMark94814908909376"/><text:span text:style-name="T22"> </text:span><text:a xlink:type="simple" xlink:href="https://www.biblegateway.com/passage/?search=Judges+13&amp;version=KJV" text:style-name="Internet_20_link" text:visited-style-name="Visited_20_Internet_20_Link"><text:span text:style-name="Definition"><text:span text:style-name="T22">KJV</text:span></text:span></text:a></text:p></text:note-body></text:note>, the body of the angels is resistant to physical fire. So an eternal physical fire is the least of worries <text:span text:style-name="T303">for a resurrected person</text:span>. In that new <text:span text:style-name="T303">earth</text:span> with that new heaven<text:span text:style-name="T303">s</text:span>, we will ALL have a body like that of the angels, that’<text:span text:style-name="T303">s what</text:span> Jesus Christ said.</text:p>
      <text:p text:style-name="P2">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304">will</text:span> not find them <text:note text:id="ftn200" text:note-class="footnote"><text:note-citation>200</text:note-citation><text:note-body><text:p text:style-name="Footnote"><text:alphabetical-index-mark-start text:id="IMark94814908917920"/><text:span text:style-name="T22">Psalm 37</text:span><text:alphabetical-index-mark-end text:id="IMark94814908917920"/><text:span text:style-name="T22"> </text:span><text:a xlink:type="simple" xlink:href="https://www.biblegateway.com/passage/?search=Psalm+37&amp;version=KJV" text:style-name="Internet_20_link" text:visited-style-name="Visited_20_Internet_20_Link"><text:span text:style-name="Definition"><text:span text:style-name="T22">KJV</text:span></text:span></text:a></text:p></text:note-body></text:note>. <text:span text:style-name="Bible_5f_text">"</text:span><text:span text:style-name="Bible_5f_text"><text:span text:style-name="T304">For </text:span></text:span><text:span text:style-name="Bible_5f_text">whoever desires to save his life will lose it, and whoever will lose his life for my sake will find it” </text:span><text:span text:style-name="Bible_5f_text"><text:note text:id="ftn201" text:note-class="footnote"><text:note-citation>201</text:note-citation><text:note-body><text:p text:style-name="Footnote"><text:alphabetical-index-mark-start text:id="IMark94814859489088"/><text:span text:style-name="T22">Matthew 16</text:span><text:alphabetical-index-mark-end text:id="IMark94814859489088"/><text:span text:style-name="T22">:25 </text:span><text:a xlink:type="simple" xlink:href="https://www.biblegateway.com/passage/?search=Matthew+16%3A25&amp;version=WEB" text:style-name="Internet_20_link" text:visited-style-name="Visited_20_Internet_20_Link"><text:span text:style-name="Definition"><text:span text:style-name="T305">WEB</text:span></text:span></text:a></text:p></text:note-body></text:note></text:span>.</text:p>
      <text:p text:style-name="P2">This earth and th<text:span text:style-name="T306">e</text:span>s<text:span text:style-name="T306">e</text:span> <text:span text:style-name="T306">heavens</text:span> will pass away. It's in that new <text:span text:style-name="T306">earth</text:span> with th<text:span text:style-name="T306">ose</text:span> <text:span text:style-name="T306">new heavens</text:span> where ALL will be made alive, both physically and spiritually. That is what Peter expects and what should expect every believer in Jesus Christ.</text:p>
      <text:p text:style-name="P68">In 2nd Peter 3 it says that: the Lord <text:span text:style-name="T307">is </text:span><text:span text:style-name="Bible_5f_text">"not wishing that </text:span><text:span text:style-name="Bible_5f_text"><text:span text:style-name="T307">ANYONE</text:span></text:span><text:span text:style-name="Bible_5f_text"> should perish, but that </text:span><text:span text:style-name="Bible_5f_text"><text:span text:style-name="T307">ALL</text:span></text:span><text:span text:style-name="Bible_5f_text"> should come to repentance” </text:span><text:span text:style-name="Bible_5f_text"><text:note text:id="ftn202" text:note-class="footnote"><text:note-citation>202</text:note-citation><text:note-body><text:p text:style-name="Footnote"><text:alphabetical-index-mark-start text:id="IMark94814908914112"/><text:span text:style-name="T22">2 Peter 3</text:span><text:alphabetical-index-mark-end text:id="IMark94814908914112"/><text:span text:style-name="T22">:9 </text:span><text:a xlink:type="simple" xlink:href="https://www.biblegateway.com/passage/?search=2+Peter+3%3A9&amp;version=WEB" text:style-name="Internet_20_link" text:visited-style-name="Visited_20_Internet_20_Link"><text:span text:style-name="Definition"><text:span text:style-name="T308">WEB</text:span></text:span></text:a></text:p></text:note-body></text:note></text:span>. Why do some <text:span text:style-name="T307">people </text:span>believe that their "<text:span text:style-name="T309">wishing</text:span>" to remain <text:soft-page-break/>spiritually dead is greater than the "<text:span text:style-name="T309">wishing</text:span>" of YHWH? The only explanation is that they are still partially dead, spiritually, to The Truth.</text:p>
      <text:p text:style-name="P69">God does not save by avoiding death. God saves BY <text:span text:style-name="T307">TAKING</text:span> US <text:span text:style-name="T310">OUT</text:span> of death. Some <text:span text:style-name="T307">are taken </text:span>out of spiritual death first, so that they can repent, and <text:span text:style-name="T307">later</text:span> <text:span text:style-name="T307">are taken</text:span> out of physical death. And others <text:span text:style-name="T307">are </text:span>take<text:span text:style-name="T307">n</text:span> out first from physical death and then <text:span text:style-name="T307">taken</text:span> out of spiritual death, so that they can repent. But <text:span text:style-name="T307">it’s to</text:span> EVERYONE, every<text:span text:style-name="T307">body</text:span>, <text:span text:style-name="T307">all of us</text:span>, <text:span text:style-name="T307">that </text:span>He <text:span text:style-name="T307">takes</text:span> us out of, both physical and spiritual death.</text:p>
      <text:h text:style-name="P4" text:outline-level="5"><text:bookmark-start text:name="__RefHeading___Toc34889_4173466481"/>John.<text:bookmark-end text:name="__RefHeading___Toc34889_4173466481"/></text:h>
      <text:p text:style-name="Text_20_body"><text:alphabetical-index-mark-start text:id="IMark94814908900560"/>Revelation 4<text:alphabetical-index-mark-end text:id="IMark94814908900560"/> says that: <text:span text:style-name="Bible_5f_text">“Worthy are you, our Lord and God, the Holy One, to receive the glory, the honor, and the power, for you created ALL </text:span><text:span text:style-name="Bible_5f_text"><text:span text:style-name="T311">THINGS</text:span></text:span><text:span text:style-name="Bible_5f_text">, and because of your desire they existed, and were created!” </text:span><text:span text:style-name="Bible_5f_text"><text:note text:id="ftn203" text:note-class="footnote"><text:note-citation>203</text:note-citation><text:note-body><text:p text:style-name="Footnote"><text:alphabetical-index-mark-start text:id="IMark94814908860288"/><text:span text:style-name="T22">Revelation 4</text:span><text:alphabetical-index-mark-end text:id="IMark94814908860288"/><text:span text:style-name="T22">:11 </text:span><text:a xlink:type="simple" xlink:href="https://www.biblegateway.com/passage/?search=Revelation+4%3A11&amp;version=WEB" text:style-name="Internet_20_link" text:visited-style-name="Visited_20_Internet_20_Link"><text:span text:style-name="Definition"><text:span text:style-name="T312">WEB</text:span></text:span></text:a></text:p></text:note-body></text:note></text:span>.</text:p>
      <text:p text:style-name="P2">In <text:alphabetical-index-mark-start text:id="IMark94814908905792"/>Revelation 5<text:alphabetical-index-mark-end text:id="IMark94814908905792"/> John says that <text:span text:style-name="Bible_5f_text">“And </text:span><text:span text:style-name="Bible_5f_text"><text:span text:style-name="T311">EVERY</text:span></text:span><text:span text:style-name="Bible_5f_text"> creature which is in heaven and on the earth and under the earth and such as are in the sea, and </text:span><text:span text:style-name="Bible_5f_text"><text:span text:style-name="T311">ALL</text:span></text:span><text:span text:style-name="Bible_5f_text"> that are in them, I heard saying: Blessing and honor and glory and power be to Him who sits on the throne, and to the Lamb, forever and ever!” </text:span><text:span text:style-name="Bible_5f_text"><text:note text:id="ftn204" text:note-class="footnote"><text:note-citation>204</text:note-citation><text:note-body><text:p text:style-name="Footnote"><text:alphabetical-index-mark-start text:id="IMark94814908848032"/><text:span text:style-name="T22">Revelation 5</text:span><text:alphabetical-index-mark-end text:id="IMark94814908848032"/><text:span text:style-name="T22">:13 </text:span><text:a xlink:type="simple" xlink:href="https://www.biblegateway.com/passage/?search=Revelation+5%3A13&amp;version=NKJV" text:style-name="Internet_20_link" text:visited-style-name="Visited_20_Internet_20_Link"><text:span text:style-name="Definition"><text:span text:style-name="T22">NKJV</text:span></text:span></text:a></text:p></text:note-body></text:note></text:span>. But some <text:span text:style-name="T311">people</text:span> imagine <text:span text:style-name="T311">that </text:span>"EVERY creature" does not include the majority of men, because most <text:span text:style-name="T311">of them </text:span>will be somewhere else saying who knows what <text:span text:style-name="T311">to who knows whom</text:span>. <text:span text:style-name="T311">Meaning:</text:span> the stars YES, because "ALL <text:span text:style-name="T313">that are in them</text:span>" include the stars, but the one who didn't want <text:span text:style-name="T313">to, </text:span><text:span text:style-name="T311">IMPOSSIBLE.</text:span> Because they believe that the will of the CLAY POT will <text:span text:style-name="T314">o</text:span><text:span text:style-name="T311">vercome</text:span> the will of the POTTER!</text:p>
      <text:p text:style-name="P2"><text:alphabetical-index-mark-start text:id="IMark94814909003728"/>Revelation 15<text:alphabetical-index-mark-end text:id="IMark94814909003728"/> says: <text:span text:style-name="Bible_5f_text">“Who wouldn’t fear you, Lord, and glorify your name? For you only are holy. For </text:span><text:span text:style-name="Bible_5f_text"><text:span text:style-name="T315">ALL</text:span></text:span><text:span text:style-name="Bible_5f_text"> the nations will come and worship before you. For your righteous acts have been revealed” </text:span><text:span text:style-name="Bible_5f_text"><text:note text:id="ftn205" text:note-class="footnote"><text:note-citation>205</text:note-citation><text:note-body><text:p text:style-name="Footnote"><text:alphabetical-index-mark-start text:id="IMark94814908848032"/><text:span text:style-name="T22">Revelation 15</text:span><text:alphabetical-index-mark-end text:id="IMark94814908848032"/><text:span text:style-name="T22">:4 </text:span><text:a xlink:type="simple" xlink:href="https://www.biblegateway.com/passage/?search=Revelation+15%3A4&amp;version=WEB" text:style-name="Internet_20_link" text:visited-style-name="Visited_20_Internet_20_Link"><text:span text:style-name="Definition"><text:span text:style-name="T316">WEB</text:span></text:span></text:a></text:p></text:note-body></text:note></text:span>.</text:p>
      <text:p text:style-name="P2"><text:soft-page-break/><text:alphabetical-index-mark-start text:id="IMark94814908905792"/>Revelation 21<text:alphabetical-index-mark-end text:id="IMark94814908905792"/> says: <text:span text:style-name="Bible_5f_text">“He who sits on the throne said, Behold, I am making ALL </text:span><text:span text:style-name="Bible_5f_text"><text:span text:style-name="T315">THINGS</text:span></text:span><text:span text:style-name="Bible_5f_text"> new. He said, Write, for these words of God are faithful and true” </text:span><text:span text:style-name="Bible_5f_text"><text:note text:id="ftn206" text:note-class="footnote"><text:note-citation>206</text:note-citation><text:note-body><text:p text:style-name="Footnote"><text:alphabetical-index-mark-start text:id="IMark94814827011648"/><text:span text:style-name="T22">Revelation 21</text:span><text:alphabetical-index-mark-end text:id="IMark94814827011648"/><text:span text:style-name="T22">:5 </text:span><text:a xlink:type="simple" xlink:href="https://www.biblegateway.com/passage/?search=Revelation+21%3A5&amp;version=WEB" text:style-name="Internet_20_link" text:visited-style-name="Visited_20_Internet_20_Link"><text:span text:style-name="Definition"><text:span text:style-name="T316">WEB</text:span></text:span></text:a></text:p></text:note-body></text:note></text:span>. He makes ALL <text:span text:style-name="T315">THINGS NEW</text:span>. New creatures. Ones that can <text:span text:style-name="T315">do</text:span> the will of the creator. And these words are FAITHFUL and TRUE.</text:p>
      <text:h text:style-name="P3"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317">ALL</text:span></text:span><text:span text:style-name="Bible_5f_text"> </text:span><text:span text:style-name="Bible_5f_text"><text:span text:style-name="T317">THINGS</text:span></text:span><text:span text:style-name="Bible_5f_text"> into his hand" </text:span><text:span text:style-name="Bible_5f_text"><text:note text:id="ftn207" text:note-class="footnote"><text:note-citation>207</text:note-citation><text:note-body><text:p text:style-name="Footnote"><text:alphabetical-index-mark-start text:id="IMark94814827011648"/><text:span text:style-name="T22">John 3</text:span><text:alphabetical-index-mark-end text:id="IMark94814827011648"/><text:span text:style-name="T22">:35 </text:span><text:a xlink:type="simple" xlink:href="https://www.biblegateway.com/passage/?search=juan+3%3A35&amp;version=WEB" text:style-name="Internet_20_link" text:visited-style-name="Visited_20_Internet_20_Link"><text:span text:style-name="Definition"><text:span text:style-name="T318">WEB</text:span></text:span></text:a></text:p></text:note-body></text:note></text:span>.</text:p>
      <text:p text:style-name="P2">It is written: <text:span text:style-name="Bible_5f_text">“ALL THINGS were made by him; and without him was not any thing made that was made” </text:span><text:span text:style-name="Bible_5f_text"><text:note text:id="ftn208" text:note-class="footnote"><text:note-citation>208</text:note-citation><text:note-body><text:p text:style-name="Footnote"><text:alphabetical-index-mark-start text:id="IMark94814859488656"/><text:span text:style-name="T22">John 1</text:span><text:alphabetical-index-mark-end text:id="IMark94814859488656"/><text:span text:style-name="T22">:3 </text:span><text:a xlink:type="simple" xlink:href="https://www.biblegateway.com/passage/?search=John+1%3A3&amp;version=KJV" text:style-name="Internet_20_link" text:visited-style-name="Visited_20_Internet_20_Link"><text:span text:style-name="Definition"><text:span text:style-name="T22">KJV</text:span></text:span></text:a></text:p></text:note-body></text:note></text:span>.</text:p>
      <text:p text:style-name="P2">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209" text:note-class="footnote"><text:note-citation>209</text:note-citation><text:note-body><text:p text:style-name="Footnote"><text:alphabetical-index-mark-start text:id="IMark94814827011648"/><text:span text:style-name="T22">Hebrews 1</text:span><text:alphabetical-index-mark-end text:id="IMark94814827011648"/><text:span text:style-name="T22">:2-3 </text:span><text:a xlink:type="simple" xlink:href="https://www.biblegateway.com/passage/?search=Hebrews+1%3A2-3&amp;version=WEB" text:style-name="Internet_20_link" text:visited-style-name="Visited_20_Internet_20_Link"><text:span text:style-name="Definition"><text:span text:style-name="T318">WEB</text:span></text:span></text:a></text:p></text:note-body></text:note></text:span>.</text:p>
      <text:p text:style-name="P2">It is written: <text:span text:style-name="Bible_5f_text">“You have put ALL THINGS in subjection under his feet. For in that he subjected ALL THINGS to him, he left NOTHING that is not subject to him” </text:span><text:span text:style-name="Bible_5f_text"><text:note text:id="ftn210" text:note-class="footnote"><text:note-citation>210</text:note-citation><text:note-body><text:p text:style-name="Footnote"><text:alphabetical-index-mark-start text:id="IMark94814859489088"/><text:span text:style-name="T22">Hebrews 2</text:span><text:alphabetical-index-mark-end text:id="IMark94814859489088"/><text:span text:style-name="T22">:8 </text:span><text:a xlink:type="simple" xlink:href="https://www.biblegateway.com/passage/?search=Hebrews+2%3A8&amp;version=WEB" text:style-name="Internet_20_link" text:visited-style-name="Visited_20_Internet_20_Link"><text:span text:style-name="Definition"><text:span text:style-name="T318">WEB</text:span></text:span></text:a></text:p></text:note-body></text:note></text:span>.</text:p>
      <text:p text:style-name="P70">So far very few believers in Yeshua, Jesus Christ; would <text:span text:style-name="T319">dispute</text:span> that <text:span text:style-name="T317">on </text:span>these verses “ALL <text:span text:style-name="T320">THINGS</text:span>” means “ALL <text:span text:style-name="T320">THINGS</text:span>”, and that “NOTHING” means “NOTHING”.</text:p>
      <text:p text:style-name="P2">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ext:span><text:soft-page-break/><text:span text:style-name="Bible_5f_text">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211" text:note-class="footnote"><text:note-citation>211</text:note-citation><text:note-body><text:p text:style-name="Footnote"><text:alphabetical-index-mark-start text:id="IMark94814908917920"/><text:span text:style-name="T22">Colossians 1</text:span><text:alphabetical-index-mark-end text:id="IMark94814908917920"/><text:span text:style-name="T22">:15-20 </text:span><text:a xlink:type="simple" xlink:href="https://www.biblegateway.com/passage/?search=Colossians+1%3A15-20&amp;version=KJV" text:style-name="Internet_20_link" text:visited-style-name="Visited_20_Internet_20_Link"><text:span text:style-name="Definition"><text:span text:style-name="T22">KJV</text:span></text:span></text:a></text:p></text:note-body></text:note></text:span>.</text:p>
      <text:p text:style-name="P71">In this text from <text:alphabetical-index-mark-start text:id="IMark94814916501424"/>Colossians 1<text:alphabetical-index-mark-end text:id="IMark94814916501424"/>, some believers would begin to think that “ALL <text:span text:style-name="T320">THINGS</text:span>” mean<text:span text:style-name="T321">s</text:span> “ALL <text:span text:style-name="T320">THINGS</text:span>” and that “<text:span text:style-name="T321">ALL</text:span>” means “ALL” except in the last “ALL”. Because if that "reconcile" is of ALL things, that would include ALL creatures, and that would include ALL sinners. And that would be too much.</text:p>
      <text:p text:style-name="P2">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212" text:note-class="footnote"><text:note-citation>212</text:note-citation><text:note-body><text:p text:style-name="Footnote"><text:alphabetical-index-mark-start text:id="IMark94814859488656"/><text:span text:style-name="T22">1 Corinthians 15</text:span><text:alphabetical-index-mark-end text:id="IMark94814859488656"/><text:span text:style-name="T22">:20-28 </text:span><text:a xlink:type="simple" xlink:href="https://www.biblegateway.com/passage/?search=1+Corinthians+15%3A20-28&amp;version=KJV" text:style-name="Internet_20_link" text:visited-style-name="Visited_20_Internet_20_Link"><text:span text:style-name="Definition"><text:span text:style-name="T22">KJV</text:span></text:span></text:a></text:p></text:note-body></text:note></text:span>.</text:p>
      <text:p text:style-name="P2">But no. In this text from <text:alphabetical-index-mark-start text:id="IMark94814908905792"/>1 Corinthians 15<text:alphabetical-index-mark-end text:id="IMark94814908905792"/>, some believers have to start juggling so that “ALL” means “SOME” or “FEW”. And of course they are included in those “SOME” or “FEW”.</text:p>
      <text:p text:style-name="P2"><text:soft-page-break/>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213" text:note-class="footnote"><text:note-citation>213</text:note-citation><text:note-body><text:p text:style-name="Footnote"><text:alphabetical-index-mark-start text:id="IMark94814908848032"/><text:span text:style-name="T22">Romans 11</text:span><text:alphabetical-index-mark-end text:id="IMark94814908848032"/><text:span text:style-name="T22">:32-36 </text:span><text:a xlink:type="simple" xlink:href="https://www.biblegateway.com/passage/?search=Romans+11%3A32-36&amp;version=WEB" text:style-name="Internet_20_link" text:visited-style-name="Visited_20_Internet_20_Link"><text:span text:style-name="Definition"><text:span text:style-name="T322">WEB</text:span></text:span></text:a></text:p></text:note-body></text:note></text:span>.</text:p>
      <text:p text:style-name="P2">But no. Some believers believe that in this text from <text:alphabetical-index-mark-start text:id="IMark94814908919200"/>Romans 11<text:alphabetical-index-mark-end text:id="IMark94814908919200"/>, <text:span text:style-name="T323">m</text:span>ost of the glory goes to someone else.</text:p>
      <text:p text:style-name="P2">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214" text:note-class="footnote"><text:note-citation>214</text:note-citation><text:note-body><text:p text:style-name="Footnote"><text:alphabetical-index-mark-start text:id="IMark94814908917920"/><text:span text:style-name="T22">Ephesians 1</text:span><text:alphabetical-index-mark-end text:id="IMark94814908917920"/><text:span text:style-name="T22">:20-23 </text:span><text:a xlink:type="simple" xlink:href="https://www.biblegateway.com/passage/?search=Ephesians+1%3A20-23&amp;version=KJV" text:style-name="Internet_20_link" text:visited-style-name="Visited_20_Internet_20_Link"><text:span text:style-name="Definition"><text:span text:style-name="T22">KJV</text:span></text:span></text:a></text:p></text:note-body></text:note></text:span>.</text:p>
      <text:p text:style-name="P2">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215" text:note-class="footnote"><text:note-citation>215</text:note-citation><text:note-body><text:p text:style-name="Footnote"><text:alphabetical-index-mark-start text:id="IMark94814827011648"/><text:span text:style-name="T22">John 6</text:span><text:alphabetical-index-mark-end text:id="IMark94814827011648"/><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72">It is written: <text:span text:style-name="Bible_5f_text">“as you gave him authority over </text:span><text:span text:style-name="Bible_5f_text"><text:span text:style-name="T324">ALL</text:span></text:span><text:span text:style-name="Bible_5f_text"> </text:span><text:span text:style-name="Bible_5f_text"><text:span text:style-name="T324">FLESH</text:span></text:span><text:span text:style-name="Bible_5f_text">, so he will give eternal life to </text:span><text:span text:style-name="Bible_5f_text"><text:span text:style-name="T324">ALL</text:span></text:span><text:span text:style-name="Bible_5f_text"> whom you have given him” </text:span><text:span text:style-name="Bible_5f_text"><text:note text:id="ftn216" text:note-class="footnote"><text:note-citation>216</text:note-citation><text:note-body><text:p text:style-name="Footnote"><text:alphabetical-index-mark-start text:id="IMark94814859489088"/><text:span text:style-name="T22">John 17</text:span><text:alphabetical-index-mark-end text:id="IMark94814859489088"/><text:span text:style-name="T22">:2 </text:span><text:a xlink:type="simple" xlink:href="https://www.biblegateway.com/passage/?search=juan+17%3A2&amp;version=WEB" text:style-name="Internet_20_link" text:visited-style-name="Visited_20_Internet_20_Link"><text:span text:style-name="Definition"><text:span text:style-name="T325">WEB</text:span></text:span></text:a></text:p></text:note-body></text:note></text:span>.</text:p>
      <text:p text:style-name="P2"><text:soft-page-break/>It is written: God <text:span text:style-name="Bible_5f_text">“desires </text:span><text:span text:style-name="Bible_5f_text"><text:span text:style-name="T324">ALL</text:span></text:span><text:span text:style-name="Bible_5f_text"> people to be saved” </text:span><text:span text:style-name="Bible_5f_text"><text:note text:id="ftn217" text:note-class="footnote"><text:note-citation>217</text:note-citation><text:note-body><text:p text:style-name="Footnote"><text:alphabetical-index-mark-start text:id="IMark94814859489856"/><text:span text:style-name="T22">1 Timothy 2</text:span><text:alphabetical-index-mark-end text:id="IMark94814859489856"/><text:span text:style-name="T22">:4 </text:span><text:a xlink:type="simple" xlink:href="https://www.biblegateway.com/passage/?search=1+Timothy+2%3A4&amp;version=WEB" text:style-name="Internet_20_link" text:visited-style-name="Visited_20_Internet_20_Link"><text:span text:style-name="Definition"><text:span text:style-name="T325">WEB</text:span></text:span></text:a></text:p></text:note-body></text:note></text:span>.</text:p>
      <text:p text:style-name="P2">It is written: Jesus Christ <text:span text:style-name="Bible_5f_text">“gave himself as a ransom for ALL” </text:span><text:span text:style-name="Bible_5f_text"><text:note text:id="ftn218" text:note-class="footnote"><text:note-citation>218</text:note-citation><text:note-body><text:p text:style-name="Footnote"><text:alphabetical-index-mark-start text:id="IMark94814908848032"/><text:span text:style-name="T22">1 Timothy 2</text:span><text:alphabetical-index-mark-end text:id="IMark94814908848032"/><text:span text:style-name="T22">:6 </text:span><text:a xlink:type="simple" xlink:href="https://www.biblegateway.com/passage/?search=1+Timothy+2%3A6&amp;version=WEB" text:style-name="Internet_20_link" text:visited-style-name="Visited_20_Internet_20_Link"><text:span text:style-name="Definition"><text:span text:style-name="T326">WEB</text:span></text:span></text:a></text:p></text:note-body></text:note></text:span>.</text:p>
      <text:p text:style-name="P2">It is written: The Lord <text:span text:style-name="T327">is </text:span><text:span text:style-name="Bible_5f_text">“not wishing that ANYONE should perish, but that ALL should come to repentance”</text:span><text:span text:style-name="Bible_5f_text"><text:note text:id="ftn219" text:note-class="footnote"><text:note-citation>219</text:note-citation><text:note-body><text:p text:style-name="Footnote"><text:alphabetical-index-mark-start text:id="IMark94814859489856"/><text:span text:style-name="T22">2 Peter 3</text:span><text:alphabetical-index-mark-end text:id="IMark94814859489856"/><text:span text:style-name="T22">:9 </text:span><text:a xlink:type="simple" xlink:href="https://www.biblegateway.com/passage/?search=2+Peter+3%3A9&amp;version=WEB" text:style-name="Internet_20_link" text:visited-style-name="Visited_20_Internet_20_Link"><text:span text:style-name="Definition"><text:span text:style-name="T326">WEB</text:span></text:span></text:a></text:p></text:note-body></text:note></text:span>.</text:p>
      <text:p text:style-name="P2">It is written: <text:span text:style-name="Bible_5f_text">“ALL </text:span><text:span text:style-name="Bible_5f_text"><text:span text:style-name="T327">FLESH</text:span></text:span><text:span text:style-name="Bible_5f_text"> shall see the salvation of God” </text:span><text:span text:style-name="Bible_5f_text"><text:note text:id="ftn220" text:note-class="footnote"><text:note-citation>220</text:note-citation><text:note-body><text:p text:style-name="Footnote"><text:alphabetical-index-mark-start text:id="IMark94814908860288"/><text:span text:style-name="T22">Luke 3</text:span><text:alphabetical-index-mark-end text:id="IMark94814908860288"/><text:span text:style-name="T22">:6 </text:span><text:a xlink:type="simple" xlink:href="https://www.biblegateway.com/passage/?search=Luke+3%3A6&amp;version=NKJV" text:style-name="Internet_20_link" text:visited-style-name="Visited_20_Internet_20_Link"><text:span text:style-name="Definition"><text:span text:style-name="T22">NKJV</text:span></text:span></text:a></text:p></text:note-body></text:note></text:span>.</text:p>
      <text:p text:style-name="P2">It is written: <text:span text:style-name="Bible_5f_text">“Sing to the Lord, ALL the earth; Proclaim the good news of His salvation from day to day” </text:span><text:span text:style-name="Bible_5f_text"><text:note text:id="ftn221" text:note-class="footnote"><text:note-citation>221</text:note-citation><text:note-body><text:p text:style-name="Footnote"><text:alphabetical-index-mark-start text:id="IMark94814908848032"/><text:span text:style-name="T22">1 Chronicles 16</text:span><text:alphabetical-index-mark-end text:id="IMark94814908848032"/><text:span text:style-name="T22">:23 </text:span><text:a xlink:type="simple" xlink:href="https://www.biblegateway.com/passage/?search=1+Chronicles+16%3A23&amp;version=NKJV" text:style-name="Internet_20_link" text:visited-style-name="Visited_20_Internet_20_Link"><text:span text:style-name="Definition"><text:span text:style-name="T22">NKJV</text:span></text:span></text:a></text:p></text:note-body></text:note></text:span>.</text:p>
      <text:p text:style-name="P2">It is written: <text:span text:style-name="Bible_5f_text">“The Lord has made bare His holy arm In the eyes of ALL the nations; and ALL the ends of the earth shall see the salvation of our God” </text:span><text:span text:style-name="Bible_5f_text"><text:note text:id="ftn222" text:note-class="footnote"><text:note-citation>222</text:note-citation><text:note-body><text:p text:style-name="Footnote"><text:alphabetical-index-mark-start text:id="IMark94814908860288"/><text:span text:style-name="T22">Isaiah 52</text:span><text:alphabetical-index-mark-end text:id="IMark94814908860288"/><text:span text:style-name="T22">:10 </text:span><text:a xlink:type="simple" xlink:href="https://www.biblegateway.com/passage/?search=Isaiah+52%3A10&amp;version=NKJV" text:style-name="Internet_20_link" text:visited-style-name="Visited_20_Internet_20_Link"><text:span text:style-name="Definition"><text:span text:style-name="T22">NKJV</text:span></text:span></text:a></text:p></text:note-body></text:note></text:span>.</text:p>
      <text:p text:style-name="P2">It is written: <text:span text:style-name="Bible_5f_text">“ALL the ends of the earth have seen the salvation of our God” </text:span><text:span text:style-name="Bible_5f_text"><text:note text:id="ftn223" text:note-class="footnote"><text:note-citation>223</text:note-citation><text:note-body><text:p text:style-name="Footnote"><text:alphabetical-index-mark-start text:id="IMark94814827011648"/><text:span text:style-name="T22">Psalms 98</text:span><text:alphabetical-index-mark-end text:id="IMark94814827011648"/><text:span text:style-name="T22">:3 </text:span><text:a xlink:type="simple" xlink:href="https://www.biblegateway.com/passage/?search=Psalms+98%3A3&amp;version=NKJV" text:style-name="Internet_20_link" text:visited-style-name="Visited_20_Internet_20_Link"><text:span text:style-name="Definition"><text:span text:style-name="T22">NKJV</text:span></text:span></text:a></text:p></text:note-body></text:note></text:span>.</text:p>
      <text:p text:style-name="P2">It is written: <text:span text:style-name="Bible_5f_text">“the glory of the Lord shall be revealed, and ALL FLESH shall see it together” </text:span><text:span text:style-name="Bible_5f_text"><text:note text:id="ftn224" text:note-class="footnote"><text:note-citation>224</text:note-citation><text:note-body><text:p text:style-name="Footnote"><text:alphabetical-index-mark-start text:id="IMark94814908848032"/><text:span text:style-name="T22">Isaiah 40</text:span><text:alphabetical-index-mark-end text:id="IMark94814908848032"/><text:span text:style-name="T22">:5 </text:span><text:a xlink:type="simple" xlink:href="https://www.biblegateway.com/passage/?search=Isaiah+40%3A5&amp;version=KJV" text:style-name="Internet_20_link" text:visited-style-name="Visited_20_Internet_20_Link"><text:span text:style-name="Definition"><text:span text:style-name="T22">KJV</text:span></text:span></text:a></text:p></text:note-body></text:note></text:span>.</text:p>
      <text:p text:style-name="P2">It is written: Jesus Christ knew <text:span text:style-name="Bible_5f_text">“that the Father had given ALL THINGS into his hands” </text:span><text:span text:style-name="Bible_5f_text"><text:note text:id="ftn225" text:note-class="footnote"><text:note-citation>225</text:note-citation><text:note-body><text:p text:style-name="Footnote"><text:alphabetical-index-mark-start text:id="IMark94814859490288"/><text:span text:style-name="T22">John 13</text:span><text:alphabetical-index-mark-end text:id="IMark94814859490288"/><text:span text:style-name="T22">:3 </text:span><text:a xlink:type="simple" xlink:href="https://www.biblegateway.com/passage/?search=John+13%3A3&amp;version=KJV" text:style-name="Internet_20_link" text:visited-style-name="Visited_20_Internet_20_Link"><text:span text:style-name="Definition"><text:span text:style-name="T22">KJV</text:span></text:span></text:a></text:p></text:note-body></text:note></text:span>.</text:p>
      <text:p text:style-name="P2">It is written: Jesus Christ said <text:span text:style-name="Bible_5f_text">“if I am lifted up from the earth, will draw ALL people to myself” </text:span><text:span text:style-name="Bible_5f_text"><text:note text:id="ftn226" text:note-class="footnote"><text:note-citation>226</text:note-citation><text:note-body><text:p text:style-name="Footnote"><text:alphabetical-index-mark-start text:id="IMark94814827011648"/><text:span text:style-name="T22">John 12</text:span><text:alphabetical-index-mark-end text:id="IMark94814827011648"/><text:span text:style-name="T22">:32 </text:span><text:a xlink:type="simple" xlink:href="https://www.biblegateway.com/passage/?search=John+12%3A32&amp;version=WEB" text:style-name="Internet_20_link" text:visited-style-name="Visited_20_Internet_20_Link"><text:span text:style-name="T328">WEB</text:span></text:a></text:p></text:note-body></text:note></text:span>.</text:p>
      <text:p text:style-name="P2">It is written: <text:span text:style-name="Bible_5f_text">”we have set our trust in the living God, who is the Savior of ALL men, ESPECIALLY of those who believe” </text:span><text:span text:style-name="Bible_5f_text"><text:note text:id="ftn227" text:note-class="footnote"><text:note-citation>227</text:note-citation><text:note-body><text:p text:style-name="Footnote"><text:alphabetical-index-mark-start text:id="IMark94814908860288"/><text:span text:style-name="T22">1 Timothy 4</text:span><text:alphabetical-index-mark-end text:id="IMark94814908860288"/><text:span text:style-name="T22">:10 </text:span><text:a xlink:type="simple" xlink:href="https://www.biblegateway.com/passage/?search=1+Timothy+4%3A10&amp;version=WEB" text:style-name="Internet_20_link" text:visited-style-name="Visited_20_Internet_20_Link"><text:span text:style-name="Definition"><text:span text:style-name="T328">WEB</text:span></text:span></text:a></text:p></text:note-body></text:note></text:span>.</text:p>
      <text:p text:style-name="P2"><text:soft-page-break/>It is written: God's plan is <text:span text:style-name="T329">to</text:span> <text:span text:style-name="Bible_5f_text">"gather together in one ALL things in Christ, both which are in heaven, and which are on earth” </text:span><text:span text:style-name="Bible_5f_text"><text:note text:id="ftn228" text:note-class="footnote"><text:note-citation>228</text:note-citation><text:note-body><text:p text:style-name="Footnote"><text:alphabetical-index-mark-start text:id="IMark94814827011648"/><text:span text:style-name="T22">Ephesians 1</text:span><text:alphabetical-index-mark-end text:id="IMark94814827011648"/><text:span text:style-name="T22">:10 </text:span><text:a xlink:type="simple" xlink:href="https://www.biblegateway.com/passage/?search=Ephesians+1%3A10&amp;version=KJV" text:style-name="Internet_20_link" text:visited-style-name="Visited_20_Internet_20_Link"><text:span text:style-name="Definition"><text:span text:style-name="T328">KJV</text:span></text:span></text:a></text:p></text:note-body></text:note></text:span>.</text:p>
      <text:p text:style-name="P73">It is written: <text:span text:style-name="Bible_5f_text">“God also hath highly exalted him, and given him a name which is above </text:span><text:span text:style-name="Bible_5f_text"><text:span text:style-name="T329">EVERY</text:span></text:span><text:span text:style-name="Bible_5f_text"> name: That at the name of Jesus </text:span><text:span text:style-name="Bible_5f_text"><text:span text:style-name="T329">EVERY</text:span></text:span><text:span text:style-name="Bible_5f_text"> knee should bow, of things in heaven, and things in earth, and things under the earth; And that </text:span><text:span text:style-name="Bible_5f_text"><text:span text:style-name="T329">EVERY</text:span></text:span><text:span text:style-name="Bible_5f_text"> tongue should confess that Jesus Christ is Lord, to the glory of God the Father” </text:span><text:span text:style-name="Bible_5f_text"><text:note text:id="ftn229" text:note-class="footnote"><text:note-citation>229</text:note-citation><text:note-body><text:p text:style-name="Footnote"><text:alphabetical-index-mark-start text:id="IMark94814859490288"/><text:span text:style-name="T22">Philippians 2</text:span><text:alphabetical-index-mark-end text:id="IMark94814859490288"/><text:span text:style-name="T22">:9-11 </text:span><text:a xlink:type="simple" xlink:href="https://www.biblegateway.com/passage/?search=Philippians+2%3A9-11&amp;version=KJV" text:style-name="Internet_20_link" text:visited-style-name="Visited_20_Internet_20_Link"><text:span text:style-name="Definition"><text:span text:style-name="T22">KJV</text:span></text:span></text:a></text:p></text:note-body></text:note></text:span>.</text:p>
      <text:p text:style-name="P2">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230" text:note-class="footnote"><text:note-citation>230</text:note-citation><text:note-body><text:p text:style-name="Footnote"><text:alphabetical-index-mark-start text:id="IMark94814908917920"/><text:span text:style-name="T22">Isaiah 45</text:span><text:alphabetical-index-mark-end text:id="IMark94814908917920"/><text:span text:style-name="T22">:23 </text:span><text:a xlink:type="simple" xlink:href="https://www.biblegateway.com/passage/?search=Isaiah+45%3A23&amp;version=WEB" text:style-name="Internet_20_link" text:visited-style-name="Visited_20_Internet_20_Link"><text:span text:style-name="Definition"><text:span text:style-name="T330">WEB</text:span></text:span></text:a></text:p></text:note-body></text:note></text:span>.</text:p>
      <text:p text:style-name="P2">The Creator God of Heaven and Earth SWEARS by himself in Isaiah and Paul reminds us in Romans:</text:p>
      <text:p text:style-name="P2">It is written: <text:span text:style-name="Bible_5f_text">“AS I LIVE, saith the Lord, EVERY knee shall bow to me, and EVERY tongue shall confess to God” </text:span><text:span text:style-name="Bible_5f_text"><text:note text:id="ftn231" text:note-class="footnote"><text:note-citation>231</text:note-citation><text:note-body><text:p text:style-name="Footnote"><text:alphabetical-index-mark-start text:id="IMark94814827011648"/><text:span text:style-name="T22">Romans 14</text:span><text:alphabetical-index-mark-end text:id="IMark94814827011648"/><text:span text:style-name="T22"> </text:span><text:a xlink:type="simple" xlink:href="https://www.biblegateway.com/passage/?search=Romans+14%3A11&amp;version=KJV" text:style-name="Internet_20_link" text:visited-style-name="Visited_20_Internet_20_Link"><text:span text:style-name="T331">KJV</text:span></text:a></text:p></text:note-body></text:note></text:span>.</text:p>
      <text:p text:style-name="P2">Why do some <text:span text:style-name="T332">people </text:span>think that the victory of Jesus Christ on the Cross is as a victory of a roman caesar? <text:span text:style-name="T333">That</text:span> at the end of time some resurrected will have to bend that knee against their will, <text:span text:style-name="T333">that </text:span>it's going to be like when the older brother bends the younger brother's arm and force him to say something? It's like imagining the risen <text:span text:style-name="T333">person </text:span>forced to bend the knee against his will and Jesus Christ saying: “Who is the king of kings? Who? WHO? Who is the <text:span text:style-name="T333">king</text:span>? AHA ! Now <text:span text:style-name="T333">GO TO</text:span> HELL!”</text:p>
      <text:p text:style-name="P2">That is NOT the victory of Jesus Christ <text:span text:style-name="T333">o</text:span>n ANY of his subjects. <text:span text:style-name="T333">All</text:span> of us who have him as King do it o<text:span text:style-name="T333">n</text:span> our own free will after the Heavenly Father <text:span text:style-name="T333">has </text:span>change<text:span text:style-name="T333">d</text:span> our stone heart for a tender one <text:span text:style-name="T333">so </text:span>that <text:soft-page-break/><text:span text:style-name="T333">we</text:span> may love <text:span text:style-name="T333">H</text:span>im above all things for our own good. That was his promise and <text:span text:style-name="T333">H</text:span>e is keeping it.</text:p>
      <text:p text:style-name="P74">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334">EVER</text:span></text:span><text:span text:style-name="Bible_5f_text"> and </text:span><text:span text:style-name="Bible_5f_text"><text:span text:style-name="T334">EVER</text:span></text:span><text:span text:style-name="Bible_5f_text">” </text:span><text:span text:style-name="Bible_5f_text"><text:note text:id="ftn232" text:note-class="footnote"><text:note-citation>232</text:note-citation><text:note-body><text:p text:style-name="Footnote"><text:alphabetical-index-mark-start text:id="IMark94814908848032"/><text:span text:style-name="T22">Revelation 5</text:span><text:alphabetical-index-mark-end text:id="IMark94814908848032"/><text:span text:style-name="T22">:13 </text:span><text:a xlink:type="simple" xlink:href="https://www.biblegateway.com/passage/?search=Revelation+5%3A13&amp;version=KJV" text:style-name="Internet_20_link" text:visited-style-name="Visited_20_Internet_20_Link"><text:span text:style-name="Definition"><text:span text:style-name="T22">KJV</text:span></text:span></text:a></text:p></text:note-body></text:note></text:span>.</text:p>
      <text:p text:style-name="P2">Anyway. We could end up studying the whole bible. The point is that the promise is for everyone. Obviously that hasn't happened yet because <text:span text:style-name="T334">otherwise there would not be anyone of t</text:span>hose who think that the thing is only for a few <text:span text:style-name="T334">ones</text:span>, among which, of course, are themselves.</text:p>
      <text:p text:style-name="P2">In addition, the promise of physical and spiritual resurrection is for everyone and that has not happened either. <text:span text:style-name="T335">H</text:span>owever that is the promise of the living God, of the Creator of Heaven and earth: EVERYONE, ABSOLUTELY EVERYONE. And God is not a man, that he should lie.</text:p>
      <text:p text:style-name="P2">TH<text:span text:style-name="T335">E</text:span>S<text:span text:style-name="T335">E</text:span> <text:span text:style-name="T335">are</text:span> the good news. The really GOOD NEW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7T10:52:38.499443740</dc:date>
    <meta:editing-duration>P4DT6H26M28S</meta:editing-duration>
    <meta:editing-cycles>1826</meta:editing-cycles>
    <meta:generator>LibreOffice/25.2.5.2$Linux_X86_64 LibreOffice_project/520$Build-2</meta:generator>
    <dc:creator>Jose Luis Quiroga</dc:creator>
    <meta:document-statistic meta:table-count="0" meta:image-count="0" meta:object-count="0" meta:page-count="58" meta:paragraph-count="536" meta:word-count="18487" meta:character-count="98380" meta:non-whitespace-character-count="80419"/>
  </office:meta>
</office:document-meta>
</file>